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 style:data-style-name="N0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ReadingStep=5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471" calcext:value-type="float">
            <text:p>57471</text:p>
          </table:table-cell>
          <table:table-cell office:value-type="float" office:value="60082" calcext:value-type="float">
            <text:p>60082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1217" calcext:value-type="float">
            <text:p>1217</text:p>
          </table:table-cell>
          <table:table-cell table:formula="of:=[.A2]-[.C2]" office:value-type="float" office:value="-1394" calcext:value-type="float">
            <text:p>-13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436" calcext:value-type="float">
            <text:p>81436</text:p>
          </table:table-cell>
          <table:table-cell office:value-type="float" office:value="70" calcext:value-type="float">
            <text:p>70</text:p>
          </table:table-cell>
          <table:table-cell office:value-type="float" office:value="256541" calcext:value-type="float">
            <text:p>256541</text:p>
          </table:table-cell>
          <table:table-cell office:value-type="float" office:value="17957692" calcext:value-type="float">
            <text:p>1795769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504" calcext:value-type="float">
            <text:p>57504</text:p>
          </table:table-cell>
          <table:table-cell office:value-type="float" office:value="59007" calcext:value-type="float">
            <text:p>59007</text:p>
          </table:table-cell>
          <table:table-cell office:value-type="float" office:value="57477" calcext:value-type="float">
            <text:p>574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]-[.B3]" office:value-type="float" office:value="-27" calcext:value-type="float">
            <text:p>-27</text:p>
          </table:table-cell>
          <table:table-cell table:formula="of:=[.A3]-[.C3]" office:value-type="float" office:value="-1530" calcext:value-type="float">
            <text:p>-1530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376" calcext:value-type="float">
            <text:p>81376</text:p>
          </table:table-cell>
          <table:table-cell office:value-type="float" office:value="70" calcext:value-type="float">
            <text:p>70</text:p>
          </table:table-cell>
          <table:table-cell office:value-type="float" office:value="256520" calcext:value-type="float">
            <text:p>256520</text:p>
          </table:table-cell>
          <table:table-cell office:value-type="float" office:value="17956217" calcext:value-type="float">
            <text:p>1795621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59087" calcext:value-type="float">
            <text:p>590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137" calcext:value-type="float">
            <text:p>-137</text:p>
          </table:table-cell>
          <table:table-cell table:formula="of:=[.A4]-[.C4]" office:value-type="float" office:value="-1707" calcext:value-type="float">
            <text:p>-1707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0" calcext:value-type="float">
            <text:p>57920</text:p>
          </table:table-cell>
          <table:table-cell office:value-type="float" office:value="58932" calcext:value-type="float">
            <text:p>5893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-1483" calcext:value-type="float">
            <text:p>-1483</text:p>
          </table:table-cell>
          <table:table-cell table:formula="of:=[.A5]-[.C5]" office:value-type="float" office:value="1012" calcext:value-type="float">
            <text:p>1012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4.98804291666667" calcext:value-type="float">
            <text:p>4.98804291666667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41" calcext:value-type="float">
            <text:p>57441</text:p>
          </table:table-cell>
          <table:table-cell office:value-type="float" office:value="57778" calcext:value-type="float">
            <text:p>5777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]-[.B6]" office:value-type="float" office:value="258" calcext:value-type="float">
            <text:p>258</text:p>
          </table:table-cell>
          <table:table-cell table:formula="of:=[.A6]-[.C6]" office:value-type="float" office:value="-79" calcext:value-type="float">
            <text:p>-79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061" calcext:value-type="float">
            <text:p>58061</text:p>
          </table:table-cell>
          <table:table-cell office:value-type="float" office:value="59808" calcext:value-type="float">
            <text:p>59808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66" calcext:value-type="float">
            <text:p>-66</text:p>
          </table:table-cell>
          <table:table-cell table:formula="of:=[.A7]-[.C7]" office:value-type="float" office:value="-1813" calcext:value-type="float">
            <text:p>-1813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24" calcext:value-type="float">
            <text:p>57524</text:p>
          </table:table-cell>
          <table:table-cell office:value-type="float" office:value="59547" calcext:value-type="float">
            <text:p>59547</text:p>
          </table:table-cell>
          <table:table-cell office:value-type="float" office:value="57701" calcext:value-type="float">
            <text:p>577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8]-[.B8]" office:value-type="float" office:value="177" calcext:value-type="float">
            <text:p>177</text:p>
          </table:table-cell>
          <table:table-cell table:formula="of:=[.A8]-[.C8]" office:value-type="float" office:value="-1846" calcext:value-type="float">
            <text:p>-184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748" calcext:value-type="float">
            <text:p>5774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]-[.B9]" office:value-type="float" office:value="13" calcext:value-type="float">
            <text:p>13</text:p>
          </table:table-cell>
          <table:table-cell table:formula="of:=[.A9]-[.C9]" office:value-type="float" office:value="-747" calcext:value-type="float">
            <text:p>-74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879" calcext:value-type="float">
            <text:p>58879</text:p>
          </table:table-cell>
          <table:table-cell office:value-type="float" office:value="57760" calcext:value-type="float">
            <text:p>577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]-[.B10]" office:value-type="float" office:value="327" calcext:value-type="float">
            <text:p>327</text:p>
          </table:table-cell>
          <table:table-cell table:formula="of:=[.A10]-[.C10]" office:value-type="float" office:value="-1119" calcext:value-type="float">
            <text:p>-1119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378" calcext:value-type="float">
            <text:p>58378</text:p>
          </table:table-cell>
          <table:table-cell office:value-type="float" office:value="58394" calcext:value-type="float">
            <text:p>58394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894" calcext:value-type="float">
            <text:p>-894</text:p>
          </table:table-cell>
          <table:table-cell table:formula="of:=[.A11]-[.C11]" office:value-type="float" office:value="-910" calcext:value-type="float">
            <text:p>-910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0" calcext:value-type="float">
            <text:p>58160</text:p>
          </table:table-cell>
          <table:table-cell office:value-type="float" office:value="57634" calcext:value-type="float">
            <text:p>5763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-[.B12]" office:value-type="float" office:value="-780" calcext:value-type="float">
            <text:p>-780</text:p>
          </table:table-cell>
          <table:table-cell table:formula="of:=[.A12]-[.C12]" office:value-type="float" office:value="-254" calcext:value-type="float">
            <text:p>-254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58111" calcext:value-type="float">
            <text:p>58111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268" calcext:value-type="float">
            <text:p>-1268</text:p>
          </table:table-cell>
          <table:table-cell table:formula="of:=[.A13]-[.C13]" office:value-type="float" office:value="1324" calcext:value-type="float">
            <text:p>1324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61" calcext:value-type="float">
            <text:p>57861</text:p>
          </table:table-cell>
          <table:table-cell office:value-type="float" office:value="58123" calcext:value-type="float">
            <text:p>5812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61" calcext:value-type="float">
            <text:p>61</text:p>
          </table:table-cell>
          <table:table-cell table:formula="of:=[.A14]-[.C14]" office:value-type="float" office:value="-201" calcext:value-type="float">
            <text:p>-201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192" calcext:value-type="float">
            <text:p>58192</text:p>
          </table:table-cell>
          <table:table-cell office:value-type="float" office:value="59807" calcext:value-type="float">
            <text:p>59807</text:p>
          </table:table-cell>
          <table:table-cell office:value-type="float" office:value="57783" calcext:value-type="float">
            <text:p>577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]-[.B15]" office:value-type="float" office:value="-409" calcext:value-type="float">
            <text:p>-409</text:p>
          </table:table-cell>
          <table:table-cell table:formula="of:=[.A15]-[.C15]" office:value-type="float" office:value="-2024" calcext:value-type="float">
            <text:p>-2024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59" calcext:value-type="float">
            <text:p>60159</text:p>
          </table:table-cell>
          <table:table-cell office:value-type="float" office:value="60231" calcext:value-type="float">
            <text:p>60231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1998" calcext:value-type="float">
            <text:p>-1998</text:p>
          </table:table-cell>
          <table:table-cell table:formula="of:=[.A16]-[.C16]" office:value-type="float" office:value="-2070" calcext:value-type="float">
            <text:p>-2070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09" calcext:value-type="float">
            <text:p>57509</text:p>
          </table:table-cell>
          <table:table-cell office:value-type="float" office:value="57451" calcext:value-type="float">
            <text:p>57451</text:p>
          </table:table-cell>
          <table:table-cell office:value-type="float" office:value="57485" calcext:value-type="float">
            <text:p>5748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7]-[.B17]" office:value-type="float" office:value="-24" calcext:value-type="float">
            <text:p>-24</text:p>
          </table:table-cell>
          <table:table-cell table:formula="of:=[.A17]-[.C17]" office:value-type="float" office:value="34" calcext:value-type="float">
            <text:p>34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01" calcext:value-type="float">
            <text:p>59501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2121" calcext:value-type="float">
            <text:p>-2121</text:p>
          </table:table-cell>
          <table:table-cell table:formula="of:=[.A18]-[.C18]" office:value-type="float" office:value="-2651" calcext:value-type="float">
            <text:p>-265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52" calcext:value-type="float">
            <text:p>59752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2054" calcext:value-type="float">
            <text:p>-2054</text:p>
          </table:table-cell>
          <table:table-cell table:formula="of:=[.A19]-[.C19]" office:value-type="float" office:value="-3229" calcext:value-type="float">
            <text:p>-3229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600" calcext:value-type="float">
            <text:p>57600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0]-[.B20]" office:value-type="float" office:value="-388" calcext:value-type="float">
            <text:p>-388</text:p>
          </table:table-cell>
          <table:table-cell table:formula="of:=[.A20]-[.C20]" office:value-type="float" office:value="-220" calcext:value-type="float">
            <text:p>-220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99" calcext:value-type="float">
            <text:p>57599</text:p>
          </table:table-cell>
          <table:table-cell office:value-type="float" office:value="58000" calcext:value-type="float">
            <text:p>58000</text:p>
          </table:table-cell>
          <table:table-cell office:value-type="float" office:value="58545" calcext:value-type="float">
            <text:p>5854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1]-[.B21]" office:value-type="float" office:value="946" calcext:value-type="float">
            <text:p>946</text:p>
          </table:table-cell>
          <table:table-cell table:formula="of:=[.A21]-[.C21]" office:value-type="float" office:value="545" calcext:value-type="float">
            <text:p>545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15" calcext:value-type="float">
            <text:p>60415</text:p>
          </table:table-cell>
          <table:table-cell office:value-type="float" office:value="59412" calcext:value-type="float">
            <text:p>59412</text:p>
          </table:table-cell>
          <table:table-cell office:value-type="float" office:value="57741" calcext:value-type="float">
            <text:p>5774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2]-[.B22]" office:value-type="float" office:value="-2674" calcext:value-type="float">
            <text:p>-2674</text:p>
          </table:table-cell>
          <table:table-cell table:formula="of:=[.A22]-[.C22]" office:value-type="float" office:value="-1671" calcext:value-type="float">
            <text:p>-1671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80" calcext:value-type="float">
            <text:p>60480</text:p>
          </table:table-cell>
          <table:table-cell office:value-type="float" office:value="60489" calcext:value-type="float">
            <text:p>60489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2751" calcext:value-type="float">
            <text:p>-2751</text:p>
          </table:table-cell>
          <table:table-cell table:formula="of:=[.A23]-[.C23]" office:value-type="float" office:value="-2760" calcext:value-type="float">
            <text:p>-2760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47" calcext:value-type="float">
            <text:p>59647</text:p>
          </table:table-cell>
          <table:table-cell office:value-type="float" office:value="59415" calcext:value-type="float">
            <text:p>59415</text:p>
          </table:table-cell>
          <table:table-cell office:value-type="float" office:value="57731" calcext:value-type="float">
            <text:p>5773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]-[.B24]" office:value-type="float" office:value="-1916" calcext:value-type="float">
            <text:p>-1916</text:p>
          </table:table-cell>
          <table:table-cell table:formula="of:=[.A24]-[.C24]" office:value-type="float" office:value="-1684" calcext:value-type="float">
            <text:p>-168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543" calcext:value-type="float">
            <text:p>5954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]-[.B25]" office:value-type="float" office:value="-220" calcext:value-type="float">
            <text:p>-220</text:p>
          </table:table-cell>
          <table:table-cell table:formula="of:=[.A25]-[.C25]" office:value-type="float" office:value="-2163" calcext:value-type="float">
            <text:p>-2163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980" calcext:value-type="float">
            <text:p>59980</text:p>
          </table:table-cell>
          <table:table-cell office:value-type="float" office:value="58629" calcext:value-type="float">
            <text:p>5862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6]-[.B26]" office:value-type="float" office:value="-2278" calcext:value-type="float">
            <text:p>-2278</text:p>
          </table:table-cell>
          <table:table-cell table:formula="of:=[.A26]-[.C26]" office:value-type="float" office:value="-927" calcext:value-type="float">
            <text:p>-927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391" calcext:value-type="float">
            <text:p>59391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6" calcext:value-type="float">
            <text:p>57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7]-[.B27]" office:value-type="float" office:value="-1915" calcext:value-type="float">
            <text:p>-1915</text:p>
          </table:table-cell>
          <table:table-cell table:formula="of:=[.A27]-[.C27]" office:value-type="float" office:value="-51" calcext:value-type="float">
            <text:p>-51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6" calcext:value-type="float">
            <text:p>58896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8]-[.B28]" office:value-type="float" office:value="-46" calcext:value-type="float">
            <text:p>-46</text:p>
          </table:table-cell>
          <table:table-cell table:formula="of:=[.A28]-[.C28]" office:value-type="float" office:value="-1516" calcext:value-type="float">
            <text:p>-1516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623" calcext:value-type="float">
            <text:p>58623</text:p>
          </table:table-cell>
          <table:table-cell office:value-type="float" office:value="59463" calcext:value-type="float">
            <text:p>59463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1098" calcext:value-type="float">
            <text:p>1098</text:p>
          </table:table-cell>
          <table:table-cell table:formula="of:=[.A29]-[.C29]" office:value-type="float" office:value="258" calcext:value-type="float">
            <text:p>258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60" calcext:value-type="float">
            <text:p>59660</text:p>
          </table:table-cell>
          <table:table-cell office:value-type="float" office:value="58111" calcext:value-type="float">
            <text:p>58111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0]-[.B30]" office:value-type="float" office:value="-1963" calcext:value-type="float">
            <text:p>-1963</text:p>
          </table:table-cell>
          <table:table-cell table:formula="of:=[.A30]-[.C30]" office:value-type="float" office:value="-414" calcext:value-type="float">
            <text:p>-414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544" calcext:value-type="float">
            <text:p>58544</text:p>
          </table:table-cell>
          <table:table-cell office:value-type="float" office:value="58751" calcext:value-type="float">
            <text:p>58751</text:p>
          </table:table-cell>
          <table:table-cell office:value-type="float" office:value="57773" calcext:value-type="float">
            <text:p>5777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]-[.B31]" office:value-type="float" office:value="-771" calcext:value-type="float">
            <text:p>-771</text:p>
          </table:table-cell>
          <table:table-cell table:formula="of:=[.A31]-[.C31]" office:value-type="float" office:value="-978" calcext:value-type="float">
            <text:p>-97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704" calcext:value-type="float">
            <text:p>57704</text:p>
          </table:table-cell>
          <table:table-cell office:value-type="float" office:value="59791" calcext:value-type="float">
            <text:p>59791</text:p>
          </table:table-cell>
          <table:table-cell office:value-type="float" office:value="58148" calcext:value-type="float">
            <text:p>581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2]-[.B32]" office:value-type="float" office:value="444" calcext:value-type="float">
            <text:p>444</text:p>
          </table:table-cell>
          <table:table-cell table:formula="of:=[.A32]-[.C32]" office:value-type="float" office:value="-1643" calcext:value-type="float">
            <text:p>-1643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59570" calcext:value-type="float">
            <text:p>59570</text:p>
          </table:table-cell>
          <table:table-cell office:value-type="float" office:value="57697" calcext:value-type="float">
            <text:p>576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97" calcext:value-type="float">
            <text:p>97</text:p>
          </table:table-cell>
          <table:table-cell table:formula="of:=[.A33]-[.C33]" office:value-type="float" office:value="-1873" calcext:value-type="float">
            <text:p>-1873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19" calcext:value-type="float">
            <text:p>59719</text:p>
          </table:table-cell>
          <table:table-cell office:value-type="float" office:value="59653" calcext:value-type="float">
            <text:p>59653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4]-[.B34]" office:value-type="float" office:value="-2021" calcext:value-type="float">
            <text:p>-2021</text:p>
          </table:table-cell>
          <table:table-cell table:formula="of:=[.A34]-[.C34]" office:value-type="float" office:value="-1955" calcext:value-type="float">
            <text:p>-1955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0" calcext:value-type="float">
            <text:p>58440</text:p>
          </table:table-cell>
          <table:table-cell office:value-type="float" office:value="59445" calcext:value-type="float">
            <text:p>59445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5]-[.B35]" office:value-type="float" office:value="-1060" calcext:value-type="float">
            <text:p>-1060</text:p>
          </table:table-cell>
          <table:table-cell table:formula="of:=[.A35]-[.C35]" office:value-type="float" office:value="-2065" calcext:value-type="float">
            <text:p>-2065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6" calcext:value-type="float">
            <text:p>57746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96" calcext:value-type="float">
            <text:p>96</text:p>
          </table:table-cell>
          <table:table-cell table:formula="of:=[.A36]-[.C36]" office:value-type="float" office:value="-51" calcext:value-type="float">
            <text:p>-51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609" calcext:value-type="float">
            <text:p>6060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547" calcext:value-type="float">
            <text:p>-3547</text:p>
          </table:table-cell>
          <table:table-cell table:formula="of:=[.A37]-[.D37]" office:value-type="float" office:value="-3229" calcext:value-type="float">
            <text:p>-322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75" calcext:value-type="float">
            <text:p>58975</text:p>
          </table:table-cell>
          <table:table-cell office:value-type="float" office:value="58388" calcext:value-type="float">
            <text:p>58388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8]-[.B38]" office:value-type="float" office:value="-430" calcext:value-type="float">
            <text:p>-430</text:p>
          </table:table-cell>
          <table:table-cell table:formula="of:=[.A38]-[.C38]" office:value-type="float" office:value="157" calcext:value-type="float">
            <text:p>157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28" calcext:value-type="float">
            <text:p>58628</text:p>
          </table:table-cell>
          <table:table-cell office:value-type="float" office:value="59839" calcext:value-type="float">
            <text:p>59839</text:p>
          </table:table-cell>
          <table:table-cell office:value-type="float" office:value="57905" calcext:value-type="float">
            <text:p>579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9]-[.B39]" office:value-type="float" office:value="-723" calcext:value-type="float">
            <text:p>-723</text:p>
          </table:table-cell>
          <table:table-cell table:formula="of:=[.A39]-[.C39]" office:value-type="float" office:value="-1934" calcext:value-type="float">
            <text:p>-1934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775" calcext:value-type="float">
            <text:p>59775</text:p>
          </table:table-cell>
          <table:table-cell office:value-type="float" office:value="58378" calcext:value-type="float">
            <text:p>5837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0]-[.B40]" office:value-type="float" office:value="0" calcext:value-type="float">
            <text:p>0</text:p>
          </table:table-cell>
          <table:table-cell table:formula="of:=[.A40]-[.C40]" office:value-type="float" office:value="-2068" calcext:value-type="float">
            <text:p>-2068</text:p>
          </table:table-cell>
          <table:table-cell table:formula="of:=[.A40]-[.D40]" office:value-type="float" office:value="-671" calcext:value-type="float">
            <text:p>-67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32" calcext:value-type="float">
            <text:p>57432</text:p>
          </table:table-cell>
          <table:table-cell office:value-type="float" office:value="58034" calcext:value-type="float">
            <text:p>58034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39" calcext:value-type="float">
            <text:p>-39</text:p>
          </table:table-cell>
          <table:table-cell table:formula="of:=[.A41]-[.C41]" office:value-type="float" office:value="-641" calcext:value-type="float">
            <text:p>-641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7" calcext:value-type="float">
            <text:p>58117</text:p>
          </table:table-cell>
          <table:table-cell office:value-type="float" office:value="60677" calcext:value-type="float">
            <text:p>60677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]-[.B42]" office:value-type="float" office:value="-737" calcext:value-type="float">
            <text:p>-737</text:p>
          </table:table-cell>
          <table:table-cell table:formula="of:=[.A42]-[.C42]" office:value-type="float" office:value="-3297" calcext:value-type="float">
            <text:p>-3297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19" calcext:value-type="float">
            <text:p>57519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75" calcext:value-type="float">
            <text:p>75</text:p>
          </table:table-cell>
          <table:table-cell table:formula="of:=[.A43]-[.C43]" office:value-type="float" office:value="1435" calcext:value-type="float">
            <text:p>1435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3" calcext:value-type="float">
            <text:p>58773</text:p>
          </table:table-cell>
          <table:table-cell office:value-type="float" office:value="59817" calcext:value-type="float">
            <text:p>5981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]-[.B44]" office:value-type="float" office:value="-1393" calcext:value-type="float">
            <text:p>-1393</text:p>
          </table:table-cell>
          <table:table-cell table:formula="of:=[.A44]-[.C44]" office:value-type="float" office:value="-2437" calcext:value-type="float">
            <text:p>-2437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84" calcext:value-type="float">
            <text:p>57984</text:p>
          </table:table-cell>
          <table:table-cell office:value-type="float" office:value="58800" calcext:value-type="float">
            <text:p>58800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-[.B45]" office:value-type="float" office:value="673" calcext:value-type="float">
            <text:p>673</text:p>
          </table:table-cell>
          <table:table-cell table:formula="of:=[.A45]-[.C45]" office:value-type="float" office:value="-143" calcext:value-type="float">
            <text:p>-143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583" calcext:value-type="float">
            <text:p>59583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5" calcext:value-type="float">
            <text:p>5747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6]-[.B46]" office:value-type="float" office:value="-2108" calcext:value-type="float">
            <text:p>-2108</text:p>
          </table:table-cell>
          <table:table-cell table:formula="of:=[.A46]-[.C46]" office:value-type="float" office:value="-892" calcext:value-type="float">
            <text:p>-892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949" calcext:value-type="float">
            <text:p>58949</text:p>
          </table:table-cell>
          <table:table-cell office:value-type="float" office:value="57748" calcext:value-type="float">
            <text:p>57748</text:p>
          </table:table-cell>
          <table:table-cell office:value-type="float" office:value="57393" calcext:value-type="float">
            <text:p>5739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7]-[.B47]" office:value-type="float" office:value="-1556" calcext:value-type="float">
            <text:p>-1556</text:p>
          </table:table-cell>
          <table:table-cell table:formula="of:=[.A47]-[.C47]" office:value-type="float" office:value="-355" calcext:value-type="float">
            <text:p>-355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8777" calcext:value-type="float">
            <text:p>58777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8]-[.B48]" office:value-type="float" office:value="-3547" calcext:value-type="float">
            <text:p>-3547</text:p>
          </table:table-cell>
          <table:table-cell table:formula="of:=[.A48]-[.C48]" office:value-type="float" office:value="-1397" calcext:value-type="float">
            <text:p>-1397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26" calcext:value-type="float">
            <text:p>59026</text:p>
          </table:table-cell>
          <table:table-cell office:value-type="float" office:value="59967" calcext:value-type="float">
            <text:p>59967</text:p>
          </table:table-cell>
          <table:table-cell office:value-type="float" office:value="57702" calcext:value-type="float">
            <text:p>5770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9]-[.B49]" office:value-type="float" office:value="-1324" calcext:value-type="float">
            <text:p>-1324</text:p>
          </table:table-cell>
          <table:table-cell table:formula="of:=[.A49]-[.C49]" office:value-type="float" office:value="-2265" calcext:value-type="float">
            <text:p>-2265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86" calcext:value-type="float">
            <text:p>57386</text:p>
          </table:table-cell>
          <table:table-cell office:value-type="float" office:value="60083" calcext:value-type="float">
            <text:p>60083</text:p>
          </table:table-cell>
          <table:table-cell office:value-type="float" office:value="57476" calcext:value-type="float">
            <text:p>5747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0]-[.B50]" office:value-type="float" office:value="90" calcext:value-type="float">
            <text:p>90</text:p>
          </table:table-cell>
          <table:table-cell table:formula="of:=[.A50]-[.C50]" office:value-type="float" office:value="-2607" calcext:value-type="float">
            <text:p>-2607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0" calcext:value-type="float">
            <text:p>5769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310" calcext:value-type="float">
            <text:p>-310</text:p>
          </table:table-cell>
          <table:table-cell table:formula="of:=[.A51]-[.C51]" office:value-type="float" office:value="-2033" calcext:value-type="float">
            <text:p>-2033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056" calcext:value-type="float">
            <text:p>58056</text:p>
          </table:table-cell>
          <table:table-cell office:value-type="float" office:value="60031" calcext:value-type="float">
            <text:p>60031</text:p>
          </table:table-cell>
          <table:table-cell office:value-type="float" office:value="58779" calcext:value-type="float">
            <text:p>5877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2]-[.B52]" office:value-type="float" office:value="723" calcext:value-type="float">
            <text:p>723</text:p>
          </table:table-cell>
          <table:table-cell table:formula="of:=[.A52]-[.C52]" office:value-type="float" office:value="-1252" calcext:value-type="float">
            <text:p>-1252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374" calcext:value-type="float">
            <text:p>58374</text:p>
          </table:table-cell>
          <table:table-cell office:value-type="float" office:value="58495" calcext:value-type="float">
            <text:p>58495</text:p>
          </table:table-cell>
          <table:table-cell office:value-type="float" office:value="57700" calcext:value-type="float">
            <text:p>577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3]-[.B53]" office:value-type="float" office:value="-674" calcext:value-type="float">
            <text:p>-674</text:p>
          </table:table-cell>
          <table:table-cell table:formula="of:=[.A53]-[.C53]" office:value-type="float" office:value="-795" calcext:value-type="float">
            <text:p>-795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768" calcext:value-type="float">
            <text:p>58768</text:p>
          </table:table-cell>
          <table:table-cell office:value-type="float" office:value="60755" calcext:value-type="float">
            <text:p>60755</text:p>
          </table:table-cell>
          <table:table-cell office:value-type="float" office:value="57707" calcext:value-type="float">
            <text:p>5770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4]-[.B54]" office:value-type="float" office:value="-1061" calcext:value-type="float">
            <text:p>-1061</text:p>
          </table:table-cell>
          <table:table-cell table:formula="of:=[.A54]-[.C54]" office:value-type="float" office:value="-3048" calcext:value-type="float">
            <text:p>-3048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15" calcext:value-type="float">
            <text:p>58915</text:p>
          </table:table-cell>
          <table:table-cell office:value-type="float" office:value="59936" calcext:value-type="float">
            <text:p>59936</text:p>
          </table:table-cell>
          <table:table-cell office:value-type="float" office:value="57735" calcext:value-type="float">
            <text:p>577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-1180" calcext:value-type="float">
            <text:p>-1180</text:p>
          </table:table-cell>
          <table:table-cell table:formula="of:=[.A55]-[.C55]" office:value-type="float" office:value="-2201" calcext:value-type="float">
            <text:p>-2201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9547" calcext:value-type="float">
            <text:p>59547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-[.B56]" office:value-type="float" office:value="-3299" calcext:value-type="float">
            <text:p>-3299</text:p>
          </table:table-cell>
          <table:table-cell table:formula="of:=[.A56]-[.C56]" office:value-type="float" office:value="-2167" calcext:value-type="float">
            <text:p>-2167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65" calcext:value-type="float">
            <text:p>57865</text:p>
          </table:table-cell>
          <table:table-cell office:value-type="float" office:value="59673" calcext:value-type="float">
            <text:p>59673</text:p>
          </table:table-cell>
          <table:table-cell office:value-type="float" office:value="58649" calcext:value-type="float">
            <text:p>586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784" calcext:value-type="float">
            <text:p>784</text:p>
          </table:table-cell>
          <table:table-cell table:formula="of:=[.A57]-[.C57]" office:value-type="float" office:value="-1024" calcext:value-type="float">
            <text:p>-102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728" calcext:value-type="float">
            <text:p>59728</text:p>
          </table:table-cell>
          <table:table-cell office:value-type="float" office:value="58009" calcext:value-type="float">
            <text:p>58009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8]-[.B58]" office:value-type="float" office:value="-1553" calcext:value-type="float">
            <text:p>-1553</text:p>
          </table:table-cell>
          <table:table-cell table:formula="of:=[.A58]-[.C58]" office:value-type="float" office:value="166" calcext:value-type="float">
            <text:p>16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34" calcext:value-type="float">
            <text:p>58934</text:p>
          </table:table-cell>
          <table:table-cell office:value-type="float" office:value="60233" calcext:value-type="float">
            <text:p>60233</text:p>
          </table:table-cell>
          <table:table-cell office:value-type="float" office:value="57734" calcext:value-type="float">
            <text:p>5773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9]-[.B59]" office:value-type="float" office:value="-1200" calcext:value-type="float">
            <text:p>-1200</text:p>
          </table:table-cell>
          <table:table-cell table:formula="of:=[.A59]-[.C59]" office:value-type="float" office:value="-2499" calcext:value-type="float">
            <text:p>-2499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68" calcext:value-type="float">
            <text:p>57368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1253" calcext:value-type="float">
            <text:p>-1253</text:p>
          </table:table-cell>
          <table:table-cell table:formula="of:=[.A60]-[.C60]" office:value-type="float" office:value="792" calcext:value-type="float">
            <text:p>792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84" calcext:value-type="float">
            <text:p>60684</text:p>
          </table:table-cell>
          <table:table-cell office:value-type="float" office:value="58720" calcext:value-type="float">
            <text:p>58720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330" calcext:value-type="float">
            <text:p>-3330</text:p>
          </table:table-cell>
          <table:table-cell table:formula="of:=[.A61]-[.C61]" office:value-type="float" office:value="-1366" calcext:value-type="float">
            <text:p>-1366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19" calcext:value-type="float">
            <text:p>58719</text:p>
          </table:table-cell>
          <table:table-cell office:value-type="float" office:value="59007" calcext:value-type="float">
            <text:p>59007</text:p>
          </table:table-cell>
          <table:table-cell office:value-type="float" office:value="58779" calcext:value-type="float">
            <text:p>587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-[.B62]" office:value-type="float" office:value="60" calcext:value-type="float">
            <text:p>60</text:p>
          </table:table-cell>
          <table:table-cell table:formula="of:=[.A62]-[.C62]" office:value-type="float" office:value="-228" calcext:value-type="float">
            <text:p>-228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630" calcext:value-type="float">
            <text:p>60630</text:p>
          </table:table-cell>
          <table:table-cell office:value-type="float" office:value="59016" calcext:value-type="float">
            <text:p>590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3]-[.B63]" office:value-type="float" office:value="0" calcext:value-type="float">
            <text:p>0</text:p>
          </table:table-cell>
          <table:table-cell table:formula="of:=[.A63]-[.C63]" office:value-type="float" office:value="-909" calcext:value-type="float">
            <text:p>-909</text:p>
          </table:table-cell>
          <table:table-cell table:formula="of:=[.A63]-[.D63]"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87" calcext:value-type="float">
            <text:p>59587</text:p>
          </table:table-cell>
          <table:table-cell office:value-type="float" office:value="57613" calcext:value-type="float">
            <text:p>57613</text:p>
          </table:table-cell>
          <table:table-cell office:value-type="float" office:value="57493" calcext:value-type="float">
            <text:p>5749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4]-[.B64]" office:value-type="float" office:value="-2094" calcext:value-type="float">
            <text:p>-2094</text:p>
          </table:table-cell>
          <table:table-cell table:formula="of:=[.A64]-[.C64]" office:value-type="float" office:value="-120" calcext:value-type="float">
            <text:p>-120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8" calcext:value-type="float">
            <text:p>57888</text:p>
          </table:table-cell>
          <table:table-cell office:value-type="float" office:value="59947" calcext:value-type="float">
            <text:p>59947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5]-[.B65]" office:value-type="float" office:value="-508" calcext:value-type="float">
            <text:p>-508</text:p>
          </table:table-cell>
          <table:table-cell table:formula="of:=[.A65]-[.C65]" office:value-type="float" office:value="-2567" calcext:value-type="float">
            <text:p>-2567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99" calcext:value-type="float">
            <text:p>57399</text:p>
          </table:table-cell>
          <table:table-cell office:value-type="float" office:value="59681" calcext:value-type="float">
            <text:p>59681</text:p>
          </table:table-cell>
          <table:table-cell office:value-type="float" office:value="57472" calcext:value-type="float">
            <text:p>5747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66]-[.B66]" office:value-type="float" office:value="0" calcext:value-type="float">
            <text:p>0</text:p>
          </table:table-cell>
          <table:table-cell table:formula="of:=[.A66]-[.C66]" office:value-type="float" office:value="-2282" calcext:value-type="float">
            <text:p>-2282</text:p>
          </table:table-cell>
          <table:table-cell table:formula="of:=[.A66]-[.D66]" office:value-type="float" office:value="-73" calcext:value-type="float">
            <text:p>-73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05" calcext:value-type="float">
            <text:p>58705</text:p>
          </table:table-cell>
          <table:table-cell office:value-type="float" office:value="57510" calcext:value-type="float">
            <text:p>57510</text:p>
          </table:table-cell>
          <table:table-cell office:value-type="float" office:value="57397" calcext:value-type="float">
            <text:p>573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7]-[.B67]" office:value-type="float" office:value="-1308" calcext:value-type="float">
            <text:p>-1308</text:p>
          </table:table-cell>
          <table:table-cell table:formula="of:=[.A67]-[.C67]" office:value-type="float" office:value="-113" calcext:value-type="float">
            <text:p>-113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03" calcext:value-type="float">
            <text:p>60003</text:p>
          </table:table-cell>
          <table:table-cell office:value-type="float" office:value="60045" calcext:value-type="float">
            <text:p>60045</text:p>
          </table:table-cell>
          <table:table-cell office:value-type="float" office:value="57398" calcext:value-type="float">
            <text:p>573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8]-[.B68]" office:value-type="float" office:value="-2605" calcext:value-type="float">
            <text:p>-2605</text:p>
          </table:table-cell>
          <table:table-cell table:formula="of:=[.A68]-[.C68]" office:value-type="float" office:value="-2647" calcext:value-type="float">
            <text:p>-264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735" calcext:value-type="float">
            <text:p>57735</text:p>
          </table:table-cell>
          <table:table-cell office:value-type="float" office:value="60248" calcext:value-type="float">
            <text:p>60248</text:p>
          </table:table-cell>
          <table:table-cell office:value-type="float" office:value="57413" calcext:value-type="float">
            <text:p>574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9]-[.B69]" office:value-type="float" office:value="-322" calcext:value-type="float">
            <text:p>-322</text:p>
          </table:table-cell>
          <table:table-cell table:formula="of:=[.A69]-[.C69]" office:value-type="float" office:value="-2835" calcext:value-type="float">
            <text:p>-2835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53" calcext:value-type="float">
            <text:p>57553</text:p>
          </table:table-cell>
          <table:table-cell office:value-type="float" office:value="59989" calcext:value-type="float">
            <text:p>59989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99" calcext:value-type="float">
            <text:p>-199</text:p>
          </table:table-cell>
          <table:table-cell table:formula="of:=[.A70]-[.C70]" office:value-type="float" office:value="-2635" calcext:value-type="float">
            <text:p>-263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888" calcext:value-type="float">
            <text:p>57888</text:p>
          </table:table-cell>
          <table:table-cell office:value-type="float" office:value="59905" calcext:value-type="float">
            <text:p>59905</text:p>
          </table:table-cell>
          <table:table-cell office:value-type="float" office:value="61439" calcext:value-type="float">
            <text:p>6143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1]-[.B71]" office:value-type="float" office:value="3551" calcext:value-type="float">
            <text:p>3551</text:p>
          </table:table-cell>
          <table:table-cell table:formula="of:=[.A71]-[.C71]" office:value-type="float" office:value="1534" calcext:value-type="float">
            <text:p>1534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4" calcext:value-type="float">
            <text:p>4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942857142857143" calcext:value-type="float">
            <text:p>0.942857142857143</text:p>
          </table:table-cell>
          <table:table-cell table:number-columns-repeated="7"/>
        </table:table-row>
      </table:table>
      <table:table table:name="ReadingStep=33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1" calcext:value-type="float">
            <text:p>57351</text:p>
          </table:table-cell>
          <table:table-cell office:value-type="float" office:value="57509" calcext:value-type="float">
            <text:p>57509</text:p>
          </table:table-cell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7" calcext:value-type="float">
            <text:p>1337</text:p>
          </table:table-cell>
          <table:table-cell table:formula="of:=[.A2]-[.C2]" office:value-type="float" office:value="1179" calcext:value-type="float">
            <text:p>117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929" calcext:value-type="float">
            <text:p>929</text:p>
          </table:table-cell>
          <table:table-cell office:value-type="string" calcext:value-type="string">
            <text:p>BBB</text:p>
          </table:table-cell>
          <table:table-cell office:value-type="float" office:value="165960" calcext:value-type="float">
            <text:p>165960</text:p>
          </table:table-cell>
          <table:table-cell office:value-type="float" office:value="41557" calcext:value-type="float">
            <text:p>41557</text:p>
          </table:table-cell>
          <table:table-cell office:value-type="float" office:value="70" calcext:value-type="float">
            <text:p>70</text:p>
          </table:table-cell>
          <table:table-cell office:value-type="float" office:value="96088416" calcext:value-type="float">
            <text:p>96088416</text:p>
          </table:table-cell>
          <table:table-cell office:value-type="float" office:value="6726308" calcext:value-type="float">
            <text:p>6726308</text:p>
          </table:table-cell>
          <table:table-cell office:value-type="float" office:value="159829" calcext:value-type="float">
            <text:p>15982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159" calcext:value-type="float">
            <text:p>6015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7" calcext:value-type="float">
            <text:p>57477</text:p>
          </table:table-cell>
          <table:table-cell office:value-type="float" office:value="57526" calcext:value-type="float">
            <text:p>57526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2682" calcext:value-type="float">
            <text:p>-2682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49" calcext:value-type="float">
            <text:p>-49</text:p>
          </table:table-cell>
          <table:table-cell office:value-type="string" calcext:value-type="string">
            <text:p>Rpi</text:p>
          </table:table-cell>
          <table:table-cell office:value-type="float" office:value="165960" calcext:value-type="float">
            <text:p>165960</text:p>
          </table:table-cell>
          <table:table-cell office:value-type="float" office:value="41417" calcext:value-type="float">
            <text:p>41417</text:p>
          </table:table-cell>
          <table:table-cell office:value-type="float" office:value="70" calcext:value-type="float">
            <text:p>70</text:p>
          </table:table-cell>
          <table:table-cell office:value-type="float" office:value="96065" calcext:value-type="float">
            <text:p>96065</text:p>
          </table:table-cell>
          <table:table-cell office:value-type="float" office:value="6724555" calcext:value-type="float">
            <text:p>6724555</text:p>
          </table:table-cell>
          <table:table-cell office:value-type="float" office:value="159829" calcext:value-type="float">
            <text:p>1598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1" calcext:value-type="float">
            <text:p>60001</text:p>
          </table:table-cell>
          <table:table-cell office:value-type="float" office:value="57504" calcext:value-type="float">
            <text:p>57504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8" calcext:value-type="float">
            <text:p>28</text:p>
          </table:table-cell>
          <table:table-cell table:formula="of:=[.A4]-[.B4]" office:value-type="float" office:value="-2621" calcext:value-type="float">
            <text:p>-2621</text:p>
          </table:table-cell>
          <table:table-cell table:formula="of:=[.A4]-[.C4]" office:value-type="float" office:value="-124" calcext:value-type="float">
            <text:p>-12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011" calcext:value-type="float">
            <text:p>-2011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6" calcext:value-type="float">
            <text:p>60036</text:p>
          </table:table-cell>
          <table:table-cell office:value-type="float" office:value="60805" calcext:value-type="float">
            <text:p>60805</text:p>
          </table:table-cell>
          <table:table-cell office:value-type="float" office:value="58932" calcext:value-type="float">
            <text:p>58932</text:p>
          </table:table-cell>
          <table:table-cell office:value-type="float" office:value="59692" calcext:value-type="float">
            <text:p>59692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-1104" calcext:value-type="float">
            <text:p>-1104</text:p>
          </table:table-cell>
          <table:table-cell table:formula="of:=[.A5]-[.C5]" office:value-type="float" office:value="-1873" calcext:value-type="float">
            <text:p>-187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60" calcext:value-type="float">
            <text:p>-760</text:p>
          </table:table-cell>
          <table:table-cell table:number-columns-repeated="5"/>
          <table:table-cell table:formula="of:=AVERAGE([.P2];[.P3])/3600/1000" office:value-type="float" office:value="1.86817541666667" calcext:value-type="float">
            <text:p>1.86817541666667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80" calcext:value-type="float">
            <text:p>59780</text:p>
          </table:table-cell>
          <table:table-cell office:value-type="float" office:value="58678" calcext:value-type="float">
            <text:p>58678</text:p>
          </table:table-cell>
          <table:table-cell office:value-type="float" office:value="57699" calcext:value-type="float">
            <text:p>57699</text:p>
          </table:table-cell>
          <table:table-cell office:value-type="float" office:value="59809" calcext:value-type="float">
            <text:p>59809</text:p>
          </table:table-cell>
          <table:table-cell office:value-type="float" office:value="21" calcext:value-type="float">
            <text:p>21</text:p>
          </table:table-cell>
          <table:table-cell table:formula="of:=[.A6]-[.B6]" office:value-type="float" office:value="-2081" calcext:value-type="float">
            <text:p>-2081</text:p>
          </table:table-cell>
          <table:table-cell table:formula="of:=[.A6]-[.C6]" office:value-type="float" office:value="-979" calcext:value-type="float">
            <text:p>-97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110" calcext:value-type="float">
            <text:p>-211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391" calcext:value-type="float">
            <text:p>59391</text:p>
          </table:table-cell>
          <table:table-cell office:value-type="float" office:value="58160" calcext:value-type="float">
            <text:p>58160</text:p>
          </table:table-cell>
          <table:table-cell office:value-type="float" office:value="57995" calcext:value-type="float">
            <text:p>57995</text:p>
          </table:table-cell>
          <table:table-cell office:value-type="float" office:value="57392" calcext:value-type="float">
            <text:p>57392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-1396" calcext:value-type="float">
            <text:p>-1396</text:p>
          </table:table-cell>
          <table:table-cell table:formula="of:=[.A7]-[.C7]" office:value-type="float" office:value="-165" calcext:value-type="float">
            <text:p>-165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603" calcext:value-type="float">
            <text:p>60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6" calcext:value-type="float">
            <text:p>5959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01" calcext:value-type="float">
            <text:p>57701</text:p>
          </table:table-cell>
          <table:table-cell office:value-type="float" office:value="60479" calcext:value-type="float">
            <text:p>60479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1895" calcext:value-type="float">
            <text:p>-1895</text:p>
          </table:table-cell>
          <table:table-cell table:formula="of:=[.A8]-[.C8]" office:value-type="float" office:value="-666" calcext:value-type="float">
            <text:p>-66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778" calcext:value-type="float">
            <text:p>-2778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59" calcext:value-type="float">
            <text:p>577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748" calcext:value-type="float">
            <text:p>57748</text:p>
          </table:table-cell>
          <table:table-cell office:value-type="float" office:value="60576" calcext:value-type="float">
            <text:p>6057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11" calcext:value-type="float">
            <text:p>-11</text:p>
          </table:table-cell>
          <table:table-cell table:formula="of:=[.A9]-[.C9]" office:value-type="float" office:value="-2068" calcext:value-type="float">
            <text:p>-206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28" calcext:value-type="float">
            <text:p>-2828</text:p>
          </table:table-cell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73" calcext:value-type="float">
            <text:p>60073</text:p>
          </table:table-cell>
          <table:table-cell office:value-type="float" office:value="59807" calcext:value-type="float">
            <text:p>59807</text:p>
          </table:table-cell>
          <table:table-cell office:value-type="float" office:value="57760" calcext:value-type="float">
            <text:p>57760</text:p>
          </table:table-cell>
          <table:table-cell office:value-type="float" office:value="60205" calcext:value-type="float">
            <text:p>60205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313" calcext:value-type="float">
            <text:p>-2313</text:p>
          </table:table-cell>
          <table:table-cell table:formula="of:=[.A10]-[.C10]" office:value-type="float" office:value="-2047" calcext:value-type="float">
            <text:p>-204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445" calcext:value-type="float">
            <text:p>-2445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59" calcext:value-type="float">
            <text:p>60759</text:p>
          </table:table-cell>
          <table:table-cell office:value-type="float" office:value="57738" calcext:value-type="float">
            <text:p>57738</text:p>
          </table:table-cell>
          <table:table-cell office:value-type="float" office:value="57484" calcext:value-type="float">
            <text:p>57484</text:p>
          </table:table-cell>
          <table:table-cell office:value-type="float" office:value="59583" calcext:value-type="float">
            <text:p>59583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3275" calcext:value-type="float">
            <text:p>-3275</text:p>
          </table:table-cell>
          <table:table-cell table:formula="of:=[.A11]-[.C11]" office:value-type="float" office:value="-254" calcext:value-type="float">
            <text:p>-25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099" calcext:value-type="float">
            <text:p>-209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57349" calcext:value-type="float">
            <text:p>5734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8" calcext:value-type="float">
            <text:p>18</text:p>
          </table:table-cell>
          <table:table-cell table:formula="of:=[.A12]-[.B12]" office:value-type="float" office:value="-3379" calcext:value-type="float">
            <text:p>-3379</text:p>
          </table:table-cell>
          <table:table-cell table:formula="of:=[.A12]-[.C12]" office:value-type="float" office:value="31" calcext:value-type="float">
            <text:p>3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731" calcext:value-type="float">
            <text:p>-731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35" calcext:value-type="float">
            <text:p>60735</text:p>
          </table:table-cell>
          <table:table-cell office:value-type="float" office:value="59722" calcext:value-type="float">
            <text:p>59722</text:p>
          </table:table-cell>
          <table:table-cell office:value-type="float" office:value="59435" calcext:value-type="float">
            <text:p>59435</text:p>
          </table:table-cell>
          <table:table-cell office:value-type="float" office:value="58879" calcext:value-type="float">
            <text:p>58879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-1300" calcext:value-type="float">
            <text:p>-1300</text:p>
          </table:table-cell>
          <table:table-cell table:formula="of:=[.A13]-[.C13]" office:value-type="float" office:value="-287" calcext:value-type="float">
            <text:p>-28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389" calcext:value-type="float">
            <text:p>58389</text:p>
          </table:table-cell>
          <table:table-cell office:value-type="float" office:value="57645" calcext:value-type="float">
            <text:p>57645</text:p>
          </table:table-cell>
          <table:table-cell office:value-type="float" office:value="57503" calcext:value-type="float">
            <text:p>5750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467" calcext:value-type="float">
            <text:p>-467</text:p>
          </table:table-cell>
          <table:table-cell table:formula="of:=[.A14]-[.C14]" office:value-type="float" office:value="277" calcext:value-type="float">
            <text:p>277</text:p>
          </table:table-cell>
          <table:table-cell table:formula="of:=[.A14]-[.D14]" office:value-type="float" office:value="419" calcext:value-type="float">
            <text:p>419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389" calcext:value-type="float">
            <text:p>57389</text:p>
          </table:table-cell>
          <table:table-cell office:value-type="float" office:value="58915" calcext:value-type="float">
            <text:p>58915</text:p>
          </table:table-cell>
          <table:table-cell office:value-type="float" office:value="57783" calcext:value-type="float">
            <text:p>57783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394" calcext:value-type="float">
            <text:p>394</text:p>
          </table:table-cell>
          <table:table-cell table:formula="of:=[.A15]-[.C15]" office:value-type="float" office:value="-1132" calcext:value-type="float">
            <text:p>-113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75" calcext:value-type="float">
            <text:p>58175</text:p>
          </table:table-cell>
          <table:table-cell office:value-type="float" office:value="60442" calcext:value-type="float">
            <text:p>60442</text:p>
          </table:table-cell>
          <table:table-cell office:value-type="float" office:value="58161" calcext:value-type="float">
            <text:p>58161</text:p>
          </table:table-cell>
          <table:table-cell office:value-type="float" office:value="57510" calcext:value-type="float">
            <text:p>57510</text:p>
          </table:table-cell>
          <table:table-cell office:value-type="float" office:value="29" calcext:value-type="float">
            <text:p>29</text:p>
          </table:table-cell>
          <table:table-cell table:formula="of:=[.A16]-[.B16]" office:value-type="float" office:value="-14" calcext:value-type="float">
            <text:p>-14</text:p>
          </table:table-cell>
          <table:table-cell table:formula="of:=[.A16]-[.C16]" office:value-type="float" office:value="-2281" calcext:value-type="float">
            <text:p>-2281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651" calcext:value-type="float">
            <text:p>651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427" calcext:value-type="float">
            <text:p>60427</text:p>
          </table:table-cell>
          <table:table-cell office:value-type="float" office:value="58059" calcext:value-type="float">
            <text:p>58059</text:p>
          </table:table-cell>
          <table:table-cell office:value-type="float" office:value="57485" calcext:value-type="float">
            <text:p>57485</text:p>
          </table:table-cell>
          <table:table-cell office:value-type="float" office:value="57919" calcext:value-type="float">
            <text:p>57919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-2942" calcext:value-type="float">
            <text:p>-2942</text:p>
          </table:table-cell>
          <table:table-cell table:formula="of:=[.A17]-[.C17]" office:value-type="float" office:value="-574" calcext:value-type="float">
            <text:p>-57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34" calcext:value-type="float">
            <text:p>-43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18]-[.B18]" office:value-type="float" office:value="-2396" calcext:value-type="float">
            <text:p>-2396</text:p>
          </table:table-cell>
          <table:table-cell table:formula="of:=[.A18]-[.C18]" office:value-type="float" office:value="-1183" calcext:value-type="float">
            <text:p>-1183</text:p>
          </table:table-cell>
          <table:table-cell table:formula="of:=[.A18]-[.D18]" office:value-type="float" office:value="-2907" calcext:value-type="float">
            <text:p>-2907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8" calcext:value-type="float">
            <text:p>58458</text:p>
          </table:table-cell>
          <table:table-cell office:value-type="float" office:value="60031" calcext:value-type="float">
            <text:p>60031</text:p>
          </table:table-cell>
          <table:table-cell office:value-type="float" office:value="60677" calcext:value-type="float">
            <text:p>60677</text:p>
          </table:table-cell>
          <table:table-cell office:value-type="float" office:value="57698" calcext:value-type="float">
            <text:p>57698</text:p>
          </table:table-cell>
          <table:table-cell office:value-type="float" office:value="7" calcext:value-type="float">
            <text:p>7</text:p>
          </table:table-cell>
          <table:table-cell table:formula="of:=[.A19]-[.B19]" office:value-type="float" office:value="-760" calcext:value-type="float">
            <text:p>-760</text:p>
          </table:table-cell>
          <table:table-cell table:formula="of:=[.A19]-[.C19]" office:value-type="float" office:value="-2333" calcext:value-type="float">
            <text:p>-2333</text:p>
          </table:table-cell>
          <table:table-cell table:formula="of:=[.A19]-[.D19]" office:value-type="float" office:value="-2979" calcext:value-type="float">
            <text:p>-2979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91" calcext:value-type="float">
            <text:p>5959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1" calcext:value-type="float">
            <text:p>60671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2211" calcext:value-type="float">
            <text:p>-2211</text:p>
          </table:table-cell>
          <table:table-cell table:formula="of:=[.A20]-[.C20]" office:value-type="float" office:value="-2011" calcext:value-type="float">
            <text:p>-201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291" calcext:value-type="float">
            <text:p>-3291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02" calcext:value-type="float">
            <text:p>58402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60063" calcext:value-type="float">
            <text:p>60063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143" calcext:value-type="float">
            <text:p>143</text:p>
          </table:table-cell>
          <table:table-cell table:formula="of:=[.A21]-[.C21]" office:value-type="float" office:value="-334" calcext:value-type="float">
            <text:p>-33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18" calcext:value-type="float">
            <text:p>-1518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09" calcext:value-type="float">
            <text:p>58409</text:p>
          </table:table-cell>
          <table:table-cell office:value-type="float" office:value="57506" calcext:value-type="float">
            <text:p>57506</text:p>
          </table:table-cell>
          <table:table-cell office:value-type="float" office:value="57741" calcext:value-type="float">
            <text:p>57741</text:p>
          </table:table-cell>
          <table:table-cell office:value-type="float" office:value="61439" calcext:value-type="float">
            <text:p>61439</text:p>
          </table:table-cell>
          <table:table-cell office:value-type="float" office:value="20" calcext:value-type="float">
            <text:p>20</text:p>
          </table:table-cell>
          <table:table-cell table:formula="of:=[.A22]-[.B22]" office:value-type="float" office:value="-668" calcext:value-type="float">
            <text:p>-668</text:p>
          </table:table-cell>
          <table:table-cell table:formula="of:=[.A22]-[.C22]" office:value-type="float" office:value="235" calcext:value-type="float">
            <text:p>23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3698" calcext:value-type="float">
            <text:p>-3698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391" calcext:value-type="float">
            <text:p>59391</text:p>
          </table:table-cell>
          <table:table-cell office:value-type="float" office:value="57729" calcext:value-type="float">
            <text:p>57729</text:p>
          </table:table-cell>
          <table:table-cell office:value-type="float" office:value="58879" calcext:value-type="float">
            <text:p>58879</text:p>
          </table:table-cell>
          <table:table-cell office:value-type="float" office:value="59800" calcext:value-type="float">
            <text:p>59800</text:p>
          </table:table-cell>
          <table:table-cell office:value-type="float" office:value="31" calcext:value-type="float">
            <text:p>31</text:p>
          </table:table-cell>
          <table:table-cell table:formula="of:=[.A23]-[.B23]" office:value-type="float" office:value="-1662" calcext:value-type="float">
            <text:p>-1662</text:p>
          </table:table-cell>
          <table:table-cell table:formula="of:=[.A23]-[.C23]" office:value-type="float" office:value="0" calcext:value-type="float">
            <text:p>0</text:p>
          </table:table-cell>
          <table:table-cell table:formula="of:=[.A23]-[.D23]" office:value-type="float" office:value="-1150" calcext:value-type="float">
            <text:p>-1150</text:p>
          </table:table-cell>
          <table:table-cell table:formula="of:=[.A23]-[.E23]" office:value-type="float" office:value="-2071" calcext:value-type="float">
            <text:p>-2071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397" calcext:value-type="float">
            <text:p>59397</text:p>
          </table:table-cell>
          <table:table-cell office:value-type="float" office:value="59423" calcext:value-type="float">
            <text:p>59423</text:p>
          </table:table-cell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6" calcext:value-type="float">
            <text:p>6</text:p>
          </table:table-cell>
          <table:table-cell table:formula="of:=[.A24]-[.B24]" office:value-type="float" office:value="-1666" calcext:value-type="float">
            <text:p>-1666</text:p>
          </table:table-cell>
          <table:table-cell table:formula="of:=[.A24]-[.C24]" office:value-type="float" office:value="-1692" calcext:value-type="float">
            <text:p>-1692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3708" calcext:value-type="float">
            <text:p>-37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8455" calcext:value-type="float">
            <text:p>5845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155" calcext:value-type="float">
            <text:p>-155</text:p>
          </table:table-cell>
          <table:table-cell table:formula="of:=[.A25]-[.C25]" office:value-type="float" office:value="-1075" calcext:value-type="float">
            <text:p>-1075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03" calcext:value-type="float">
            <text:p>-603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17" calcext:value-type="float">
            <text:p>60517</text:p>
          </table:table-cell>
          <table:table-cell office:value-type="float" office:value="57424" calcext:value-type="float">
            <text:p>57424</text:p>
          </table:table-cell>
          <table:table-cell office:value-type="float" office:value="57702" calcext:value-type="float">
            <text:p>57702</text:p>
          </table:table-cell>
          <table:table-cell office:value-type="float" office:value="60159" calcext:value-type="float">
            <text:p>60159</text:p>
          </table:table-cell>
          <table:table-cell office:value-type="float" office:value="21" calcext:value-type="float">
            <text:p>21</text:p>
          </table:table-cell>
          <table:table-cell table:formula="of:=[.A26]-[.B26]" office:value-type="float" office:value="-2815" calcext:value-type="float">
            <text:p>-2815</text:p>
          </table:table-cell>
          <table:table-cell table:formula="of:=[.A26]-[.C26]" office:value-type="float" office:value="278" calcext:value-type="float">
            <text:p>27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457" calcext:value-type="float">
            <text:p>-245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40" calcext:value-type="float">
            <text:p>59540</text:p>
          </table:table-cell>
          <table:table-cell office:value-type="float" office:value="59724" calcext:value-type="float">
            <text:p>59724</text:p>
          </table:table-cell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 table:formula="of:=[.A27]-[.B27]" office:value-type="float" office:value="-2064" calcext:value-type="float">
            <text:p>-2064</text:p>
          </table:table-cell>
          <table:table-cell table:formula="of:=[.A27]-[.C27]" office:value-type="float" office:value="-2248" calcext:value-type="float">
            <text:p>-2248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891" calcext:value-type="float">
            <text:p>-89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1" calcext:value-type="float">
            <text:p>60031</text:p>
          </table:table-cell>
          <table:table-cell office:value-type="float" office:value="60267" calcext:value-type="float">
            <text:p>6026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12" calcext:value-type="float">
            <text:p>59412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2651" calcext:value-type="float">
            <text:p>-2651</text:p>
          </table:table-cell>
          <table:table-cell table:formula="of:=[.A28]-[.C28]" office:value-type="float" office:value="-2887" calcext:value-type="float">
            <text:p>-288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32" calcext:value-type="float">
            <text:p>-203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75" calcext:value-type="float">
            <text:p>57375</text:p>
          </table:table-cell>
          <table:table-cell office:value-type="float" office:value="59721" calcext:value-type="float">
            <text:p>59721</text:p>
          </table:table-cell>
          <table:table-cell office:value-type="float" office:value="58975" calcext:value-type="float">
            <text:p>58975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-1084" calcext:value-type="float">
            <text:p>-1084</text:p>
          </table:table-cell>
          <table:table-cell table:formula="of:=[.A29]-[.C29]" office:value-type="float" office:value="2346" calcext:value-type="float">
            <text:p>2346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32" calcext:value-type="float">
            <text:p>59532</text:p>
          </table:table-cell>
          <table:table-cell office:value-type="float" office:value="59935" calcext:value-type="float">
            <text:p>59935</text:p>
          </table:table-cell>
          <table:table-cell office:value-type="float" office:value="57425" calcext:value-type="float">
            <text:p>57425</text:p>
          </table:table-cell>
          <table:table-cell office:value-type="float" office:value="57697" calcext:value-type="float">
            <text:p>57697</text:p>
          </table:table-cell>
          <table:table-cell office:value-type="float" office:value="11" calcext:value-type="float">
            <text:p>11</text:p>
          </table:table-cell>
          <table:table-cell table:formula="of:=[.A30]-[.B30]" office:value-type="float" office:value="-1835" calcext:value-type="float">
            <text:p>-1835</text:p>
          </table:table-cell>
          <table:table-cell table:formula="of:=[.A30]-[.C30]" office:value-type="float" office:value="-2238" calcext:value-type="float">
            <text:p>-2238</text:p>
          </table:table-cell>
          <table:table-cell table:formula="of:=[.A30]-[.D30]" office:value-type="float" office:value="272" calcext:value-type="float">
            <text:p>272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511" calcext:value-type="float">
            <text:p>60511</text:p>
          </table:table-cell>
          <table:table-cell office:value-type="float" office:value="58541" calcext:value-type="float">
            <text:p>58541</text:p>
          </table:table-cell>
          <table:table-cell office:value-type="float" office:value="57773" calcext:value-type="float">
            <text:p>57773</text:p>
          </table:table-cell>
          <table:table-cell office:value-type="float" office:value="59461" calcext:value-type="float">
            <text:p>59461</text:p>
          </table:table-cell>
          <table:table-cell office:value-type="float" office:value="30" calcext:value-type="float">
            <text:p>30</text:p>
          </table:table-cell>
          <table:table-cell table:formula="of:=[.A31]-[.B31]" office:value-type="float" office:value="-2738" calcext:value-type="float">
            <text:p>-2738</text:p>
          </table:table-cell>
          <table:table-cell table:formula="of:=[.A31]-[.C31]" office:value-type="float" office:value="-768" calcext:value-type="float">
            <text:p>-76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688" calcext:value-type="float">
            <text:p>-1688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786" calcext:value-type="float">
            <text:p>58786</text:p>
          </table:table-cell>
          <table:table-cell office:value-type="float" office:value="60831" calcext:value-type="float">
            <text:p>60831</text:p>
          </table:table-cell>
          <table:table-cell office:value-type="float" office:value="58148" calcext:value-type="float">
            <text:p>58148</text:p>
          </table:table-cell>
          <table:table-cell office:value-type="float" office:value="60452" calcext:value-type="float">
            <text:p>60452</text:p>
          </table:table-cell>
          <table:table-cell office:value-type="float" office:value="20" calcext:value-type="float">
            <text:p>20</text:p>
          </table:table-cell>
          <table:table-cell table:formula="of:=[.A32]-[.B32]" office:value-type="float" office:value="-638" calcext:value-type="float">
            <text:p>-638</text:p>
          </table:table-cell>
          <table:table-cell table:formula="of:=[.A32]-[.C32]" office:value-type="float" office:value="-2683" calcext:value-type="float">
            <text:p>-2683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304" calcext:value-type="float">
            <text:p>-2304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4" calcext:value-type="float">
            <text:p>57354</text:p>
          </table:table-cell>
          <table:table-cell office:value-type="float" office:value="60514" calcext:value-type="float">
            <text:p>60514</text:p>
          </table:table-cell>
          <table:table-cell office:value-type="float" office:value="57697" calcext:value-type="float">
            <text:p>57697</text:p>
          </table:table-cell>
          <table:table-cell office:value-type="float" office:value="57896" calcext:value-type="float">
            <text:p>57896</text:p>
          </table:table-cell>
          <table:table-cell office:value-type="float" office:value="26" calcext:value-type="float">
            <text:p>26</text:p>
          </table:table-cell>
          <table:table-cell table:formula="of:=[.A33]-[.B33]" office:value-type="float" office:value="343" calcext:value-type="float">
            <text:p>343</text:p>
          </table:table-cell>
          <table:table-cell table:formula="of:=[.A33]-[.C33]" office:value-type="float" office:value="-2817" calcext:value-type="float">
            <text:p>-281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99" calcext:value-type="float">
            <text:p>-19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083" calcext:value-type="float">
            <text:p>59083</text:p>
          </table:table-cell>
          <table:table-cell office:value-type="float" office:value="59135" calcext:value-type="float">
            <text:p>59135</text:p>
          </table:table-cell>
          <table:table-cell office:value-type="float" office:value="57698" calcext:value-type="float">
            <text:p>57698</text:p>
          </table:table-cell>
          <table:table-cell office:value-type="float" office:value="59392" calcext:value-type="float">
            <text:p>59392</text:p>
          </table:table-cell>
          <table:table-cell office:value-type="float" office:value="20" calcext:value-type="float">
            <text:p>20</text:p>
          </table:table-cell>
          <table:table-cell table:formula="of:=[.A34]-[.B34]" office:value-type="float" office:value="-1385" calcext:value-type="float">
            <text:p>-1385</text:p>
          </table:table-cell>
          <table:table-cell table:formula="of:=[.A34]-[.C34]" office:value-type="float" office:value="-1437" calcext:value-type="float">
            <text:p>-143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1694" calcext:value-type="float">
            <text:p>-169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10" calcext:value-type="float">
            <text:p>59910</text:p>
          </table:table-cell>
          <table:table-cell office:value-type="float" office:value="59050" calcext:value-type="float">
            <text:p>59050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24" calcext:value-type="float">
            <text:p>24</text:p>
          </table:table-cell>
          <table:table-cell table:formula="of:=[.A35]-[.B35]" office:value-type="float" office:value="-2530" calcext:value-type="float">
            <text:p>-2530</text:p>
          </table:table-cell>
          <table:table-cell table:formula="of:=[.A35]-[.C35]" office:value-type="float" office:value="-1670" calcext:value-type="float">
            <text:p>-167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35" calcext:value-type="float">
            <text:p>-3035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63" calcext:value-type="float">
            <text:p>58063</text:p>
          </table:table-cell>
          <table:table-cell office:value-type="float" office:value="58417" calcext:value-type="float">
            <text:p>58417</text:p>
          </table:table-cell>
          <table:table-cell office:value-type="float" office:value="57695" calcext:value-type="float">
            <text:p>57695</text:p>
          </table:table-cell>
          <table:table-cell office:value-type="float" office:value="57567" calcext:value-type="float">
            <text:p>57567</text:p>
          </table:table-cell>
          <table:table-cell office:value-type="float" office:value="28" calcext:value-type="float">
            <text:p>28</text:p>
          </table:table-cell>
          <table:table-cell table:formula="of:=[.A36]-[.B36]" office:value-type="float" office:value="-368" calcext:value-type="float">
            <text:p>-368</text:p>
          </table:table-cell>
          <table:table-cell table:formula="of:=[.A36]-[.C36]" office:value-type="float" office:value="-722" calcext:value-type="float">
            <text:p>-72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5" calcext:value-type="float">
            <text:p>59935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32" calcext:value-type="float">
            <text:p>59432</text:p>
          </table:table-cell>
          <table:table-cell office:value-type="float" office:value="12" calcext:value-type="float">
            <text:p>12</text:p>
          </table:table-cell>
          <table:table-cell table:formula="of:=[.A37]-[.B37]" office:value-type="float" office:value="-2555" calcext:value-type="float">
            <text:p>-2555</text:p>
          </table:table-cell>
          <table:table-cell table:formula="of:=[.A37]-[.C37]" office:value-type="float" office:value="-987" calcext:value-type="float">
            <text:p>-987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052" calcext:value-type="float">
            <text:p>-2052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15" calcext:value-type="float">
            <text:p>60415</text:p>
          </table:table-cell>
          <table:table-cell office:value-type="float" office:value="59440" calcext:value-type="float">
            <text:p>59440</text:p>
          </table:table-cell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-1870" calcext:value-type="float">
            <text:p>-1870</text:p>
          </table:table-cell>
          <table:table-cell table:formula="of:=[.A38]-[.C38]" office:value-type="float" office:value="-895" calcext:value-type="float">
            <text:p>-895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846" calcext:value-type="float">
            <text:p>-846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505" calcext:value-type="float">
            <text:p>57505</text:p>
          </table:table-cell>
          <table:table-cell office:value-type="float" office:value="58368" calcext:value-type="float">
            <text:p>58368</text:p>
          </table:table-cell>
          <table:table-cell office:value-type="float" office:value="57487" calcext:value-type="float">
            <text:p>57487</text:p>
          </table:table-cell>
          <table:table-cell office:value-type="float" office:value="57905" calcext:value-type="float">
            <text:p>57905</text:p>
          </table:table-cell>
          <table:table-cell office:value-type="float" office:value="2" calcext:value-type="float">
            <text:p>2</text:p>
          </table:table-cell>
          <table:table-cell table:formula="of:=[.A39]-[.B39]" office:value-type="float" office:value="400" calcext:value-type="float">
            <text:p>400</text:p>
          </table:table-cell>
          <table:table-cell table:formula="of:=[.A39]-[.C39]" office:value-type="float" office:value="-463" calcext:value-type="float">
            <text:p>-463</text:p>
          </table:table-cell>
          <table:table-cell table:formula="of:=[.A39]-[.D39]" office:value-type="float" office:value="418" calcext:value-type="float">
            <text:p>418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559" calcext:value-type="float">
            <text:p>58559</text:p>
          </table:table-cell>
          <table:table-cell office:value-type="float" office:value="57508" calcext:value-type="float">
            <text:p>57508</text:p>
          </table:table-cell>
          <table:table-cell office:value-type="float" office:value="57707" calcext:value-type="float">
            <text:p>57707</text:p>
          </table:table-cell>
          <table:table-cell office:value-type="float" office:value="58138" calcext:value-type="float">
            <text:p>58138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852" calcext:value-type="float">
            <text:p>-852</text:p>
          </table:table-cell>
          <table:table-cell table:formula="of:=[.A40]-[.C40]" office:value-type="float" office:value="199" calcext:value-type="float">
            <text:p>19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431" calcext:value-type="float">
            <text:p>-431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399" calcext:value-type="float">
            <text:p>59399</text:p>
          </table:table-cell>
          <table:table-cell office:value-type="float" office:value="57525" calcext:value-type="float">
            <text:p>57525</text:p>
          </table:table-cell>
          <table:table-cell office:value-type="float" office:value="57393" calcext:value-type="float">
            <text:p>57393</text:p>
          </table:table-cell>
          <table:table-cell office:value-type="float" office:value="59051" calcext:value-type="float">
            <text:p>59051</text:p>
          </table:table-cell>
          <table:table-cell office:value-type="float" office:value="21" calcext:value-type="float">
            <text:p>21</text:p>
          </table:table-cell>
          <table:table-cell table:formula="of:=[.A41]-[.B41]" office:value-type="float" office:value="-2006" calcext:value-type="float">
            <text:p>-2006</text:p>
          </table:table-cell>
          <table:table-cell table:formula="of:=[.A41]-[.C41]" office:value-type="float" office:value="-132" calcext:value-type="float">
            <text:p>-132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658" calcext:value-type="float">
            <text:p>-165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87" calcext:value-type="float">
            <text:p>58687</text:p>
          </table:table-cell>
          <table:table-cell office:value-type="float" office:value="57361" calcext:value-type="float">
            <text:p>57361</text:p>
          </table:table-cell>
          <table:table-cell office:value-type="float" office:value="59697" calcext:value-type="float">
            <text:p>59697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1307" calcext:value-type="float">
            <text:p>-1307</text:p>
          </table:table-cell>
          <table:table-cell table:formula="of:=[.A42]-[.C42]" office:value-type="float" office:value="19" calcext:value-type="float">
            <text:p>19</text:p>
          </table:table-cell>
          <table:table-cell table:formula="of:=[.A42]-[.D42]" office:value-type="float" office:value="-2317" calcext:value-type="float">
            <text:p>-2317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755" calcext:value-type="float">
            <text:p>59755</text:p>
          </table:table-cell>
          <table:table-cell office:value-type="float" office:value="57479" calcext:value-type="float">
            <text:p>57479</text:p>
          </table:table-cell>
          <table:table-cell office:value-type="float" office:value="58954" calcext:value-type="float">
            <text:p>58954</text:p>
          </table:table-cell>
          <table:table-cell office:value-type="float" office:value="58735" calcext:value-type="float">
            <text:p>58735</text:p>
          </table:table-cell>
          <table:table-cell office:value-type="float" office:value="3" calcext:value-type="float">
            <text:p>3</text:p>
          </table:table-cell>
          <table:table-cell table:formula="of:=[.A43]-[.B43]" office:value-type="float" office:value="-801" calcext:value-type="float">
            <text:p>-801</text:p>
          </table:table-cell>
          <table:table-cell table:formula="of:=[.A43]-[.C43]" office:value-type="float" office:value="1475" calcext:value-type="float">
            <text:p>1475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8472" calcext:value-type="float">
            <text:p>58472</text:p>
          </table:table-cell>
          <table:table-cell office:value-type="float" office:value="57380" calcext:value-type="float">
            <text:p>57380</text:p>
          </table:table-cell>
          <table:table-cell office:value-type="float" office:value="57417" calcext:value-type="float">
            <text:p>57417</text:p>
          </table:table-cell>
          <table:table-cell office:value-type="float" office:value="13" calcext:value-type="float">
            <text:p>13</text:p>
          </table:table-cell>
          <table:table-cell table:formula="of:=[.A44]-[.B44]" office:value-type="float" office:value="-2011" calcext:value-type="float">
            <text:p>-2011</text:p>
          </table:table-cell>
          <table:table-cell table:formula="of:=[.A44]-[.C44]" office:value-type="float" office:value="-1092" calcext:value-type="float">
            <text:p>-1092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37" calcext:value-type="float">
            <text:p>-37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83" calcext:value-type="float">
            <text:p>57983</text:p>
          </table:table-cell>
          <table:table-cell office:value-type="float" office:value="57940" calcext:value-type="float">
            <text:p>57940</text:p>
          </table:table-cell>
          <table:table-cell office:value-type="float" office:value="58657" calcext:value-type="float">
            <text:p>58657</text:p>
          </table:table-cell>
          <table:table-cell office:value-type="float" office:value="61439" calcext:value-type="float">
            <text:p>61439</text:p>
          </table:table-cell>
          <table:table-cell office:value-type="float" office:value="12" calcext:value-type="float">
            <text:p>12</text:p>
          </table:table-cell>
          <table:table-cell table:formula="of:=[.A45]-[.B45]" office:value-type="float" office:value="674" calcext:value-type="float">
            <text:p>674</text:p>
          </table:table-cell>
          <table:table-cell table:formula="of:=[.A45]-[.C45]" office:value-type="float" office:value="717" calcext:value-type="float">
            <text:p>71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2782" calcext:value-type="float">
            <text:p>-2782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945" calcext:value-type="float">
            <text:p>58945</text:p>
          </table:table-cell>
          <table:table-cell office:value-type="float" office:value="58029" calcext:value-type="float">
            <text:p>58029</text:p>
          </table:table-cell>
          <table:table-cell office:value-type="float" office:value="57475" calcext:value-type="float">
            <text:p>57475</text:p>
          </table:table-cell>
          <table:table-cell office:value-type="float" office:value="60831" calcext:value-type="float">
            <text:p>60831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-1470" calcext:value-type="float">
            <text:p>-1470</text:p>
          </table:table-cell>
          <table:table-cell table:formula="of:=[.A46]-[.C46]" office:value-type="float" office:value="-554" calcext:value-type="float">
            <text:p>-55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3356" calcext:value-type="float">
            <text:p>-3356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002" calcext:value-type="float">
            <text:p>58002</text:p>
          </table:table-cell>
          <table:table-cell office:value-type="float" office:value="58632" calcext:value-type="float">
            <text:p>58632</text:p>
          </table:table-cell>
          <table:table-cell office:value-type="float" office:value="58079" calcext:value-type="float">
            <text:p>58079</text:p>
          </table:table-cell>
          <table:table-cell office:value-type="float" office:value="57393" calcext:value-type="float">
            <text:p>57393</text:p>
          </table:table-cell>
          <table:table-cell office:value-type="float" office:value="4" calcext:value-type="float">
            <text:p>4</text:p>
          </table:table-cell>
          <table:table-cell table:formula="of:=[.A47]-[.B47]" office:value-type="float" office:value="-609" calcext:value-type="float">
            <text:p>-609</text:p>
          </table:table-cell>
          <table:table-cell table:formula="of:=[.A47]-[.C47]" office:value-type="float" office:value="-1239" calcext:value-type="float">
            <text:p>-1239</text:p>
          </table:table-cell>
          <table:table-cell table:formula="of:=[.A47]-[.D47]" office:value-type="float" office:value="-686" calcext:value-type="float">
            <text:p>-686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8400" calcext:value-type="float">
            <text:p>58400</text:p>
          </table:table-cell>
          <table:table-cell office:value-type="float" office:value="60767" calcext:value-type="float">
            <text:p>60767</text:p>
          </table:table-cell>
          <table:table-cell office:value-type="float" office:value="57415" calcext:value-type="float">
            <text:p>57415</text:p>
          </table:table-cell>
          <table:table-cell office:value-type="float" office:value="60" calcext:value-type="float">
            <text:p>60</text:p>
          </table:table-cell>
          <table:table-cell table:formula="of:=[.A48]-[.B48]" office:value-type="float" office:value="0" calcext:value-type="float">
            <text:p>0</text:p>
          </table:table-cell>
          <table:table-cell table:formula="of:=[.A48]-[.C48]" office:value-type="float" office:value="-1020" calcext:value-type="float">
            <text:p>-1020</text:p>
          </table:table-cell>
          <table:table-cell table:formula="of:=[.A48]-[.D48]" office:value-type="float" office:value="-3387" calcext:value-type="float">
            <text:p>-3387</text:p>
          </table:table-cell>
          <table:table-cell table:formula="of:=[.A48]-[.E48]" office:value-type="float" office:value="-35" calcext:value-type="float">
            <text:p>-35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944" calcext:value-type="float">
            <text:p>579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2" calcext:value-type="float">
            <text:p>57702</text:p>
          </table:table-cell>
          <table:table-cell office:value-type="float" office:value="60191" calcext:value-type="float">
            <text:p>60191</text:p>
          </table:table-cell>
          <table:table-cell office:value-type="float" office:value="20" calcext:value-type="float">
            <text:p>20</text:p>
          </table:table-cell>
          <table:table-cell table:formula="of:=[.A49]-[.B49]" office:value-type="float" office:value="-242" calcext:value-type="float">
            <text:p>-242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489" calcext:value-type="float">
            <text:p>-2489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000" calcext:value-type="float">
            <text:p>60000</text:p>
          </table:table-cell>
          <table:table-cell office:value-type="float" office:value="57919" calcext:value-type="float">
            <text:p>57919</text:p>
          </table:table-cell>
          <table:table-cell office:value-type="float" office:value="57476" calcext:value-type="float">
            <text:p>57476</text:p>
          </table:table-cell>
          <table:table-cell office:value-type="float" office:value="60095" calcext:value-type="float">
            <text:p>60095</text:p>
          </table:table-cell>
          <table:table-cell office:value-type="float" office:value="11" calcext:value-type="float">
            <text:p>11</text:p>
          </table:table-cell>
          <table:table-cell table:formula="of:=[.A50]-[.B50]" office:value-type="float" office:value="-2524" calcext:value-type="float">
            <text:p>-2524</text:p>
          </table:table-cell>
          <table:table-cell table:formula="of:=[.A50]-[.C50]" office:value-type="float" office:value="-443" calcext:value-type="float">
            <text:p>-443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619" calcext:value-type="float">
            <text:p>-261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83" calcext:value-type="float">
            <text:p>59583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613" calcext:value-type="float">
            <text:p>60613</text:p>
          </table:table-cell>
          <table:table-cell office:value-type="float" office:value="13" calcext:value-type="float">
            <text:p>13</text:p>
          </table:table-cell>
          <table:table-cell table:formula="of:=[.A51]-[.B51]" office:value-type="float" office:value="-2203" calcext:value-type="float">
            <text:p>-2203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233" calcext:value-type="float">
            <text:p>-323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98" calcext:value-type="float">
            <text:p>5949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27" calcext:value-type="float">
            <text:p>57527</text:p>
          </table:table-cell>
          <table:table-cell office:value-type="float" office:value="58779" calcext:value-type="float">
            <text:p>58779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719" calcext:value-type="float">
            <text:p>-719</text:p>
          </table:table-cell>
          <table:table-cell table:formula="of:=[.A52]-[.C52]" office:value-type="float" office:value="-2660" calcext:value-type="float">
            <text:p>-2660</text:p>
          </table:table-cell>
          <table:table-cell table:formula="of:=[.A52]-[.D52]" office:value-type="float" office:value="1252" calcext:value-type="float">
            <text:p>1252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99" calcext:value-type="float">
            <text:p>57399</text:p>
          </table:table-cell>
          <table:table-cell office:value-type="float" office:value="59055" calcext:value-type="float">
            <text:p>59055</text:p>
          </table:table-cell>
          <table:table-cell office:value-type="float" office:value="59792" calcext:value-type="float">
            <text:p>59792</text:p>
          </table:table-cell>
          <table:table-cell office:value-type="float" office:value="57700" calcext:value-type="float">
            <text:p>57700</text:p>
          </table:table-cell>
          <table:table-cell office:value-type="float" office:value="3" calcext:value-type="float">
            <text:p>3</text:p>
          </table:table-cell>
          <table:table-cell table:formula="of:=[.A53]-[.B53]" office:value-type="float" office:value="301" calcext:value-type="float">
            <text:p>301</text:p>
          </table:table-cell>
          <table:table-cell table:formula="of:=[.A53]-[.C53]" office:value-type="float" office:value="-1355" calcext:value-type="float">
            <text:p>-1355</text:p>
          </table:table-cell>
          <table:table-cell table:formula="of:=[.A53]-[.D53]" office:value-type="float" office:value="-2092" calcext:value-type="float">
            <text:p>-2092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59" calcext:value-type="float">
            <text:p>60159</text:p>
          </table:table-cell>
          <table:table-cell office:value-type="float" office:value="58625" calcext:value-type="float">
            <text:p>58625</text:p>
          </table:table-cell>
          <table:table-cell office:value-type="float" office:value="57707" calcext:value-type="float">
            <text:p>57707</text:p>
          </table:table-cell>
          <table:table-cell office:value-type="float" office:value="59653" calcext:value-type="float">
            <text:p>59653</text:p>
          </table:table-cell>
          <table:table-cell office:value-type="float" office:value="13" calcext:value-type="float">
            <text:p>13</text:p>
          </table:table-cell>
          <table:table-cell table:formula="of:=[.A54]-[.B54]" office:value-type="float" office:value="-2452" calcext:value-type="float">
            <text:p>-2452</text:p>
          </table:table-cell>
          <table:table-cell table:formula="of:=[.A54]-[.C54]" office:value-type="float" office:value="-918" calcext:value-type="float">
            <text:p>-91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946" calcext:value-type="float">
            <text:p>-1946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431" calcext:value-type="float">
            <text:p>60431</text:p>
          </table:table-cell>
          <table:table-cell office:value-type="float" office:value="57535" calcext:value-type="float">
            <text:p>57535</text:p>
          </table:table-cell>
          <table:table-cell office:value-type="float" office:value="57735" calcext:value-type="float">
            <text:p>57735</text:p>
          </table:table-cell>
          <table:table-cell office:value-type="float" office:value="60927" calcext:value-type="float">
            <text:p>60927</text:p>
          </table:table-cell>
          <table:table-cell office:value-type="float" office:value="10" calcext:value-type="float">
            <text:p>10</text:p>
          </table:table-cell>
          <table:table-cell table:formula="of:=[.A55]-[.B55]" office:value-type="float" office:value="-2696" calcext:value-type="float">
            <text:p>-2696</text:p>
          </table:table-cell>
          <table:table-cell table:formula="of:=[.A55]-[.C55]" office:value-type="float" office:value="200" calcext:value-type="float">
            <text:p>2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3192" calcext:value-type="float">
            <text:p>-319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10" calcext:value-type="float">
            <text:p>59910</text:p>
          </table:table-cell>
          <table:table-cell office:value-type="float" office:value="59050" calcext:value-type="float">
            <text:p>59050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24" calcext:value-type="float">
            <text:p>24</text:p>
          </table:table-cell>
          <table:table-cell table:formula="of:=[.A56]-[.B56]" office:value-type="float" office:value="-2530" calcext:value-type="float">
            <text:p>-2530</text:p>
          </table:table-cell>
          <table:table-cell table:formula="of:=[.A56]-[.C56]" office:value-type="float" office:value="-1670" calcext:value-type="float">
            <text:p>-1670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035" calcext:value-type="float">
            <text:p>-3035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76" calcext:value-type="float">
            <text:p>57876</text:p>
          </table:table-cell>
          <table:table-cell office:value-type="float" office:value="59583" calcext:value-type="float">
            <text:p>5958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15" calcext:value-type="float">
            <text:p>59015</text:p>
          </table:table-cell>
          <table:table-cell office:value-type="float" office:value="24" calcext:value-type="float">
            <text:p>24</text:p>
          </table:table-cell>
          <table:table-cell table:formula="of:=[.A57]-[.B57]" office:value-type="float" office:value="773" calcext:value-type="float">
            <text:p>773</text:p>
          </table:table-cell>
          <table:table-cell table:formula="of:=[.A57]-[.C57]" office:value-type="float" office:value="-934" calcext:value-type="float">
            <text:p>-93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366" calcext:value-type="float">
            <text:p>-366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785" calcext:value-type="float">
            <text:p>58785</text:p>
          </table:table-cell>
          <table:table-cell office:value-type="float" office:value="57987" calcext:value-type="float">
            <text:p>57987</text:p>
          </table:table-cell>
          <table:table-cell office:value-type="float" office:value="57503" calcext:value-type="float">
            <text:p>57503</text:p>
          </table:table-cell>
          <table:table-cell office:value-type="float" office:value="58175" calcext:value-type="float">
            <text:p>58175</text:p>
          </table:table-cell>
          <table:table-cell office:value-type="float" office:value="4" calcext:value-type="float">
            <text:p>4</text:p>
          </table:table-cell>
          <table:table-cell table:formula="of:=[.A58]-[.B58]" office:value-type="float" office:value="-610" calcext:value-type="float">
            <text:p>-610</text:p>
          </table:table-cell>
          <table:table-cell table:formula="of:=[.A58]-[.C58]" office:value-type="float" office:value="188" calcext:value-type="float">
            <text:p>188</text:p>
          </table:table-cell>
          <table:table-cell table:formula="of:=[.A58]-[.D58]" office:value-type="float" office:value="672" calcext:value-type="float">
            <text:p>672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623" calcext:value-type="float">
            <text:p>58623</text:p>
          </table:table-cell>
          <table:table-cell office:value-type="float" office:value="59426" calcext:value-type="float">
            <text:p>59426</text:p>
          </table:table-cell>
          <table:table-cell office:value-type="float" office:value="57734" calcext:value-type="float">
            <text:p>57734</text:p>
          </table:table-cell>
          <table:table-cell office:value-type="float" office:value="60594" calcext:value-type="float">
            <text:p>60594</text:p>
          </table:table-cell>
          <table:table-cell office:value-type="float" office:value="14" calcext:value-type="float">
            <text:p>14</text:p>
          </table:table-cell>
          <table:table-cell table:formula="of:=[.A59]-[.B59]" office:value-type="float" office:value="-889" calcext:value-type="float">
            <text:p>-889</text:p>
          </table:table-cell>
          <table:table-cell table:formula="of:=[.A59]-[.C59]" office:value-type="float" office:value="-1692" calcext:value-type="float">
            <text:p>-1692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2860" calcext:value-type="float">
            <text:p>-286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510" calcext:value-type="float">
            <text:p>57510</text:p>
          </table:table-cell>
          <table:table-cell office:value-type="float" office:value="60104" calcext:value-type="float">
            <text:p>60104</text:p>
          </table:table-cell>
          <table:table-cell office:value-type="float" office:value="58160" calcext:value-type="float">
            <text:p>58160</text:p>
          </table:table-cell>
          <table:table-cell office:value-type="float" office:value="59538" calcext:value-type="float">
            <text:p>59538</text:p>
          </table:table-cell>
          <table:table-cell office:value-type="float" office:value="20" calcext:value-type="float">
            <text:p>20</text:p>
          </table:table-cell>
          <table:table-cell table:formula="of:=[.A60]-[.B60]" office:value-type="float" office:value="650" calcext:value-type="float">
            <text:p>650</text:p>
          </table:table-cell>
          <table:table-cell table:formula="of:=[.A60]-[.C60]" office:value-type="float" office:value="-1944" calcext:value-type="float">
            <text:p>-1944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1378" calcext:value-type="float">
            <text:p>-1378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98" calcext:value-type="float">
            <text:p>59498</text:p>
          </table:table-cell>
          <table:table-cell office:value-type="float" office:value="59135" calcext:value-type="float">
            <text:p>59135</text:p>
          </table:table-cell>
          <table:table-cell office:value-type="float" office:value="57354" calcext:value-type="float">
            <text:p>57354</text:p>
          </table:table-cell>
          <table:table-cell office:value-type="float" office:value="58559" calcext:value-type="float">
            <text:p>58559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2144" calcext:value-type="float">
            <text:p>-2144</text:p>
          </table:table-cell>
          <table:table-cell table:formula="of:=[.A61]-[.C61]" office:value-type="float" office:value="-1781" calcext:value-type="float">
            <text:p>-178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205" calcext:value-type="float">
            <text:p>-120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820" calcext:value-type="float">
            <text:p>60820</text:p>
          </table:table-cell>
          <table:table-cell office:value-type="float" office:value="57519" calcext:value-type="float">
            <text:p>57519</text:p>
          </table:table-cell>
          <table:table-cell office:value-type="float" office:value="58779" calcext:value-type="float">
            <text:p>58779</text:p>
          </table:table-cell>
          <table:table-cell office:value-type="float" office:value="60547" calcext:value-type="float">
            <text:p>60547</text:p>
          </table:table-cell>
          <table:table-cell office:value-type="float" office:value="27" calcext:value-type="float">
            <text:p>27</text:p>
          </table:table-cell>
          <table:table-cell table:formula="of:=[.A62]-[.B62]" office:value-type="float" office:value="-2041" calcext:value-type="float">
            <text:p>-2041</text:p>
          </table:table-cell>
          <table:table-cell table:formula="of:=[.A62]-[.C62]" office:value-type="float" office:value="1260" calcext:value-type="float">
            <text:p>1260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768" calcext:value-type="float">
            <text:p>-1768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103" calcext:value-type="float">
            <text:p>60103</text:p>
          </table:table-cell>
          <table:table-cell office:value-type="float" office:value="57508" calcext:value-type="float">
            <text:p>57508</text:p>
          </table:table-cell>
          <table:table-cell office:value-type="float" office:value="59721" calcext:value-type="float">
            <text:p>59721</text:p>
          </table:table-cell>
          <table:table-cell office:value-type="float" office:value="58111" calcext:value-type="float">
            <text:p>58111</text:p>
          </table:table-cell>
          <table:table-cell office:value-type="float" office:value="20" calcext:value-type="float">
            <text:p>20</text:p>
          </table:table-cell>
          <table:table-cell table:formula="of:=[.A63]-[.B63]" office:value-type="float" office:value="-382" calcext:value-type="float">
            <text:p>-382</text:p>
          </table:table-cell>
          <table:table-cell table:formula="of:=[.A63]-[.C63]" office:value-type="float" office:value="2213" calcext:value-type="float">
            <text:p>2213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610" calcext:value-type="float">
            <text:p>161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397" calcext:value-type="float">
            <text:p>57397</text:p>
          </table:table-cell>
          <table:table-cell office:value-type="float" office:value="60095" calcext:value-type="float">
            <text:p>60095</text:p>
          </table:table-cell>
          <table:table-cell office:value-type="float" office:value="57493" calcext:value-type="float">
            <text:p>57493</text:p>
          </table:table-cell>
          <table:table-cell office:value-type="float" office:value="57479" calcext:value-type="float">
            <text:p>57479</text:p>
          </table:table-cell>
          <table:table-cell office:value-type="float" office:value="26" calcext:value-type="float">
            <text:p>26</text:p>
          </table:table-cell>
          <table:table-cell table:formula="of:=[.A64]-[.B64]" office:value-type="float" office:value="96" calcext:value-type="float">
            <text:p>96</text:p>
          </table:table-cell>
          <table:table-cell table:formula="of:=[.A64]-[.C64]" office:value-type="float" office:value="-2602" calcext:value-type="float">
            <text:p>-2602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2396" calcext:value-type="float">
            <text:p>-2396</text:p>
          </table:table-cell>
          <table:table-cell table:formula="of:=[.A65]-[.C65]" office:value-type="float" office:value="-1183" calcext:value-type="float">
            <text:p>-1183</text:p>
          </table:table-cell>
          <table:table-cell table:formula="of:=[.A65]-[.D65]" office:value-type="float" office:value="-2907" calcext:value-type="float">
            <text:p>-2907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034" calcext:value-type="float">
            <text:p>60034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377" calcext:value-type="float">
            <text:p>58377</text:p>
          </table:table-cell>
          <table:table-cell office:value-type="float" office:value="22" calcext:value-type="float">
            <text:p>22</text:p>
          </table:table-cell>
          <table:table-cell table:formula="of:=[.A66]-[.B66]" office:value-type="float" office:value="-2635" calcext:value-type="float">
            <text:p>-2635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78" calcext:value-type="float">
            <text:p>-97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963" calcext:value-type="float">
            <text:p>57963</text:p>
          </table:table-cell>
          <table:table-cell office:value-type="float" office:value="58175" calcext:value-type="float">
            <text:p>58175</text:p>
          </table:table-cell>
          <table:table-cell office:value-type="float" office:value="57397" calcext:value-type="float">
            <text:p>57397</text:p>
          </table:table-cell>
          <table:table-cell office:value-type="float" office:value="59831" calcext:value-type="float">
            <text:p>59831</text:p>
          </table:table-cell>
          <table:table-cell office:value-type="float" office:value="29" calcext:value-type="float">
            <text:p>29</text:p>
          </table:table-cell>
          <table:table-cell table:formula="of:=[.A67]-[.B67]" office:value-type="float" office:value="-566" calcext:value-type="float">
            <text:p>-566</text:p>
          </table:table-cell>
          <table:table-cell table:formula="of:=[.A67]-[.C67]" office:value-type="float" office:value="-778" calcext:value-type="float">
            <text:p>-77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434" calcext:value-type="float">
            <text:p>-2434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986" calcext:value-type="float">
            <text:p>57986</text:p>
          </table:table-cell>
          <table:table-cell office:value-type="float" office:value="59784" calcext:value-type="float">
            <text:p>59784</text:p>
          </table:table-cell>
          <table:table-cell office:value-type="float" office:value="58623" calcext:value-type="float">
            <text:p>58623</text:p>
          </table:table-cell>
          <table:table-cell office:value-type="float" office:value="57398" calcext:value-type="float">
            <text:p>57398</text:p>
          </table:table-cell>
          <table:table-cell office:value-type="float" office:value="4" calcext:value-type="float">
            <text:p>4</text:p>
          </table:table-cell>
          <table:table-cell table:formula="of:=[.A68]-[.B68]" office:value-type="float" office:value="-588" calcext:value-type="float">
            <text:p>-588</text:p>
          </table:table-cell>
          <table:table-cell table:formula="of:=[.A68]-[.C68]" office:value-type="float" office:value="-2386" calcext:value-type="float">
            <text:p>-2386</text:p>
          </table:table-cell>
          <table:table-cell table:formula="of:=[.A68]-[.D68]" office:value-type="float" office:value="-1225" calcext:value-type="float">
            <text:p>-1225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24" calcext:value-type="float">
            <text:p>60424</text:p>
          </table:table-cell>
          <table:table-cell office:value-type="float" office:value="58433" calcext:value-type="float">
            <text:p>58433</text:p>
          </table:table-cell>
          <table:table-cell office:value-type="float" office:value="57413" calcext:value-type="float">
            <text:p>57413</text:p>
          </table:table-cell>
          <table:table-cell office:value-type="float" office:value="58367" calcext:value-type="float">
            <text:p>58367</text:p>
          </table:table-cell>
          <table:table-cell office:value-type="float" office:value="20" calcext:value-type="float">
            <text:p>20</text:p>
          </table:table-cell>
          <table:table-cell table:formula="of:=[.A69]-[.B69]" office:value-type="float" office:value="-3011" calcext:value-type="float">
            <text:p>-3011</text:p>
          </table:table-cell>
          <table:table-cell table:formula="of:=[.A69]-[.C69]" office:value-type="float" office:value="-1020" calcext:value-type="float">
            <text:p>-1020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954" calcext:value-type="float">
            <text:p>-954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87" calcext:value-type="float">
            <text:p>57687</text:p>
          </table:table-cell>
          <table:table-cell office:value-type="float" office:value="57921" calcext:value-type="float">
            <text:p>57921</text:p>
          </table:table-cell>
          <table:table-cell office:value-type="float" office:value="57354" calcext:value-type="float">
            <text:p>57354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333" calcext:value-type="float">
            <text:p>-333</text:p>
          </table:table-cell>
          <table:table-cell table:formula="of:=[.A70]-[.C70]" office:value-type="float" office:value="-567" calcext:value-type="float">
            <text:p>-56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3061" calcext:value-type="float">
            <text:p>-3061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56" calcext:value-type="float">
            <text:p>59056</text:p>
          </table:table-cell>
          <table:table-cell office:value-type="float" office:value="60031" calcext:value-type="float">
            <text:p>60031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A71]-[.B71]" office:value-type="float" office:value="2383" calcext:value-type="float">
            <text:p>2383</text:p>
          </table:table-cell>
          <table:table-cell table:formula="of:=[.A71]-[.C71]" office:value-type="float" office:value="1408" calcext:value-type="float">
            <text:p>1408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61439" calcext:value-type="float">
            <text:p>61439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1" calcext:value-type="float">
            <text:p>1</text:p>
          </table:table-cell>
          <table:table-cell table:style-name="ce5" table:formula="of:=COUNTIF([.I2:.I71];0)" office:value-type="float" office:value="56" calcext:value-type="float">
            <text:p>56</text:p>
          </table:table-cell>
          <table:table-cell table:style-name="ce5" table:formula="of:=COUNTIF([.J2:.J71]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8" calcext:value-type="float">
            <text:p>0.8</text:p>
          </table:table-cell>
          <table:table-cell table:number-columns-repeated="9"/>
        </table:table-row>
      </table:table>
      <table:table table:name="ReadingStep=25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13" calcext:value-type="float">
            <text:p>587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59533" calcext:value-type="float">
            <text:p>59533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-25" calcext:value-type="float">
            <text:p>-25</text:p>
          </table:table-cell>
          <table:table-cell table:formula="of:=[.A2]-[.C2]" office:value-type="float" office:value="-1727" calcext:value-type="float">
            <text:p>-1727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45" calcext:value-type="float">
            <text:p>-845</text:p>
          </table:table-cell>
          <table:table-cell office:value-type="string" calcext:value-type="string">
            <text:p>BBB</text:p>
          </table:table-cell>
          <table:table-cell office:value-type="float" office:value="225733" calcext:value-type="float">
            <text:p>225733</text:p>
          </table:table-cell>
          <table:table-cell office:value-type="float" office:value="38796" calcext:value-type="float">
            <text:p>38796</text:p>
          </table:table-cell>
          <table:table-cell office:value-type="float" office:value="70" calcext:value-type="float">
            <text:p>70</text:p>
          </table:table-cell>
          <table:table-cell office:value-type="float" office:value="122856" calcext:value-type="float">
            <text:p>122856</text:p>
          </table:table-cell>
          <table:table-cell office:value-type="float" office:value="8599774" calcext:value-type="float">
            <text:p>8599774</text:p>
          </table:table-cell>
          <table:table-cell office:value-type="float" office:value="205565" calcext:value-type="float">
            <text:p>205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524" calcext:value-type="float">
            <text:p>59524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7" calcext:value-type="float">
            <text:p>57477</text:p>
          </table:table-cell>
          <table:table-cell office:value-type="float" office:value="60479" calcext:value-type="float">
            <text:p>60479</text:p>
          </table:table-cell>
          <table:table-cell office:value-type="float" office:value="20" calcext:value-type="float">
            <text:p>20</text:p>
          </table:table-cell>
          <table:table-cell table:formula="of:=[.A3]-[.B3]" office:value-type="float" office:value="-2047" calcext:value-type="float">
            <text:p>-2047</text:p>
          </table:table-cell>
          <table:table-cell table:formula="of:=[.A3]-[.C3]" office:value-type="float" office:value="-2014" calcext:value-type="float">
            <text:p>-2014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002" calcext:value-type="float">
            <text:p>-3002</text:p>
          </table:table-cell>
          <table:table-cell office:value-type="string" calcext:value-type="string">
            <text:p>Rpi</text:p>
          </table:table-cell>
          <table:table-cell office:value-type="float" office:value="225732" calcext:value-type="float">
            <text:p>225732</text:p>
          </table:table-cell>
          <table:table-cell office:value-type="float" office:value="38629" calcext:value-type="float">
            <text:p>38629</text:p>
          </table:table-cell>
          <table:table-cell office:value-type="float" office:value="70" calcext:value-type="float">
            <text:p>70</text:p>
          </table:table-cell>
          <table:table-cell office:value-type="float" office:value="122837" calcext:value-type="float">
            <text:p>122837</text:p>
          </table:table-cell>
          <table:table-cell office:value-type="float" office:value="8598238" calcext:value-type="float">
            <text:p>8598238</text:p>
          </table:table-cell>
          <table:table-cell office:value-type="float" office:value="205565" calcext:value-type="float">
            <text:p>205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387" calcext:value-type="float">
            <text:p>57387</text:p>
          </table:table-cell>
          <table:table-cell office:value-type="float" office:value="24" calcext:value-type="float">
            <text:p>24</text:p>
          </table:table-cell>
          <table:table-cell table:formula="of:=[.A4]-[.B4]" office:value-type="float" office:value="-1329" calcext:value-type="float">
            <text:p>-1329</text:p>
          </table:table-cell>
          <table:table-cell table:formula="of:=[.A4]-[.C4]" office:value-type="float" office:value="5" calcext:value-type="float">
            <text:p>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7" calcext:value-type="float">
            <text:p>-7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table:number-columns-repeated="2" office:value-type="float" office:value="57919" calcext:value-type="float">
            <text:p>57919</text:p>
          </table:table-cell>
          <table:table-cell office:value-type="float" office:value="59816" calcext:value-type="float">
            <text:p>59816</text:p>
          </table:table-cell>
          <table:table-cell office:value-type="float" office:value="58932" calcext:value-type="float">
            <text:p>58932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1013" calcext:value-type="float">
            <text:p>1013</text:p>
          </table:table-cell>
          <table:table-cell table:formula="of:=[.A5]-[.C5]" office:value-type="float" office:value="1013" calcext:value-type="float">
            <text:p>1013</text:p>
          </table:table-cell>
          <table:table-cell table:formula="of:=[.A5]-[.D5]" office:value-type="float" office:value="-884" calcext:value-type="float">
            <text:p>-884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2.38861277777778" calcext:value-type="float">
            <text:p>2.38861277777778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376" calcext:value-type="float">
            <text:p>58376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9" calcext:value-type="float">
            <text:p>57699</text:p>
          </table:table-cell>
          <table:table-cell office:value-type="float" office:value="57389" calcext:value-type="float">
            <text:p>57389</text:p>
          </table:table-cell>
          <table:table-cell office:value-type="float" office:value="5" calcext:value-type="float">
            <text:p>5</text:p>
          </table:table-cell>
          <table:table-cell table:formula="of:=[.A6]-[.B6]" office:value-type="float" office:value="-677" calcext:value-type="float">
            <text:p>-677</text:p>
          </table:table-cell>
          <table:table-cell table:formula="of:=[.A6]-[.C6]" office:value-type="float" office:value="-188" calcext:value-type="float">
            <text:p>-18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03" calcext:value-type="float">
            <text:p>57503</text:p>
          </table:table-cell>
          <table:table-cell office:value-type="float" office:value="57995" calcext:value-type="float">
            <text:p>57995</text:p>
          </table:table-cell>
          <table:table-cell office:value-type="float" office:value="58375" calcext:value-type="float">
            <text:p>58375</text:p>
          </table:table-cell>
          <table:table-cell office:value-type="float" office:value="3" calcext:value-type="float">
            <text:p>3</text:p>
          </table:table-cell>
          <table:table-cell table:formula="of:=[.A7]-[.B7]" office:value-type="float" office:value="-372" calcext:value-type="float">
            <text:p>-372</text:p>
          </table:table-cell>
          <table:table-cell table:formula="of:=[.A7]-[.C7]" office:value-type="float" office:value="492" calcext:value-type="float">
            <text:p>492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380" calcext:value-type="float">
            <text:p>-380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75" calcext:value-type="float">
            <text:p>60575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1" calcext:value-type="float">
            <text:p>57701</text:p>
          </table:table-cell>
          <table:table-cell office:value-type="float" office:value="58963" calcext:value-type="float">
            <text:p>58963</text:p>
          </table:table-cell>
          <table:table-cell office:value-type="float" office:value="9" calcext:value-type="float">
            <text:p>9</text:p>
          </table:table-cell>
          <table:table-cell table:formula="of:=[.A8]-[.B8]" office:value-type="float" office:value="-2874" calcext:value-type="float">
            <text:p>-2874</text:p>
          </table:table-cell>
          <table:table-cell table:formula="of:=[.A8]-[.C8]" office:value-type="float" office:value="276" calcext:value-type="float">
            <text:p>27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262" calcext:value-type="float">
            <text:p>-1262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99" calcext:value-type="float">
            <text:p>57399</text:p>
          </table:table-cell>
          <table:table-cell office:value-type="float" office:value="60607" calcext:value-type="float">
            <text:p>60607</text:p>
          </table:table-cell>
          <table:table-cell office:value-type="float" office:value="57748" calcext:value-type="float">
            <text:p>57748</text:p>
          </table:table-cell>
          <table:table-cell office:value-type="float" office:value="57432" calcext:value-type="float">
            <text:p>57432</text:p>
          </table:table-cell>
          <table:table-cell office:value-type="float" office:value="9" calcext:value-type="float">
            <text:p>9</text:p>
          </table:table-cell>
          <table:table-cell table:formula="of:=[.A9]-[.B9]" office:value-type="float" office:value="349" calcext:value-type="float">
            <text:p>349</text:p>
          </table:table-cell>
          <table:table-cell table:formula="of:=[.A9]-[.C9]" office:value-type="float" office:value="-2859" calcext:value-type="float">
            <text:p>-285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316" calcext:value-type="float">
            <text:p>31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548" calcext:value-type="float">
            <text:p>60548</text:p>
          </table:table-cell>
          <table:table-cell office:value-type="float" office:value="58435" calcext:value-type="float">
            <text:p>58435</text:p>
          </table:table-cell>
          <table:table-cell office:value-type="float" office:value="57760" calcext:value-type="float">
            <text:p>57760</text:p>
          </table:table-cell>
          <table:table-cell office:value-type="float" office:value="60617" calcext:value-type="float">
            <text:p>60617</text:p>
          </table:table-cell>
          <table:table-cell office:value-type="float" office:value="28" calcext:value-type="float">
            <text:p>28</text:p>
          </table:table-cell>
          <table:table-cell table:formula="of:=[.A10]-[.B10]" office:value-type="float" office:value="-2788" calcext:value-type="float">
            <text:p>-2788</text:p>
          </table:table-cell>
          <table:table-cell table:formula="of:=[.A10]-[.C10]" office:value-type="float" office:value="-675" calcext:value-type="float">
            <text:p>-67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857" calcext:value-type="float">
            <text:p>-2857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55" calcext:value-type="float">
            <text:p>59055</text:p>
          </table:table-cell>
          <table:table-cell office:value-type="float" office:value="60447" calcext:value-type="float">
            <text:p>60447</text:p>
          </table:table-cell>
          <table:table-cell office:value-type="float" office:value="57484" calcext:value-type="float">
            <text:p>57484</text:p>
          </table:table-cell>
          <table:table-cell office:value-type="float" office:value="59776" calcext:value-type="float">
            <text:p>59776</text:p>
          </table:table-cell>
          <table:table-cell office:value-type="float" office:value="23" calcext:value-type="float">
            <text:p>23</text:p>
          </table:table-cell>
          <table:table-cell table:formula="of:=[.A11]-[.B11]" office:value-type="float" office:value="-1571" calcext:value-type="float">
            <text:p>-1571</text:p>
          </table:table-cell>
          <table:table-cell table:formula="of:=[.A11]-[.C11]" office:value-type="float" office:value="-2963" calcext:value-type="float">
            <text:p>-2963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292" calcext:value-type="float">
            <text:p>-229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59916" calcext:value-type="float">
            <text:p>59916</text:p>
          </table:table-cell>
          <table:table-cell office:value-type="float" office:value="22" calcext:value-type="float">
            <text:p>22</text:p>
          </table:table-cell>
          <table:table-cell table:formula="of:=[.A12]-[.B12]" office:value-type="float" office:value="-3312" calcext:value-type="float">
            <text:p>-3312</text:p>
          </table:table-cell>
          <table:table-cell table:formula="of:=[.A12]-[.C12]" office:value-type="float" office:value="-2780" calcext:value-type="float">
            <text:p>-278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536" calcext:value-type="float">
            <text:p>-2536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036" calcext:value-type="float">
            <text:p>58036</text:p>
          </table:table-cell>
          <table:table-cell office:value-type="float" office:value="59044" calcext:value-type="float">
            <text:p>59044</text:p>
          </table:table-cell>
          <table:table-cell office:value-type="float" office:value="59435" calcext:value-type="float">
            <text:p>59435</text:p>
          </table:table-cell>
          <table:table-cell office:value-type="float" office:value="59664" calcext:value-type="float">
            <text:p>59664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1399" calcext:value-type="float">
            <text:p>1399</text:p>
          </table:table-cell>
          <table:table-cell table:formula="of:=[.A13]-[.C13]" office:value-type="float" office:value="391" calcext:value-type="float">
            <text:p>3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229" calcext:value-type="float">
            <text:p>-229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671" calcext:value-type="float">
            <text:p>60671</text:p>
          </table:table-cell>
          <table:table-cell office:value-type="float" office:value="57451" calcext:value-type="float">
            <text:p>57451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2749" calcext:value-type="float">
            <text:p>-2749</text:p>
          </table:table-cell>
          <table:table-cell table:formula="of:=[.A14]-[.C14]" office:value-type="float" office:value="471" calcext:value-type="float">
            <text:p>471</text:p>
          </table:table-cell>
          <table:table-cell table:formula="of:=[.A14]-[.D14]" office:value-type="float" office:value="-2493" calcext:value-type="float">
            <text:p>-2493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008" calcext:value-type="float">
            <text:p>5800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83" calcext:value-type="float">
            <text:p>57783</text:p>
          </table:table-cell>
          <table:table-cell office:value-type="float" office:value="57439" calcext:value-type="float">
            <text:p>57439</text:p>
          </table:table-cell>
          <table:table-cell office:value-type="float" office:value="20" calcext:value-type="float">
            <text:p>20</text:p>
          </table:table-cell>
          <table:table-cell table:formula="of:=[.A15]-[.B15]" office:value-type="float" office:value="-225" calcext:value-type="float">
            <text:p>-225</text:p>
          </table:table-cell>
          <table:table-cell table:formula="of:=[.A15]-[.C15]" office:value-type="float" office:value="-3656" calcext:value-type="float">
            <text:p>-365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02" calcext:value-type="float">
            <text:p>60102</text:p>
          </table:table-cell>
          <table:table-cell office:value-type="float" office:value="59012" calcext:value-type="float">
            <text:p>59012</text:p>
          </table:table-cell>
          <table:table-cell office:value-type="float" office:value="57407" calcext:value-type="float">
            <text:p>57407</text:p>
          </table:table-cell>
          <table:table-cell office:value-type="float" office:value="58161" calcext:value-type="float">
            <text:p>58161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1941" calcext:value-type="float">
            <text:p>-1941</text:p>
          </table:table-cell>
          <table:table-cell table:formula="of:=[.A16]-[.C16]" office:value-type="float" office:value="-851" calcext:value-type="float">
            <text:p>-851</text:p>
          </table:table-cell>
          <table:table-cell table:formula="of:=[.A16]-[.D16]" office:value-type="float" office:value="754" calcext:value-type="float">
            <text:p>754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927" calcext:value-type="float">
            <text:p>60927</text:p>
          </table:table-cell>
          <table:table-cell office:value-type="float" office:value="58065" calcext:value-type="float">
            <text:p>58065</text:p>
          </table:table-cell>
          <table:table-cell office:value-type="float" office:value="58367" calcext:value-type="float">
            <text:p>58367</text:p>
          </table:table-cell>
          <table:table-cell office:value-type="float" office:value="57485" calcext:value-type="float">
            <text:p>57485</text:p>
          </table:table-cell>
          <table:table-cell office:value-type="float" office:value="14" calcext:value-type="float">
            <text:p>14</text:p>
          </table:table-cell>
          <table:table-cell table:formula="of:=[.A17]-[.B17]" office:value-type="float" office:value="-3442" calcext:value-type="float">
            <text:p>-3442</text:p>
          </table:table-cell>
          <table:table-cell table:formula="of:=[.A17]-[.C17]" office:value-type="float" office:value="-580" calcext:value-type="float">
            <text:p>-580</text:p>
          </table:table-cell>
          <table:table-cell table:formula="of:=[.A17]-[.D17]" office:value-type="float" office:value="-882" calcext:value-type="float">
            <text:p>-882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05" calcext:value-type="float">
            <text:p>58905</text:p>
          </table:table-cell>
          <table:table-cell office:value-type="float" office:value="58463" calcext:value-type="float">
            <text:p>58463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4" calcext:value-type="float">
            <text:p>57344</text:p>
          </table:table-cell>
          <table:table-cell office:value-type="float" office:value="29" calcext:value-type="float">
            <text:p>29</text:p>
          </table:table-cell>
          <table:table-cell table:formula="of:=[.A18]-[.B18]" office:value-type="float" office:value="-1525" calcext:value-type="float">
            <text:p>-1525</text:p>
          </table:table-cell>
          <table:table-cell table:formula="of:=[.A18]-[.C18]" office:value-type="float" office:value="-1083" calcext:value-type="float">
            <text:p>-1083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225" calcext:value-type="float">
            <text:p>60225</text:p>
          </table:table-cell>
          <table:table-cell office:value-type="float" office:value="57895" calcext:value-type="float">
            <text:p>57895</text:p>
          </table:table-cell>
          <table:table-cell office:value-type="float" office:value="57698" calcext:value-type="float">
            <text:p>57698</text:p>
          </table:table-cell>
          <table:table-cell office:value-type="float" office:value="61439" calcext:value-type="float">
            <text:p>61439</text:p>
          </table:table-cell>
          <table:table-cell office:value-type="float" office:value="23" calcext:value-type="float">
            <text:p>23</text:p>
          </table:table-cell>
          <table:table-cell table:formula="of:=[.A19]-[.B19]" office:value-type="float" office:value="-2527" calcext:value-type="float">
            <text:p>-2527</text:p>
          </table:table-cell>
          <table:table-cell table:formula="of:=[.A19]-[.C19]" office:value-type="float" office:value="-197" calcext:value-type="float">
            <text:p>-197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741" calcext:value-type="float">
            <text:p>-374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27" calcext:value-type="float">
            <text:p>59927</text:p>
          </table:table-cell>
          <table:table-cell office:value-type="float" office:value="58911" calcext:value-type="float">
            <text:p>5891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 table:formula="of:=[.A20]-[.B20]" office:value-type="float" office:value="-2547" calcext:value-type="float">
            <text:p>-2547</text:p>
          </table:table-cell>
          <table:table-cell table:formula="of:=[.A20]-[.C20]" office:value-type="float" office:value="-1531" calcext:value-type="float">
            <text:p>-1531</text:p>
          </table:table-cell>
          <table:table-cell table:formula="of:=[.A20]-[.D20]" office:value-type="float" office:value="-4059" calcext:value-type="float">
            <text:p>-4059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87" calcext:value-type="float">
            <text:p>58687</text:p>
          </table:table-cell>
          <table:table-cell office:value-type="float" office:value="57375" calcext:value-type="float">
            <text:p>57375</text:p>
          </table:table-cell>
          <table:table-cell office:value-type="float" office:value="61439" calcext:value-type="float">
            <text:p>61439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-142" calcext:value-type="float">
            <text:p>-142</text:p>
          </table:table-cell>
          <table:table-cell table:formula="of:=[.A21]-[.C21]" office:value-type="float" office:value="1170" calcext:value-type="float">
            <text:p>1170</text:p>
          </table:table-cell>
          <table:table-cell table:formula="of:=[.A21]-[.D21]" office:value-type="float" office:value="-2894" calcext:value-type="float">
            <text:p>-2894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941" calcext:value-type="float">
            <text:p>5794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43" calcext:value-type="float">
            <text:p>58943</text:p>
          </table:table-cell>
          <table:table-cell office:value-type="float" office:value="57741" calcext:value-type="float">
            <text:p>57741</text:p>
          </table:table-cell>
          <table:table-cell office:value-type="float" office:value="13" calcext:value-type="float">
            <text:p>13</text:p>
          </table:table-cell>
          <table:table-cell table:formula="of:=[.A22]-[.B22]" office:value-type="float" office:value="-200" calcext:value-type="float">
            <text:p>-200</text:p>
          </table:table-cell>
          <table:table-cell table:formula="of:=[.A22]-[.C22]" office:value-type="float" office:value="93" calcext:value-type="float">
            <text:p>93</text:p>
          </table:table-cell>
          <table:table-cell table:formula="of:=[.A22]-[.D22]" office:value-type="float" office:value="-1202" calcext:value-type="float">
            <text:p>-1202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385" calcext:value-type="float">
            <text:p>57385</text:p>
          </table:table-cell>
          <table:table-cell office:value-type="float" office:value="58000" calcext:value-type="float">
            <text:p>58000</text:p>
          </table:table-cell>
          <table:table-cell office:value-type="float" office:value="59135" calcext:value-type="float">
            <text:p>59135</text:p>
          </table:table-cell>
          <table:table-cell office:value-type="float" office:value="57729" calcext:value-type="float">
            <text:p>57729</text:p>
          </table:table-cell>
          <table:table-cell office:value-type="float" office:value="14" calcext:value-type="float">
            <text:p>14</text:p>
          </table:table-cell>
          <table:table-cell table:formula="of:=[.A23]-[.B23]" office:value-type="float" office:value="344" calcext:value-type="float">
            <text:p>344</text:p>
          </table:table-cell>
          <table:table-cell table:formula="of:=[.A23]-[.C23]" office:value-type="float" office:value="-271" calcext:value-type="float">
            <text:p>-271</text:p>
          </table:table-cell>
          <table:table-cell table:formula="of:=[.A23]-[.D23]" office:value-type="float" office:value="-1406" calcext:value-type="float">
            <text:p>-140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479" calcext:value-type="float">
            <text:p>60479</text:p>
          </table:table-cell>
          <table:table-cell office:value-type="float" office:value="57407" calcext:value-type="float">
            <text:p>57407</text:p>
          </table:table-cell>
          <table:table-cell office:value-type="float" office:value="57731" calcext:value-type="float">
            <text:p>57731</text:p>
          </table:table-cell>
          <table:table-cell office:value-type="float" office:value="60012" calcext:value-type="float">
            <text:p>60012</text:p>
          </table:table-cell>
          <table:table-cell office:value-type="float" office:value="30" calcext:value-type="float">
            <text:p>30</text:p>
          </table:table-cell>
          <table:table-cell table:formula="of:=[.A24]-[.B24]" office:value-type="float" office:value="-2748" calcext:value-type="float">
            <text:p>-2748</text:p>
          </table:table-cell>
          <table:table-cell table:formula="of:=[.A24]-[.C24]" office:value-type="float" office:value="324" calcext:value-type="float">
            <text:p>32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2281" calcext:value-type="float">
            <text:p>-228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68" calcext:value-type="float">
            <text:p>59568</text:p>
          </table:table-cell>
          <table:table-cell office:value-type="float" office:value="60257" calcext:value-type="float">
            <text:p>60257</text:p>
          </table:table-cell>
          <table:table-cell office:value-type="float" office:value="57511" calcext:value-type="float">
            <text:p>5751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2188" calcext:value-type="float">
            <text:p>-2188</text:p>
          </table:table-cell>
          <table:table-cell table:formula="of:=[.A25]-[.C25]" office:value-type="float" office:value="-2877" calcext:value-type="float">
            <text:p>-2877</text:p>
          </table:table-cell>
          <table:table-cell table:formula="of:=[.A25]-[.D25]" office:value-type="float" office:value="-131" calcext:value-type="float">
            <text:p>-131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51" calcext:value-type="float">
            <text:p>57651</text:p>
          </table:table-cell>
          <table:table-cell office:value-type="float" office:value="57663" calcext:value-type="float">
            <text:p>57663</text:p>
          </table:table-cell>
          <table:table-cell office:value-type="float" office:value="57702" calcext:value-type="float">
            <text:p>57702</text:p>
          </table:table-cell>
          <table:table-cell office:value-type="float" office:value="57867" calcext:value-type="float">
            <text:p>57867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51" calcext:value-type="float">
            <text:p>51</text:p>
          </table:table-cell>
          <table:table-cell table:formula="of:=[.A26]-[.C26]" office:value-type="float" office:value="39" calcext:value-type="float">
            <text:p>39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65" calcext:value-type="float">
            <text:p>-165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56" calcext:value-type="float">
            <text:p>58156</text:p>
          </table:table-cell>
          <table:table-cell office:value-type="float" office:value="60616" calcext:value-type="float">
            <text:p>60616</text:p>
          </table:table-cell>
          <table:table-cell office:value-type="float" office:value="57476" calcext:value-type="float">
            <text:p>57476</text:p>
          </table:table-cell>
          <table:table-cell office:value-type="float" office:value="60191" calcext:value-type="float">
            <text:p>60191</text:p>
          </table:table-cell>
          <table:table-cell office:value-type="float" office:value="20" calcext:value-type="float">
            <text:p>20</text:p>
          </table:table-cell>
          <table:table-cell table:formula="of:=[.A27]-[.B27]" office:value-type="float" office:value="-680" calcext:value-type="float">
            <text:p>-680</text:p>
          </table:table-cell>
          <table:table-cell table:formula="of:=[.A27]-[.C27]" office:value-type="float" office:value="-3140" calcext:value-type="float">
            <text:p>-3140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715" calcext:value-type="float">
            <text:p>-271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7" calcext:value-type="float">
            <text:p>57407</text:p>
          </table:table-cell>
          <table:table-cell office:value-type="float" office:value="59135" calcext:value-type="float">
            <text:p>59135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27" calcext:value-type="float">
            <text:p>-27</text:p>
          </table:table-cell>
          <table:table-cell table:formula="of:=[.A28]-[.C28]" office:value-type="float" office:value="-1755" calcext:value-type="float">
            <text:p>-1755</text:p>
          </table:table-cell>
          <table:table-cell table:formula="of:=[.A28]-[.D28]" office:value-type="float" office:value="-2907" calcext:value-type="float">
            <text:p>-2907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919" calcext:value-type="float">
            <text:p>57919</text:p>
          </table:table-cell>
          <table:table-cell office:value-type="float" office:value="58383" calcext:value-type="float">
            <text:p>58383</text:p>
          </table:table-cell>
          <table:table-cell office:value-type="float" office:value="59721" calcext:value-type="float">
            <text:p>59721</text:p>
          </table:table-cell>
          <table:table-cell office:value-type="float" office:value="58185" calcext:value-type="float">
            <text:p>58185</text:p>
          </table:table-cell>
          <table:table-cell office:value-type="float" office:value="28" calcext:value-type="float">
            <text:p>28</text:p>
          </table:table-cell>
          <table:table-cell table:formula="of:=[.A29]-[.B29]" office:value-type="float" office:value="1802" calcext:value-type="float">
            <text:p>1802</text:p>
          </table:table-cell>
          <table:table-cell table:formula="of:=[.A29]-[.C29]" office:value-type="float" office:value="1338" calcext:value-type="float">
            <text:p>133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536" calcext:value-type="float">
            <text:p>1536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33" calcext:value-type="float">
            <text:p>58033</text:p>
          </table:table-cell>
          <table:table-cell office:value-type="float" office:value="57385" calcext:value-type="float">
            <text:p>57385</text:p>
          </table:table-cell>
          <table:table-cell office:value-type="float" office:value="58911" calcext:value-type="float">
            <text:p>58911</text:p>
          </table:table-cell>
          <table:table-cell office:value-type="float" office:value="57697" calcext:value-type="float">
            <text:p>57697</text:p>
          </table:table-cell>
          <table:table-cell office:value-type="float" office:value="12" calcext:value-type="float">
            <text:p>12</text:p>
          </table:table-cell>
          <table:table-cell table:formula="of:=[.A30]-[.B30]" office:value-type="float" office:value="-336" calcext:value-type="float">
            <text:p>-336</text:p>
          </table:table-cell>
          <table:table-cell table:formula="of:=[.A30]-[.C30]" office:value-type="float" office:value="312" calcext:value-type="float">
            <text:p>312</text:p>
          </table:table-cell>
          <table:table-cell table:formula="of:=[.A30]-[.D30]" office:value-type="float" office:value="-1214" calcext:value-type="float">
            <text:p>-1214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26" calcext:value-type="float">
            <text:p>57526</text:p>
          </table:table-cell>
          <table:table-cell office:value-type="float" office:value="60001" calcext:value-type="float">
            <text:p>60001</text:p>
          </table:table-cell>
          <table:table-cell office:value-type="float" office:value="57773" calcext:value-type="float">
            <text:p>57773</text:p>
          </table:table-cell>
          <table:table-cell office:value-type="float" office:value="58495" calcext:value-type="float">
            <text:p>58495</text:p>
          </table:table-cell>
          <table:table-cell office:value-type="float" office:value="20" calcext:value-type="float">
            <text:p>20</text:p>
          </table:table-cell>
          <table:table-cell table:formula="of:=[.A31]-[.B31]" office:value-type="float" office:value="247" calcext:value-type="float">
            <text:p>247</text:p>
          </table:table-cell>
          <table:table-cell table:formula="of:=[.A31]-[.C31]" office:value-type="float" office:value="-2228" calcext:value-type="float">
            <text:p>-222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722" calcext:value-type="float">
            <text:p>-722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36" calcext:value-type="float">
            <text:p>58536</text:p>
          </table:table-cell>
          <table:table-cell office:value-type="float" office:value="58703" calcext:value-type="float">
            <text:p>58703</text:p>
          </table:table-cell>
          <table:table-cell office:value-type="float" office:value="58148" calcext:value-type="float">
            <text:p>58148</text:p>
          </table:table-cell>
          <table:table-cell office:value-type="float" office:value="60211" calcext:value-type="float">
            <text:p>60211</text:p>
          </table:table-cell>
          <table:table-cell office:value-type="float" office:value="18" calcext:value-type="float">
            <text:p>18</text:p>
          </table:table-cell>
          <table:table-cell table:formula="of:=[.A32]-[.B32]" office:value-type="float" office:value="-388" calcext:value-type="float">
            <text:p>-388</text:p>
          </table:table-cell>
          <table:table-cell table:formula="of:=[.A32]-[.C32]" office:value-type="float" office:value="-555" calcext:value-type="float">
            <text:p>-55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063" calcext:value-type="float">
            <text:p>-2063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58719" calcext:value-type="float">
            <text:p>58719</text:p>
          </table:table-cell>
          <table:table-cell office:value-type="float" office:value="57697" calcext:value-type="float">
            <text:p>57697</text:p>
          </table:table-cell>
          <table:table-cell office:value-type="float" office:value="57368" calcext:value-type="float">
            <text:p>57368</text:p>
          </table:table-cell>
          <table:table-cell office:value-type="float" office:value="31" calcext:value-type="float">
            <text:p>31</text:p>
          </table:table-cell>
          <table:table-cell table:formula="of:=[.A33]-[.B33]" office:value-type="float" office:value="353" calcext:value-type="float">
            <text:p>353</text:p>
          </table:table-cell>
          <table:table-cell table:formula="of:=[.A33]-[.C33]" office:value-type="float" office:value="-1022" calcext:value-type="float">
            <text:p>-102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67" calcext:value-type="float">
            <text:p>58067</text:p>
          </table:table-cell>
          <table:table-cell office:value-type="float" office:value="59667" calcext:value-type="float">
            <text:p>59667</text:p>
          </table:table-cell>
          <table:table-cell office:value-type="float" office:value="59967" calcext:value-type="float">
            <text:p>59967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34]-[.B34]" office:value-type="float" office:value="-369" calcext:value-type="float">
            <text:p>-369</text:p>
          </table:table-cell>
          <table:table-cell table:formula="of:=[.A34]-[.C34]" office:value-type="float" office:value="-1969" calcext:value-type="float">
            <text:p>-1969</text:p>
          </table:table-cell>
          <table:table-cell table:formula="of:=[.A34]-[.D34]" office:value-type="float" office:value="-2269" calcext:value-type="float">
            <text:p>-2269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4" calcext:value-type="float">
            <text:p>58534</text:p>
          </table:table-cell>
          <table:table-cell office:value-type="float" office:value="57517" calcext:value-type="float">
            <text:p>57517</text:p>
          </table:table-cell>
          <table:table-cell office:value-type="float" office:value="57380" calcext:value-type="float">
            <text:p>57380</text:p>
          </table:table-cell>
          <table:table-cell office:value-type="float" office:value="60495" calcext:value-type="float">
            <text:p>60495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154" calcext:value-type="float">
            <text:p>-1154</text:p>
          </table:table-cell>
          <table:table-cell table:formula="of:=[.A35]-[.C35]" office:value-type="float" office:value="-137" calcext:value-type="float">
            <text:p>-137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15" calcext:value-type="float">
            <text:p>-3115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872" calcext:value-type="float">
            <text:p>57872</text:p>
          </table:table-cell>
          <table:table-cell office:value-type="float" office:value="60523" calcext:value-type="float">
            <text:p>60523</text:p>
          </table:table-cell>
          <table:table-cell office:value-type="float" office:value="57695" calcext:value-type="float">
            <text:p>57695</text:p>
          </table:table-cell>
          <table:table-cell office:value-type="float" office:value="59399" calcext:value-type="float">
            <text:p>59399</text:p>
          </table:table-cell>
          <table:table-cell office:value-type="float" office:value="12" calcext:value-type="float">
            <text:p>12</text:p>
          </table:table-cell>
          <table:table-cell table:formula="of:=[.A36]-[.B36]" office:value-type="float" office:value="-177" calcext:value-type="float">
            <text:p>-177</text:p>
          </table:table-cell>
          <table:table-cell table:formula="of:=[.A36]-[.C36]" office:value-type="float" office:value="-2828" calcext:value-type="float">
            <text:p>-282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704" calcext:value-type="float">
            <text:p>-170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4" calcext:value-type="float">
            <text:p>58114</text:p>
          </table:table-cell>
          <table:table-cell office:value-type="float" office:value="58896" calcext:value-type="float">
            <text:p>58896</text:p>
          </table:table-cell>
          <table:table-cell office:value-type="float" office:value="58239" calcext:value-type="float">
            <text:p>58239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734" calcext:value-type="float">
            <text:p>-734</text:p>
          </table:table-cell>
          <table:table-cell table:formula="of:=[.A37]-[.C37]" office:value-type="float" office:value="-1516" calcext:value-type="float">
            <text:p>-1516</text:p>
          </table:table-cell>
          <table:table-cell table:formula="of:=[.A37]-[.D37]" office:value-type="float" office:value="-859" calcext:value-type="float">
            <text:p>-859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4" calcext:value-type="float">
            <text:p>58624</text:p>
          </table:table-cell>
          <table:table-cell office:value-type="float" office:value="59455" calcext:value-type="float">
            <text:p>59455</text:p>
          </table:table-cell>
          <table:table-cell office:value-type="float" office:value="58545" calcext:value-type="float">
            <text:p>58545</text:p>
          </table:table-cell>
          <table:table-cell office:value-type="float" office:value="57407" calcext:value-type="float">
            <text:p>57407</text:p>
          </table:table-cell>
          <table:table-cell office:value-type="float" office:value="28" calcext:value-type="float">
            <text:p>28</text:p>
          </table:table-cell>
          <table:table-cell table:formula="of:=[.A38]-[.B38]" office:value-type="float" office:value="-79" calcext:value-type="float">
            <text:p>-79</text:p>
          </table:table-cell>
          <table:table-cell table:formula="of:=[.A38]-[.C38]" office:value-type="float" office:value="-910" calcext:value-type="float">
            <text:p>-91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60559" calcext:value-type="float">
            <text:p>60559</text:p>
          </table:table-cell>
          <table:table-cell office:value-type="float" office:value="57905" calcext:value-type="float">
            <text:p>57905</text:p>
          </table:table-cell>
          <table:table-cell office:value-type="float" office:value="1" calcext:value-type="float">
            <text:p>1</text:p>
          </table:table-cell>
          <table:table-cell table:formula="of:=[.A39]-[.B39]" office:value-type="float" office:value="-1486" calcext:value-type="float">
            <text:p>-1486</text:p>
          </table:table-cell>
          <table:table-cell table:formula="of:=[.A39]-[.C39]" office:value-type="float" office:value="-2318" calcext:value-type="float">
            <text:p>-2318</text:p>
          </table:table-cell>
          <table:table-cell table:formula="of:=[.A39]-[.D39]" office:value-type="float" office:value="-2654" calcext:value-type="float">
            <text:p>-2654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074" calcext:value-type="float">
            <text:p>59074</text:p>
          </table:table-cell>
          <table:table-cell office:value-type="float" office:value="57387" calcext:value-type="float">
            <text:p>57387</text:p>
          </table:table-cell>
          <table:table-cell office:value-type="float" office:value="59967" calcext:value-type="float">
            <text:p>59967</text:p>
          </table:table-cell>
          <table:table-cell office:value-type="float" office:value="42" calcext:value-type="float">
            <text:p>42</text:p>
          </table:table-cell>
          <table:table-cell table:formula="of:=[.A40]-[.B40]" office:value-type="float" office:value="0" calcext:value-type="float">
            <text:p>0</text:p>
          </table:table-cell>
          <table:table-cell table:formula="of:=[.A40]-[.C40]" office:value-type="float" office:value="-1367" calcext:value-type="float">
            <text:p>-1367</text:p>
          </table:table-cell>
          <table:table-cell table:formula="of:=[.A40]-[.D40]" office:value-type="float" office:value="320" calcext:value-type="float">
            <text:p>320</text:p>
          </table:table-cell>
          <table:table-cell table:formula="of:=[.A40]-[.E40]" office:value-type="float" office:value="-2260" calcext:value-type="float">
            <text:p>-226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table:number-columns-repeated="2" office:value-type="float" office:value="59775" calcext:value-type="float">
            <text:p>59775</text:p>
          </table:table-cell>
          <table:table-cell office:value-type="float" office:value="57393" calcext:value-type="float">
            <text:p>57393</text:p>
          </table:table-cell>
          <table:table-cell office:value-type="float" office:value="57409" calcext:value-type="float">
            <text:p>57409</text:p>
          </table:table-cell>
          <table:table-cell office:value-type="float" office:value="13" calcext:value-type="float">
            <text:p>13</text:p>
          </table:table-cell>
          <table:table-cell table:formula="of:=[.A41]-[.B41]" office:value-type="float" office:value="-2382" calcext:value-type="float">
            <text:p>-2382</text:p>
          </table:table-cell>
          <table:table-cell table:formula="of:=[.A41]-[.C41]" office:value-type="float" office:value="-2382" calcext:value-type="float">
            <text:p>-2382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6" calcext:value-type="float">
            <text:p>-1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56" calcext:value-type="float">
            <text:p>58156</text:p>
          </table:table-cell>
          <table:table-cell office:value-type="float" office:value="57516" calcext:value-type="float">
            <text:p>57516</text:p>
          </table:table-cell>
          <table:table-cell office:value-type="float" office:value="59839" calcext:value-type="float">
            <text:p>5983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776" calcext:value-type="float">
            <text:p>-776</text:p>
          </table:table-cell>
          <table:table-cell table:formula="of:=[.A42]-[.C42]" office:value-type="float" office:value="-136" calcext:value-type="float">
            <text:p>-136</text:p>
          </table:table-cell>
          <table:table-cell table:formula="of:=[.A42]-[.D42]" office:value-type="float" office:value="-2459" calcext:value-type="float">
            <text:p>-2459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503" calcext:value-type="float">
            <text:p>57503</text:p>
          </table:table-cell>
          <table:table-cell office:value-type="float" office:value="58932" calcext:value-type="float">
            <text:p>58932</text:p>
          </table:table-cell>
          <table:table-cell office:value-type="float" office:value="61439" calcext:value-type="float">
            <text:p>61439</text:p>
          </table:table-cell>
          <table:table-cell office:value-type="float" office:value="58954" calcext:value-type="float">
            <text:p>58954</text:p>
          </table:table-cell>
          <table:table-cell office:value-type="float" office:value="15" calcext:value-type="float">
            <text:p>15</text:p>
          </table:table-cell>
          <table:table-cell table:formula="of:=[.A43]-[.B43]" office:value-type="float" office:value="1451" calcext:value-type="float">
            <text:p>1451</text:p>
          </table:table-cell>
          <table:table-cell table:formula="of:=[.A43]-[.C43]" office:value-type="float" office:value="22" calcext:value-type="float">
            <text:p>22</text:p>
          </table:table-cell>
          <table:table-cell table:formula="of:=[.A43]-[.D43]" office:value-type="float" office:value="-2485" calcext:value-type="float">
            <text:p>-2485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58647" calcext:value-type="float">
            <text:p>58647</text:p>
          </table:table-cell>
          <table:table-cell office:value-type="float" office:value="57380" calcext:value-type="float">
            <text:p>57380</text:p>
          </table:table-cell>
          <table:table-cell office:value-type="float" office:value="58735" calcext:value-type="float">
            <text:p>58735</text:p>
          </table:table-cell>
          <table:table-cell office:value-type="float" office:value="17" calcext:value-type="float">
            <text:p>17</text:p>
          </table:table-cell>
          <table:table-cell table:formula="of:=[.A44]-[.B44]" office:value-type="float" office:value="-1024" calcext:value-type="float">
            <text:p>-1024</text:p>
          </table:table-cell>
          <table:table-cell table:formula="of:=[.A44]-[.C44]" office:value-type="float" office:value="-1267" calcext:value-type="float">
            <text:p>-1267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355" calcext:value-type="float">
            <text:p>-1355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07" calcext:value-type="float">
            <text:p>57407</text:p>
          </table:table-cell>
          <table:table-cell office:value-type="float" office:value="58626" calcext:value-type="float">
            <text:p>58626</text:p>
          </table:table-cell>
          <table:table-cell office:value-type="float" office:value="58559" calcext:value-type="float">
            <text:p>58559</text:p>
          </table:table-cell>
          <table:table-cell office:value-type="float" office:value="58657" calcext:value-type="float">
            <text:p>58657</text:p>
          </table:table-cell>
          <table:table-cell office:value-type="float" office:value="12" calcext:value-type="float">
            <text:p>12</text:p>
          </table:table-cell>
          <table:table-cell table:formula="of:=[.A45]-[.B45]" office:value-type="float" office:value="1250" calcext:value-type="float">
            <text:p>1250</text:p>
          </table:table-cell>
          <table:table-cell table:formula="of:=[.A45]-[.C45]" office:value-type="float" office:value="31" calcext:value-type="float">
            <text:p>31</text:p>
          </table:table-cell>
          <table:table-cell table:formula="of:=[.A45]-[.D45]" office:value-type="float" office:value="98" calcext:value-type="float">
            <text:p>98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854" calcext:value-type="float">
            <text:p>60854</text:p>
          </table:table-cell>
          <table:table-cell office:value-type="float" office:value="58933" calcext:value-type="float">
            <text:p>58933</text:p>
          </table:table-cell>
          <table:table-cell office:value-type="float" office:value="57475" calcext:value-type="float">
            <text:p>57475</text:p>
          </table:table-cell>
          <table:table-cell office:value-type="float" office:value="58376" calcext:value-type="float">
            <text:p>58376</text:p>
          </table:table-cell>
          <table:table-cell office:value-type="float" office:value="19" calcext:value-type="float">
            <text:p>19</text:p>
          </table:table-cell>
          <table:table-cell table:formula="of:=[.A46]-[.B46]" office:value-type="float" office:value="-3379" calcext:value-type="float">
            <text:p>-3379</text:p>
          </table:table-cell>
          <table:table-cell table:formula="of:=[.A46]-[.C46]" office:value-type="float" office:value="-1458" calcext:value-type="float">
            <text:p>-1458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901" calcext:value-type="float">
            <text:p>-901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88" calcext:value-type="float">
            <text:p>57488</text:p>
          </table:table-cell>
          <table:table-cell office:value-type="float" office:value="59778" calcext:value-type="float">
            <text:p>59778</text:p>
          </table:table-cell>
          <table:table-cell office:value-type="float" office:value="60799" calcext:value-type="float">
            <text:p>60799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95" calcext:value-type="float">
            <text:p>-95</text:p>
          </table:table-cell>
          <table:table-cell table:formula="of:=[.A47]-[.C47]" office:value-type="float" office:value="-2385" calcext:value-type="float">
            <text:p>-2385</text:p>
          </table:table-cell>
          <table:table-cell table:formula="of:=[.A47]-[.D47]" office:value-type="float" office:value="-3406" calcext:value-type="float">
            <text:p>-3406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6" calcext:value-type="float">
            <text:p>58536</text:p>
          </table:table-cell>
          <table:table-cell office:value-type="float" office:value="57408" calcext:value-type="float">
            <text:p>57408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20" calcext:value-type="float">
            <text:p>20</text:p>
          </table:table-cell>
          <table:table-cell table:formula="of:=[.A48]-[.B48]" office:value-type="float" office:value="-1156" calcext:value-type="float">
            <text:p>-1156</text:p>
          </table:table-cell>
          <table:table-cell table:formula="of:=[.A48]-[.C48]" office:value-type="float" office:value="-28" calcext:value-type="float">
            <text:p>-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603" calcext:value-type="float">
            <text:p>-603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59103" calcext:value-type="float">
            <text:p>59103</text:p>
          </table:table-cell>
          <table:table-cell office:value-type="float" office:value="58153" calcext:value-type="float">
            <text:p>58153</text:p>
          </table:table-cell>
          <table:table-cell office:value-type="float" office:value="57702" calcext:value-type="float">
            <text:p>57702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2713" calcext:value-type="float">
            <text:p>-2713</text:p>
          </table:table-cell>
          <table:table-cell table:formula="of:=[.A49]-[.C49]" office:value-type="float" office:value="-1401" calcext:value-type="float">
            <text:p>-1401</text:p>
          </table:table-cell>
          <table:table-cell table:formula="of:=[.A49]-[.D49]" office:value-type="float" office:value="-451" calcext:value-type="float">
            <text:p>-451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927" calcext:value-type="float">
            <text:p>60927</text:p>
          </table:table-cell>
          <table:table-cell office:value-type="float" office:value="57428" calcext:value-type="float">
            <text:p>57428</text:p>
          </table:table-cell>
          <table:table-cell office:value-type="float" office:value="59903" calcext:value-type="float">
            <text:p>59903</text:p>
          </table:table-cell>
          <table:table-cell office:value-type="float" office:value="57476" calcext:value-type="float">
            <text:p>57476</text:p>
          </table:table-cell>
          <table:table-cell office:value-type="float" office:value="16" calcext:value-type="float">
            <text:p>16</text:p>
          </table:table-cell>
          <table:table-cell table:formula="of:=[.A50]-[.B50]" office:value-type="float" office:value="-3451" calcext:value-type="float">
            <text:p>-3451</text:p>
          </table:table-cell>
          <table:table-cell table:formula="of:=[.A50]-[.C50]" office:value-type="float" office:value="48" calcext:value-type="float">
            <text:p>48</text:p>
          </table:table-cell>
          <table:table-cell table:formula="of:=[.A50]-[.D50]" office:value-type="float" office:value="-2427" calcext:value-type="float">
            <text:p>-2427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8" calcext:value-type="float">
            <text:p>58708</text:p>
          </table:table-cell>
          <table:table-cell office:value-type="float" office:value="59437" calcext:value-type="float">
            <text:p>5943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51]-[.B51]" office:value-type="float" office:value="-1328" calcext:value-type="float">
            <text:p>-1328</text:p>
          </table:table-cell>
          <table:table-cell table:formula="of:=[.A51]-[.C51]" office:value-type="float" office:value="-2057" calcext:value-type="float">
            <text:p>-2057</text:p>
          </table:table-cell>
          <table:table-cell table:formula="of:=[.A51]-[.D51]" office:value-type="float" office:value="-3099" calcext:value-type="float">
            <text:p>-3099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0" calcext:value-type="float">
            <text:p>60580</text:p>
          </table:table-cell>
          <table:table-cell office:value-type="float" office:value="57670" calcext:value-type="float">
            <text:p>57670</text:p>
          </table:table-cell>
          <table:table-cell office:value-type="float" office:value="59711" calcext:value-type="float">
            <text:p>59711</text:p>
          </table:table-cell>
          <table:table-cell office:value-type="float" office:value="58779" calcext:value-type="float">
            <text:p>58779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1801" calcext:value-type="float">
            <text:p>-1801</text:p>
          </table:table-cell>
          <table:table-cell table:formula="of:=[.A52]-[.C52]" office:value-type="float" office:value="1109" calcext:value-type="float">
            <text:p>1109</text:p>
          </table:table-cell>
          <table:table-cell table:formula="of:=[.A52]-[.D52]" office:value-type="float" office:value="-932" calcext:value-type="float">
            <text:p>-932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858" calcext:value-type="float">
            <text:p>57858</text:p>
          </table:table-cell>
          <table:table-cell office:value-type="float" office:value="60672" calcext:value-type="float">
            <text:p>60672</text:p>
          </table:table-cell>
          <table:table-cell office:value-type="float" office:value="57700" calcext:value-type="float">
            <text:p>57700</text:p>
          </table:table-cell>
          <table:table-cell office:value-type="float" office:value="59007" calcext:value-type="float">
            <text:p>59007</text:p>
          </table:table-cell>
          <table:table-cell office:value-type="float" office:value="20" calcext:value-type="float">
            <text:p>20</text:p>
          </table:table-cell>
          <table:table-cell table:formula="of:=[.A53]-[.B53]" office:value-type="float" office:value="-158" calcext:value-type="float">
            <text:p>-158</text:p>
          </table:table-cell>
          <table:table-cell table:formula="of:=[.A53]-[.C53]" office:value-type="float" office:value="-2972" calcext:value-type="float">
            <text:p>-2972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307" calcext:value-type="float">
            <text:p>-1307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752" calcext:value-type="float">
            <text:p>60752</text:p>
          </table:table-cell>
          <table:table-cell office:value-type="float" office:value="58568" calcext:value-type="float">
            <text:p>58568</text:p>
          </table:table-cell>
          <table:table-cell office:value-type="float" office:value="57707" calcext:value-type="float">
            <text:p>57707</text:p>
          </table:table-cell>
          <table:table-cell office:value-type="float" office:value="60223" calcext:value-type="float">
            <text:p>60223</text:p>
          </table:table-cell>
          <table:table-cell office:value-type="float" office:value="20" calcext:value-type="float">
            <text:p>20</text:p>
          </table:table-cell>
          <table:table-cell table:formula="of:=[.A54]-[.B54]" office:value-type="float" office:value="-3045" calcext:value-type="float">
            <text:p>-3045</text:p>
          </table:table-cell>
          <table:table-cell table:formula="of:=[.A54]-[.C54]" office:value-type="float" office:value="-861" calcext:value-type="float">
            <text:p>-861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16" calcext:value-type="float">
            <text:p>-2516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726" calcext:value-type="float">
            <text:p>58726</text:p>
          </table:table-cell>
          <table:table-cell office:value-type="float" office:value="57387" calcext:value-type="float">
            <text:p>57387</text:p>
          </table:table-cell>
          <table:table-cell office:value-type="float" office:value="57735" calcext:value-type="float">
            <text:p>57735</text:p>
          </table:table-cell>
          <table:table-cell office:value-type="float" office:value="58390" calcext:value-type="float">
            <text:p>58390</text:p>
          </table:table-cell>
          <table:table-cell office:value-type="float" office:value="23" calcext:value-type="float">
            <text:p>23</text:p>
          </table:table-cell>
          <table:table-cell table:formula="of:=[.A55]-[.B55]" office:value-type="float" office:value="-991" calcext:value-type="float">
            <text:p>-991</text:p>
          </table:table-cell>
          <table:table-cell table:formula="of:=[.A55]-[.C55]" office:value-type="float" office:value="348" calcext:value-type="float">
            <text:p>348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55" calcext:value-type="float">
            <text:p>-65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1" calcext:value-type="float">
            <text:p>60771</text:p>
          </table:table-cell>
          <table:table-cell office:value-type="float" office:value="58885" calcext:value-type="float">
            <text:p>58885</text:p>
          </table:table-cell>
          <table:table-cell office:value-type="float" office:value="57380" calcext:value-type="float">
            <text:p>57380</text:p>
          </table:table-cell>
          <table:table-cell office:value-type="float" office:value="59908" calcext:value-type="float">
            <text:p>59908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3391" calcext:value-type="float">
            <text:p>-3391</text:p>
          </table:table-cell>
          <table:table-cell table:formula="of:=[.A56]-[.C56]" office:value-type="float" office:value="-1505" calcext:value-type="float">
            <text:p>-150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528" calcext:value-type="float">
            <text:p>-2528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81" calcext:value-type="float">
            <text:p>57781</text:p>
          </table:table-cell>
          <table:table-cell office:value-type="float" office:value="57855" calcext:value-type="float">
            <text:p>57855</text:p>
          </table:table-cell>
          <table:table-cell office:value-type="float" office:value="58649" calcext:value-type="float">
            <text:p>58649</text:p>
          </table:table-cell>
          <table:table-cell office:value-type="float" office:value="59529" calcext:value-type="float">
            <text:p>59529</text:p>
          </table:table-cell>
          <table:table-cell office:value-type="float" office:value="22" calcext:value-type="float">
            <text:p>22</text:p>
          </table:table-cell>
          <table:table-cell table:formula="of:=[.A57]-[.B57]" office:value-type="float" office:value="868" calcext:value-type="float">
            <text:p>868</text:p>
          </table:table-cell>
          <table:table-cell table:formula="of:=[.A57]-[.C57]" office:value-type="float" office:value="794" calcext:value-type="float">
            <text:p>79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880" calcext:value-type="float">
            <text:p>-88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26" calcext:value-type="float">
            <text:p>58026</text:p>
          </table:table-cell>
          <table:table-cell office:value-type="float" office:value="60064" calcext:value-type="float">
            <text:p>60064</text:p>
          </table:table-cell>
          <table:table-cell office:value-type="float" office:value="58175" calcext:value-type="float">
            <text:p>58175</text:p>
          </table:table-cell>
          <table:table-cell office:value-type="float" office:value="58138" calcext:value-type="float">
            <text:p>58138</text:p>
          </table:table-cell>
          <table:table-cell office:value-type="float" office:value="12" calcext:value-type="float">
            <text:p>12</text:p>
          </table:table-cell>
          <table:table-cell table:formula="of:=[.A58]-[.B58]" office:value-type="float" office:value="149" calcext:value-type="float">
            <text:p>149</text:p>
          </table:table-cell>
          <table:table-cell table:formula="of:=[.A58]-[.C58]" office:value-type="float" office:value="-1889" calcext:value-type="float">
            <text:p>-1889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991" calcext:value-type="float">
            <text:p>57991</text:p>
          </table:table-cell>
          <table:table-cell office:value-type="float" office:value="58383" calcext:value-type="float">
            <text:p>58383</text:p>
          </table:table-cell>
          <table:table-cell office:value-type="float" office:value="57734" calcext:value-type="float">
            <text:p>57734</text:p>
          </table:table-cell>
          <table:table-cell office:value-type="float" office:value="58881" calcext:value-type="float">
            <text:p>58881</text:p>
          </table:table-cell>
          <table:table-cell office:value-type="float" office:value="12" calcext:value-type="float">
            <text:p>12</text:p>
          </table:table-cell>
          <table:table-cell table:formula="of:=[.A59]-[.B59]" office:value-type="float" office:value="-257" calcext:value-type="float">
            <text:p>-257</text:p>
          </table:table-cell>
          <table:table-cell table:formula="of:=[.A59]-[.C59]" office:value-type="float" office:value="-649" calcext:value-type="float">
            <text:p>-64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147" calcext:value-type="float">
            <text:p>-1147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07" calcext:value-type="float">
            <text:p>57407</text:p>
          </table:table-cell>
          <table:table-cell office:value-type="float" office:value="58388" calcext:value-type="float">
            <text:p>58388</text:p>
          </table:table-cell>
          <table:table-cell office:value-type="float" office:value="60479" calcext:value-type="float">
            <text:p>60479</text:p>
          </table:table-cell>
          <table:table-cell office:value-type="float" office:value="58160" calcext:value-type="float">
            <text:p>58160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753" calcext:value-type="float">
            <text:p>753</text:p>
          </table:table-cell>
          <table:table-cell table:formula="of:=[.A60]-[.C60]" office:value-type="float" office:value="-228" calcext:value-type="float">
            <text:p>-228</text:p>
          </table:table-cell>
          <table:table-cell table:formula="of:=[.A60]-[.D60]" office:value-type="float" office:value="-2319" calcext:value-type="float">
            <text:p>-2319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819" calcext:value-type="float">
            <text:p>60819</text:p>
          </table:table-cell>
          <table:table-cell office:value-type="float" office:value="58943" calcext:value-type="float">
            <text:p>58943</text:p>
          </table:table-cell>
          <table:table-cell office:value-type="float" office:value="57354" calcext:value-type="float">
            <text:p>57354</text:p>
          </table:table-cell>
          <table:table-cell office:value-type="float" office:value="59401" calcext:value-type="float">
            <text:p>59401</text:p>
          </table:table-cell>
          <table:table-cell office:value-type="float" office:value="3" calcext:value-type="float">
            <text:p>3</text:p>
          </table:table-cell>
          <table:table-cell table:formula="of:=[.A61]-[.B61]" office:value-type="float" office:value="-3465" calcext:value-type="float">
            <text:p>-3465</text:p>
          </table:table-cell>
          <table:table-cell table:formula="of:=[.A61]-[.C61]" office:value-type="float" office:value="-1589" calcext:value-type="float">
            <text:p>-1589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047" calcext:value-type="float">
            <text:p>-2047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12" calcext:value-type="float">
            <text:p>58712</text:p>
          </table:table-cell>
          <table:table-cell office:value-type="float" office:value="58793" calcext:value-type="float">
            <text:p>58793</text:p>
          </table:table-cell>
          <table:table-cell office:value-type="float" office:value="58779" calcext:value-type="float">
            <text:p>58779</text:p>
          </table:table-cell>
          <table:table-cell office:value-type="float" office:value="57511" calcext:value-type="float">
            <text:p>57511</text:p>
          </table:table-cell>
          <table:table-cell office:value-type="float" office:value="30" calcext:value-type="float">
            <text:p>30</text:p>
          </table:table-cell>
          <table:table-cell table:formula="of:=[.A62]-[.B62]" office:value-type="float" office:value="67" calcext:value-type="float">
            <text:p>67</text:p>
          </table:table-cell>
          <table:table-cell table:formula="of:=[.A62]-[.C62]" office:value-type="float" office:value="-14" calcext:value-type="float">
            <text:p>-14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268" calcext:value-type="float">
            <text:p>1268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13" calcext:value-type="float">
            <text:p>57513</text:p>
          </table:table-cell>
          <table:table-cell office:value-type="float" office:value="60831" calcext:value-type="float">
            <text:p>60831</text:p>
          </table:table-cell>
          <table:table-cell office:value-type="float" office:value="57407" calcext:value-type="float">
            <text:p>57407</text:p>
          </table:table-cell>
          <table:table-cell office:value-type="float" office:value="59721" calcext:value-type="float">
            <text:p>59721</text:p>
          </table:table-cell>
          <table:table-cell office:value-type="float" office:value="5" calcext:value-type="float">
            <text:p>5</text:p>
          </table:table-cell>
          <table:table-cell table:formula="of:=[.A63]-[.B63]" office:value-type="float" office:value="2208" calcext:value-type="float">
            <text:p>2208</text:p>
          </table:table-cell>
          <table:table-cell table:formula="of:=[.A63]-[.C63]" office:value-type="float" office:value="-1110" calcext:value-type="float">
            <text:p>-1110</text:p>
          </table:table-cell>
          <table:table-cell table:formula="of:=[.A63]-[.D63]" office:value-type="float" office:value="2314" calcext:value-type="float">
            <text:p>2314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81" calcext:value-type="float">
            <text:p>60581</text:p>
          </table:table-cell>
          <table:table-cell office:value-type="float" office:value="57631" calcext:value-type="float">
            <text:p>57631</text:p>
          </table:table-cell>
          <table:table-cell office:value-type="float" office:value="57493" calcext:value-type="float">
            <text:p>57493</text:p>
          </table:table-cell>
          <table:table-cell office:value-type="float" office:value="57769" calcext:value-type="float">
            <text:p>57769</text:p>
          </table:table-cell>
          <table:table-cell office:value-type="float" office:value="5" calcext:value-type="float">
            <text:p>5</text:p>
          </table:table-cell>
          <table:table-cell table:formula="of:=[.A64]-[.B64]" office:value-type="float" office:value="-3088" calcext:value-type="float">
            <text:p>-3088</text:p>
          </table:table-cell>
          <table:table-cell table:formula="of:=[.A64]-[.C64]" office:value-type="float" office:value="-138" calcext:value-type="float">
            <text:p>-13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76" calcext:value-type="float">
            <text:p>-27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81" calcext:value-type="float">
            <text:p>57381</text:p>
          </table:table-cell>
          <table:table-cell office:value-type="float" office:value="60161" calcext:value-type="float">
            <text:p>60161</text:p>
          </table:table-cell>
          <table:table-cell office:value-type="float" office:value="61439" calcext:value-type="float">
            <text:p>61439</text:p>
          </table:table-cell>
          <table:table-cell office:value-type="float" office:value="59727" calcext:value-type="float">
            <text:p>59727</text:p>
          </table:table-cell>
          <table:table-cell office:value-type="float" office:value="18" calcext:value-type="float">
            <text:p>18</text:p>
          </table:table-cell>
          <table:table-cell table:formula="of:=[.A65]-[.B65]" office:value-type="float" office:value="-1" calcext:value-type="float">
            <text:p>-1</text:p>
          </table:table-cell>
          <table:table-cell table:formula="of:=[.A65]-[.C65]" office:value-type="float" office:value="-2781" calcext:value-type="float">
            <text:p>-2781</text:p>
          </table:table-cell>
          <table:table-cell table:formula="of:=[.A65]-[.D65]" office:value-type="float" office:value="-4059" calcext:value-type="float">
            <text:p>-4059</text:p>
          </table:table-cell>
          <table:table-cell table:formula="of:=[.A65]-[.E65]" office:value-type="float" office:value="-2347" calcext:value-type="float">
            <text:p>-2347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918" calcext:value-type="float">
            <text:p>58918</text:p>
          </table:table-cell>
          <table:table-cell office:value-type="float" office:value="58239" calcext:value-type="float">
            <text:p>582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980" calcext:value-type="float">
            <text:p>58980</text:p>
          </table:table-cell>
          <table:table-cell office:value-type="float" office:value="18" calcext:value-type="float">
            <text:p>18</text:p>
          </table:table-cell>
          <table:table-cell table:formula="of:=[.A66]-[.B66]" office:value-type="float" office:value="-1519" calcext:value-type="float">
            <text:p>-1519</text:p>
          </table:table-cell>
          <table:table-cell table:formula="of:=[.A66]-[.C66]" office:value-type="float" office:value="-840" calcext:value-type="float">
            <text:p>-8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81" calcext:value-type="float">
            <text:p>-1581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208" calcext:value-type="float">
            <text:p>58208</text:p>
          </table:table-cell>
          <table:table-cell office:value-type="float" office:value="60425" calcext:value-type="float">
            <text:p>60425</text:p>
          </table:table-cell>
          <table:table-cell office:value-type="float" office:value="58431" calcext:value-type="float">
            <text:p>58431</text:p>
          </table:table-cell>
          <table:table-cell office:value-type="float" office:value="57397" calcext:value-type="float">
            <text:p>57397</text:p>
          </table:table-cell>
          <table:table-cell office:value-type="float" office:value="13" calcext:value-type="float">
            <text:p>13</text:p>
          </table:table-cell>
          <table:table-cell table:formula="of:=[.A67]-[.B67]" office:value-type="float" office:value="-811" calcext:value-type="float">
            <text:p>-811</text:p>
          </table:table-cell>
          <table:table-cell table:formula="of:=[.A67]-[.C67]" office:value-type="float" office:value="-3028" calcext:value-type="float">
            <text:p>-3028</text:p>
          </table:table-cell>
          <table:table-cell table:formula="of:=[.A67]-[.D67]" office:value-type="float" office:value="-1034" calcext:value-type="float">
            <text:p>-1034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60" calcext:value-type="float">
            <text:p>58560</text:p>
          </table:table-cell>
          <table:table-cell office:value-type="float" office:value="57875" calcext:value-type="float">
            <text:p>57875</text:p>
          </table:table-cell>
          <table:table-cell office:value-type="float" office:value="57398" calcext:value-type="float">
            <text:p>57398</text:p>
          </table:table-cell>
          <table:table-cell office:value-type="float" office:value="60511" calcext:value-type="float">
            <text:p>60511</text:p>
          </table:table-cell>
          <table:table-cell office:value-type="float" office:value="23" calcext:value-type="float">
            <text:p>23</text:p>
          </table:table-cell>
          <table:table-cell table:formula="of:=[.A68]-[.B68]" office:value-type="float" office:value="-1162" calcext:value-type="float">
            <text:p>-1162</text:p>
          </table:table-cell>
          <table:table-cell table:formula="of:=[.A68]-[.C68]" office:value-type="float" office:value="-477" calcext:value-type="float">
            <text:p>-47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3113" calcext:value-type="float">
            <text:p>-3113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936" calcext:value-type="float">
            <text:p>59936</text:p>
          </table:table-cell>
          <table:table-cell office:value-type="float" office:value="57567" calcext:value-type="float">
            <text:p>57567</text:p>
          </table:table-cell>
          <table:table-cell office:value-type="float" office:value="57413" calcext:value-type="float">
            <text:p>57413</text:p>
          </table:table-cell>
          <table:table-cell office:value-type="float" office:value="57504" calcext:value-type="float">
            <text:p>57504</text:p>
          </table:table-cell>
          <table:table-cell office:value-type="float" office:value="28" calcext:value-type="float">
            <text:p>28</text:p>
          </table:table-cell>
          <table:table-cell table:formula="of:=[.A69]-[.B69]" office:value-type="float" office:value="-2523" calcext:value-type="float">
            <text:p>-2523</text:p>
          </table:table-cell>
          <table:table-cell table:formula="of:=[.A69]-[.C69]" office:value-type="float" office:value="-154" calcext:value-type="float">
            <text:p>-154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91" calcext:value-type="float">
            <text:p>-91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01" calcext:value-type="float">
            <text:p>57701</text:p>
          </table:table-cell>
          <table:table-cell office:value-type="float" office:value="59647" calcext:value-type="float">
            <text:p>5964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33" calcext:value-type="float">
            <text:p>59433</text:p>
          </table:table-cell>
          <table:table-cell office:value-type="float" office:value="12" calcext:value-type="float">
            <text:p>12</text:p>
          </table:table-cell>
          <table:table-cell table:formula="of:=[.A70]-[.B70]" office:value-type="float" office:value="-347" calcext:value-type="float">
            <text:p>-347</text:p>
          </table:table-cell>
          <table:table-cell table:formula="of:=[.A70]-[.C70]" office:value-type="float" office:value="-2293" calcext:value-type="float">
            <text:p>-2293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079" calcext:value-type="float">
            <text:p>-2079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943" calcext:value-type="float">
            <text:p>59943</text:p>
          </table:table-cell>
          <table:table-cell office:value-type="float" office:value="59683" calcext:value-type="float">
            <text:p>59683</text:p>
          </table:table-cell>
          <table:table-cell office:value-type="float" office:value="61439" calcext:value-type="float">
            <text:p>61439</text:p>
          </table:table-cell>
          <table:table-cell office:value-type="float" office:value="58674" calcext:value-type="float">
            <text:p>58674</text:p>
          </table:table-cell>
          <table:table-cell office:value-type="float" office:value="10" calcext:value-type="float">
            <text:p>10</text:p>
          </table:table-cell>
          <table:table-cell table:formula="of:=[.A71]-[.B71]" office:value-type="float" office:value="1496" calcext:value-type="float">
            <text:p>1496</text:p>
          </table:table-cell>
          <table:table-cell table:formula="of:=[.A71]-[.C71]" office:value-type="float" office:value="1756" calcext:value-type="float">
            <text:p>1756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765" calcext:value-type="float">
            <text:p>2765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43" calcext:value-type="float">
            <text:p>43</text:p>
          </table:table-cell>
          <table:table-cell table:style-name="ce5" table:formula="of:=COUNTIF([.J2:.J71];0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614285714285714" calcext:value-type="float">
            <text:p>0.614285714285714</text:p>
          </table:table-cell>
          <table:table-cell table:number-columns-repeated="9"/>
        </table:table-row>
      </table:table>
      <table:table table:name="ReadingStep=2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051" calcext:value-type="float">
            <text:p>58051</text:p>
          </table:table-cell>
          <table:table-cell office:value-type="float" office:value="57988" calcext:value-type="float">
            <text:p>5798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637" calcext:value-type="float">
            <text:p>637</text:p>
          </table:table-cell>
          <table:table-cell table:formula="of:=[.A2]-[.D2]" office:value-type="float" office:value="700" calcext:value-type="float">
            <text:p>70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358499" calcext:value-type="float">
            <text:p>358499</text:p>
          </table:table-cell>
          <table:table-cell office:value-type="float" office:value="28940" calcext:value-type="float">
            <text:p>28940</text:p>
          </table:table-cell>
          <table:table-cell office:value-type="float" office:value="70" calcext:value-type="float">
            <text:p>70</text:p>
          </table:table-cell>
          <table:table-cell office:value-type="float" office:value="150795" calcext:value-type="float">
            <text:p>150795</text:p>
          </table:table-cell>
          <table:table-cell office:value-type="float" office:value="10555357" calcext:value-type="float">
            <text:p>1055535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04" calcext:value-type="float">
            <text:p>57604</text:p>
          </table:table-cell>
          <table:table-cell office:value-type="float" office:value="58543" calcext:value-type="float">
            <text:p>58543</text:p>
          </table:table-cell>
          <table:table-cell office:value-type="float" office:value="58399" calcext:value-type="float">
            <text:p>583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]-[.B3]" office:value-type="float" office:value="-127" calcext:value-type="float">
            <text:p>-127</text:p>
          </table:table-cell>
          <table:table-cell table:formula="of:=[.A3]-[.C3]" office:value-type="float" office:value="-1066" calcext:value-type="float">
            <text:p>-1066</text:p>
          </table:table-cell>
          <table:table-cell table:formula="of:=[.A3]-[.D3]" office:value-type="float" office:value="-922" calcext:value-type="float">
            <text:p>-922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358499" calcext:value-type="float">
            <text:p>358499</text:p>
          </table:table-cell>
          <table:table-cell office:value-type="float" office:value="28903" calcext:value-type="float">
            <text:p>28903</text:p>
          </table:table-cell>
          <table:table-cell office:value-type="float" office:value="70" calcext:value-type="float">
            <text:p>70</text:p>
          </table:table-cell>
          <table:table-cell office:value-type="float" office:value="150772" calcext:value-type="float">
            <text:p>150772</text:p>
          </table:table-cell>
          <table:table-cell office:value-type="float" office:value="10553782" calcext:value-type="float">
            <text:p>1055378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-[.B4]" office:value-type="float" office:value="-3547" calcext:value-type="float">
            <text:p>-3547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93" calcext:value-type="float">
            <text:p>574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983" calcext:value-type="float">
            <text:p>579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]-[.B5]" office:value-type="float" office:value="1439" calcext:value-type="float">
            <text:p>1439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949" calcext:value-type="float">
            <text:p>949</text:p>
          </table:table-cell>
          <table:table-cell table:number-columns-repeated="6"/>
          <table:table-cell table:formula="of:=AVERAGE([.P2];[.P3])/3600/1000" office:value-type="float" office:value="2.93182486111111" calcext:value-type="float">
            <text:p>2.93182486111111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3" calcext:value-type="float">
            <text:p>57983</text:p>
          </table:table-cell>
          <table:table-cell office:value-type="float" office:value="59743" calcext:value-type="float">
            <text:p>59743</text:p>
          </table:table-cell>
          <table:table-cell office:value-type="float" office:value="58559" calcext:value-type="float">
            <text:p>585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-284" calcext:value-type="float">
            <text:p>-284</text:p>
          </table:table-cell>
          <table:table-cell table:formula="of:=[.A6]-[.C6]" office:value-type="float" office:value="-2044" calcext:value-type="float">
            <text:p>-2044</text:p>
          </table:table-cell>
          <table:table-cell table:formula="of:=[.A6]-[.D6]" office:value-type="float" office:value="-860" calcext:value-type="float">
            <text:p>-86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57471" calcext:value-type="float">
            <text:p>57471</text:p>
          </table:table-cell>
          <table:table-cell office:value-type="float" office:value="58971" calcext:value-type="float">
            <text:p>5897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524" calcext:value-type="float">
            <text:p>524</text:p>
          </table:table-cell>
          <table:table-cell table:formula="of:=[.A7]-[.D7]" office:value-type="float" office:value="-976" calcext:value-type="float">
            <text:p>-976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761" calcext:value-type="float">
            <text:p>57761</text:p>
          </table:table-cell>
          <table:table-cell office:value-type="float" office:value="58015" calcext:value-type="float">
            <text:p>58015</text:p>
          </table:table-cell>
          <table:table-cell office:value-type="float" office:value="57701" calcext:value-type="float">
            <text:p>5770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8]-[.B8]" office:value-type="float" office:value="-60" calcext:value-type="float">
            <text:p>-60</text:p>
          </table:table-cell>
          <table:table-cell table:formula="of:=[.A8]-[.C8]" office:value-type="float" office:value="-314" calcext:value-type="float">
            <text:p>-314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58707" calcext:value-type="float">
            <text:p>58707</text:p>
          </table:table-cell>
          <table:table-cell office:value-type="float" office:value="57748" calcext:value-type="float">
            <text:p>5774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9]-[.B9]" office:value-type="float" office:value="-2352" calcext:value-type="float">
            <text:p>-2352</text:p>
          </table:table-cell>
          <table:table-cell table:formula="of:=[.A9]-[.C9]" office:value-type="float" office:value="-959" calcext:value-type="float">
            <text:p>-95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79" calcext:value-type="float">
            <text:p>58479</text:p>
          </table:table-cell>
          <table:table-cell office:value-type="float" office:value="58726" calcext:value-type="float">
            <text:p>58726</text:p>
          </table:table-cell>
          <table:table-cell office:value-type="float" office:value="58367" calcext:value-type="float">
            <text:p>5836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]-[.B10]" office:value-type="float" office:value="-719" calcext:value-type="float">
            <text:p>-719</text:p>
          </table:table-cell>
          <table:table-cell table:formula="of:=[.A10]-[.C10]" office:value-type="float" office:value="-966" calcext:value-type="float">
            <text:p>-966</text:p>
          </table:table-cell>
          <table:table-cell table:formula="of:=[.A10]-[.D10]" office:value-type="float" office:value="-607" calcext:value-type="float">
            <text:p>-607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64" calcext:value-type="float">
            <text:p>60464</text:p>
          </table:table-cell>
          <table:table-cell office:value-type="float" office:value="59560" calcext:value-type="float">
            <text:p>59560</text:p>
          </table:table-cell>
          <table:table-cell office:value-type="float" office:value="58463" calcext:value-type="float">
            <text:p>5846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2980" calcext:value-type="float">
            <text:p>-2980</text:p>
          </table:table-cell>
          <table:table-cell table:formula="of:=[.A11]-[.C11]" office:value-type="float" office:value="-2076" calcext:value-type="float">
            <text:p>-2076</text:p>
          </table:table-cell>
          <table:table-cell table:formula="of:=[.A11]-[.D11]" office:value-type="float" office:value="-979" calcext:value-type="float">
            <text:p>-97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7" calcext:value-type="float">
            <text:p>58207</text:p>
          </table:table-cell>
          <table:table-cell office:value-type="float" office:value="58943" calcext:value-type="float">
            <text:p>58943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2]-[.B12]" office:value-type="float" office:value="-827" calcext:value-type="float">
            <text:p>-827</text:p>
          </table:table-cell>
          <table:table-cell table:formula="of:=[.A12]-[.C12]" office:value-type="float" office:value="-1563" calcext:value-type="float">
            <text:p>-1563</text:p>
          </table:table-cell>
          <table:table-cell table:formula="of:=[.A12]-[.D12]" office:value-type="float" office:value="-3035" calcext:value-type="float">
            <text:p>-3035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787" calcext:value-type="float">
            <text:p>58787</text:p>
          </table:table-cell>
          <table:table-cell office:value-type="float" office:value="60833" calcext:value-type="float">
            <text:p>60833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648" calcext:value-type="float">
            <text:p>648</text:p>
          </table:table-cell>
          <table:table-cell table:formula="of:=[.A13]-[.C13]" office:value-type="float" office:value="-1398" calcext:value-type="float">
            <text:p>-139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581" calcext:value-type="float">
            <text:p>605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7" calcext:value-type="float">
            <text:p>577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59" calcext:value-type="float">
            <text:p>-2659</text:p>
          </table:table-cell>
          <table:table-cell table:formula="of:=[.A14]-[.C14]" office:value-type="float" office:value="-445" calcext:value-type="float">
            <text:p>-445</text:p>
          </table:table-cell>
          <table:table-cell table:formula="of:=[.A14]-[.D14]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83" calcext:value-type="float">
            <text:p>57783</text:p>
          </table:table-cell>
          <table:table-cell office:value-type="float" office:value="57759" calcext:value-type="float">
            <text:p>57759</text:p>
          </table:table-cell>
          <table:table-cell office:value-type="float" office:value="58066" calcext:value-type="float">
            <text:p>5806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5]-[.B15]" office:value-type="float" office:value="0" calcext:value-type="float">
            <text:p>0</text:p>
          </table:table-cell>
          <table:table-cell table:formula="of:=[.A15]-[.C15]" office:value-type="float" office:value="24" calcext:value-type="float">
            <text:p>24</text:p>
          </table:table-cell>
          <table:table-cell table:formula="of:=[.A15]-[.D15]" office:value-type="float" office:value="-283" calcext:value-type="float">
            <text:p>-283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9" calcext:value-type="float">
            <text:p>58889</text:p>
          </table:table-cell>
          <table:table-cell office:value-type="float" office:value="58431" calcext:value-type="float">
            <text:p>58431</text:p>
          </table:table-cell>
          <table:table-cell office:value-type="float" office:value="60127" calcext:value-type="float">
            <text:p>6012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728" calcext:value-type="float">
            <text:p>-728</text:p>
          </table:table-cell>
          <table:table-cell table:formula="of:=[.A16]-[.C16]" office:value-type="float" office:value="-270" calcext:value-type="float">
            <text:p>-270</text:p>
          </table:table-cell>
          <table:table-cell table:formula="of:=[.A16]-[.D16]" office:value-type="float" office:value="-1966" calcext:value-type="float">
            <text:p>-1966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22" calcext:value-type="float">
            <text:p>57522</text:p>
          </table:table-cell>
          <table:table-cell office:value-type="float" office:value="58731" calcext:value-type="float">
            <text:p>58731</text:p>
          </table:table-cell>
          <table:table-cell office:value-type="float" office:value="59839" calcext:value-type="float">
            <text:p>598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37" calcext:value-type="float">
            <text:p>-37</text:p>
          </table:table-cell>
          <table:table-cell table:formula="of:=[.A17]-[.C17]" office:value-type="float" office:value="-1246" calcext:value-type="float">
            <text:p>-1246</text:p>
          </table:table-cell>
          <table:table-cell table:formula="of:=[.A17]-[.D17]" office:value-type="float" office:value="-2354" calcext:value-type="float">
            <text:p>-23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2" calcext:value-type="float">
            <text:p>60672</text:p>
          </table:table-cell>
          <table:table-cell office:value-type="float" office:value="60671" calcext:value-type="float">
            <text:p>60671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18]-[.B18]" office:value-type="float" office:value="-3292" calcext:value-type="float">
            <text:p>-3292</text:p>
          </table:table-cell>
          <table:table-cell table:formula="of:=[.A18]-[.C18]" office:value-type="float" office:value="-3291" calcext:value-type="float">
            <text:p>-329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1" calcext:value-type="float">
            <text:p>59391</text:p>
          </table:table-cell>
          <table:table-cell office:value-type="float" office:value="59605" calcext:value-type="float">
            <text:p>59605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9]-[.B19]" office:value-type="float" office:value="-1693" calcext:value-type="float">
            <text:p>-1693</text:p>
          </table:table-cell>
          <table:table-cell table:formula="of:=[.A19]-[.C19]" office:value-type="float" office:value="-1907" calcext:value-type="float">
            <text:p>-1907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60255" calcext:value-type="float">
            <text:p>60255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0]-[.B20]" office:value-type="float" office:value="-838" calcext:value-type="float">
            <text:p>-838</text:p>
          </table:table-cell>
          <table:table-cell table:formula="of:=[.A20]-[.C20]" office:value-type="float" office:value="-2875" calcext:value-type="float">
            <text:p>-2875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79" calcext:value-type="float">
            <text:p>60479</text:p>
          </table:table-cell>
          <table:table-cell office:value-type="float" office:value="58391" calcext:value-type="float">
            <text:p>58391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-[.B21]" office:value-type="float" office:value="-1934" calcext:value-type="float">
            <text:p>-1934</text:p>
          </table:table-cell>
          <table:table-cell table:formula="of:=[.A21]-[.C21]" office:value-type="float" office:value="154" calcext:value-type="float">
            <text:p>15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5" calcext:value-type="float">
            <text:p>59015</text:p>
          </table:table-cell>
          <table:table-cell office:value-type="float" office:value="60436" calcext:value-type="float">
            <text:p>60436</text:p>
          </table:table-cell>
          <table:table-cell office:value-type="float" office:value="57741" calcext:value-type="float">
            <text:p>5774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-[.B22]" office:value-type="float" office:value="-1274" calcext:value-type="float">
            <text:p>-1274</text:p>
          </table:table-cell>
          <table:table-cell table:formula="of:=[.A22]-[.C22]" office:value-type="float" office:value="-2695" calcext:value-type="float">
            <text:p>-2695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35" calcext:value-type="float">
            <text:p>57635</text:p>
          </table:table-cell>
          <table:table-cell office:value-type="float" office:value="59099" calcext:value-type="float">
            <text:p>59099</text:p>
          </table:table-cell>
          <table:table-cell office:value-type="float" office:value="59967" calcext:value-type="float">
            <text:p>5996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94" calcext:value-type="float">
            <text:p>94</text:p>
          </table:table-cell>
          <table:table-cell table:formula="of:=[.A23]-[.C23]" office:value-type="float" office:value="-1370" calcext:value-type="float">
            <text:p>-1370</text:p>
          </table:table-cell>
          <table:table-cell table:formula="of:=[.A23]-[.D23]" office:value-type="float" office:value="-2238" calcext:value-type="float">
            <text:p>-2238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466" calcext:value-type="float">
            <text:p>6046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31" calcext:value-type="float">
            <text:p>5773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4]-[.B24]" office:value-type="float" office:value="-2735" calcext:value-type="float">
            <text:p>-2735</text:p>
          </table:table-cell>
          <table:table-cell table:formula="of:=[.A24]-[.C24]" office:value-type="float" office:value="-636" calcext:value-type="float">
            <text:p>-636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838" calcext:value-type="float">
            <text:p>60838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5]-[.B25]" office:value-type="float" office:value="-4059" calcext:value-type="float">
            <text:p>-4059</text:p>
          </table:table-cell>
          <table:table-cell table:formula="of:=[.A25]-[.C25]" office:value-type="float" office:value="-3458" calcext:value-type="float">
            <text:p>-3458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391" calcext:value-type="float">
            <text:p>59391</text:p>
          </table:table-cell>
          <table:table-cell office:value-type="float" office:value="60852" calcext:value-type="float">
            <text:p>60852</text:p>
          </table:table-cell>
          <table:table-cell office:value-type="float" office:value="57702" calcext:value-type="float">
            <text:p>5770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6]-[.B26]" office:value-type="float" office:value="-1689" calcext:value-type="float">
            <text:p>-1689</text:p>
          </table:table-cell>
          <table:table-cell table:formula="of:=[.A26]-[.C26]" office:value-type="float" office:value="-3150" calcext:value-type="float">
            <text:p>-3150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72" calcext:value-type="float">
            <text:p>58672</text:p>
          </table:table-cell>
          <table:table-cell office:value-type="float" office:value="60691" calcext:value-type="float">
            <text:p>60691</text:p>
          </table:table-cell>
          <table:table-cell office:value-type="float" office:value="58143" calcext:value-type="float">
            <text:p>5814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7]-[.B27]" office:value-type="float" office:value="-1196" calcext:value-type="float">
            <text:p>-1196</text:p>
          </table:table-cell>
          <table:table-cell table:formula="of:=[.A27]-[.C27]" office:value-type="float" office:value="-3215" calcext:value-type="float">
            <text:p>-3215</text:p>
          </table:table-cell>
          <table:table-cell table:formula="of:=[.A27]-[.D27]" office:value-type="float" office:value="-667" calcext:value-type="float">
            <text:p>-66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58217" calcext:value-type="float">
            <text:p>58217</text:p>
          </table:table-cell>
          <table:table-cell office:value-type="float" office:value="60512" calcext:value-type="float">
            <text:p>60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8]-[.B28]" office:value-type="float" office:value="-1120" calcext:value-type="float">
            <text:p>-1120</text:p>
          </table:table-cell>
          <table:table-cell table:formula="of:=[.A28]-[.C28]" office:value-type="float" office:value="-837" calcext:value-type="float">
            <text:p>-837</text:p>
          </table:table-cell>
          <table:table-cell table:formula="of:=[.A28]-[.D28]" office:value-type="float" office:value="-3132" calcext:value-type="float">
            <text:p>-3132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15" calcext:value-type="float">
            <text:p>60815</text:p>
          </table:table-cell>
          <table:table-cell office:value-type="float" office:value="59071" calcext:value-type="float">
            <text:p>59071</text:p>
          </table:table-cell>
          <table:table-cell office:value-type="float" office:value="58367" calcext:value-type="float">
            <text:p>5836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9]-[.B29]" office:value-type="float" office:value="-1094" calcext:value-type="float">
            <text:p>-1094</text:p>
          </table:table-cell>
          <table:table-cell table:formula="of:=[.A29]-[.C29]" office:value-type="float" office:value="650" calcext:value-type="float">
            <text:p>650</text:p>
          </table:table-cell>
          <table:table-cell table:formula="of:=[.A29]-[.D29]" office:value-type="float" office:value="1354" calcext:value-type="float">
            <text:p>135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599" calcext:value-type="float">
            <text:p>57599</text:p>
          </table:table-cell>
          <table:table-cell office:value-type="float" office:value="57434" calcext:value-type="float">
            <text:p>57434</text:p>
          </table:table-cell>
          <table:table-cell office:value-type="float" office:value="57697" calcext:value-type="float">
            <text:p>5769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0]-[.B30]" office:value-type="float" office:value="98" calcext:value-type="float">
            <text:p>98</text:p>
          </table:table-cell>
          <table:table-cell table:formula="of:=[.A30]-[.C30]" office:value-type="float" office:value="263" calcext:value-type="float">
            <text:p>263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237" calcext:value-type="float">
            <text:p>60237</text:p>
          </table:table-cell>
          <table:table-cell office:value-type="float" office:value="60255" calcext:value-type="float">
            <text:p>60255</text:p>
          </table:table-cell>
          <table:table-cell office:value-type="float" office:value="57773" calcext:value-type="float">
            <text:p>5777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1]-[.B31]" office:value-type="float" office:value="-2464" calcext:value-type="float">
            <text:p>-2464</text:p>
          </table:table-cell>
          <table:table-cell table:formula="of:=[.A31]-[.C31]" office:value-type="float" office:value="-2482" calcext:value-type="float">
            <text:p>-2482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382" calcext:value-type="float">
            <text:p>57382</text:p>
          </table:table-cell>
          <table:table-cell office:value-type="float" office:value="58367" calcext:value-type="float">
            <text:p>58367</text:p>
          </table:table-cell>
          <table:table-cell office:value-type="float" office:value="58148" calcext:value-type="float">
            <text:p>581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2]-[.B32]" office:value-type="float" office:value="766" calcext:value-type="float">
            <text:p>766</text:p>
          </table:table-cell>
          <table:table-cell table:formula="of:=[.A32]-[.C32]" office:value-type="float" office:value="-219" calcext:value-type="float">
            <text:p>-219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032" calcext:value-type="float">
            <text:p>60032</text:p>
          </table:table-cell>
          <table:table-cell office:value-type="float" office:value="59007" calcext:value-type="float">
            <text:p>59007</text:p>
          </table:table-cell>
          <table:table-cell office:value-type="float" office:value="59391" calcext:value-type="float">
            <text:p>593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3]-[.B33]" office:value-type="float" office:value="-2335" calcext:value-type="float">
            <text:p>-2335</text:p>
          </table:table-cell>
          <table:table-cell table:formula="of:=[.A33]-[.C33]" office:value-type="float" office:value="-1310" calcext:value-type="float">
            <text:p>-1310</text:p>
          </table:table-cell>
          <table:table-cell table:formula="of:=[.A33]-[.D33]" office:value-type="float" office:value="-1694" calcext:value-type="float">
            <text:p>-1694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048" calcext:value-type="float">
            <text:p>59048</text:p>
          </table:table-cell>
          <table:table-cell office:value-type="float" office:value="59679" calcext:value-type="float">
            <text:p>59679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4]-[.B34]" office:value-type="float" office:value="-1350" calcext:value-type="float">
            <text:p>-1350</text:p>
          </table:table-cell>
          <table:table-cell table:formula="of:=[.A34]-[.C34]" office:value-type="float" office:value="-1981" calcext:value-type="float">
            <text:p>-1981</text:p>
          </table:table-cell>
          <table:table-cell table:formula="of:=[.A34]-[.D34]" office:value-type="float" office:value="-1693" calcext:value-type="float">
            <text:p>-16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23" calcext:value-type="float">
            <text:p>60623</text:p>
          </table:table-cell>
          <table:table-cell office:value-type="float" office:value="60049" calcext:value-type="float">
            <text:p>60049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5]-[.B35]" office:value-type="float" office:value="-3243" calcext:value-type="float">
            <text:p>-3243</text:p>
          </table:table-cell>
          <table:table-cell table:formula="of:=[.A35]-[.C35]" office:value-type="float" office:value="-2669" calcext:value-type="float">
            <text:p>-2669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546" calcext:value-type="float">
            <text:p>60546</text:p>
          </table:table-cell>
          <table:table-cell office:value-type="float" office:value="60415" calcext:value-type="float">
            <text:p>60415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-2851" calcext:value-type="float">
            <text:p>-2851</text:p>
          </table:table-cell>
          <table:table-cell table:formula="of:=[.A36]-[.C36]" office:value-type="float" office:value="-2720" calcext:value-type="float">
            <text:p>-2720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96" calcext:value-type="float">
            <text:p>59496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7]-[.B37]" office:value-type="float" office:value="-2116" calcext:value-type="float">
            <text:p>-2116</text:p>
          </table:table-cell>
          <table:table-cell table:formula="of:=[.A37]-[.C37]" office:value-type="float" office:value="-4059" calcext:value-type="float">
            <text:p>-4059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55" calcext:value-type="float">
            <text:p>58655</text:p>
          </table:table-cell>
          <table:table-cell office:value-type="float" office:value="59711" calcext:value-type="float">
            <text:p>59711</text:p>
          </table:table-cell>
          <table:table-cell office:value-type="float" office:value="58545" calcext:value-type="float">
            <text:p>5854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8]-[.B38]" office:value-type="float" office:value="-110" calcext:value-type="float">
            <text:p>-110</text:p>
          </table:table-cell>
          <table:table-cell table:formula="of:=[.A38]-[.C38]" office:value-type="float" office:value="-1166" calcext:value-type="float">
            <text:p>-1166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79" calcext:value-type="float">
            <text:p>58879</text:p>
          </table:table-cell>
          <table:table-cell office:value-type="float" office:value="58925" calcext:value-type="float">
            <text:p>58925</text:p>
          </table:table-cell>
          <table:table-cell office:value-type="float" office:value="58943" calcext:value-type="float">
            <text:p>5894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9]-[.B39]" office:value-type="float" office:value="-974" calcext:value-type="float">
            <text:p>-974</text:p>
          </table:table-cell>
          <table:table-cell table:formula="of:=[.A39]-[.C39]" office:value-type="float" office:value="-1020" calcext:value-type="float">
            <text:p>-1020</text:p>
          </table:table-cell>
          <table:table-cell table:formula="of:=[.A39]-[.D39]" office:value-type="float" office:value="-1038" calcext:value-type="float">
            <text:p>-103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447" calcext:value-type="float">
            <text:p>60447</text:p>
          </table:table-cell>
          <table:table-cell office:value-type="float" office:value="59135" calcext:value-type="float">
            <text:p>59135</text:p>
          </table:table-cell>
          <table:table-cell office:value-type="float" office:value="57707" calcext:value-type="float">
            <text:p>5770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0]-[.B40]" office:value-type="float" office:value="-2740" calcext:value-type="float">
            <text:p>-2740</text:p>
          </table:table-cell>
          <table:table-cell table:formula="of:=[.A40]-[.C40]" office:value-type="float" office:value="-1428" calcext:value-type="float">
            <text:p>-1428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11" calcext:value-type="float">
            <text:p>58111</text:p>
          </table:table-cell>
          <table:table-cell office:value-type="float" office:value="58384" calcext:value-type="float">
            <text:p>58384</text:p>
          </table:table-cell>
          <table:table-cell office:value-type="float" office:value="60011" calcext:value-type="float">
            <text:p>600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1]-[.B41]" office:value-type="float" office:value="-718" calcext:value-type="float">
            <text:p>-718</text:p>
          </table:table-cell>
          <table:table-cell table:formula="of:=[.A41]-[.C41]" office:value-type="float" office:value="-991" calcext:value-type="float">
            <text:p>-991</text:p>
          </table:table-cell>
          <table:table-cell table:formula="of:=[.A41]-[.D41]" office:value-type="float" office:value="-2618" calcext:value-type="float">
            <text:p>-261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4" calcext:value-type="float">
            <text:p>58804</text:p>
          </table:table-cell>
          <table:table-cell office:value-type="float" office:value="57488" calcext:value-type="float">
            <text:p>57488</text:p>
          </table:table-cell>
          <table:table-cell office:value-type="float" office:value="58432" calcext:value-type="float">
            <text:p>584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2]-[.B42]" office:value-type="float" office:value="-1424" calcext:value-type="float">
            <text:p>-1424</text:p>
          </table:table-cell>
          <table:table-cell table:formula="of:=[.A42]-[.C42]" office:value-type="float" office:value="-108" calcext:value-type="float">
            <text:p>-108</text:p>
          </table:table-cell>
          <table:table-cell table:formula="of:=[.A42]-[.D42]" office:value-type="float" office:value="-1052" calcext:value-type="float">
            <text:p>-1052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703" calcext:value-type="float">
            <text:p>60703</text:p>
          </table:table-cell>
          <table:table-cell office:value-type="float" office:value="57932" calcext:value-type="float">
            <text:p>57932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3]-[.B43]" office:value-type="float" office:value="-1749" calcext:value-type="float">
            <text:p>-1749</text:p>
          </table:table-cell>
          <table:table-cell table:formula="of:=[.A43]-[.C43]" office:value-type="float" office:value="1022" calcext:value-type="float">
            <text:p>1022</text:p>
          </table:table-cell>
          <table:table-cell table:formula="of:=[.A43]-[.D43]" office:value-type="float" office:value="-2485" calcext:value-type="float">
            <text:p>-24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44" calcext:value-type="float">
            <text:p>58144</text:p>
          </table:table-cell>
          <table:table-cell office:value-type="float" office:value="57631" calcext:value-type="float">
            <text:p>57631</text:p>
          </table:table-cell>
          <table:table-cell office:value-type="float" office:value="57380" calcext:value-type="float">
            <text:p>5738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44]-[.B44]" office:value-type="float" office:value="-764" calcext:value-type="float">
            <text:p>-764</text:p>
          </table:table-cell>
          <table:table-cell table:formula="of:=[.A44]-[.C44]" office:value-type="float" office:value="-251" calcext:value-type="float">
            <text:p>-251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412" calcext:value-type="float">
            <text:p>58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9679" calcext:value-type="float">
            <text:p>5967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5]-[.B45]" office:value-type="float" office:value="245" calcext:value-type="float">
            <text:p>245</text:p>
          </table:table-cell>
          <table:table-cell table:formula="of:=[.A45]-[.C45]" office:value-type="float" office:value="-2782" calcext:value-type="float">
            <text:p>-2782</text:p>
          </table:table-cell>
          <table:table-cell table:formula="of:=[.A45]-[.D45]" office:value-type="float" office:value="-1022" calcext:value-type="float">
            <text:p>-1022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25" calcext:value-type="float">
            <text:p>60725</text:p>
          </table:table-cell>
          <table:table-cell office:value-type="float" office:value="58879" calcext:value-type="float">
            <text:p>58879</text:p>
          </table:table-cell>
          <table:table-cell office:value-type="float" office:value="57475" calcext:value-type="float">
            <text:p>574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6]-[.B46]" office:value-type="float" office:value="-3250" calcext:value-type="float">
            <text:p>-3250</text:p>
          </table:table-cell>
          <table:table-cell table:formula="of:=[.A46]-[.C46]" office:value-type="float" office:value="-1404" calcext:value-type="float">
            <text:p>-1404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703" calcext:value-type="float">
            <text:p>57703</text:p>
          </table:table-cell>
          <table:table-cell office:value-type="float" office:value="58389" calcext:value-type="float">
            <text:p>58389</text:p>
          </table:table-cell>
          <table:table-cell office:value-type="float" office:value="58911" calcext:value-type="float">
            <text:p>589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7]-[.B47]" office:value-type="float" office:value="-310" calcext:value-type="float">
            <text:p>-310</text:p>
          </table:table-cell>
          <table:table-cell table:formula="of:=[.A47]-[.C47]" office:value-type="float" office:value="-996" calcext:value-type="float">
            <text:p>-996</text:p>
          </table:table-cell>
          <table:table-cell table:formula="of:=[.A47]-[.D47]" office:value-type="float" office:value="-1518" calcext:value-type="float">
            <text:p>-151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9519" calcext:value-type="float">
            <text:p>59519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8]-[.B48]" office:value-type="float" office:value="-1243" calcext:value-type="float">
            <text:p>-1243</text:p>
          </table:table-cell>
          <table:table-cell table:formula="of:=[.A48]-[.C48]" office:value-type="float" office:value="-2139" calcext:value-type="float">
            <text:p>-2139</text:p>
          </table:table-cell>
          <table:table-cell table:formula="of:=[.A48]-[.D4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17" calcext:value-type="float">
            <text:p>58117</text:p>
          </table:table-cell>
          <table:table-cell office:value-type="float" office:value="60212" calcext:value-type="float">
            <text:p>60212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9]-[.B49]" office:value-type="float" office:value="-415" calcext:value-type="float">
            <text:p>-415</text:p>
          </table:table-cell>
          <table:table-cell table:formula="of:=[.A49]-[.C49]" office:value-type="float" office:value="-2510" calcext:value-type="float">
            <text:p>-2510</text:p>
          </table:table-cell>
          <table:table-cell table:formula="of:=[.A49]-[.D49]" office:value-type="float" office:value="-2713" calcext:value-type="float">
            <text:p>-2713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17" calcext:value-type="float">
            <text:p>59917</text:p>
          </table:table-cell>
          <table:table-cell office:value-type="float" office:value="57855" calcext:value-type="float">
            <text:p>57855</text:p>
          </table:table-cell>
          <table:table-cell office:value-type="float" office:value="57983" calcext:value-type="float">
            <text:p>579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0]-[.B50]" office:value-type="float" office:value="-2441" calcext:value-type="float">
            <text:p>-2441</text:p>
          </table:table-cell>
          <table:table-cell table:formula="of:=[.A50]-[.C50]" office:value-type="float" office:value="-379" calcext:value-type="float">
            <text:p>-379</text:p>
          </table:table-cell>
          <table:table-cell table:formula="of:=[.A50]-[.D50]" office:value-type="float" office:value="-507" calcext:value-type="float">
            <text:p>-50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59" calcext:value-type="float">
            <text:p>58559</text:p>
          </table:table-cell>
          <table:table-cell office:value-type="float" office:value="59025" calcext:value-type="float">
            <text:p>59025</text:p>
          </table:table-cell>
          <table:table-cell office:value-type="float" office:value="60799" calcext:value-type="float">
            <text:p>6079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1]-[.B51]" office:value-type="float" office:value="-1179" calcext:value-type="float">
            <text:p>-1179</text:p>
          </table:table-cell>
          <table:table-cell table:formula="of:=[.A51]-[.C51]" office:value-type="float" office:value="-1645" calcext:value-type="float">
            <text:p>-1645</text:p>
          </table:table-cell>
          <table:table-cell table:formula="of:=[.A51]-[.D51]" office:value-type="float" office:value="-3419" calcext:value-type="float">
            <text:p>-3419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653" calcext:value-type="float">
            <text:p>59653</text:p>
          </table:table-cell>
          <table:table-cell office:value-type="float" office:value="59903" calcext:value-type="float">
            <text:p>59903</text:p>
          </table:table-cell>
          <table:table-cell office:value-type="float" office:value="59543" calcext:value-type="float">
            <text:p>595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2]-[.B52]" office:value-type="float" office:value="-874" calcext:value-type="float">
            <text:p>-874</text:p>
          </table:table-cell>
          <table:table-cell table:formula="of:=[.A52]-[.C52]" office:value-type="float" office:value="-1124" calcext:value-type="float">
            <text:p>-1124</text:p>
          </table:table-cell>
          <table:table-cell table:formula="of:=[.A52]-[.D52]"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614" calcext:value-type="float">
            <text:p>60614</text:p>
          </table:table-cell>
          <table:table-cell office:value-type="float" office:value="60442" calcext:value-type="float">
            <text:p>60442</text:p>
          </table:table-cell>
          <table:table-cell office:value-type="float" office:value="58495" calcext:value-type="float">
            <text:p>584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3]-[.B53]" office:value-type="float" office:value="-2914" calcext:value-type="float">
            <text:p>-2914</text:p>
          </table:table-cell>
          <table:table-cell table:formula="of:=[.A53]-[.C53]" office:value-type="float" office:value="-2742" calcext:value-type="float">
            <text:p>-2742</text:p>
          </table:table-cell>
          <table:table-cell table:formula="of:=[.A53]-[.D53]"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513" calcext:value-type="float">
            <text:p>57513</text:p>
          </table:table-cell>
          <table:table-cell office:value-type="float" office:value="57378" calcext:value-type="float">
            <text:p>57378</text:p>
          </table:table-cell>
          <table:table-cell office:value-type="float" office:value="57759" calcext:value-type="float">
            <text:p>57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4]-[.B54]" office:value-type="float" office:value="194" calcext:value-type="float">
            <text:p>194</text:p>
          </table:table-cell>
          <table:table-cell table:formula="of:=[.A54]-[.C54]" office:value-type="float" office:value="329" calcext:value-type="float">
            <text:p>329</text:p>
          </table:table-cell>
          <table:table-cell table:formula="of:=[.A54]-[.D54]" office:value-type="float" office:value="-52" calcext:value-type="float">
            <text:p>-52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071" calcext:value-type="float">
            <text:p>59071</text:p>
          </table:table-cell>
          <table:table-cell office:value-type="float" office:value="61439" calcext:value-type="float">
            <text:p>61439</text:p>
          </table:table-cell>
          <table:table-cell office:value-type="float" office:value="57735" calcext:value-type="float">
            <text:p>577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5]-[.B55]" office:value-type="float" office:value="-1336" calcext:value-type="float">
            <text:p>-1336</text:p>
          </table:table-cell>
          <table:table-cell table:formula="of:=[.A55]-[.C55]" office:value-type="float" office:value="-3704" calcext:value-type="float">
            <text:p>-3704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05" calcext:value-type="float">
            <text:p>58005</text:p>
          </table:table-cell>
          <table:table-cell office:value-type="float" office:value="59434" calcext:value-type="float">
            <text:p>59434</text:p>
          </table:table-cell>
          <table:table-cell office:value-type="float" office:value="60447" calcext:value-type="float">
            <text:p>604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6]-[.B56]" office:value-type="float" office:value="-625" calcext:value-type="float">
            <text:p>-625</text:p>
          </table:table-cell>
          <table:table-cell table:formula="of:=[.A56]-[.C56]" office:value-type="float" office:value="-2054" calcext:value-type="float">
            <text:p>-2054</text:p>
          </table:table-cell>
          <table:table-cell table:formula="of:=[.A56]-[.D56]" office:value-type="float" office:value="-3067" calcext:value-type="float">
            <text:p>-3067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815" calcext:value-type="float">
            <text:p>60815</text:p>
          </table:table-cell>
          <table:table-cell office:value-type="float" office:value="57791" calcext:value-type="float">
            <text:p>57791</text:p>
          </table:table-cell>
          <table:table-cell office:value-type="float" office:value="58649" calcext:value-type="float">
            <text:p>586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7]-[.B57]" office:value-type="float" office:value="-2166" calcext:value-type="float">
            <text:p>-2166</text:p>
          </table:table-cell>
          <table:table-cell table:formula="of:=[.A57]-[.C57]" office:value-type="float" office:value="858" calcext:value-type="float">
            <text:p>858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743" calcext:value-type="float">
            <text:p>60743</text:p>
          </table:table-cell>
          <table:table-cell office:value-type="float" office:value="58943" calcext:value-type="float">
            <text:p>58943</text:p>
          </table:table-cell>
          <table:table-cell office:value-type="float" office:value="58175" calcext:value-type="float">
            <text:p>5817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58]-[.B58]" office:value-type="float" office:value="-2568" calcext:value-type="float">
            <text:p>-2568</text:p>
          </table:table-cell>
          <table:table-cell table:formula="of:=[.A58]-[.C58]" office:value-type="float" office:value="-768" calcext:value-type="float">
            <text:p>-768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503" calcext:value-type="float">
            <text:p>57503</text:p>
          </table:table-cell>
          <table:table-cell office:value-type="float" office:value="57557" calcext:value-type="float">
            <text:p>57557</text:p>
          </table:table-cell>
          <table:table-cell office:value-type="float" office:value="57855" calcext:value-type="float">
            <text:p>5785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9]-[.B59]" office:value-type="float" office:value="231" calcext:value-type="float">
            <text:p>231</text:p>
          </table:table-cell>
          <table:table-cell table:formula="of:=[.A59]-[.C59]" office:value-type="float" office:value="177" calcext:value-type="float">
            <text:p>177</text:p>
          </table:table-cell>
          <table:table-cell table:formula="of:=[.A59]-[.D59]" office:value-type="float" office:value="-121" calcext:value-type="float">
            <text:p>-121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19" calcext:value-type="float">
            <text:p>59519</text:p>
          </table:table-cell>
          <table:table-cell office:value-type="float" office:value="57655" calcext:value-type="float">
            <text:p>57655</text:p>
          </table:table-cell>
          <table:table-cell office:value-type="float" office:value="57631" calcext:value-type="float">
            <text:p>5763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-1359" calcext:value-type="float">
            <text:p>-1359</text:p>
          </table:table-cell>
          <table:table-cell table:formula="of:=[.A60]-[.C60]" office:value-type="float" office:value="505" calcext:value-type="float">
            <text:p>505</text:p>
          </table:table-cell>
          <table:table-cell table:formula="of:=[.A60]-[.D60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47" calcext:value-type="float">
            <text:p>59647</text:p>
          </table:table-cell>
          <table:table-cell office:value-type="float" office:value="59053" calcext:value-type="float">
            <text:p>59053</text:p>
          </table:table-cell>
          <table:table-cell office:value-type="float" office:value="57354" calcext:value-type="float">
            <text:p>5735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1]-[.B61]" office:value-type="float" office:value="-2293" calcext:value-type="float">
            <text:p>-2293</text:p>
          </table:table-cell>
          <table:table-cell table:formula="of:=[.A61]-[.C61]" office:value-type="float" office:value="-1699" calcext:value-type="float">
            <text:p>-1699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374" calcext:value-type="float">
            <text:p>58374</text:p>
          </table:table-cell>
          <table:table-cell office:value-type="float" office:value="57744" calcext:value-type="float">
            <text:p>57744</text:p>
          </table:table-cell>
          <table:table-cell office:value-type="float" office:value="58779" calcext:value-type="float">
            <text:p>5877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62]-[.B62]" office:value-type="float" office:value="405" calcext:value-type="float">
            <text:p>405</text:p>
          </table:table-cell>
          <table:table-cell table:formula="of:=[.A62]-[.C62]" office:value-type="float" office:value="1035" calcext:value-type="float">
            <text:p>1035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148" calcext:value-type="float">
            <text:p>58148</text:p>
          </table:table-cell>
          <table:table-cell office:value-type="float" office:value="57567" calcext:value-type="float">
            <text:p>57567</text:p>
          </table:table-cell>
          <table:table-cell office:value-type="float" office:value="59721" calcext:value-type="float">
            <text:p>597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3]-[.B63]" office:value-type="float" office:value="1573" calcext:value-type="float">
            <text:p>1573</text:p>
          </table:table-cell>
          <table:table-cell table:formula="of:=[.A63]-[.C63]" office:value-type="float" office:value="2154" calcext:value-type="float">
            <text:p>2154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32" calcext:value-type="float">
            <text:p>57432</text:p>
          </table:table-cell>
          <table:table-cell office:value-type="float" office:value="58759" calcext:value-type="float">
            <text:p>58759</text:p>
          </table:table-cell>
          <table:table-cell office:value-type="float" office:value="57493" calcext:value-type="float">
            <text:p>574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4]-[.B64]" office:value-type="float" office:value="61" calcext:value-type="float">
            <text:p>61</text:p>
          </table:table-cell>
          <table:table-cell table:formula="of:=[.A64]-[.C64]" office:value-type="float" office:value="-1266" calcext:value-type="float">
            <text:p>-1266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5]-[.B65]" office:value-type="float" office:value="-4059" calcext:value-type="float">
            <text:p>-4059</text:p>
          </table:table-cell>
          <table:table-cell table:formula="of:=[.A65]-[.C65]" office:value-type="float" office:value="-2779" calcext:value-type="float">
            <text:p>-2779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951" calcext:value-type="float">
            <text:p>57951</text:p>
          </table:table-cell>
          <table:table-cell office:value-type="float" office:value="59423" calcext:value-type="float">
            <text:p>59423</text:p>
          </table:table-cell>
          <table:table-cell office:value-type="float" office:value="57399" calcext:value-type="float">
            <text:p>573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6]-[.B66]" office:value-type="float" office:value="-552" calcext:value-type="float">
            <text:p>-552</text:p>
          </table:table-cell>
          <table:table-cell table:formula="of:=[.A66]-[.C66]" office:value-type="float" office:value="-2024" calcext:value-type="float">
            <text:p>-2024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385" calcext:value-type="float">
            <text:p>57385</text:p>
          </table:table-cell>
          <table:table-cell office:value-type="float" office:value="60488" calcext:value-type="float">
            <text:p>60488</text:p>
          </table:table-cell>
          <table:table-cell office:value-type="float" office:value="57951" calcext:value-type="float">
            <text:p>5795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7]-[.B67]" office:value-type="float" office:value="12" calcext:value-type="float">
            <text:p>12</text:p>
          </table:table-cell>
          <table:table-cell table:formula="of:=[.A67]-[.C67]" office:value-type="float" office:value="-3091" calcext:value-type="float">
            <text:p>-3091</text:p>
          </table:table-cell>
          <table:table-cell table:formula="of:=[.A67]-[.D67]" office:value-type="float" office:value="-554" calcext:value-type="float">
            <text:p>-554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391" calcext:value-type="float">
            <text:p>59391</text:p>
          </table:table-cell>
          <table:table-cell office:value-type="float" office:value="57567" calcext:value-type="float">
            <text:p>57567</text:p>
          </table:table-cell>
          <table:table-cell office:value-type="float" office:value="57398" calcext:value-type="float">
            <text:p>5739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8]-[.B68]" office:value-type="float" office:value="-1993" calcext:value-type="float">
            <text:p>-1993</text:p>
          </table:table-cell>
          <table:table-cell table:formula="of:=[.A68]-[.C68]" office:value-type="float" office:value="-169" calcext:value-type="float">
            <text:p>-169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753" calcext:value-type="float">
            <text:p>60753</text:p>
          </table:table-cell>
          <table:table-cell office:value-type="float" office:value="60191" calcext:value-type="float">
            <text:p>60191</text:p>
          </table:table-cell>
          <table:table-cell office:value-type="float" office:value="57413" calcext:value-type="float">
            <text:p>5741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9]-[.B69]" office:value-type="float" office:value="-3340" calcext:value-type="float">
            <text:p>-3340</text:p>
          </table:table-cell>
          <table:table-cell table:formula="of:=[.A69]-[.C69]" office:value-type="float" office:value="-2778" calcext:value-type="float">
            <text:p>-2778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60" calcext:value-type="float">
            <text:p>57860</text:p>
          </table:table-cell>
          <table:table-cell office:value-type="float" office:value="59519" calcext:value-type="float">
            <text:p>59519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506" calcext:value-type="float">
            <text:p>-506</text:p>
          </table:table-cell>
          <table:table-cell table:formula="of:=[.A70]-[.C70]" office:value-type="float" office:value="-2165" calcext:value-type="float">
            <text:p>-216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599" calcext:value-type="float">
            <text:p>57599</text:p>
          </table:table-cell>
          <table:table-cell office:value-type="float" office:value="58051" calcext:value-type="float">
            <text:p>58051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1]-[.B71]" office:value-type="float" office:value="3840" calcext:value-type="float">
            <text:p>3840</text:p>
          </table:table-cell>
          <table:table-cell table:formula="of:=[.A71]-[.C71]" office:value-type="float" office:value="3388" calcext:value-type="float">
            <text:p>3388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2" calcext:value-type="float">
            <text:p>2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" calcext:value-type="float">
            <text:p>0.5</text:p>
          </table:table-cell>
          <table:table-cell table:number-columns-repeated="7"/>
        </table:table-row>
      </table:table>
      <table:table table:name="ReadingStep=166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391" calcext:value-type="float">
            <text:p>59391</text:p>
          </table:table-cell>
          <table:table-cell office:value-type="float" office:value="60682" calcext:value-type="float">
            <text:p>60682</text:p>
          </table:table-cell>
          <table:table-cell office:value-type="float" office:value="58688" calcext:value-type="float">
            <text:p>58688</text:p>
          </table:table-cell>
          <table:table-cell office:value-type="float" office:value="59553" calcext:value-type="float">
            <text:p>59553</text:p>
          </table:table-cell>
          <table:table-cell office:value-type="float" office:value="13" calcext:value-type="float">
            <text:p>13</text:p>
          </table:table-cell>
          <table:table-cell table:formula="of:=[.A2]-[.B2]" office:value-type="float" office:value="-703" calcext:value-type="float">
            <text:p>-703</text:p>
          </table:table-cell>
          <table:table-cell table:formula="of:=[.A2]-[.C2]" office:value-type="float" office:value="-1994" calcext:value-type="float">
            <text:p>-199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65" calcext:value-type="float">
            <text:p>-865</text:p>
          </table:table-cell>
          <table:table-cell office:value-type="string" calcext:value-type="string">
            <text:p>BBB</text:p>
          </table:table-cell>
          <table:table-cell office:value-type="float" office:value="165013" calcext:value-type="float">
            <text:p>165013</text:p>
          </table:table-cell>
          <table:table-cell office:value-type="float" office:value="24806" calcext:value-type="float">
            <text:p>24806</text:p>
          </table:table-cell>
          <table:table-cell office:value-type="float" office:value="70" calcext:value-type="float">
            <text:p>70</text:p>
          </table:table-cell>
          <table:table-cell office:value-type="float" office:value="51392" calcext:value-type="float">
            <text:p>51392</text:p>
          </table:table-cell>
          <table:table-cell office:value-type="float" office:value="3597260" calcext:value-type="float">
            <text:p>3597260</text:p>
          </table:table-cell>
          <table:table-cell office:value-type="float" office:value="85688" calcext:value-type="float">
            <text:p>85688</text:p>
          </table:table-cell>
          <table:table-cell office:value-type="float" office:value="44522" calcext:value-type="float">
            <text:p>4452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73" calcext:value-type="float">
            <text:p>57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7477" calcext:value-type="float">
            <text:p>57477</text:p>
          </table:table-cell>
          <table:table-cell office:value-type="float" office:value="57483" calcext:value-type="float">
            <text:p>57483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196" calcext:value-type="float">
            <text:p>-196</text:p>
          </table:table-cell>
          <table:table-cell table:formula="of:=[.A3]-[.C3]" office:value-type="float" office:value="-218" calcext:value-type="float">
            <text:p>-21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6" calcext:value-type="float">
            <text:p>-6</text:p>
          </table:table-cell>
          <table:table-cell office:value-type="string" calcext:value-type="string">
            <text:p>Rpi</text:p>
          </table:table-cell>
          <table:table-cell office:value-type="float" office:value="165013" calcext:value-type="float">
            <text:p>165013</text:p>
          </table:table-cell>
          <table:table-cell office:value-type="float" office:value="24750" calcext:value-type="float">
            <text:p>24750</text:p>
          </table:table-cell>
          <table:table-cell office:value-type="float" office:value="70" calcext:value-type="float">
            <text:p>70</text:p>
          </table:table-cell>
          <table:table-cell office:value-type="float" office:value="51367" calcext:value-type="float">
            <text:p>51367</text:p>
          </table:table-cell>
          <table:table-cell office:value-type="float" office:value="3595539" calcext:value-type="float">
            <text:p>3595539</text:p>
          </table:table-cell>
          <table:table-cell office:value-type="float" office:value="85688" calcext:value-type="float">
            <text:p>85688</text:p>
          </table:table-cell>
          <table:table-cell office:value-type="float" office:value="44278" calcext:value-type="float">
            <text:p>4427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38" calcext:value-type="float">
            <text:p>57938</text:p>
          </table:table-cell>
          <table:table-cell office:value-type="float" office:value="17" calcext:value-type="float">
            <text:p>17</text:p>
          </table:table-cell>
          <table:table-cell table:formula="of:=[.A4]-[.B4]" office:value-type="float" office:value="-2011" calcext:value-type="float">
            <text:p>-2011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558" calcext:value-type="float">
            <text:p>-558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55" calcext:value-type="float">
            <text:p>60755</text:p>
          </table:table-cell>
          <table:table-cell office:value-type="float" office:value="59596" calcext:value-type="float">
            <text:p>595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932" calcext:value-type="float">
            <text:p>58932</text:p>
          </table:table-cell>
          <table:table-cell office:value-type="float" office:value="20" calcext:value-type="float">
            <text:p>20</text:p>
          </table:table-cell>
          <table:table-cell table:formula="of:=[.A5]-[.B5]" office:value-type="float" office:value="-1823" calcext:value-type="float">
            <text:p>-1823</text:p>
          </table:table-cell>
          <table:table-cell table:formula="of:=[.A5]-[.C5]" office:value-type="float" office:value="-664" calcext:value-type="float">
            <text:p>-664</text:p>
          </table:table-cell>
          <table:table-cell table:formula="of:=[.A5]-[.D5]" office:value-type="float" office:value="1237" calcext:value-type="float">
            <text:p>1237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0.998999861111111" calcext:value-type="float">
            <text:p>0.998999861111111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55" calcext:value-type="float">
            <text:p>57855</text:p>
          </table:table-cell>
          <table:table-cell office:value-type="float" office:value="57874" calcext:value-type="float">
            <text:p>57874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20" calcext:value-type="float">
            <text:p>20</text:p>
          </table:table-cell>
          <table:table-cell table:formula="of:=[.A6]-[.B6]" office:value-type="float" office:value="-156" calcext:value-type="float">
            <text:p>-156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4" calcext:value-type="float">
            <text:p>4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89" calcext:value-type="float">
            <text:p>6048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9" calcext:value-type="float">
            <text:p>57389</text:p>
          </table:table-cell>
          <table:table-cell office:value-type="float" office:value="57995" calcext:value-type="float">
            <text:p>57995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-2494" calcext:value-type="float">
            <text:p>-2494</text:p>
          </table:table-cell>
          <table:table-cell table:formula="of:=[.A7]-[.C7]" office:value-type="float" office:value="311" calcext:value-type="float">
            <text:p>311</text:p>
          </table:table-cell>
          <table:table-cell table:formula="of:=[.A7]-[.D7]" office:value-type="float" office:value="606" calcext:value-type="float">
            <text:p>606</text:p>
          </table:table-cell>
          <table:table-cell table:formula="of:=[.A7]-[.E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45" calcext:value-type="float">
            <text:p>57645</text:p>
          </table:table-cell>
          <table:table-cell office:value-type="float" office:value="59530" calcext:value-type="float">
            <text:p>59530</text:p>
          </table:table-cell>
          <table:table-cell office:value-type="float" office:value="59412" calcext:value-type="float">
            <text:p>59412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 table:formula="of:=[.A8]-[.B8]" office:value-type="float" office:value="56" calcext:value-type="float">
            <text:p>56</text:p>
          </table:table-cell>
          <table:table-cell table:formula="of:=[.A8]-[.C8]" office:value-type="float" office:value="-1829" calcext:value-type="float">
            <text:p>-1829</text:p>
          </table:table-cell>
          <table:table-cell table:formula="of:=[.A8]-[.D8]" office:value-type="float" office:value="-1711" calcext:value-type="float">
            <text:p>-1711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13" calcext:value-type="float">
            <text:p>57613</text:p>
          </table:table-cell>
          <table:table-cell office:value-type="float" office:value="58965" calcext:value-type="float">
            <text:p>58965</text:p>
          </table:table-cell>
          <table:table-cell office:value-type="float" office:value="57748" calcext:value-type="float">
            <text:p>57748</text:p>
          </table:table-cell>
          <table:table-cell office:value-type="float" office:value="57555" calcext:value-type="float">
            <text:p>57555</text:p>
          </table:table-cell>
          <table:table-cell office:value-type="float" office:value="1" calcext:value-type="float">
            <text:p>1</text:p>
          </table:table-cell>
          <table:table-cell table:formula="of:=[.A9]-[.B9]" office:value-type="float" office:value="135" calcext:value-type="float">
            <text:p>135</text:p>
          </table:table-cell>
          <table:table-cell table:formula="of:=[.A9]-[.C9]" office:value-type="float" office:value="-1217" calcext:value-type="float">
            <text:p>-121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193" calcext:value-type="float">
            <text:p>193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855" calcext:value-type="float">
            <text:p>5785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60" calcext:value-type="float">
            <text:p>57760</text:p>
          </table:table-cell>
          <table:table-cell office:value-type="float" office:value="57695" calcext:value-type="float">
            <text:p>57695</text:p>
          </table:table-cell>
          <table:table-cell office:value-type="float" office:value="22" calcext:value-type="float">
            <text:p>22</text:p>
          </table:table-cell>
          <table:table-cell table:formula="of:=[.A10]-[.B10]" office:value-type="float" office:value="-95" calcext:value-type="float">
            <text:p>-95</text:p>
          </table:table-cell>
          <table:table-cell table:formula="of:=[.A10]-[.C10]" office:value-type="float" office:value="-1675" calcext:value-type="float">
            <text:p>-167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5" calcext:value-type="float">
            <text:p>60735</text:p>
          </table:table-cell>
          <table:table-cell office:value-type="float" office:value="59441" calcext:value-type="float">
            <text:p>59441</text:p>
          </table:table-cell>
          <table:table-cell office:value-type="float" office:value="57484" calcext:value-type="float">
            <text:p>57484</text:p>
          </table:table-cell>
          <table:table-cell office:value-type="float" office:value="57392" calcext:value-type="float">
            <text:p>57392</text:p>
          </table:table-cell>
          <table:table-cell office:value-type="float" office:value="14" calcext:value-type="float">
            <text:p>14</text:p>
          </table:table-cell>
          <table:table-cell table:formula="of:=[.A11]-[.B11]" office:value-type="float" office:value="-3251" calcext:value-type="float">
            <text:p>-3251</text:p>
          </table:table-cell>
          <table:table-cell table:formula="of:=[.A11]-[.C11]" office:value-type="float" office:value="-1957" calcext:value-type="float">
            <text:p>-1957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8075" calcext:value-type="float">
            <text:p>58075</text:p>
          </table:table-cell>
          <table:table-cell office:value-type="float" office:value="58668" calcext:value-type="float">
            <text:p>58668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12]-[.B12]" office:value-type="float" office:value="-52" calcext:value-type="float">
            <text:p>-52</text:p>
          </table:table-cell>
          <table:table-cell table:formula="of:=[.A12]-[.C12]" office:value-type="float" office:value="-695" calcext:value-type="float">
            <text:p>-695</text:p>
          </table:table-cell>
          <table:table-cell table:formula="of:=[.A12]-[.D12]" office:value-type="float" office:value="-1288" calcext:value-type="float">
            <text:p>-1288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791" calcext:value-type="float">
            <text:p>57791</text:p>
          </table:table-cell>
          <table:table-cell office:value-type="float" office:value="59738" calcext:value-type="float">
            <text:p>59738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1644" calcext:value-type="float">
            <text:p>1644</text:p>
          </table:table-cell>
          <table:table-cell table:formula="of:=[.A13]-[.C13]" office:value-type="float" office:value="-303" calcext:value-type="float">
            <text:p>-303</text:p>
          </table:table-cell>
          <table:table-cell table:formula="of:=[.A13]-[.D13]" office:value-type="float" office:value="-2004" calcext:value-type="float">
            <text:p>-2004</text:p>
          </table:table-cell>
          <table:table-cell table:formula="of:=[.A13]-[.E13]"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748" calcext:value-type="float">
            <text:p>59748</text:p>
          </table:table-cell>
          <table:table-cell office:value-type="float" office:value="57408" calcext:value-type="float">
            <text:p>57408</text:p>
          </table:table-cell>
          <table:table-cell office:value-type="float" office:value="57922" calcext:value-type="float">
            <text:p>57922</text:p>
          </table:table-cell>
          <table:table-cell office:value-type="float" office:value="58002" calcext:value-type="float">
            <text:p>58002</text:p>
          </table:table-cell>
          <table:table-cell office:value-type="float" office:value="30" calcext:value-type="float">
            <text:p>30</text:p>
          </table:table-cell>
          <table:table-cell table:formula="of:=[.A14]-[.B14]" office:value-type="float" office:value="-1826" calcext:value-type="float">
            <text:p>-1826</text:p>
          </table:table-cell>
          <table:table-cell table:formula="of:=[.A14]-[.C14]" office:value-type="float" office:value="514" calcext:value-type="float">
            <text:p>514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80" calcext:value-type="float">
            <text:p>-8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531" calcext:value-type="float">
            <text:p>585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783" calcext:value-type="float">
            <text:p>57783</text:p>
          </table:table-cell>
          <table:table-cell office:value-type="float" office:value="59666" calcext:value-type="float">
            <text:p>59666</text:p>
          </table:table-cell>
          <table:table-cell office:value-type="float" office:value="14" calcext:value-type="float">
            <text:p>14</text:p>
          </table:table-cell>
          <table:table-cell table:formula="of:=[.A15]-[.B15]" office:value-type="float" office:value="-748" calcext:value-type="float">
            <text:p>-748</text:p>
          </table:table-cell>
          <table:table-cell table:formula="of:=[.A15]-[.C15]" office:value-type="float" office:value="88" calcext:value-type="float">
            <text:p>88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883" calcext:value-type="float">
            <text:p>-1883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81" calcext:value-type="float">
            <text:p>60181</text:p>
          </table:table-cell>
          <table:table-cell office:value-type="float" office:value="57695" calcext:value-type="float">
            <text:p>57695</text:p>
          </table:table-cell>
          <table:table-cell office:value-type="float" office:value="58161" calcext:value-type="float">
            <text:p>58161</text:p>
          </table:table-cell>
          <table:table-cell office:value-type="float" office:value="57878" calcext:value-type="float">
            <text:p>57878</text:p>
          </table:table-cell>
          <table:table-cell office:value-type="float" office:value="12" calcext:value-type="float">
            <text:p>12</text:p>
          </table:table-cell>
          <table:table-cell table:formula="of:=[.A16]-[.B16]" office:value-type="float" office:value="-2020" calcext:value-type="float">
            <text:p>-2020</text:p>
          </table:table-cell>
          <table:table-cell table:formula="of:=[.A16]-[.C16]" office:value-type="float" office:value="466" calcext:value-type="float">
            <text:p>466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283" calcext:value-type="float">
            <text:p>283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099" calcext:value-type="float">
            <text:p>60099</text:p>
          </table:table-cell>
          <table:table-cell office:value-type="float" office:value="58632" calcext:value-type="float">
            <text:p>58632</text:p>
          </table:table-cell>
          <table:table-cell office:value-type="float" office:value="57485" calcext:value-type="float">
            <text:p>57485</text:p>
          </table:table-cell>
          <table:table-cell office:value-type="float" office:value="59030" calcext:value-type="float">
            <text:p>59030</text:p>
          </table:table-cell>
          <table:table-cell office:value-type="float" office:value="24" calcext:value-type="float">
            <text:p>24</text:p>
          </table:table-cell>
          <table:table-cell table:formula="of:=[.A17]-[.B17]" office:value-type="float" office:value="-2614" calcext:value-type="float">
            <text:p>-2614</text:p>
          </table:table-cell>
          <table:table-cell table:formula="of:=[.A17]-[.C17]" office:value-type="float" office:value="-1147" calcext:value-type="float">
            <text:p>-1147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545" calcext:value-type="float">
            <text:p>-154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70" calcext:value-type="float">
            <text:p>6007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1" calcext:value-type="float">
            <text:p>58371</text:p>
          </table:table-cell>
          <table:table-cell office:value-type="float" office:value="20" calcext:value-type="float">
            <text:p>20</text:p>
          </table:table-cell>
          <table:table-cell table:formula="of:=[.A18]-[.B18]" office:value-type="float" office:value="-2690" calcext:value-type="float">
            <text:p>-2690</text:p>
          </table:table-cell>
          <table:table-cell table:formula="of:=[.A18]-[.C18]" office:value-type="float" office:value="-2033" calcext:value-type="float">
            <text:p>-2033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991" calcext:value-type="float">
            <text:p>-991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3" calcext:value-type="float">
            <text:p>59923</text:p>
          </table:table-cell>
          <table:table-cell office:value-type="float" office:value="57347" calcext:value-type="float">
            <text:p>57347</text:p>
          </table:table-cell>
          <table:table-cell office:value-type="float" office:value="58561" calcext:value-type="float">
            <text:p>58561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 table:formula="of:=[.A19]-[.B19]" office:value-type="float" office:value="-2225" calcext:value-type="float">
            <text:p>-2225</text:p>
          </table:table-cell>
          <table:table-cell table:formula="of:=[.A19]-[.C19]" office:value-type="float" office:value="351" calcext:value-type="float">
            <text:p>351</text:p>
          </table:table-cell>
          <table:table-cell table:formula="of:=[.A19]-[.D19]" office:value-type="float" office:value="-863" calcext:value-type="float">
            <text:p>-863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1" calcext:value-type="float">
            <text:p>600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9713" calcext:value-type="float">
            <text:p>59713</text:p>
          </table:table-cell>
          <table:table-cell office:value-type="float" office:value="33" calcext:value-type="float">
            <text:p>33</text:p>
          </table:table-cell>
          <table:table-cell table:formula="of:=[.A20]-[.B20]" office:value-type="float" office:value="-2651" calcext:value-type="float">
            <text:p>-2651</text:p>
          </table:table-cell>
          <table:table-cell table:formula="of:=[.A20]-[.C20]" office:value-type="float" office:value="-315" calcext:value-type="float">
            <text:p>-315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333" calcext:value-type="float">
            <text:p>-233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16" calcext:value-type="float">
            <text:p>57516</text:p>
          </table:table-cell>
          <table:table-cell office:value-type="float" office:value="59399" calcext:value-type="float">
            <text:p>59399</text:p>
          </table:table-cell>
          <table:table-cell office:value-type="float" office:value="57599" calcext:value-type="float">
            <text:p>57599</text:p>
          </table:table-cell>
          <table:table-cell office:value-type="float" office:value="58545" calcext:value-type="float">
            <text:p>58545</text:p>
          </table:table-cell>
          <table:table-cell office:value-type="float" office:value="7" calcext:value-type="float">
            <text:p>7</text:p>
          </table:table-cell>
          <table:table-cell table:formula="of:=[.A21]-[.B21]" office:value-type="float" office:value="1029" calcext:value-type="float">
            <text:p>1029</text:p>
          </table:table-cell>
          <table:table-cell table:formula="of:=[.A21]-[.C21]" office:value-type="float" office:value="-854" calcext:value-type="float">
            <text:p>-854</text:p>
          </table:table-cell>
          <table:table-cell table:formula="of:=[.A21]-[.D21]" office:value-type="float" office:value="946" calcext:value-type="float">
            <text:p>946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344" calcext:value-type="float">
            <text:p>57344</text:p>
          </table:table-cell>
          <table:table-cell office:value-type="float" office:value="59912" calcext:value-type="float">
            <text:p>59912</text:p>
          </table:table-cell>
          <table:table-cell office:value-type="float" office:value="57741" calcext:value-type="float">
            <text:p>57741</text:p>
          </table:table-cell>
          <table:table-cell office:value-type="float" office:value="59943" calcext:value-type="float">
            <text:p>59943</text:p>
          </table:table-cell>
          <table:table-cell office:value-type="float" office:value="20" calcext:value-type="float">
            <text:p>20</text:p>
          </table:table-cell>
          <table:table-cell table:formula="of:=[.A22]-[.B22]" office:value-type="float" office:value="397" calcext:value-type="float">
            <text:p>397</text:p>
          </table:table-cell>
          <table:table-cell table:formula="of:=[.A22]-[.C22]" office:value-type="float" office:value="-2171" calcext:value-type="float">
            <text:p>-2171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202" calcext:value-type="float">
            <text:p>-2202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967" calcext:value-type="float">
            <text:p>58967</text:p>
          </table:table-cell>
          <table:table-cell office:value-type="float" office:value="57695" calcext:value-type="float">
            <text:p>57695</text:p>
          </table:table-cell>
          <table:table-cell office:value-type="float" office:value="60415" calcext:value-type="float">
            <text:p>60415</text:p>
          </table:table-cell>
          <table:table-cell office:value-type="float" office:value="59975" calcext:value-type="float">
            <text:p>59975</text:p>
          </table:table-cell>
          <table:table-cell office:value-type="float" office:value="1" calcext:value-type="float">
            <text:p>1</text:p>
          </table:table-cell>
          <table:table-cell table:formula="of:=[.A23]-[.B23]" office:value-type="float" office:value="-1238" calcext:value-type="float">
            <text:p>-1238</text:p>
          </table:table-cell>
          <table:table-cell table:formula="of:=[.A23]-[.C23]" office:value-type="float" office:value="34" calcext:value-type="float">
            <text:p>34</text:p>
          </table:table-cell>
          <table:table-cell table:formula="of:=[.A23]-[.D23]" office:value-type="float" office:value="-2686" calcext:value-type="float">
            <text:p>-2686</text:p>
          </table:table-cell>
          <table:table-cell table:formula="of:=[.A23]-[.E23]" office:value-type="float" office:value="-2246" calcext:value-type="float">
            <text:p>-2246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937" calcext:value-type="float">
            <text:p>59937</text:p>
          </table:table-cell>
          <table:table-cell office:value-type="float" office:value="57695" calcext:value-type="float">
            <text:p>57695</text:p>
          </table:table-cell>
          <table:table-cell office:value-type="float" office:value="59392" calcext:value-type="float">
            <text:p>59392</text:p>
          </table:table-cell>
          <table:table-cell office:value-type="float" office:value="57731" calcext:value-type="float">
            <text:p>57731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2206" calcext:value-type="float">
            <text:p>-2206</text:p>
          </table:table-cell>
          <table:table-cell table:formula="of:=[.A24]-[.C24]" office:value-type="float" office:value="36" calcext:value-type="float">
            <text:p>36</text:p>
          </table:table-cell>
          <table:table-cell table:formula="of:=[.A24]-[.D24]" office:value-type="float" office:value="-1661" calcext:value-type="float">
            <text:p>-1661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4" calcext:value-type="float">
            <text:p>58054</text:p>
          </table:table-cell>
          <table:table-cell office:value-type="float" office:value="57650" calcext:value-type="float">
            <text:p>57650</text:p>
          </table:table-cell>
          <table:table-cell office:value-type="float" office:value="57675" calcext:value-type="float">
            <text:p>57675</text:p>
          </table:table-cell>
          <table:table-cell office:value-type="float" office:value="57380" calcext:value-type="float">
            <text:p>57380</text:p>
          </table:table-cell>
          <table:table-cell office:value-type="float" office:value="25" calcext:value-type="float">
            <text:p>25</text:p>
          </table:table-cell>
          <table:table-cell table:formula="of:=[.A25]-[.B25]" office:value-type="float" office:value="-674" calcext:value-type="float">
            <text:p>-674</text:p>
          </table:table-cell>
          <table:table-cell table:formula="of:=[.A25]-[.C25]" office:value-type="float" office:value="-270" calcext:value-type="float">
            <text:p>-270</text:p>
          </table:table-cell>
          <table:table-cell table:formula="of:=[.A25]-[.D25]" office:value-type="float" office:value="-295" calcext:value-type="float">
            <text:p>-295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50" calcext:value-type="float">
            <text:p>57350</text:p>
          </table:table-cell>
          <table:table-cell office:value-type="float" office:value="57606" calcext:value-type="float">
            <text:p>57606</text:p>
          </table:table-cell>
          <table:table-cell office:value-type="float" office:value="57702" calcext:value-type="float">
            <text:p>57702</text:p>
          </table:table-cell>
          <table:table-cell office:value-type="float" office:value="60799" calcext:value-type="float">
            <text:p>60799</text:p>
          </table:table-cell>
          <table:table-cell office:value-type="float" office:value="4" calcext:value-type="float">
            <text:p>4</text:p>
          </table:table-cell>
          <table:table-cell table:formula="of:=[.A26]-[.B26]" office:value-type="float" office:value="352" calcext:value-type="float">
            <text:p>352</text:p>
          </table:table-cell>
          <table:table-cell table:formula="of:=[.A26]-[.C26]" office:value-type="float" office:value="96" calcext:value-type="float">
            <text:p>9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3097" calcext:value-type="float">
            <text:p>-309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10" calcext:value-type="float">
            <text:p>59910</text:p>
          </table:table-cell>
          <table:table-cell office:value-type="float" office:value="58785" calcext:value-type="float">
            <text:p>58785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6" calcext:value-type="float">
            <text:p>57476</text:p>
          </table:table-cell>
          <table:table-cell office:value-type="float" office:value="9" calcext:value-type="float">
            <text:p>9</text:p>
          </table:table-cell>
          <table:table-cell table:formula="of:=[.A27]-[.B27]" office:value-type="float" office:value="-2434" calcext:value-type="float">
            <text:p>-2434</text:p>
          </table:table-cell>
          <table:table-cell table:formula="of:=[.A27]-[.C27]" office:value-type="float" office:value="-1309" calcext:value-type="float">
            <text:p>-1309</text:p>
          </table:table-cell>
          <table:table-cell table:formula="of:=[.A27]-[.D27]" office:value-type="float" office:value="-891" calcext:value-type="float">
            <text:p>-891</text:p>
          </table:table-cell>
          <table:table-cell table:formula="of:=[.A27]-[.E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97" calcext:value-type="float">
            <text:p>58897</text:p>
          </table:table-cell>
          <table:table-cell office:value-type="float" office:value="57695" calcext:value-type="float">
            <text:p>57695</text:p>
          </table:table-cell>
          <table:table-cell office:value-type="float" office:value="59787" calcext:value-type="float">
            <text:p>59787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28]-[.B28]" office:value-type="float" office:value="-1517" calcext:value-type="float">
            <text:p>-1517</text:p>
          </table:table-cell>
          <table:table-cell table:formula="of:=[.A28]-[.C28]" office:value-type="float" office:value="-315" calcext:value-type="float">
            <text:p>-315</text:p>
          </table:table-cell>
          <table:table-cell table:formula="of:=[.A28]-[.D28]" office:value-type="float" office:value="-2407" calcext:value-type="float">
            <text:p>-2407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68" calcext:value-type="float">
            <text:p>60568</text:p>
          </table:table-cell>
          <table:table-cell office:value-type="float" office:value="58545" calcext:value-type="float">
            <text:p>58545</text:p>
          </table:table-cell>
          <table:table-cell office:value-type="float" office:value="57739" calcext:value-type="float">
            <text:p>57739</text:p>
          </table:table-cell>
          <table:table-cell office:value-type="float" office:value="59721" calcext:value-type="float">
            <text:p>59721</text:p>
          </table:table-cell>
          <table:table-cell office:value-type="float" office:value="20" calcext:value-type="float">
            <text:p>20</text:p>
          </table:table-cell>
          <table:table-cell table:formula="of:=[.A29]-[.B29]" office:value-type="float" office:value="-847" calcext:value-type="float">
            <text:p>-847</text:p>
          </table:table-cell>
          <table:table-cell table:formula="of:=[.A29]-[.C29]" office:value-type="float" office:value="1176" calcext:value-type="float">
            <text:p>1176</text:p>
          </table:table-cell>
          <table:table-cell table:formula="of:=[.A29]-[.D29]" office:value-type="float" office:value="1982" calcext:value-type="float">
            <text:p>1982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93" calcext:value-type="float">
            <text:p>59593</text:p>
          </table:table-cell>
          <table:table-cell office:value-type="float" office:value="57695" calcext:value-type="float">
            <text:p>57695</text:p>
          </table:table-cell>
          <table:table-cell office:value-type="float" office:value="59968" calcext:value-type="float">
            <text:p>59968</text:p>
          </table:table-cell>
          <table:table-cell office:value-type="float" office:value="57697" calcext:value-type="float">
            <text:p>57697</text:p>
          </table:table-cell>
          <table:table-cell office:value-type="float" office:value="12" calcext:value-type="float">
            <text:p>12</text:p>
          </table:table-cell>
          <table:table-cell table:formula="of:=[.A30]-[.B30]" office:value-type="float" office:value="-1896" calcext:value-type="float">
            <text:p>-1896</text:p>
          </table:table-cell>
          <table:table-cell table:formula="of:=[.A30]-[.C30]" office:value-type="float" office:value="2" calcext:value-type="float">
            <text:p>2</text:p>
          </table:table-cell>
          <table:table-cell table:formula="of:=[.A30]-[.D30]" office:value-type="float" office:value="-2271" calcext:value-type="float">
            <text:p>-2271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685" calcext:value-type="float">
            <text:p>59685</text:p>
          </table:table-cell>
          <table:table-cell office:value-type="float" office:value="57517" calcext:value-type="float">
            <text:p>57517</text:p>
          </table:table-cell>
          <table:table-cell office:value-type="float" office:value="57773" calcext:value-type="float">
            <text:p>57773</text:p>
          </table:table-cell>
          <table:table-cell office:value-type="float" office:value="59476" calcext:value-type="float">
            <text:p>59476</text:p>
          </table:table-cell>
          <table:table-cell office:value-type="float" office:value="20" calcext:value-type="float">
            <text:p>20</text:p>
          </table:table-cell>
          <table:table-cell table:formula="of:=[.A31]-[.B31]" office:value-type="float" office:value="-1912" calcext:value-type="float">
            <text:p>-1912</text:p>
          </table:table-cell>
          <table:table-cell table:formula="of:=[.A31]-[.C31]" office:value-type="float" office:value="256" calcext:value-type="float">
            <text:p>256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703" calcext:value-type="float">
            <text:p>-1703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04" calcext:value-type="float">
            <text:p>59604</text:p>
          </table:table-cell>
          <table:table-cell office:value-type="float" office:value="60031" calcext:value-type="float">
            <text:p>60031</text:p>
          </table:table-cell>
          <table:table-cell office:value-type="float" office:value="57556" calcext:value-type="float">
            <text:p>57556</text:p>
          </table:table-cell>
          <table:table-cell office:value-type="float" office:value="58148" calcext:value-type="float">
            <text:p>58148</text:p>
          </table:table-cell>
          <table:table-cell office:value-type="float" office:value="6" calcext:value-type="float">
            <text:p>6</text:p>
          </table:table-cell>
          <table:table-cell table:formula="of:=[.A32]-[.B32]" office:value-type="float" office:value="-1456" calcext:value-type="float">
            <text:p>-1456</text:p>
          </table:table-cell>
          <table:table-cell table:formula="of:=[.A32]-[.C32]" office:value-type="float" office:value="-1883" calcext:value-type="float">
            <text:p>-1883</text:p>
          </table:table-cell>
          <table:table-cell table:formula="of:=[.A32]-[.D32]" office:value-type="float" office:value="592" calcext:value-type="float">
            <text:p>59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697" calcext:value-type="float">
            <text:p>57697</text:p>
          </table:table-cell>
          <table:table-cell office:value-type="float" office:value="57514" calcext:value-type="float">
            <text:p>57514</text:p>
          </table:table-cell>
          <table:table-cell office:value-type="float" office:value="57431" calcext:value-type="float">
            <text:p>57431</text:p>
          </table:table-cell>
          <table:table-cell office:value-type="float" office:value="58715" calcext:value-type="float">
            <text:p>58715</text:p>
          </table:table-cell>
          <table:table-cell office:value-type="float" office:value="37" calcext:value-type="float">
            <text:p>37</text:p>
          </table:table-cell>
          <table:table-cell table:formula="of:=[.A33]-[.B33]" office:value-type="float" office:value="0" calcext:value-type="float">
            <text:p>0</text:p>
          </table:table-cell>
          <table:table-cell table:formula="of:=[.A33]-[.C33]" office:value-type="float" office:value="183" calcext:value-type="float">
            <text:p>183</text:p>
          </table:table-cell>
          <table:table-cell table:formula="of:=[.A33]-[.D33]" office:value-type="float" office:value="266" calcext:value-type="float">
            <text:p>266</text:p>
          </table:table-cell>
          <table:table-cell table:formula="of:=[.A33]-[.E33]" office:value-type="float" office:value="-1018" calcext:value-type="float">
            <text:p>-1018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85" calcext:value-type="float">
            <text:p>58585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8" calcext:value-type="float">
            <text:p>57698</text:p>
          </table:table-cell>
          <table:table-cell office:value-type="float" office:value="58436" calcext:value-type="float">
            <text:p>58436</text:p>
          </table:table-cell>
          <table:table-cell office:value-type="float" office:value="20" calcext:value-type="float">
            <text:p>20</text:p>
          </table:table-cell>
          <table:table-cell table:formula="of:=[.A34]-[.B34]" office:value-type="float" office:value="-887" calcext:value-type="float">
            <text:p>-887</text:p>
          </table:table-cell>
          <table:table-cell table:formula="of:=[.A34]-[.C34]" office:value-type="float" office:value="3" calcext:value-type="float">
            <text:p>3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738" calcext:value-type="float">
            <text:p>-73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539" calcext:value-type="float">
            <text:p>595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6" calcext:value-type="float">
            <text:p>16</text:p>
          </table:table-cell>
          <table:table-cell table:formula="of:=[.A35]-[.B35]" office:value-type="float" office:value="-3035" calcext:value-type="float">
            <text:p>-3035</text:p>
          </table:table-cell>
          <table:table-cell table:formula="of:=[.A35]-[.C35]" office:value-type="float" office:value="-2159" calcext:value-type="float">
            <text:p>-215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731" calcext:value-type="float">
            <text:p>-731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111" calcext:value-type="float">
            <text:p>58111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58562" calcext:value-type="float">
            <text:p>58562</text:p>
          </table:table-cell>
          <table:table-cell office:value-type="float" office:value="20" calcext:value-type="float">
            <text:p>20</text:p>
          </table:table-cell>
          <table:table-cell table:formula="of:=[.A36]-[.B36]" office:value-type="float" office:value="-416" calcext:value-type="float">
            <text:p>-416</text:p>
          </table:table-cell>
          <table:table-cell table:formula="of:=[.A36]-[.C36]" office:value-type="float" office:value="315" calcext:value-type="float">
            <text:p>315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867" calcext:value-type="float">
            <text:p>-86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59429" calcext:value-type="float">
            <text:p>59429</text:p>
          </table:table-cell>
          <table:table-cell office:value-type="float" office:value="57380" calcext:value-type="float">
            <text:p>57380</text:p>
          </table:table-cell>
          <table:table-cell office:value-type="float" office:value="59791" calcext:value-type="float">
            <text:p>59791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3099" calcext:value-type="float">
            <text:p>-3099</text:p>
          </table:table-cell>
          <table:table-cell table:formula="of:=[.A37]-[.C37]" office:value-type="float" office:value="-2049" calcext:value-type="float">
            <text:p>-2049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411" calcext:value-type="float">
            <text:p>-2411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647" calcext:value-type="float">
            <text:p>59647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5" calcext:value-type="float">
            <text:p>57695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 table:formula="of:=[.A38]-[.B38]" office:value-type="float" office:value="-1102" calcext:value-type="float">
            <text:p>-1102</text:p>
          </table:table-cell>
          <table:table-cell table:formula="of:=[.A38]-[.C38]" office:value-type="float" office:value="497" calcext:value-type="float">
            <text:p>497</text:p>
          </table:table-cell>
          <table:table-cell table:formula="of:=[.A38]-[.D38]" office:value-type="float" office:value="850" calcext:value-type="float">
            <text:p>850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953" calcext:value-type="float">
            <text:p>57953</text:p>
          </table:table-cell>
          <table:table-cell office:value-type="float" office:value="57695" calcext:value-type="float">
            <text:p>57695</text:p>
          </table:table-cell>
          <table:table-cell office:value-type="float" office:value="60178" calcext:value-type="float">
            <text:p>60178</text:p>
          </table:table-cell>
          <table:table-cell office:value-type="float" office:value="57905" calcext:value-type="float">
            <text:p>57905</text:p>
          </table:table-cell>
          <table:table-cell office:value-type="float" office:value="21" calcext:value-type="float">
            <text:p>21</text:p>
          </table:table-cell>
          <table:table-cell table:formula="of:=[.A39]-[.B39]" office:value-type="float" office:value="-48" calcext:value-type="float">
            <text:p>-48</text:p>
          </table:table-cell>
          <table:table-cell table:formula="of:=[.A39]-[.C39]" office:value-type="float" office:value="210" calcext:value-type="float">
            <text:p>210</text:p>
          </table:table-cell>
          <table:table-cell table:formula="of:=[.A39]-[.D39]" office:value-type="float" office:value="-2273" calcext:value-type="float">
            <text:p>-2273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239" calcext:value-type="float">
            <text:p>58239</text:p>
          </table:table-cell>
          <table:table-cell office:value-type="float" office:value="59570" calcext:value-type="float">
            <text:p>59570</text:p>
          </table:table-cell>
          <table:table-cell office:value-type="float" office:value="58962" calcext:value-type="float">
            <text:p>58962</text:p>
          </table:table-cell>
          <table:table-cell office:value-type="float" office:value="57707" calcext:value-type="float">
            <text:p>57707</text:p>
          </table:table-cell>
          <table:table-cell office:value-type="float" office:value="14" calcext:value-type="float">
            <text:p>14</text:p>
          </table:table-cell>
          <table:table-cell table:formula="of:=[.A40]-[.B40]" office:value-type="float" office:value="-532" calcext:value-type="float">
            <text:p>-532</text:p>
          </table:table-cell>
          <table:table-cell table:formula="of:=[.A40]-[.C40]" office:value-type="float" office:value="-1863" calcext:value-type="float">
            <text:p>-1863</text:p>
          </table:table-cell>
          <table:table-cell table:formula="of:=[.A40]-[.D40]" office:value-type="float" office:value="-1255" calcext:value-type="float">
            <text:p>-1255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30" calcext:value-type="float">
            <text:p>59930</text:p>
          </table:table-cell>
          <table:table-cell office:value-type="float" office:value="59927" calcext:value-type="float">
            <text:p>59927</text:p>
          </table:table-cell>
          <table:table-cell office:value-type="float" office:value="57393" calcext:value-type="float">
            <text:p>57393</text:p>
          </table:table-cell>
          <table:table-cell office:value-type="float" office:value="60927" calcext:value-type="float">
            <text:p>60927</text:p>
          </table:table-cell>
          <table:table-cell office:value-type="float" office:value="38" calcext:value-type="float">
            <text:p>38</text:p>
          </table:table-cell>
          <table:table-cell table:formula="of:=[.A41]-[.B41]" office:value-type="float" office:value="-2537" calcext:value-type="float">
            <text:p>-2537</text:p>
          </table:table-cell>
          <table:table-cell table:formula="of:=[.A41]-[.C41]" office:value-type="float" office:value="-2534" calcext:value-type="float">
            <text:p>-2534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3534" calcext:value-type="float">
            <text:p>-353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46" calcext:value-type="float">
            <text:p>57946</text:p>
          </table:table-cell>
          <table:table-cell office:value-type="float" office:value="57911" calcext:value-type="float">
            <text:p>57911</text:p>
          </table:table-cell>
          <table:table-cell office:value-type="float" office:value="60415" calcext:value-type="float">
            <text:p>60415</text:p>
          </table:table-cell>
          <table:table-cell office:value-type="float" office:value="57695" calcext:value-type="float">
            <text:p>57695</text:p>
          </table:table-cell>
          <table:table-cell office:value-type="float" office:value="1" calcext:value-type="float">
            <text:p>1</text:p>
          </table:table-cell>
          <table:table-cell table:formula="of:=[.A42]-[.B42]" office:value-type="float" office:value="-566" calcext:value-type="float">
            <text:p>-566</text:p>
          </table:table-cell>
          <table:table-cell table:formula="of:=[.A42]-[.C42]" office:value-type="float" office:value="-531" calcext:value-type="float">
            <text:p>-531</text:p>
          </table:table-cell>
          <table:table-cell table:formula="of:=[.A42]-[.D42]" office:value-type="float" office:value="-3035" calcext:value-type="float">
            <text:p>-3035</text:p>
          </table:table-cell>
          <table:table-cell table:formula="of:=[.A42]-[.E42]" office:value-type="float" office:value="-315" calcext:value-type="float">
            <text:p>-315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546" calcext:value-type="float">
            <text:p>57546</text:p>
          </table:table-cell>
          <table:table-cell office:value-type="float" office:value="57695" calcext:value-type="float">
            <text:p>57695</text:p>
          </table:table-cell>
          <table:table-cell office:value-type="float" office:value="59952" calcext:value-type="float">
            <text:p>59952</text:p>
          </table:table-cell>
          <table:table-cell office:value-type="float" office:value="58954" calcext:value-type="float">
            <text:p>58954</text:p>
          </table:table-cell>
          <table:table-cell office:value-type="float" office:value="12" calcext:value-type="float">
            <text:p>12</text:p>
          </table:table-cell>
          <table:table-cell table:formula="of:=[.A43]-[.B43]" office:value-type="float" office:value="1408" calcext:value-type="float">
            <text:p>1408</text:p>
          </table:table-cell>
          <table:table-cell table:formula="of:=[.A43]-[.C43]" office:value-type="float" office:value="1259" calcext:value-type="float">
            <text:p>1259</text:p>
          </table:table-cell>
          <table:table-cell table:formula="of:=[.A43]-[.D43]" office:value-type="float" office:value="-998" calcext:value-type="float">
            <text:p>-998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5" calcext:value-type="float">
            <text:p>60425</text:p>
          </table:table-cell>
          <table:table-cell office:value-type="float" office:value="59019" calcext:value-type="float">
            <text:p>59019</text:p>
          </table:table-cell>
          <table:table-cell office:value-type="float" office:value="57380" calcext:value-type="float">
            <text:p>57380</text:p>
          </table:table-cell>
          <table:table-cell office:value-type="float" office:value="59689" calcext:value-type="float">
            <text:p>59689</text:p>
          </table:table-cell>
          <table:table-cell office:value-type="float" office:value="28" calcext:value-type="float">
            <text:p>28</text:p>
          </table:table-cell>
          <table:table-cell table:formula="of:=[.A44]-[.B44]" office:value-type="float" office:value="-3045" calcext:value-type="float">
            <text:p>-3045</text:p>
          </table:table-cell>
          <table:table-cell table:formula="of:=[.A44]-[.C44]" office:value-type="float" office:value="-1639" calcext:value-type="float">
            <text:p>-1639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309" calcext:value-type="float">
            <text:p>-2309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772" calcext:value-type="float">
            <text:p>57772</text:p>
          </table:table-cell>
          <table:table-cell office:value-type="float" office:value="59783" calcext:value-type="float">
            <text:p>59783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885" calcext:value-type="float">
            <text:p>885</text:p>
          </table:table-cell>
          <table:table-cell table:formula="of:=[.A45]-[.C45]" office:value-type="float" office:value="-1126" calcext:value-type="float">
            <text:p>-1126</text:p>
          </table:table-cell>
          <table:table-cell table:formula="of:=[.A45]-[.D45]" office:value-type="float" office:value="-2782" calcext:value-type="float">
            <text:p>-2782</text:p>
          </table:table-cell>
          <table:table-cell table:formula="of:=[.A45]-[.E45]" office:value-type="float" office:value="962" calcext:value-type="float">
            <text:p>962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700" calcext:value-type="float">
            <text:p>57700</text:p>
          </table:table-cell>
          <table:table-cell office:value-type="float" office:value="57512" calcext:value-type="float">
            <text:p>57512</text:p>
          </table:table-cell>
          <table:table-cell office:value-type="float" office:value="57475" calcext:value-type="float">
            <text:p>57475</text:p>
          </table:table-cell>
          <table:table-cell office:value-type="float" office:value="57734" calcext:value-type="float">
            <text:p>57734</text:p>
          </table:table-cell>
          <table:table-cell office:value-type="float" office:value="20" calcext:value-type="float">
            <text:p>20</text:p>
          </table:table-cell>
          <table:table-cell table:formula="of:=[.A46]-[.B46]" office:value-type="float" office:value="-225" calcext:value-type="float">
            <text:p>-225</text:p>
          </table:table-cell>
          <table:table-cell table:formula="of:=[.A46]-[.C46]" office:value-type="float" office:value="-37" calcext:value-type="float">
            <text:p>-37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9" calcext:value-type="float">
            <text:p>-259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73" calcext:value-type="float">
            <text:p>57873</text:p>
          </table:table-cell>
          <table:table-cell office:value-type="float" office:value="59088" calcext:value-type="float">
            <text:p>59088</text:p>
          </table:table-cell>
          <table:table-cell office:value-type="float" office:value="58373" calcext:value-type="float">
            <text:p>58373</text:p>
          </table:table-cell>
          <table:table-cell office:value-type="float" office:value="57603" calcext:value-type="float">
            <text:p>57603</text:p>
          </table:table-cell>
          <table:table-cell office:value-type="float" office:value="7" calcext:value-type="float">
            <text:p>7</text:p>
          </table:table-cell>
          <table:table-cell table:formula="of:=[.A47]-[.B47]" office:value-type="float" office:value="-480" calcext:value-type="float">
            <text:p>-480</text:p>
          </table:table-cell>
          <table:table-cell table:formula="of:=[.A47]-[.C47]" office:value-type="float" office:value="-1695" calcext:value-type="float">
            <text:p>-1695</text:p>
          </table:table-cell>
          <table:table-cell table:formula="of:=[.A47]-[.D47]" office:value-type="float" office:value="-980" calcext:value-type="float">
            <text:p>-980</text:p>
          </table:table-cell>
          <table:table-cell table:formula="of:=[.A47]-[.E47]" office:value-type="float" office:value="-210" calcext:value-type="float">
            <text:p>-21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8" calcext:value-type="float">
            <text:p>57488</text:p>
          </table:table-cell>
          <table:table-cell office:value-type="float" office:value="59519" calcext:value-type="float">
            <text:p>59519</text:p>
          </table:table-cell>
          <table:table-cell office:value-type="float" office:value="57380" calcext:value-type="float">
            <text:p>57380</text:p>
          </table:table-cell>
          <table:table-cell office:value-type="float" office:value="60492" calcext:value-type="float">
            <text:p>60492</text:p>
          </table:table-cell>
          <table:table-cell office:value-type="float" office:value="26" calcext:value-type="float">
            <text:p>26</text:p>
          </table:table-cell>
          <table:table-cell table:formula="of:=[.A48]-[.B48]" office:value-type="float" office:value="-108" calcext:value-type="float">
            <text:p>-108</text:p>
          </table:table-cell>
          <table:table-cell table:formula="of:=[.A48]-[.C48]" office:value-type="float" office:value="-2139" calcext:value-type="float">
            <text:p>-2139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12" calcext:value-type="float">
            <text:p>-3112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8" calcext:value-type="float">
            <text:p>60708</text:p>
          </table:table-cell>
          <table:table-cell office:value-type="float" office:value="57695" calcext:value-type="float">
            <text:p>57695</text:p>
          </table:table-cell>
          <table:table-cell office:value-type="float" office:value="57432" calcext:value-type="float">
            <text:p>57432</text:p>
          </table:table-cell>
          <table:table-cell office:value-type="float" office:value="57702" calcext:value-type="float">
            <text:p>57702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3006" calcext:value-type="float">
            <text:p>-3006</text:p>
          </table:table-cell>
          <table:table-cell table:formula="of:=[.A49]-[.C49]" office:value-type="float" office:value="7" calcext:value-type="float">
            <text:p>7</text:p>
          </table:table-cell>
          <table:table-cell table:formula="of:=[.A49]-[.D49]" office:value-type="float" office:value="270" calcext:value-type="float">
            <text:p>270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86" calcext:value-type="float">
            <text:p>59786</text:p>
          </table:table-cell>
          <table:table-cell office:value-type="float" office:value="57440" calcext:value-type="float">
            <text:p>57440</text:p>
          </table:table-cell>
          <table:table-cell office:value-type="float" office:value="57476" calcext:value-type="float">
            <text:p>57476</text:p>
          </table:table-cell>
          <table:table-cell office:value-type="float" office:value="60770" calcext:value-type="float">
            <text:p>60770</text:p>
          </table:table-cell>
          <table:table-cell office:value-type="float" office:value="20" calcext:value-type="float">
            <text:p>20</text:p>
          </table:table-cell>
          <table:table-cell table:formula="of:=[.A50]-[.B50]" office:value-type="float" office:value="-2310" calcext:value-type="float">
            <text:p>-2310</text:p>
          </table:table-cell>
          <table:table-cell table:formula="of:=[.A50]-[.C50]" office:value-type="float" office:value="36" calcext:value-type="float">
            <text:p>36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294" calcext:value-type="float">
            <text:p>-329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645" calcext:value-type="float">
            <text:p>58645</text:p>
          </table:table-cell>
          <table:table-cell office:value-type="float" office:value="14" calcext:value-type="float">
            <text:p>14</text:p>
          </table:table-cell>
          <table:table-cell table:formula="of:=[.A51]-[.B51]" office:value-type="float" office:value="-987" calcext:value-type="float">
            <text:p>-987</text:p>
          </table:table-cell>
          <table:table-cell table:formula="of:=[.A51]-[.C51]" office:value-type="float" office:value="-315" calcext:value-type="float">
            <text:p>-315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265" calcext:value-type="float">
            <text:p>-126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93" calcext:value-type="float">
            <text:p>57993</text:p>
          </table:table-cell>
          <table:table-cell office:value-type="float" office:value="59135" calcext:value-type="float">
            <text:p>59135</text:p>
          </table:table-cell>
          <table:table-cell office:value-type="float" office:value="58626" calcext:value-type="float">
            <text:p>58626</text:p>
          </table:table-cell>
          <table:table-cell office:value-type="float" office:value="59683" calcext:value-type="float">
            <text:p>59683</text:p>
          </table:table-cell>
          <table:table-cell office:value-type="float" office:value="6" calcext:value-type="float">
            <text:p>6</text:p>
          </table:table-cell>
          <table:table-cell table:formula="of:=[.A52]-[.B52]" office:value-type="float" office:value="786" calcext:value-type="float">
            <text:p>786</text:p>
          </table:table-cell>
          <table:table-cell table:formula="of:=[.A52]-[.C52]" office:value-type="float" office:value="-356" calcext:value-type="float">
            <text:p>-356</text:p>
          </table:table-cell>
          <table:table-cell table:formula="of:=[.A52]-[.D52]" office:value-type="float" office:value="153" calcext:value-type="float">
            <text:p>153</text:p>
          </table:table-cell>
          <table:table-cell table:formula="of:=[.A52]-[.E52]" office:value-type="float" office:value="-904" calcext:value-type="float">
            <text:p>-904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367" calcext:value-type="float">
            <text:p>58367</text:p>
          </table:table-cell>
          <table:table-cell office:value-type="float" office:value="58623" calcext:value-type="float">
            <text:p>58623</text:p>
          </table:table-cell>
          <table:table-cell office:value-type="float" office:value="59062" calcext:value-type="float">
            <text:p>59062</text:p>
          </table:table-cell>
          <table:table-cell office:value-type="float" office:value="57700" calcext:value-type="float">
            <text:p>57700</text:p>
          </table:table-cell>
          <table:table-cell office:value-type="float" office:value="25" calcext:value-type="float">
            <text:p>25</text:p>
          </table:table-cell>
          <table:table-cell table:formula="of:=[.A53]-[.B53]" office:value-type="float" office:value="-667" calcext:value-type="float">
            <text:p>-667</text:p>
          </table:table-cell>
          <table:table-cell table:formula="of:=[.A53]-[.C53]" office:value-type="float" office:value="-923" calcext:value-type="float">
            <text:p>-923</text:p>
          </table:table-cell>
          <table:table-cell table:formula="of:=[.A53]-[.D53]" office:value-type="float" office:value="-1362" calcext:value-type="float">
            <text:p>-1362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563" calcext:value-type="float">
            <text:p>59563</text:p>
          </table:table-cell>
          <table:table-cell office:value-type="float" office:value="58399" calcext:value-type="float">
            <text:p>58399</text:p>
          </table:table-cell>
          <table:table-cell office:value-type="float" office:value="59461" calcext:value-type="float">
            <text:p>59461</text:p>
          </table:table-cell>
          <table:table-cell office:value-type="float" office:value="42" calcext:value-type="float">
            <text:p>42</text:p>
          </table:table-cell>
          <table:table-cell table:formula="of:=[.A54]-[.B54]" office:value-type="float" office:value="0" calcext:value-type="float">
            <text:p>0</text:p>
          </table:table-cell>
          <table:table-cell table:formula="of:=[.A54]-[.C54]" office:value-type="float" office:value="-1856" calcext:value-type="float">
            <text:p>-1856</text:p>
          </table:table-cell>
          <table:table-cell table:formula="of:=[.A54]-[.D54]" office:value-type="float" office:value="-692" calcext:value-type="float">
            <text:p>-692</text:p>
          </table:table-cell>
          <table:table-cell table:formula="of:=[.A54]-[.E54]" office:value-type="float" office:value="-1754" calcext:value-type="float">
            <text:p>-1754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729" calcext:value-type="float">
            <text:p>57729</text:p>
          </table:table-cell>
          <table:table-cell office:value-type="float" office:value="57711" calcext:value-type="float">
            <text:p>57711</text:p>
          </table:table-cell>
          <table:table-cell office:value-type="float" office:value="57735" calcext:value-type="float">
            <text:p>57735</text:p>
          </table:table-cell>
          <table:table-cell office:value-type="float" office:value="60031" calcext:value-type="float">
            <text:p>60031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6" calcext:value-type="float">
            <text:p>6</text:p>
          </table:table-cell>
          <table:table-cell table:formula="of:=[.A55]-[.C55]" office:value-type="float" office:value="24" calcext:value-type="float">
            <text:p>2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296" calcext:value-type="float">
            <text:p>-229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61" calcext:value-type="float">
            <text:p>58061</text:p>
          </table:table-cell>
          <table:table-cell office:value-type="float" office:value="57695" calcext:value-type="float">
            <text:p>57695</text:p>
          </table:table-cell>
          <table:table-cell office:value-type="float" office:value="58175" calcext:value-type="float">
            <text:p>5817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681" calcext:value-type="float">
            <text:p>-681</text:p>
          </table:table-cell>
          <table:table-cell table:formula="of:=[.A56]-[.C56]" office:value-type="float" office:value="-315" calcext:value-type="float">
            <text:p>-315</text:p>
          </table:table-cell>
          <table:table-cell table:formula="of:=[.A56]-[.D56]" office:value-type="float" office:value="-795" calcext:value-type="float">
            <text:p>-795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157" calcext:value-type="float">
            <text:p>58157</text:p>
          </table:table-cell>
          <table:table-cell office:value-type="float" office:value="57695" calcext:value-type="float">
            <text:p>57695</text:p>
          </table:table-cell>
          <table:table-cell office:value-type="float" office:value="58649" calcext:value-type="float">
            <text:p>58649</text:p>
          </table:table-cell>
          <table:table-cell office:value-type="float" office:value="58136" calcext:value-type="float">
            <text:p>58136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492" calcext:value-type="float">
            <text:p>492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513" calcext:value-type="float">
            <text:p>513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919" calcext:value-type="float">
            <text:p>57919</text:p>
          </table:table-cell>
          <table:table-cell office:value-type="float" office:value="57607" calcext:value-type="float">
            <text:p>57607</text:p>
          </table:table-cell>
          <table:table-cell office:value-type="float" office:value="57695" calcext:value-type="float">
            <text:p>57695</text:p>
          </table:table-cell>
          <table:table-cell office:value-type="float" office:value="58175" calcext:value-type="float">
            <text:p>58175</text:p>
          </table:table-cell>
          <table:table-cell office:value-type="float" office:value="20" calcext:value-type="float">
            <text:p>20</text:p>
          </table:table-cell>
          <table:table-cell table:formula="of:=[.A58]-[.B58]" office:value-type="float" office:value="256" calcext:value-type="float">
            <text:p>256</text:p>
          </table:table-cell>
          <table:table-cell table:formula="of:=[.A58]-[.C58]" office:value-type="float" office:value="568" calcext:value-type="float">
            <text:p>568</text:p>
          </table:table-cell>
          <table:table-cell table:formula="of:=[.A58]-[.D58]" office:value-type="float" office:value="480" calcext:value-type="float">
            <text:p>480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391" calcext:value-type="float">
            <text:p>59391</text:p>
          </table:table-cell>
          <table:table-cell office:value-type="float" office:value="57951" calcext:value-type="float">
            <text:p>57951</text:p>
          </table:table-cell>
          <table:table-cell office:value-type="float" office:value="57498" calcext:value-type="float">
            <text:p>57498</text:p>
          </table:table-cell>
          <table:table-cell office:value-type="float" office:value="57734" calcext:value-type="float">
            <text:p>57734</text:p>
          </table:table-cell>
          <table:table-cell office:value-type="float" office:value="23" calcext:value-type="float">
            <text:p>23</text:p>
          </table:table-cell>
          <table:table-cell table:formula="of:=[.A59]-[.B59]" office:value-type="float" office:value="-1657" calcext:value-type="float">
            <text:p>-1657</text:p>
          </table:table-cell>
          <table:table-cell table:formula="of:=[.A59]-[.C59]" office:value-type="float" office:value="-217" calcext:value-type="float">
            <text:p>-217</text:p>
          </table:table-cell>
          <table:table-cell table:formula="of:=[.A59]-[.D59]" office:value-type="float" office:value="236" calcext:value-type="float">
            <text:p>236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135" calcext:value-type="float">
            <text:p>59135</text:p>
          </table:table-cell>
          <table:table-cell office:value-type="float" office:value="59983" calcext:value-type="float">
            <text:p>59983</text:p>
          </table:table-cell>
          <table:table-cell office:value-type="float" office:value="58160" calcext:value-type="float">
            <text:p>58160</text:p>
          </table:table-cell>
          <table:table-cell office:value-type="float" office:value="60194" calcext:value-type="float">
            <text:p>60194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-975" calcext:value-type="float">
            <text:p>-975</text:p>
          </table:table-cell>
          <table:table-cell table:formula="of:=[.A60]-[.C60]" office:value-type="float" office:value="-1823" calcext:value-type="float">
            <text:p>-182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2034" calcext:value-type="float">
            <text:p>-2034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10" calcext:value-type="float">
            <text:p>57610</text:p>
          </table:table-cell>
          <table:table-cell office:value-type="float" office:value="59917" calcext:value-type="float">
            <text:p>59917</text:p>
          </table:table-cell>
          <table:table-cell office:value-type="float" office:value="57354" calcext:value-type="float">
            <text:p>57354</text:p>
          </table:table-cell>
          <table:table-cell office:value-type="float" office:value="59799" calcext:value-type="float">
            <text:p>59799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256" calcext:value-type="float">
            <text:p>-256</text:p>
          </table:table-cell>
          <table:table-cell table:formula="of:=[.A61]-[.C61]" office:value-type="float" office:value="-2563" calcext:value-type="float">
            <text:p>-2563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445" calcext:value-type="float">
            <text:p>-244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569" calcext:value-type="float">
            <text:p>59569</text:p>
          </table:table-cell>
          <table:table-cell office:value-type="float" office:value="59412" calcext:value-type="float">
            <text:p>59412</text:p>
          </table:table-cell>
          <table:table-cell office:value-type="float" office:value="59975" calcext:value-type="float">
            <text:p>59975</text:p>
          </table:table-cell>
          <table:table-cell office:value-type="float" office:value="58779" calcext:value-type="float">
            <text:p>58779</text:p>
          </table:table-cell>
          <table:table-cell office:value-type="float" office:value="27" calcext:value-type="float">
            <text:p>27</text:p>
          </table:table-cell>
          <table:table-cell table:formula="of:=[.A62]-[.B62]" office:value-type="float" office:value="-790" calcext:value-type="float">
            <text:p>-790</text:p>
          </table:table-cell>
          <table:table-cell table:formula="of:=[.A62]-[.C62]" office:value-type="float" office:value="-633" calcext:value-type="float">
            <text:p>-633</text:p>
          </table:table-cell>
          <table:table-cell table:formula="of:=[.A62]-[.D62]" office:value-type="float" office:value="-1196" calcext:value-type="float">
            <text:p>-1196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45" calcext:value-type="float">
            <text:p>60545</text:p>
          </table:table-cell>
          <table:table-cell office:value-type="float" office:value="60839" calcext:value-type="float">
            <text:p>60839</text:p>
          </table:table-cell>
          <table:table-cell office:value-type="float" office:value="59721" calcext:value-type="float">
            <text:p>59721</text:p>
          </table:table-cell>
          <table:table-cell office:value-type="float" office:value="60070" calcext:value-type="float">
            <text:p>60070</text:p>
          </table:table-cell>
          <table:table-cell office:value-type="float" office:value="32" calcext:value-type="float">
            <text:p>32</text:p>
          </table:table-cell>
          <table:table-cell table:formula="of:=[.A63]-[.B63]" office:value-type="float" office:value="-824" calcext:value-type="float">
            <text:p>-824</text:p>
          </table:table-cell>
          <table:table-cell table:formula="of:=[.A63]-[.C63]" office:value-type="float" office:value="-1118" calcext:value-type="float">
            <text:p>-1118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349" calcext:value-type="float">
            <text:p>-349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80" calcext:value-type="float">
            <text:p>60480</text:p>
          </table:table-cell>
          <table:table-cell office:value-type="float" office:value="57434" calcext:value-type="float">
            <text:p>57434</text:p>
          </table:table-cell>
          <table:table-cell office:value-type="float" office:value="57493" calcext:value-type="float">
            <text:p>57493</text:p>
          </table:table-cell>
          <table:table-cell office:value-type="float" office:value="58560" calcext:value-type="float">
            <text:p>58560</text:p>
          </table:table-cell>
          <table:table-cell office:value-type="float" office:value="4" calcext:value-type="float">
            <text:p>4</text:p>
          </table:table-cell>
          <table:table-cell table:formula="of:=[.A64]-[.B64]" office:value-type="float" office:value="-2987" calcext:value-type="float">
            <text:p>-2987</text:p>
          </table:table-cell>
          <table:table-cell table:formula="of:=[.A64]-[.C64]" office:value-type="float" office:value="59" calcext:value-type="float">
            <text:p>59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1067" calcext:value-type="float">
            <text:p>-106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6" calcext:value-type="float">
            <text:p>58756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99" calcext:value-type="float">
            <text:p>60499</text:p>
          </table:table-cell>
          <table:table-cell office:value-type="float" office:value="17" calcext:value-type="float">
            <text:p>17</text:p>
          </table:table-cell>
          <table:table-cell table:formula="of:=[.A65]-[.B65]" office:value-type="float" office:value="-1376" calcext:value-type="float">
            <text:p>-1376</text:p>
          </table:table-cell>
          <table:table-cell table:formula="of:=[.A65]-[.C65]" office:value-type="float" office:value="-315" calcext:value-type="float">
            <text:p>-31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3119" calcext:value-type="float">
            <text:p>-3119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67" calcext:value-type="float">
            <text:p>57567</text:p>
          </table:table-cell>
          <table:table-cell office:value-type="float" office:value="58370" calcext:value-type="float">
            <text:p>58370</text:p>
          </table:table-cell>
          <table:table-cell office:value-type="float" office:value="60263" calcext:value-type="float">
            <text:p>60263</text:p>
          </table:table-cell>
          <table:table-cell office:value-type="float" office:value="57399" calcext:value-type="float">
            <text:p>57399</text:p>
          </table:table-cell>
          <table:table-cell office:value-type="float" office:value="6" calcext:value-type="float">
            <text:p>6</text:p>
          </table:table-cell>
          <table:table-cell table:formula="of:=[.A66]-[.B66]" office:value-type="float" office:value="-168" calcext:value-type="float">
            <text:p>-168</text:p>
          </table:table-cell>
          <table:table-cell table:formula="of:=[.A66]-[.C66]" office:value-type="float" office:value="-971" calcext:value-type="float">
            <text:p>-971</text:p>
          </table:table-cell>
          <table:table-cell table:formula="of:=[.A66]-[.D66]" office:value-type="float" office:value="-2864" calcext:value-type="float">
            <text:p>-2864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977" calcext:value-type="float">
            <text:p>59977</text:p>
          </table:table-cell>
          <table:table-cell office:value-type="float" office:value="58128" calcext:value-type="float">
            <text:p>58128</text:p>
          </table:table-cell>
          <table:table-cell office:value-type="float" office:value="57695" calcext:value-type="float">
            <text:p>57695</text:p>
          </table:table-cell>
          <table:table-cell office:value-type="float" office:value="57397" calcext:value-type="float">
            <text:p>57397</text:p>
          </table:table-cell>
          <table:table-cell office:value-type="float" office:value="20" calcext:value-type="float">
            <text:p>20</text:p>
          </table:table-cell>
          <table:table-cell table:formula="of:=[.A67]-[.B67]" office:value-type="float" office:value="-2580" calcext:value-type="float">
            <text:p>-2580</text:p>
          </table:table-cell>
          <table:table-cell table:formula="of:=[.A67]-[.C67]" office:value-type="float" office:value="-731" calcext:value-type="float">
            <text:p>-731</text:p>
          </table:table-cell>
          <table:table-cell table:formula="of:=[.A67]-[.D67]" office:value-type="float" office:value="-298" calcext:value-type="float">
            <text:p>-29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594" calcext:value-type="float">
            <text:p>59594</text:p>
          </table:table-cell>
          <table:table-cell office:value-type="float" office:value="58111" calcext:value-type="float">
            <text:p>58111</text:p>
          </table:table-cell>
          <table:table-cell office:value-type="float" office:value="58163" calcext:value-type="float">
            <text:p>58163</text:p>
          </table:table-cell>
          <table:table-cell office:value-type="float" office:value="57398" calcext:value-type="float">
            <text:p>57398</text:p>
          </table:table-cell>
          <table:table-cell office:value-type="float" office:value="5" calcext:value-type="float">
            <text:p>5</text:p>
          </table:table-cell>
          <table:table-cell table:formula="of:=[.A68]-[.B68]" office:value-type="float" office:value="-2196" calcext:value-type="float">
            <text:p>-2196</text:p>
          </table:table-cell>
          <table:table-cell table:formula="of:=[.A68]-[.C68]" office:value-type="float" office:value="-713" calcext:value-type="float">
            <text:p>-713</text:p>
          </table:table-cell>
          <table:table-cell table:formula="of:=[.A68]-[.D68]" office:value-type="float" office:value="-765" calcext:value-type="float">
            <text:p>-765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695" calcext:value-type="float">
            <text:p>58695</text:p>
          </table:table-cell>
          <table:table-cell office:value-type="float" office:value="57695" calcext:value-type="float">
            <text:p>57695</text:p>
          </table:table-cell>
          <table:table-cell office:value-type="float" office:value="59408" calcext:value-type="float">
            <text:p>59408</text:p>
          </table:table-cell>
          <table:table-cell office:value-type="float" office:value="57413" calcext:value-type="float">
            <text:p>57413</text:p>
          </table:table-cell>
          <table:table-cell office:value-type="float" office:value="19" calcext:value-type="float">
            <text:p>19</text:p>
          </table:table-cell>
          <table:table-cell table:formula="of:=[.A69]-[.B69]" office:value-type="float" office:value="-1282" calcext:value-type="float">
            <text:p>-1282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1995" calcext:value-type="float">
            <text:p>-1995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37" calcext:value-type="float">
            <text:p>57537</text:p>
          </table:table-cell>
          <table:table-cell office:value-type="float" office:value="60616" calcext:value-type="float">
            <text:p>60616</text:p>
          </table:table-cell>
          <table:table-cell office:value-type="float" office:value="57354" calcext:value-type="float">
            <text:p>57354</text:p>
          </table:table-cell>
          <table:table-cell office:value-type="float" office:value="57860" calcext:value-type="float">
            <text:p>57860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183" calcext:value-type="float">
            <text:p>-183</text:p>
          </table:table-cell>
          <table:table-cell table:formula="of:=[.A70]-[.C70]" office:value-type="float" office:value="-3262" calcext:value-type="float">
            <text:p>-326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506" calcext:value-type="float">
            <text:p>-506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83" calcext:value-type="float">
            <text:p>57383</text:p>
          </table:table-cell>
          <table:table-cell office:value-type="float" office:value="59035" calcext:value-type="float">
            <text:p>59035</text:p>
          </table:table-cell>
          <table:table-cell office:value-type="float" office:value="58889" calcext:value-type="float">
            <text:p>58889</text:p>
          </table:table-cell>
          <table:table-cell office:value-type="float" office:value="59977" calcext:value-type="float">
            <text:p>59977</text:p>
          </table:table-cell>
          <table:table-cell office:value-type="float" office:value="5" calcext:value-type="float">
            <text:p>5</text:p>
          </table:table-cell>
          <table:table-cell table:formula="of:=[.A71]-[.B71]" office:value-type="float" office:value="4056" calcext:value-type="float">
            <text:p>4056</text:p>
          </table:table-cell>
          <table:table-cell table:formula="of:=[.A71]-[.C71]" office:value-type="float" office:value="2404" calcext:value-type="float">
            <text:p>2404</text:p>
          </table:table-cell>
          <table:table-cell table:formula="of:=[.A71]-[.D71]" office:value-type="float" office:value="2550" calcext:value-type="float">
            <text:p>2550</text:p>
          </table:table-cell>
          <table:table-cell table:formula="of:=[.A71]-[.E71]" office:value-type="float" office:value="1462" calcext:value-type="float">
            <text:p>146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2" calcext:value-type="float">
            <text:p>2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33" calcext:value-type="float">
            <text:p>33</text:p>
          </table:table-cell>
          <table:table-cell table:style-name="ce5" table:formula="of:=COUNTIF([.J2:.J71]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471428571428571" calcext:value-type="float">
            <text:p>0.471428571428571</text:p>
          </table:table-cell>
          <table:table-cell table:number-columns-repeated="9"/>
        </table:table-row>
      </table:table>
      <table:table table:name="ReadingStep=125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71" calcext:value-type="float">
            <text:p>60771</text:p>
          </table:table-cell>
          <table:table-cell office:value-type="float" office:value="57399" calcext:value-type="float">
            <text:p>57399</text:p>
          </table:table-cell>
          <table:table-cell office:value-type="float" office:value="58688" calcext:value-type="float">
            <text:p>58688</text:p>
          </table:table-cell>
          <table:table-cell office:value-type="float" office:value="59535" calcext:value-type="float">
            <text:p>59535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2083" calcext:value-type="float">
            <text:p>-2083</text:p>
          </table:table-cell>
          <table:table-cell table:formula="of:=[.A2]-[.C2]" office:value-type="float" office:value="1289" calcext:value-type="float">
            <text:p>128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47" calcext:value-type="float">
            <text:p>-847</text:p>
          </table:table-cell>
          <table:table-cell office:value-type="string" calcext:value-type="string">
            <text:p>BBB</text:p>
          </table:table-cell>
          <table:table-cell office:value-type="float" office:value="139146" calcext:value-type="float">
            <text:p>139146</text:p>
          </table:table-cell>
          <table:table-cell office:value-type="float" office:value="21964" calcext:value-type="float">
            <text:p>21964</text:p>
          </table:table-cell>
          <table:table-cell office:value-type="float" office:value="70" calcext:value-type="float">
            <text:p>70</text:p>
          </table:table-cell>
          <table:table-cell office:value-type="float" office:value="39910" calcext:value-type="float">
            <text:p>39910</text:p>
          </table:table-cell>
          <table:table-cell office:value-type="float" office:value="2793200" calcext:value-type="float">
            <text:p>2793200</text:p>
          </table:table-cell>
          <table:table-cell office:value-type="float" office:value="66221" calcext:value-type="float">
            <text:p>66221</text:p>
          </table:table-cell>
          <table:table-cell office:value-type="float" office:value="46902" calcext:value-type="float">
            <text:p>4690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367" calcext:value-type="float">
            <text:p>57367</text:p>
          </table:table-cell>
          <table:table-cell office:value-type="float" office:value="59519" calcext:value-type="float">
            <text:p>59519</text:p>
          </table:table-cell>
          <table:table-cell office:value-type="float" office:value="57477" calcext:value-type="float">
            <text:p>57477</text:p>
          </table:table-cell>
          <table:table-cell office:value-type="float" office:value="59399" calcext:value-type="float">
            <text:p>59399</text:p>
          </table:table-cell>
          <table:table-cell office:value-type="float" office:value="21" calcext:value-type="float">
            <text:p>21</text:p>
          </table:table-cell>
          <table:table-cell table:formula="of:=[.A3]-[.B3]" office:value-type="float" office:value="110" calcext:value-type="float">
            <text:p>110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922" calcext:value-type="float">
            <text:p>-1922</text:p>
          </table:table-cell>
          <table:table-cell office:value-type="string" calcext:value-type="string">
            <text:p>Rpi</text:p>
          </table:table-cell>
          <table:table-cell office:value-type="float" office:value="139146" calcext:value-type="float">
            <text:p>139146</text:p>
          </table:table-cell>
          <table:table-cell office:value-type="float" office:value="21920" calcext:value-type="float">
            <text:p>21920</text:p>
          </table:table-cell>
          <table:table-cell office:value-type="float" office:value="70" calcext:value-type="float">
            <text:p>70</text:p>
          </table:table-cell>
          <table:table-cell office:value-type="float" office:value="39883" calcext:value-type="float">
            <text:p>39883</text:p>
          </table:table-cell>
          <table:table-cell office:value-type="float" office:value="2791438" calcext:value-type="float">
            <text:p>2791438</text:p>
          </table:table-cell>
          <table:table-cell office:value-type="float" office:value="66221" calcext:value-type="float">
            <text:p>66221</text:p>
          </table:table-cell>
          <table:table-cell office:value-type="float" office:value="46688" calcext:value-type="float">
            <text:p>4668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2" calcext:value-type="float">
            <text:p>5891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84" calcext:value-type="float">
            <text:p>57484</text:p>
          </table:table-cell>
          <table:table-cell office:value-type="float" office:value="57380" calcext:value-type="float">
            <text:p>57380</text:p>
          </table:table-cell>
          <table:table-cell office:value-type="float" office:value="27" calcext:value-type="float">
            <text:p>27</text:p>
          </table:table-cell>
          <table:table-cell table:formula="of:=[.A4]-[.B4]" office:value-type="float" office:value="-1532" calcext:value-type="float">
            <text:p>-1532</text:p>
          </table:table-cell>
          <table:table-cell table:formula="of:=[.A4]-[.C4]" office:value-type="float" office:value="-2779" calcext:value-type="float">
            <text:p>-2779</text:p>
          </table:table-cell>
          <table:table-cell table:formula="of:=[.A4]-[.D4]" office:value-type="float" office:value="-104" calcext:value-type="float">
            <text:p>-104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442" calcext:value-type="float">
            <text:p>58442</text:p>
          </table:table-cell>
          <table:table-cell office:value-type="float" office:value="57355" calcext:value-type="float">
            <text:p>57355</text:p>
          </table:table-cell>
          <table:table-cell office:value-type="float" office:value="58932" calcext:value-type="float">
            <text:p>58932</text:p>
          </table:table-cell>
          <table:table-cell office:value-type="float" office:value="58371" calcext:value-type="float">
            <text:p>58371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490" calcext:value-type="float">
            <text:p>490</text:p>
          </table:table-cell>
          <table:table-cell table:formula="of:=[.A5]-[.C5]" office:value-type="float" office:value="1577" calcext:value-type="float">
            <text:p>1577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561" calcext:value-type="float">
            <text:p>561</text:p>
          </table:table-cell>
          <table:table-cell table:number-columns-repeated="5"/>
          <table:table-cell table:formula="of:=AVERAGE([.P2];[.P3])/3600/1000" office:value-type="float" office:value="0.775644166666667" calcext:value-type="float">
            <text:p>0.775644166666667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665" calcext:value-type="float">
            <text:p>57665</text:p>
          </table:table-cell>
          <table:table-cell office:value-type="float" office:value="59494" calcext:value-type="float">
            <text:p>59494</text:p>
          </table:table-cell>
          <table:table-cell office:value-type="float" office:value="60431" calcext:value-type="float">
            <text:p>60431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34" calcext:value-type="float">
            <text:p>34</text:p>
          </table:table-cell>
          <table:table-cell table:formula="of:=[.A6]-[.C6]" office:value-type="float" office:value="-1795" calcext:value-type="float">
            <text:p>-1795</text:p>
          </table:table-cell>
          <table:table-cell table:formula="of:=[.A6]-[.D6]" office:value-type="float" office:value="-2732" calcext:value-type="float">
            <text:p>-2732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4" calcext:value-type="float">
            <text:p>57364</text:p>
          </table:table-cell>
          <table:table-cell office:value-type="float" office:value="58543" calcext:value-type="float">
            <text:p>58543</text:p>
          </table:table-cell>
          <table:table-cell office:value-type="float" office:value="57995" calcext:value-type="float">
            <text:p>57995</text:p>
          </table:table-cell>
          <table:table-cell office:value-type="float" office:value="57896" calcext:value-type="float">
            <text:p>57896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631" calcext:value-type="float">
            <text:p>631</text:p>
          </table:table-cell>
          <table:table-cell table:formula="of:=[.A7]-[.C7]" office:value-type="float" office:value="-548" calcext:value-type="float">
            <text:p>-54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923" calcext:value-type="float">
            <text:p>57923</text:p>
          </table:table-cell>
          <table:table-cell office:value-type="float" office:value="57384" calcext:value-type="float">
            <text:p>57384</text:p>
          </table:table-cell>
          <table:table-cell office:value-type="float" office:value="60498" calcext:value-type="float">
            <text:p>60498</text:p>
          </table:table-cell>
          <table:table-cell office:value-type="float" office:value="57791" calcext:value-type="float">
            <text:p>57791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222" calcext:value-type="float">
            <text:p>-222</text:p>
          </table:table-cell>
          <table:table-cell table:formula="of:=[.A8]-[.C8]" office:value-type="float" office:value="317" calcext:value-type="float">
            <text:p>317</text:p>
          </table:table-cell>
          <table:table-cell table:formula="of:=[.A8]-[.D8]" office:value-type="float" office:value="-2797" calcext:value-type="float">
            <text:p>-2797</text:p>
          </table:table-cell>
          <table:table-cell table:formula="of:=[.A8]-[.E8]" office:value-type="float" office:value="-90" calcext:value-type="float">
            <text:p>-90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64" calcext:value-type="float">
            <text:p>57864</text:p>
          </table:table-cell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391" calcext:value-type="float">
            <text:p>58391</text:p>
          </table:table-cell>
          <table:table-cell office:value-type="float" office:value="44" calcext:value-type="float">
            <text:p>44</text:p>
          </table:table-cell>
          <table:table-cell table:formula="of:=[.A9]-[.B9]" office:value-type="float" office:value="-116" calcext:value-type="float">
            <text:p>-116</text:p>
          </table:table-cell>
          <table:table-cell table:formula="of:=[.A9]-[.C9]" office:value-type="float" office:value="394" calcext:value-type="float">
            <text:p>394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643" calcext:value-type="float">
            <text:p>-643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56" calcext:value-type="float">
            <text:p>60456</text:p>
          </table:table-cell>
          <table:table-cell office:value-type="float" office:value="57357" calcext:value-type="float">
            <text:p>57357</text:p>
          </table:table-cell>
          <table:table-cell office:value-type="float" office:value="57760" calcext:value-type="float">
            <text:p>57760</text:p>
          </table:table-cell>
          <table:table-cell office:value-type="float" office:value="58056" calcext:value-type="float">
            <text:p>58056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-2696" calcext:value-type="float">
            <text:p>-2696</text:p>
          </table:table-cell>
          <table:table-cell table:formula="of:=[.A10]-[.C10]" office:value-type="float" office:value="403" calcext:value-type="float">
            <text:p>403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96" calcext:value-type="float">
            <text:p>-296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56" calcext:value-type="float">
            <text:p>57356</text:p>
          </table:table-cell>
          <table:table-cell office:value-type="float" office:value="57731" calcext:value-type="float">
            <text:p>57731</text:p>
          </table:table-cell>
          <table:table-cell office:value-type="float" office:value="58559" calcext:value-type="float">
            <text:p>58559</text:p>
          </table:table-cell>
          <table:table-cell office:value-type="float" office:value="57353" calcext:value-type="float">
            <text:p>57353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128" calcext:value-type="float">
            <text:p>128</text:p>
          </table:table-cell>
          <table:table-cell table:formula="of:=[.A11]-[.C11]" office:value-type="float" office:value="-247" calcext:value-type="float">
            <text:p>-247</text:p>
          </table:table-cell>
          <table:table-cell table:formula="of:=[.A11]-[.D11]" office:value-type="float" office:value="-1075" calcext:value-type="float">
            <text:p>-1075</text:p>
          </table:table-cell>
          <table:table-cell table:formula="of:=[.A11]-[.E11]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9" calcext:value-type="float">
            <text:p>57859</text:p>
          </table:table-cell>
          <table:table-cell office:value-type="float" office:value="60420" calcext:value-type="float">
            <text:p>60420</text:p>
          </table:table-cell>
          <table:table-cell office:value-type="float" office:value="59035" calcext:value-type="float">
            <text:p>59035</text:p>
          </table:table-cell>
          <table:table-cell office:value-type="float" office:value="59903" calcext:value-type="float">
            <text:p>59903</text:p>
          </table:table-cell>
          <table:table-cell office:value-type="float" office:value="30" calcext:value-type="float">
            <text:p>30</text:p>
          </table:table-cell>
          <table:table-cell table:formula="of:=[.A12]-[.B12]" office:value-type="float" office:value="-479" calcext:value-type="float">
            <text:p>-479</text:p>
          </table:table-cell>
          <table:table-cell table:formula="of:=[.A12]-[.C12]" office:value-type="float" office:value="-3040" calcext:value-type="float">
            <text:p>-3040</text:p>
          </table:table-cell>
          <table:table-cell table:formula="of:=[.A12]-[.D12]" office:value-type="float" office:value="-1655" calcext:value-type="float">
            <text:p>-1655</text:p>
          </table:table-cell>
          <table:table-cell table:formula="of:=[.A12]-[.E12]" office:value-type="float" office:value="-2523" calcext:value-type="float">
            <text:p>-2523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470" calcext:value-type="float">
            <text:p>60470</text:p>
          </table:table-cell>
          <table:table-cell office:value-type="float" office:value="58499" calcext:value-type="float">
            <text:p>58499</text:p>
          </table:table-cell>
          <table:table-cell office:value-type="float" office:value="59435" calcext:value-type="float">
            <text:p>59435</text:p>
          </table:table-cell>
          <table:table-cell office:value-type="float" office:value="59439" calcext:value-type="float">
            <text:p>59439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1035" calcext:value-type="float">
            <text:p>-1035</text:p>
          </table:table-cell>
          <table:table-cell table:formula="of:=[.A13]-[.C13]" office:value-type="float" office:value="936" calcext:value-type="float">
            <text:p>936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34" calcext:value-type="float">
            <text:p>58134</text:p>
          </table:table-cell>
          <table:table-cell office:value-type="float" office:value="58575" calcext:value-type="float">
            <text:p>58575</text:p>
          </table:table-cell>
          <table:table-cell office:value-type="float" office:value="57922" calcext:value-type="float">
            <text:p>57922</text:p>
          </table:table-cell>
          <table:table-cell office:value-type="float" office:value="57356" calcext:value-type="float">
            <text:p>57356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212" calcext:value-type="float">
            <text:p>-212</text:p>
          </table:table-cell>
          <table:table-cell table:formula="of:=[.A14]-[.C14]" office:value-type="float" office:value="-653" calcext:value-type="float">
            <text:p>-653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1" calcext:value-type="float">
            <text:p>57731</text:p>
          </table:table-cell>
          <table:table-cell office:value-type="float" office:value="57366" calcext:value-type="float">
            <text:p>57366</text:p>
          </table:table-cell>
          <table:table-cell office:value-type="float" office:value="57407" calcext:value-type="float">
            <text:p>57407</text:p>
          </table:table-cell>
          <table:table-cell office:value-type="float" office:value="57783" calcext:value-type="float">
            <text:p>57783</text:p>
          </table:table-cell>
          <table:table-cell office:value-type="float" office:value="11" calcext:value-type="float">
            <text:p>11</text:p>
          </table:table-cell>
          <table:table-cell table:formula="of:=[.A15]-[.B15]" office:value-type="float" office:value="52" calcext:value-type="float">
            <text:p>52</text:p>
          </table:table-cell>
          <table:table-cell table:formula="of:=[.A15]-[.C15]" office:value-type="float" office:value="417" calcext:value-type="float">
            <text:p>417</text:p>
          </table:table-cell>
          <table:table-cell table:formula="of:=[.A15]-[.D15]" office:value-type="float" office:value="376" calcext:value-type="float">
            <text:p>376</text:p>
          </table:table-cell>
          <table:table-cell table:formula="of:=[.A15]-[.E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59415" calcext:value-type="float">
            <text:p>59415</text:p>
          </table:table-cell>
          <table:table-cell office:value-type="float" office:value="58161" calcext:value-type="float">
            <text:p>58161</text:p>
          </table:table-cell>
          <table:table-cell office:value-type="float" office:value="57383" calcext:value-type="float">
            <text:p>57383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550" calcext:value-type="float">
            <text:p>550</text:p>
          </table:table-cell>
          <table:table-cell table:formula="of:=[.A16]-[.C16]" office:value-type="float" office:value="-1254" calcext:value-type="float">
            <text:p>-1254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778" calcext:value-type="float">
            <text:p>778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9" calcext:value-type="float">
            <text:p>5940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85" calcext:value-type="float">
            <text:p>57485</text:p>
          </table:table-cell>
          <table:table-cell office:value-type="float" office:value="59044" calcext:value-type="float">
            <text:p>59044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1924" calcext:value-type="float">
            <text:p>-1924</text:p>
          </table:table-cell>
          <table:table-cell table:formula="of:=[.A17]-[.C17]" office:value-type="float" office:value="141" calcext:value-type="float">
            <text:p>14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559" calcext:value-type="float">
            <text:p>-155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6" calcext:value-type="float">
            <text:p>57506</text:p>
          </table:table-cell>
          <table:table-cell office:value-type="float" office:value="61439" calcext:value-type="float">
            <text:p>61439</text:p>
          </table:table-cell>
          <table:table-cell office:value-type="float" office:value="58791" calcext:value-type="float">
            <text:p>58791</text:p>
          </table:table-cell>
          <table:table-cell office:value-type="float" office:value="3" calcext:value-type="float">
            <text:p>3</text:p>
          </table:table-cell>
          <table:table-cell table:formula="of:=[.A18]-[.B18]" office:value-type="float" office:value="-4059" calcext:value-type="float">
            <text:p>-4059</text:p>
          </table:table-cell>
          <table:table-cell table:formula="of:=[.A18]-[.C18]" office:value-type="float" office:value="-126" calcext:value-type="float">
            <text:p>-126</text:p>
          </table:table-cell>
          <table:table-cell table:formula="of:=[.A18]-[.D18]" office:value-type="float" office:value="-4059" calcext:value-type="float">
            <text:p>-4059</text:p>
          </table:table-cell>
          <table:table-cell table:formula="of:=[.A18]-[.E18]" office:value-type="float" office:value="-1411" calcext:value-type="float">
            <text:p>-1411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886" calcext:value-type="float">
            <text:p>58886</text:p>
          </table:table-cell>
          <table:table-cell office:value-type="float" office:value="59591" calcext:value-type="float">
            <text:p>59591</text:p>
          </table:table-cell>
          <table:table-cell office:value-type="float" office:value="57505" calcext:value-type="float">
            <text:p>57505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1188" calcext:value-type="float">
            <text:p>-1188</text:p>
          </table:table-cell>
          <table:table-cell table:formula="of:=[.A19]-[.C19]" office:value-type="float" office:value="-1893" calcext:value-type="float">
            <text:p>-1893</text:p>
          </table:table-cell>
          <table:table-cell table:formula="of:=[.A19]-[.D19]" office:value-type="float" office:value="193" calcext:value-type="float">
            <text:p>193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9" calcext:value-type="float">
            <text:p>57409</text:p>
          </table:table-cell>
          <table:table-cell office:value-type="float" office:value="57490" calcext:value-type="float">
            <text:p>57490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20]-[.B20]" office:value-type="float" office:value="-29" calcext:value-type="float">
            <text:p>-29</text:p>
          </table:table-cell>
          <table:table-cell table:formula="of:=[.A20]-[.C20]" office:value-type="float" office:value="-110" calcext:value-type="float">
            <text:p>-110</text:p>
          </table:table-cell>
          <table:table-cell table:formula="of:=[.A20]-[.D20]" office:value-type="float" office:value="-2011" calcext:value-type="float">
            <text:p>-2011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48" calcext:value-type="float">
            <text:p>58548</text:p>
          </table:table-cell>
          <table:table-cell office:value-type="float" office:value="58125" calcext:value-type="float">
            <text:p>58125</text:p>
          </table:table-cell>
          <table:table-cell office:value-type="float" office:value="58545" calcext:value-type="float">
            <text:p>58545</text:p>
          </table:table-cell>
          <table:table-cell office:value-type="float" office:value="59988" calcext:value-type="float">
            <text:p>59988</text:p>
          </table:table-cell>
          <table:table-cell office:value-type="float" office:value="44" calcext:value-type="float">
            <text:p>44</text:p>
          </table:table-cell>
          <table:table-cell table:formula="of:=[.A21]-[.B21]" office:value-type="float" office:value="-3" calcext:value-type="float">
            <text:p>-3</text:p>
          </table:table-cell>
          <table:table-cell table:formula="of:=[.A21]-[.C21]" office:value-type="float" office:value="420" calcext:value-type="float">
            <text:p>420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443" calcext:value-type="float">
            <text:p>-1443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91" calcext:value-type="float">
            <text:p>57891</text:p>
          </table:table-cell>
          <table:table-cell office:value-type="float" office:value="60749" calcext:value-type="float">
            <text:p>60749</text:p>
          </table:table-cell>
          <table:table-cell office:value-type="float" office:value="57741" calcext:value-type="float">
            <text:p>57741</text:p>
          </table:table-cell>
          <table:table-cell office:value-type="float" office:value="58212" calcext:value-type="float">
            <text:p>58212</text:p>
          </table:table-cell>
          <table:table-cell office:value-type="float" office:value="26" calcext:value-type="float">
            <text:p>26</text:p>
          </table:table-cell>
          <table:table-cell table:formula="of:=[.A22]-[.B22]" office:value-type="float" office:value="-150" calcext:value-type="float">
            <text:p>-150</text:p>
          </table:table-cell>
          <table:table-cell table:formula="of:=[.A22]-[.C22]" office:value-type="float" office:value="-3008" calcext:value-type="float">
            <text:p>-3008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71" calcext:value-type="float">
            <text:p>-471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76" calcext:value-type="float">
            <text:p>57676</text:p>
          </table:table-cell>
          <table:table-cell office:value-type="float" office:value="57350" calcext:value-type="float">
            <text:p>57350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8" calcext:value-type="float">
            <text:p>57398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53" calcext:value-type="float">
            <text:p>53</text:p>
          </table:table-cell>
          <table:table-cell table:formula="of:=[.A23]-[.C23]" office:value-type="float" office:value="379" calcext:value-type="float">
            <text:p>37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745" calcext:value-type="float">
            <text:p>597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731" calcext:value-type="float">
            <text:p>57731</text:p>
          </table:table-cell>
          <table:table-cell office:value-type="float" office:value="57353" calcext:value-type="float">
            <text:p>57353</text:p>
          </table:table-cell>
          <table:table-cell office:value-type="float" office:value="16" calcext:value-type="float">
            <text:p>16</text:p>
          </table:table-cell>
          <table:table-cell table:formula="of:=[.A24]-[.B24]" office:value-type="float" office:value="-2014" calcext:value-type="float">
            <text:p>-2014</text:p>
          </table:table-cell>
          <table:table-cell table:formula="of:=[.A24]-[.C24]" office:value-type="float" office:value="379" calcext:value-type="float">
            <text:p>37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78" calcext:value-type="float">
            <text:p>37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5" calcext:value-type="float">
            <text:p>58075</text:p>
          </table:table-cell>
          <table:table-cell office:value-type="float" office:value="57368" calcext:value-type="float">
            <text:p>57368</text:p>
          </table:table-cell>
          <table:table-cell office:value-type="float" office:value="58572" calcext:value-type="float">
            <text:p>58572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695" calcext:value-type="float">
            <text:p>-695</text:p>
          </table:table-cell>
          <table:table-cell table:formula="of:=[.A25]-[.C25]" office:value-type="float" office:value="12" calcext:value-type="float">
            <text:p>12</text:p>
          </table:table-cell>
          <table:table-cell table:formula="of:=[.A25]-[.D25]" office:value-type="float" office:value="-1192" calcext:value-type="float">
            <text:p>-1192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850" calcext:value-type="float">
            <text:p>60850</text:p>
          </table:table-cell>
          <table:table-cell office:value-type="float" office:value="57347" calcext:value-type="float">
            <text:p>57347</text:p>
          </table:table-cell>
          <table:table-cell office:value-type="float" office:value="58160" calcext:value-type="float">
            <text:p>58160</text:p>
          </table:table-cell>
          <table:table-cell office:value-type="float" office:value="57702" calcext:value-type="float">
            <text:p>57702</text:p>
          </table:table-cell>
          <table:table-cell office:value-type="float" office:value="3" calcext:value-type="float">
            <text:p>3</text:p>
          </table:table-cell>
          <table:table-cell table:formula="of:=[.A26]-[.B26]" office:value-type="float" office:value="-3148" calcext:value-type="float">
            <text:p>-3148</text:p>
          </table:table-cell>
          <table:table-cell table:formula="of:=[.A26]-[.C26]" office:value-type="float" office:value="355" calcext:value-type="float">
            <text:p>355</text:p>
          </table:table-cell>
          <table:table-cell table:formula="of:=[.A26]-[.D26]" office:value-type="float" office:value="-458" calcext:value-type="float">
            <text:p>-458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223" calcext:value-type="float">
            <text:p>6022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99" calcext:value-type="float">
            <text:p>57399</text:p>
          </table:table-cell>
          <table:table-cell office:value-type="float" office:value="31" calcext:value-type="float">
            <text:p>31</text:p>
          </table:table-cell>
          <table:table-cell table:formula="of:=[.A27]-[.B27]" office:value-type="float" office:value="-2504" calcext:value-type="float">
            <text:p>-2504</text:p>
          </table:table-cell>
          <table:table-cell table:formula="of:=[.A27]-[.C27]" office:value-type="float" office:value="-2747" calcext:value-type="float">
            <text:p>-274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6" calcext:value-type="float">
            <text:p>59416</text:p>
          </table:table-cell>
          <table:table-cell office:value-type="float" office:value="57375" calcext:value-type="float">
            <text:p>57375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1" calcext:value-type="float">
            <text:p>57471</text:p>
          </table:table-cell>
          <table:table-cell office:value-type="float" office:value="9" calcext:value-type="float">
            <text:p>9</text:p>
          </table:table-cell>
          <table:table-cell table:formula="of:=[.A28]-[.B28]" office:value-type="float" office:value="-2036" calcext:value-type="float">
            <text:p>-2036</text:p>
          </table:table-cell>
          <table:table-cell table:formula="of:=[.A28]-[.C28]" office:value-type="float" office:value="5" calcext:value-type="float">
            <text:p>5</text:p>
          </table:table-cell>
          <table:table-cell table:formula="of:=[.A28]-[.D28]" office:value-type="float" office:value="-147" calcext:value-type="float">
            <text:p>-147</text:p>
          </table:table-cell>
          <table:table-cell table:formula="of:=[.A28]-[.E28]" office:value-type="float" office:value="-91" calcext:value-type="float">
            <text:p>-91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56" calcext:value-type="float">
            <text:p>57856</text:p>
          </table:table-cell>
          <table:table-cell office:value-type="float" office:value="57385" calcext:value-type="float">
            <text:p>57385</text:p>
          </table:table-cell>
          <table:table-cell office:value-type="float" office:value="60127" calcext:value-type="float">
            <text:p>60127</text:p>
          </table:table-cell>
          <table:table-cell office:value-type="float" office:value="59721" calcext:value-type="float">
            <text:p>59721</text:p>
          </table:table-cell>
          <table:table-cell office:value-type="float" office:value="27" calcext:value-type="float">
            <text:p>27</text:p>
          </table:table-cell>
          <table:table-cell table:formula="of:=[.A29]-[.B29]" office:value-type="float" office:value="1865" calcext:value-type="float">
            <text:p>1865</text:p>
          </table:table-cell>
          <table:table-cell table:formula="of:=[.A29]-[.C29]" office:value-type="float" office:value="2336" calcext:value-type="float">
            <text:p>2336</text:p>
          </table:table-cell>
          <table:table-cell table:formula="of:=[.A29]-[.D29]" office:value-type="float" office:value="-406" calcext:value-type="float">
            <text:p>-40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9" calcext:value-type="float">
            <text:p>59659</text:p>
          </table:table-cell>
          <table:table-cell office:value-type="float" office:value="58117" calcext:value-type="float">
            <text:p>58117</text:p>
          </table:table-cell>
          <table:table-cell office:value-type="float" office:value="57697" calcext:value-type="float">
            <text:p>57697</text:p>
          </table:table-cell>
          <table:table-cell office:value-type="float" office:value="57855" calcext:value-type="float">
            <text:p>57855</text:p>
          </table:table-cell>
          <table:table-cell office:value-type="float" office:value="44" calcext:value-type="float">
            <text:p>44</text:p>
          </table:table-cell>
          <table:table-cell table:formula="of:=[.A30]-[.B30]" office:value-type="float" office:value="-1962" calcext:value-type="float">
            <text:p>-1962</text:p>
          </table:table-cell>
          <table:table-cell table:formula="of:=[.A30]-[.C30]" office:value-type="float" office:value="-420" calcext:value-type="float">
            <text:p>-420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58" calcext:value-type="float">
            <text:p>-158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83" calcext:value-type="float">
            <text:p>57983</text:p>
          </table:table-cell>
          <table:table-cell office:value-type="float" office:value="58585" calcext:value-type="float">
            <text:p>58585</text:p>
          </table:table-cell>
          <table:table-cell office:value-type="float" office:value="57773" calcext:value-type="float">
            <text:p>57773</text:p>
          </table:table-cell>
          <table:table-cell office:value-type="float" office:value="59592" calcext:value-type="float">
            <text:p>59592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210" calcext:value-type="float">
            <text:p>-210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819" calcext:value-type="float">
            <text:p>-1819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890" calcext:value-type="float">
            <text:p>58890</text:p>
          </table:table-cell>
          <table:table-cell office:value-type="float" office:value="57357" calcext:value-type="float">
            <text:p>57357</text:p>
          </table:table-cell>
          <table:table-cell office:value-type="float" office:value="58148" calcext:value-type="float">
            <text:p>58148</text:p>
          </table:table-cell>
          <table:table-cell office:value-type="float" office:value="57388" calcext:value-type="float">
            <text:p>57388</text:p>
          </table:table-cell>
          <table:table-cell office:value-type="float" office:value="38" calcext:value-type="float">
            <text:p>38</text:p>
          </table:table-cell>
          <table:table-cell table:formula="of:=[.A32]-[.B32]" office:value-type="float" office:value="-742" calcext:value-type="float">
            <text:p>-742</text:p>
          </table:table-cell>
          <table:table-cell table:formula="of:=[.A32]-[.C32]" office:value-type="float" office:value="791" calcext:value-type="float">
            <text:p>791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60" calcext:value-type="float">
            <text:p>76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89" calcext:value-type="float">
            <text:p>57389</text:p>
          </table:table-cell>
          <table:table-cell office:value-type="float" office:value="58128" calcext:value-type="float">
            <text:p>58128</text:p>
          </table:table-cell>
          <table:table-cell office:value-type="float" office:value="57697" calcext:value-type="float">
            <text:p>57697</text:p>
          </table:table-cell>
          <table:table-cell office:value-type="float" office:value="57417" calcext:value-type="float">
            <text:p>57417</text:p>
          </table:table-cell>
          <table:table-cell office:value-type="float" office:value="48" calcext:value-type="float">
            <text:p>48</text:p>
          </table:table-cell>
          <table:table-cell table:formula="of:=[.A33]-[.B33]" office:value-type="float" office:value="308" calcext:value-type="float">
            <text:p>308</text:p>
          </table:table-cell>
          <table:table-cell table:formula="of:=[.A33]-[.C33]" office:value-type="float" office:value="-431" calcext:value-type="float">
            <text:p>-43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9" calcext:value-type="float">
            <text:p>57349</text:p>
          </table:table-cell>
          <table:table-cell office:value-type="float" office:value="58932" calcext:value-type="float">
            <text:p>58932</text:p>
          </table:table-cell>
          <table:table-cell office:value-type="float" office:value="60671" calcext:value-type="float">
            <text:p>60671</text:p>
          </table:table-cell>
          <table:table-cell office:value-type="float" office:value="57698" calcext:value-type="float">
            <text:p>57698</text:p>
          </table:table-cell>
          <table:table-cell office:value-type="float" office:value="30" calcext:value-type="float">
            <text:p>30</text:p>
          </table:table-cell>
          <table:table-cell table:formula="of:=[.A34]-[.B34]" office:value-type="float" office:value="349" calcext:value-type="float">
            <text:p>349</text:p>
          </table:table-cell>
          <table:table-cell table:formula="of:=[.A34]-[.C34]" office:value-type="float" office:value="-1234" calcext:value-type="float">
            <text:p>-1234</text:p>
          </table:table-cell>
          <table:table-cell table:formula="of:=[.A34]-[.D34]" office:value-type="float" office:value="-2973" calcext:value-type="float">
            <text:p>-297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8696" calcext:value-type="float">
            <text:p>58696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35]-[.B35]" office:value-type="float" office:value="-1499" calcext:value-type="float">
            <text:p>-1499</text:p>
          </table:table-cell>
          <table:table-cell table:formula="of:=[.A35]-[.C35]" office:value-type="float" office:value="-1316" calcext:value-type="float">
            <text:p>-1316</text:p>
          </table:table-cell>
          <table:table-cell table:formula="of:=[.A35]-[.D35]" office:value-type="float" office:value="-2779" calcext:value-type="float">
            <text:p>-2779</text:p>
          </table:table-cell>
          <table:table-cell table:formula="of:=[.A35]-[.E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657" calcext:value-type="float">
            <text:p>58657</text:p>
          </table:table-cell>
          <table:table-cell office:value-type="float" office:value="60831" calcext:value-type="float">
            <text:p>608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44" calcext:value-type="float">
            <text:p>44</text:p>
          </table:table-cell>
          <table:table-cell table:formula="of:=[.A36]-[.B36]" office:value-type="float" office:value="-962" calcext:value-type="float">
            <text:p>-962</text:p>
          </table:table-cell>
          <table:table-cell table:formula="of:=[.A36]-[.C36]" office:value-type="float" office:value="-3136" calcext:value-type="float">
            <text:p>-313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58477" calcext:value-type="float">
            <text:p>58477</text:p>
          </table:table-cell>
          <table:table-cell office:value-type="float" office:value="58623" calcext:value-type="float">
            <text:p>58623</text:p>
          </table:table-cell>
          <table:table-cell office:value-type="float" office:value="20" calcext:value-type="float">
            <text:p>20</text:p>
          </table:table-cell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15" calcext:value-type="float">
            <text:p>-315</text:p>
          </table:table-cell>
          <table:table-cell table:formula="of:=[.A37]-[.D37]" office:value-type="float" office:value="-1097" calcext:value-type="float">
            <text:p>-1097</text:p>
          </table:table-cell>
          <table:table-cell table:formula="of:=[.A37]-[.E37]" office:value-type="float" office:value="-1243" calcext:value-type="float">
            <text:p>-124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3" calcext:value-type="float">
            <text:p>58623</text:p>
          </table:table-cell>
          <table:table-cell office:value-type="float" office:value="58477" calcext:value-type="float">
            <text:p>58477</text:p>
          </table:table-cell>
          <table:table-cell office:value-type="float" office:value="58545" calcext:value-type="float">
            <text:p>58545</text:p>
          </table:table-cell>
          <table:table-cell office:value-type="float" office:value="57375" calcext:value-type="float">
            <text:p>57375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78" calcext:value-type="float">
            <text:p>-78</text:p>
          </table:table-cell>
          <table:table-cell table:formula="of:=[.A38]-[.C38]" office:value-type="float" office:value="68" calcext:value-type="float">
            <text:p>6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70" calcext:value-type="float">
            <text:p>1170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407" calcext:value-type="float">
            <text:p>57407</text:p>
          </table:table-cell>
          <table:table-cell office:value-type="float" office:value="57891" calcext:value-type="float">
            <text:p>57891</text:p>
          </table:table-cell>
          <table:table-cell office:value-type="float" office:value="57905" calcext:value-type="float">
            <text:p>57905</text:p>
          </table:table-cell>
          <table:table-cell office:value-type="float" office:value="58719" calcext:value-type="float">
            <text:p>58719</text:p>
          </table:table-cell>
          <table:table-cell office:value-type="float" office:value="32" calcext:value-type="float">
            <text:p>32</text:p>
          </table:table-cell>
          <table:table-cell table:formula="of:=[.A39]-[.B39]" office:value-type="float" office:value="498" calcext:value-type="float">
            <text:p>498</text:p>
          </table:table-cell>
          <table:table-cell table:formula="of:=[.A39]-[.C39]" office:value-type="float" office:value="14" calcext:value-type="float">
            <text:p>1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814" calcext:value-type="float">
            <text:p>-814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07" calcext:value-type="float">
            <text:p>57407</text:p>
          </table:table-cell>
          <table:table-cell office:value-type="float" office:value="57427" calcext:value-type="float">
            <text:p>57427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7" calcext:value-type="float">
            <text:p>57707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300" calcext:value-type="float">
            <text:p>300</text:p>
          </table:table-cell>
          <table:table-cell table:formula="of:=[.A40]-[.C40]" office:value-type="float" office:value="280" calcext:value-type="float">
            <text:p>280</text:p>
          </table:table-cell>
          <table:table-cell table:formula="of:=[.A40]-[.D40]" office:value-type="float" office:value="-2708" calcext:value-type="float">
            <text:p>-2708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7" calcext:value-type="float">
            <text:p>5982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93" calcext:value-type="float">
            <text:p>57393</text:p>
          </table:table-cell>
          <table:table-cell office:value-type="float" office:value="57382" calcext:value-type="float">
            <text:p>57382</text:p>
          </table:table-cell>
          <table:table-cell office:value-type="float" office:value="37" calcext:value-type="float">
            <text:p>37</text:p>
          </table:table-cell>
          <table:table-cell table:formula="of:=[.A41]-[.B41]" office:value-type="float" office:value="-2434" calcext:value-type="float">
            <text:p>-2434</text:p>
          </table:table-cell>
          <table:table-cell table:formula="of:=[.A41]-[.C41]" office:value-type="float" office:value="5" calcext:value-type="float">
            <text:p>5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9391" calcext:value-type="float">
            <text:p>59391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8" calcext:value-type="float">
            <text:p>8</text:p>
          </table:table-cell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2011" calcext:value-type="float">
            <text:p>-2011</text:p>
          </table:table-cell>
          <table:table-cell table:formula="of:=[.A42]-[.D42]" office:value-type="float" office:value="-987" calcext:value-type="float">
            <text:p>-987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889" calcext:value-type="float">
            <text:p>57889</text:p>
          </table:table-cell>
          <table:table-cell office:value-type="float" office:value="59553" calcext:value-type="float">
            <text:p>59553</text:p>
          </table:table-cell>
          <table:table-cell office:value-type="float" office:value="58954" calcext:value-type="float">
            <text:p>58954</text:p>
          </table:table-cell>
          <table:table-cell office:value-type="float" office:value="58391" calcext:value-type="float">
            <text:p>58391</text:p>
          </table:table-cell>
          <table:table-cell office:value-type="float" office:value="54" calcext:value-type="float">
            <text:p>54</text:p>
          </table:table-cell>
          <table:table-cell table:formula="of:=[.A43]-[.B43]" office:value-type="float" office:value="1065" calcext:value-type="float">
            <text:p>1065</text:p>
          </table:table-cell>
          <table:table-cell table:formula="of:=[.A43]-[.C43]" office:value-type="float" office:value="-599" calcext:value-type="float">
            <text:p>-59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563" calcext:value-type="float">
            <text:p>56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47" calcext:value-type="float">
            <text:p>59747</text:p>
          </table:table-cell>
          <table:table-cell office:value-type="float" office:value="58367" calcext:value-type="float">
            <text:p>58367</text:p>
          </table:table-cell>
          <table:table-cell office:value-type="float" office:value="60268" calcext:value-type="float">
            <text:p>60268</text:p>
          </table:table-cell>
          <table:table-cell office:value-type="float" office:value="58731" calcext:value-type="float">
            <text:p>58731</text:p>
          </table:table-cell>
          <table:table-cell office:value-type="float" office:value="1" calcext:value-type="float">
            <text:p>1</text:p>
          </table:table-cell>
          <table:table-cell table:formula="of:=[.A44]-[.B44]" office:value-type="float" office:value="-2367" calcext:value-type="float">
            <text:p>-2367</text:p>
          </table:table-cell>
          <table:table-cell table:formula="of:=[.A44]-[.C44]" office:value-type="float" office:value="-987" calcext:value-type="float">
            <text:p>-987</text:p>
          </table:table-cell>
          <table:table-cell table:formula="of:=[.A44]-[.D44]" office:value-type="float" office:value="-2888" calcext:value-type="float">
            <text:p>-2888</text:p>
          </table:table-cell>
          <table:table-cell table:formula="of:=[.A44]-[.E44]" office:value-type="float" office:value="-1351" calcext:value-type="float">
            <text:p>-1351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75" calcext:value-type="float">
            <text:p>59075</text:p>
          </table:table-cell>
          <table:table-cell office:value-type="float" office:value="57942" calcext:value-type="float">
            <text:p>57942</text:p>
          </table:table-cell>
          <table:table-cell office:value-type="float" office:value="57354" calcext:value-type="float">
            <text:p>57354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418" calcext:value-type="float">
            <text:p>-418</text:p>
          </table:table-cell>
          <table:table-cell table:formula="of:=[.A45]-[.C45]" office:value-type="float" office:value="715" calcext:value-type="float">
            <text:p>715</text:p>
          </table:table-cell>
          <table:table-cell table:formula="of:=[.A45]-[.D45]" office:value-type="float" office:value="1303" calcext:value-type="float">
            <text:p>1303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1" calcext:value-type="float">
            <text:p>57361</text:p>
          </table:table-cell>
          <table:table-cell office:value-type="float" office:value="60073" calcext:value-type="float">
            <text:p>60073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5" calcext:value-type="float">
            <text:p>57385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114" calcext:value-type="float">
            <text:p>114</text:p>
          </table:table-cell>
          <table:table-cell table:formula="of:=[.A46]-[.C46]" office:value-type="float" office:value="-2598" calcext:value-type="float">
            <text:p>-2598</text:p>
          </table:table-cell>
          <table:table-cell table:formula="of:=[.A46]-[.D46]" office:value-type="float" office:value="100" calcext:value-type="float">
            <text:p>100</text:p>
          </table:table-cell>
          <table:table-cell table:formula="of:=[.A46]-[.E46]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501" calcext:value-type="float">
            <text:p>60501</text:p>
          </table:table-cell>
          <table:table-cell office:value-type="float" office:value="60527" calcext:value-type="float">
            <text:p>60527</text:p>
          </table:table-cell>
          <table:table-cell office:value-type="float" office:value="57435" calcext:value-type="float">
            <text:p>57435</text:p>
          </table:table-cell>
          <table:table-cell office:value-type="float" office:value="59395" calcext:value-type="float">
            <text:p>59395</text:p>
          </table:table-cell>
          <table:table-cell office:value-type="float" office:value="11" calcext:value-type="float">
            <text:p>11</text:p>
          </table:table-cell>
          <table:table-cell table:formula="of:=[.A47]-[.B47]" office:value-type="float" office:value="-3108" calcext:value-type="float">
            <text:p>-3108</text:p>
          </table:table-cell>
          <table:table-cell table:formula="of:=[.A47]-[.C47]" office:value-type="float" office:value="-3134" calcext:value-type="float">
            <text:p>-3134</text:p>
          </table:table-cell>
          <table:table-cell table:formula="of:=[.A47]-[.D47]" office:value-type="float" office:value="-42" calcext:value-type="float">
            <text:p>-42</text:p>
          </table:table-cell>
          <table:table-cell table:formula="of:=[.A47]-[.E47]" office:value-type="float" office:value="-2002" calcext:value-type="float">
            <text:p>-200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44" calcext:value-type="float">
            <text:p>57744</text:p>
          </table:table-cell>
          <table:table-cell office:value-type="float" office:value="60593" calcext:value-type="float">
            <text:p>60593</text:p>
          </table:table-cell>
          <table:table-cell office:value-type="float" office:value="59608" calcext:value-type="float">
            <text:p>59608</text:p>
          </table:table-cell>
          <table:table-cell office:value-type="float" office:value="57727" calcext:value-type="float">
            <text:p>57727</text:p>
          </table:table-cell>
          <table:table-cell office:value-type="float" office:value="1" calcext:value-type="float">
            <text:p>1</text:p>
          </table:table-cell>
          <table:table-cell table:formula="of:=[.A48]-[.B48]" office:value-type="float" office:value="-364" calcext:value-type="float">
            <text:p>-364</text:p>
          </table:table-cell>
          <table:table-cell table:formula="of:=[.A48]-[.C48]" office:value-type="float" office:value="-3213" calcext:value-type="float">
            <text:p>-3213</text:p>
          </table:table-cell>
          <table:table-cell table:formula="of:=[.A48]-[.D48]" office:value-type="float" office:value="-2228" calcext:value-type="float">
            <text:p>-2228</text:p>
          </table:table-cell>
          <table:table-cell table:formula="of:=[.A48]-[.E48]" office:value-type="float" office:value="-347" calcext:value-type="float">
            <text:p>-347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73" calcext:value-type="float">
            <text:p>60673</text:p>
          </table:table-cell>
          <table:table-cell office:value-type="float" office:value="57618" calcext:value-type="float">
            <text:p>57618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4" calcext:value-type="float">
            <text:p>57364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-2971" calcext:value-type="float">
            <text:p>-2971</text:p>
          </table:table-cell>
          <table:table-cell table:formula="of:=[.A49]-[.C49]" office:value-type="float" office:value="84" calcext:value-type="float">
            <text:p>84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64" calcext:value-type="float">
            <text:p>60564</text:p>
          </table:table-cell>
          <table:table-cell office:value-type="float" office:value="58899" calcext:value-type="float">
            <text:p>58899</text:p>
          </table:table-cell>
          <table:table-cell office:value-type="float" office:value="58160" calcext:value-type="float">
            <text:p>58160</text:p>
          </table:table-cell>
          <table:table-cell office:value-type="float" office:value="57391" calcext:value-type="float">
            <text:p>57391</text:p>
          </table:table-cell>
          <table:table-cell office:value-type="float" office:value="15" calcext:value-type="float">
            <text:p>15</text:p>
          </table:table-cell>
          <table:table-cell table:formula="of:=[.A50]-[.B50]" office:value-type="float" office:value="-3088" calcext:value-type="float">
            <text:p>-3088</text:p>
          </table:table-cell>
          <table:table-cell table:formula="of:=[.A50]-[.C50]" office:value-type="float" office:value="-1423" calcext:value-type="float">
            <text:p>-1423</text:p>
          </table:table-cell>
          <table:table-cell table:formula="of:=[.A50]-[.D50]" office:value-type="float" office:value="-684" calcext:value-type="float">
            <text:p>-684</text:p>
          </table:table-cell>
          <table:table-cell table:formula="of:=[.A50]-[.E50]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4" calcext:value-type="float">
            <text:p>58704</text:p>
          </table:table-cell>
          <table:table-cell office:value-type="float" office:value="57359" calcext:value-type="float">
            <text:p>573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-1324" calcext:value-type="float">
            <text:p>-1324</text:p>
          </table:table-cell>
          <table:table-cell table:formula="of:=[.A51]-[.C51]" office:value-type="float" office:value="21" calcext:value-type="float">
            <text:p>21</text:p>
          </table:table-cell>
          <table:table-cell table:formula="of:=[.A51]-[.D51]" office:value-type="float" office:value="-2436" calcext:value-type="float">
            <text:p>-2436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820" calcext:value-type="float">
            <text:p>59820</text:p>
          </table:table-cell>
          <table:table-cell office:value-type="float" office:value="57377" calcext:value-type="float">
            <text:p>57377</text:p>
          </table:table-cell>
          <table:table-cell office:value-type="float" office:value="57396" calcext:value-type="float">
            <text:p>57396</text:p>
          </table:table-cell>
          <table:table-cell office:value-type="float" office:value="58779" calcext:value-type="float">
            <text:p>58779</text:p>
          </table:table-cell>
          <table:table-cell office:value-type="float" office:value="37" calcext:value-type="float">
            <text:p>37</text:p>
          </table:table-cell>
          <table:table-cell table:formula="of:=[.A52]-[.B52]" office:value-type="float" office:value="-1041" calcext:value-type="float">
            <text:p>-1041</text:p>
          </table:table-cell>
          <table:table-cell table:formula="of:=[.A52]-[.C52]" office:value-type="float" office:value="1402" calcext:value-type="float">
            <text:p>1402</text:p>
          </table:table-cell>
          <table:table-cell table:formula="of:=[.A52]-[.D52]" office:value-type="float" office:value="1383" calcext:value-type="float">
            <text:p>1383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044" calcext:value-type="float">
            <text:p>59044</text:p>
          </table:table-cell>
          <table:table-cell office:value-type="float" office:value="57347" calcext:value-type="float">
            <text:p>57347</text:p>
          </table:table-cell>
          <table:table-cell office:value-type="float" office:value="57700" calcext:value-type="float">
            <text:p>57700</text:p>
          </table:table-cell>
          <table:table-cell office:value-type="float" office:value="57887" calcext:value-type="float">
            <text:p>57887</text:p>
          </table:table-cell>
          <table:table-cell office:value-type="float" office:value="46" calcext:value-type="float">
            <text:p>46</text:p>
          </table:table-cell>
          <table:table-cell table:formula="of:=[.A53]-[.B53]" office:value-type="float" office:value="-1344" calcext:value-type="float">
            <text:p>-1344</text:p>
          </table:table-cell>
          <table:table-cell table:formula="of:=[.A53]-[.C53]" office:value-type="float" office:value="353" calcext:value-type="float">
            <text:p>353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7" calcext:value-type="float">
            <text:p>-187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3" calcext:value-type="float">
            <text:p>60583</text:p>
          </table:table-cell>
          <table:table-cell office:value-type="float" office:value="59496" calcext:value-type="float">
            <text:p>59496</text:p>
          </table:table-cell>
          <table:table-cell office:value-type="float" office:value="57707" calcext:value-type="float">
            <text:p>57707</text:p>
          </table:table-cell>
          <table:table-cell office:value-type="float" office:value="57345" calcext:value-type="float">
            <text:p>57345</text:p>
          </table:table-cell>
          <table:table-cell office:value-type="float" office:value="5" calcext:value-type="float">
            <text:p>5</text:p>
          </table:table-cell>
          <table:table-cell table:formula="of:=[.A54]-[.B54]" office:value-type="float" office:value="-2876" calcext:value-type="float">
            <text:p>-2876</text:p>
          </table:table-cell>
          <table:table-cell table:formula="of:=[.A54]-[.C54]" office:value-type="float" office:value="-1789" calcext:value-type="float">
            <text:p>-1789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70" calcext:value-type="float">
            <text:p>57370</text:p>
          </table:table-cell>
          <table:table-cell office:value-type="float" office:value="57635" calcext:value-type="float">
            <text:p>57635</text:p>
          </table:table-cell>
          <table:table-cell office:value-type="float" office:value="57735" calcext:value-type="float">
            <text:p>57735</text:p>
          </table:table-cell>
          <table:table-cell office:value-type="float" office:value="58410" calcext:value-type="float">
            <text:p>58410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365" calcext:value-type="float">
            <text:p>365</text:p>
          </table:table-cell>
          <table:table-cell table:formula="of:=[.A55]-[.C55]" office:value-type="float" office:value="100" calcext:value-type="float">
            <text:p>1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75" calcext:value-type="float">
            <text:p>-6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57355" calcext:value-type="float">
            <text:p>573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 table:formula="of:=[.A56]-[.B56]" office:value-type="float" office:value="-3041" calcext:value-type="float">
            <text:p>-3041</text:p>
          </table:table-cell>
          <table:table-cell table:formula="of:=[.A56]-[.C56]" office:value-type="float" office:value="25" calcext:value-type="float">
            <text:p>2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099" calcext:value-type="float">
            <text:p>-3099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05" calcext:value-type="float">
            <text:p>57705</text:p>
          </table:table-cell>
          <table:table-cell office:value-type="float" office:value="58518" calcext:value-type="float">
            <text:p>58518</text:p>
          </table:table-cell>
          <table:table-cell office:value-type="float" office:value="59784" calcext:value-type="float">
            <text:p>59784</text:p>
          </table:table-cell>
          <table:table-cell office:value-type="float" office:value="58649" calcext:value-type="float">
            <text:p>58649</text:p>
          </table:table-cell>
          <table:table-cell office:value-type="float" office:value="2" calcext:value-type="float">
            <text:p>2</text:p>
          </table:table-cell>
          <table:table-cell table:formula="of:=[.A57]-[.B57]" office:value-type="float" office:value="944" calcext:value-type="float">
            <text:p>944</text:p>
          </table:table-cell>
          <table:table-cell table:formula="of:=[.A57]-[.C57]" office:value-type="float" office:value="131" calcext:value-type="float">
            <text:p>131</text:p>
          </table:table-cell>
          <table:table-cell table:formula="of:=[.A57]-[.D57]" office:value-type="float" office:value="-1135" calcext:value-type="float">
            <text:p>-1135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7" calcext:value-type="float">
            <text:p>59447</text:p>
          </table:table-cell>
          <table:table-cell office:value-type="float" office:value="57375" calcext:value-type="float">
            <text:p>57375</text:p>
          </table:table-cell>
          <table:table-cell office:value-type="float" office:value="58175" calcext:value-type="float">
            <text:p>58175</text:p>
          </table:table-cell>
          <table:table-cell office:value-type="float" office:value="57382" calcext:value-type="float">
            <text:p>57382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272" calcext:value-type="float">
            <text:p>-1272</text:p>
          </table:table-cell>
          <table:table-cell table:formula="of:=[.A58]-[.C58]" office:value-type="float" office:value="800" calcext:value-type="float">
            <text:p>800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00" calcext:value-type="float">
            <text:p>58900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1" calcext:value-type="float">
            <text:p>57361</text:p>
          </table:table-cell>
          <table:table-cell office:value-type="float" office:value="57734" calcext:value-type="float">
            <text:p>57734</text:p>
          </table:table-cell>
          <table:table-cell office:value-type="float" office:value="36" calcext:value-type="float">
            <text:p>36</text:p>
          </table:table-cell>
          <table:table-cell table:formula="of:=[.A59]-[.B59]" office:value-type="float" office:value="-1166" calcext:value-type="float">
            <text:p>-1166</text:p>
          </table:table-cell>
          <table:table-cell table:formula="of:=[.A59]-[.C59]" office:value-type="float" office:value="354" calcext:value-type="float">
            <text:p>354</text:p>
          </table:table-cell>
          <table:table-cell table:formula="of:=[.A59]-[.D59]" office:value-type="float" office:value="373" calcext:value-type="float">
            <text:p>373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55" calcext:value-type="float">
            <text:p>57355</text:p>
          </table:table-cell>
          <table:table-cell office:value-type="float" office:value="60161" calcext:value-type="float">
            <text:p>60161</text:p>
          </table:table-cell>
          <table:table-cell office:value-type="float" office:value="58008" calcext:value-type="float">
            <text:p>58008</text:p>
          </table:table-cell>
          <table:table-cell office:value-type="float" office:value="58160" calcext:value-type="float">
            <text:p>58160</text:p>
          </table:table-cell>
          <table:table-cell office:value-type="float" office:value="21" calcext:value-type="float">
            <text:p>21</text:p>
          </table:table-cell>
          <table:table-cell table:formula="of:=[.A60]-[.B60]" office:value-type="float" office:value="805" calcext:value-type="float">
            <text:p>805</text:p>
          </table:table-cell>
          <table:table-cell table:formula="of:=[.A60]-[.C60]" office:value-type="float" office:value="-2001" calcext:value-type="float">
            <text:p>-2001</text:p>
          </table:table-cell>
          <table:table-cell table:formula="of:=[.A60]-[.D60]" office:value-type="float" office:value="152" calcext:value-type="float">
            <text:p>152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93" calcext:value-type="float">
            <text:p>57393</text:p>
          </table:table-cell>
          <table:table-cell office:value-type="float" office:value="60422" calcext:value-type="float">
            <text:p>60422</text:p>
          </table:table-cell>
          <table:table-cell office:value-type="float" office:value="57354" calcext:value-type="float">
            <text:p>57354</text:p>
          </table:table-cell>
          <table:table-cell office:value-type="float" office:value="58879" calcext:value-type="float">
            <text:p>58879</text:p>
          </table:table-cell>
          <table:table-cell office:value-type="float" office:value="36" calcext:value-type="float">
            <text:p>36</text:p>
          </table:table-cell>
          <table:table-cell table:formula="of:=[.A61]-[.B61]" office:value-type="float" office:value="-39" calcext:value-type="float">
            <text:p>-39</text:p>
          </table:table-cell>
          <table:table-cell table:formula="of:=[.A61]-[.C61]" office:value-type="float" office:value="-3068" calcext:value-type="float">
            <text:p>-3068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525" calcext:value-type="float">
            <text:p>-152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35" calcext:value-type="float">
            <text:p>585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214" calcext:value-type="float">
            <text:p>58214</text:p>
          </table:table-cell>
          <table:table-cell office:value-type="float" office:value="60591" calcext:value-type="float">
            <text:p>60591</text:p>
          </table:table-cell>
          <table:table-cell office:value-type="float" office:value="5" calcext:value-type="float">
            <text:p>5</text:p>
          </table:table-cell>
          <table:table-cell table:formula="of:=[.A62]-[.B62]" office:value-type="float" office:value="244" calcext:value-type="float">
            <text:p>244</text:p>
          </table:table-cell>
          <table:table-cell table:formula="of:=[.A62]-[.C62]" office:value-type="float" office:value="1372" calcext:value-type="float">
            <text:p>1372</text:p>
          </table:table-cell>
          <table:table-cell table:formula="of:=[.A62]-[.D62]" office:value-type="float" office:value="565" calcext:value-type="float">
            <text:p>565</text:p>
          </table:table-cell>
          <table:table-cell table:formula="of:=[.A62]-[.E62]" office:value-type="float" office:value="-1812" calcext:value-type="float">
            <text:p>-181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54" calcext:value-type="float">
            <text:p>58054</text:p>
          </table:table-cell>
          <table:table-cell office:value-type="float" office:value="60178" calcext:value-type="float">
            <text:p>60178</text:p>
          </table:table-cell>
          <table:table-cell office:value-type="float" office:value="59721" calcext:value-type="float">
            <text:p>59721</text:p>
          </table:table-cell>
          <table:table-cell office:value-type="float" office:value="57388" calcext:value-type="float">
            <text:p>57388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1667" calcext:value-type="float">
            <text:p>1667</text:p>
          </table:table-cell>
          <table:table-cell table:formula="of:=[.A63]-[.C63]" office:value-type="float" office:value="-457" calcext:value-type="float">
            <text:p>-457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333" calcext:value-type="float">
            <text:p>2333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47" calcext:value-type="float">
            <text:p>60447</text:p>
          </table:table-cell>
          <table:table-cell office:value-type="float" office:value="57367" calcext:value-type="float">
            <text:p>57367</text:p>
          </table:table-cell>
          <table:table-cell office:value-type="float" office:value="58985" calcext:value-type="float">
            <text:p>58985</text:p>
          </table:table-cell>
          <table:table-cell office:value-type="float" office:value="57493" calcext:value-type="float">
            <text:p>57493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954" calcext:value-type="float">
            <text:p>-2954</text:p>
          </table:table-cell>
          <table:table-cell table:formula="of:=[.A64]-[.C64]" office:value-type="float" office:value="126" calcext:value-type="float">
            <text:p>126</text:p>
          </table:table-cell>
          <table:table-cell table:formula="of:=[.A64]-[.D64]" office:value-type="float" office:value="-1492" calcext:value-type="float">
            <text:p>-1492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6" calcext:value-type="float">
            <text:p>57956</text:p>
          </table:table-cell>
          <table:table-cell office:value-type="float" office:value="57350" calcext:value-type="float">
            <text:p>57350</text:p>
          </table:table-cell>
          <table:table-cell office:value-type="float" office:value="60438" calcext:value-type="float">
            <text:p>60438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65]-[.B65]" office:value-type="float" office:value="-576" calcext:value-type="float">
            <text:p>-576</text:p>
          </table:table-cell>
          <table:table-cell table:formula="of:=[.A65]-[.C65]" office:value-type="float" office:value="30" calcext:value-type="float">
            <text:p>30</text:p>
          </table:table-cell>
          <table:table-cell table:formula="of:=[.A65]-[.D65]" office:value-type="float" office:value="-3058" calcext:value-type="float">
            <text:p>-3058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815" calcext:value-type="float">
            <text:p>58815</text:p>
          </table:table-cell>
          <table:table-cell office:value-type="float" office:value="58678" calcext:value-type="float">
            <text:p>58678</text:p>
          </table:table-cell>
          <table:table-cell office:value-type="float" office:value="58906" calcext:value-type="float">
            <text:p>58906</text:p>
          </table:table-cell>
          <table:table-cell office:value-type="float" office:value="57399" calcext:value-type="float">
            <text:p>57399</text:p>
          </table:table-cell>
          <table:table-cell office:value-type="float" office:value="6" calcext:value-type="float">
            <text:p>6</text:p>
          </table:table-cell>
          <table:table-cell table:formula="of:=[.A66]-[.B66]" office:value-type="float" office:value="-1416" calcext:value-type="float">
            <text:p>-1416</text:p>
          </table:table-cell>
          <table:table-cell table:formula="of:=[.A66]-[.C66]" office:value-type="float" office:value="-1279" calcext:value-type="float">
            <text:p>-1279</text:p>
          </table:table-cell>
          <table:table-cell table:formula="of:=[.A66]-[.D66]" office:value-type="float" office:value="-1507" calcext:value-type="float">
            <text:p>-1507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365" calcext:value-type="float">
            <text:p>57365</text:p>
          </table:table-cell>
          <table:table-cell office:value-type="float" office:value="57863" calcext:value-type="float">
            <text:p>57863</text:p>
          </table:table-cell>
          <table:table-cell office:value-type="float" office:value="57397" calcext:value-type="float">
            <text:p>57397</text:p>
          </table:table-cell>
          <table:table-cell office:value-type="float" office:value="58572" calcext:value-type="float">
            <text:p>58572</text:p>
          </table:table-cell>
          <table:table-cell office:value-type="float" office:value="37" calcext:value-type="float">
            <text:p>37</text:p>
          </table:table-cell>
          <table:table-cell table:formula="of:=[.A67]-[.B67]" office:value-type="float" office:value="32" calcext:value-type="float">
            <text:p>32</text:p>
          </table:table-cell>
          <table:table-cell table:formula="of:=[.A67]-[.C67]" office:value-type="float" office:value="-466" calcext:value-type="float">
            <text:p>-466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175" calcext:value-type="float">
            <text:p>-1175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524" calcext:value-type="float">
            <text:p>59524</text:p>
          </table:table-cell>
          <table:table-cell office:value-type="float" office:value="58185" calcext:value-type="float">
            <text:p>58185</text:p>
          </table:table-cell>
          <table:table-cell office:value-type="float" office:value="57398" calcext:value-type="float">
            <text:p>57398</text:p>
          </table:table-cell>
          <table:table-cell office:value-type="float" office:value="57508" calcext:value-type="float">
            <text:p>57508</text:p>
          </table:table-cell>
          <table:table-cell office:value-type="float" office:value="37" calcext:value-type="float">
            <text:p>37</text:p>
          </table:table-cell>
          <table:table-cell table:formula="of:=[.A68]-[.B68]" office:value-type="float" office:value="-2126" calcext:value-type="float">
            <text:p>-2126</text:p>
          </table:table-cell>
          <table:table-cell table:formula="of:=[.A68]-[.C68]" office:value-type="float" office:value="-787" calcext:value-type="float">
            <text:p>-78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10" calcext:value-type="float">
            <text:p>-11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67" calcext:value-type="float">
            <text:p>57367</text:p>
          </table:table-cell>
          <table:table-cell office:value-type="float" office:value="58879" calcext:value-type="float">
            <text:p>58879</text:p>
          </table:table-cell>
          <table:table-cell office:value-type="float" office:value="57413" calcext:value-type="float">
            <text:p>57413</text:p>
          </table:table-cell>
          <table:table-cell office:value-type="float" office:value="59803" calcext:value-type="float">
            <text:p>59803</text:p>
          </table:table-cell>
          <table:table-cell office:value-type="float" office:value="31" calcext:value-type="float">
            <text:p>31</text:p>
          </table:table-cell>
          <table:table-cell table:formula="of:=[.A69]-[.B69]" office:value-type="float" office:value="46" calcext:value-type="float">
            <text:p>46</text:p>
          </table:table-cell>
          <table:table-cell table:formula="of:=[.A69]-[.C69]" office:value-type="float" office:value="-1466" calcext:value-type="float">
            <text:p>-146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90" calcext:value-type="float">
            <text:p>-239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5" calcext:value-type="float">
            <text:p>57365</text:p>
          </table:table-cell>
          <table:table-cell office:value-type="float" office:value="58123" calcext:value-type="float">
            <text:p>5812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10" calcext:value-type="float">
            <text:p>10</text:p>
          </table:table-cell>
          <table:table-cell table:formula="of:=[.A70]-[.B70]" office:value-type="float" office:value="-11" calcext:value-type="float">
            <text:p>-11</text:p>
          </table:table-cell>
          <table:table-cell table:formula="of:=[.A70]-[.C70]" office:value-type="float" office:value="-769" calcext:value-type="float">
            <text:p>-769</text:p>
          </table:table-cell>
          <table:table-cell table:formula="of:=[.A70]-[.D70]" office:value-type="float" office:value="-4085" calcext:value-type="float">
            <text:p>-4085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478" calcext:value-type="float">
            <text:p>57478</text:p>
          </table:table-cell>
          <table:table-cell office:value-type="float" office:value="58156" calcext:value-type="float">
            <text:p>58156</text:p>
          </table:table-cell>
          <table:table-cell office:value-type="float" office:value="58209" calcext:value-type="float">
            <text:p>58209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71]-[.B71]" office:value-type="float" office:value="3961" calcext:value-type="float">
            <text:p>3961</text:p>
          </table:table-cell>
          <table:table-cell table:formula="of:=[.A71]-[.C71]" office:value-type="float" office:value="3283" calcext:value-type="float">
            <text:p>3283</text:p>
          </table:table-cell>
          <table:table-cell table:formula="of:=[.A71]-[.D71]" office:value-type="float" office:value="3230" calcext:value-type="float">
            <text:p>3230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35" calcext:value-type="float">
            <text:p>35</text:p>
          </table:table-cell>
          <table:table-cell table:style-name="ce5" table:formula="of:=COUNTIF([.J2:.J71];0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" calcext:value-type="float">
            <text:p>0.5</text:p>
          </table:table-cell>
          <table:table-cell table:number-columns-repeated="9"/>
        </table:table-row>
      </table:table>
      <table:table table:name="ReadingStep=10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656" calcext:value-type="float">
            <text:p>58656</text:p>
          </table:table-cell>
          <table:table-cell office:value-type="float" office:value="58815" calcext:value-type="float">
            <text:p>58815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8" calcext:value-type="float">
            <text:p>8</text:p>
          </table:table-cell>
          <table:table-cell table:formula="of:=[.A2]-[.B2]" office:value-type="float" office:value="32" calcext:value-type="float">
            <text:p>32</text:p>
          </table:table-cell>
          <table:table-cell table:formula="of:=[.A2]-[.C2]" office:value-type="float" office:value="-127" calcext:value-type="float">
            <text:p>-127</text:p>
          </table:table-cell>
          <table:table-cell table:formula="of:=[.A2]-[.D2]" office:value-type="float" office:value="-1727" calcext:value-type="float">
            <text:p>-1727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BB</text:p>
          </table:table-cell>
          <table:table-cell office:value-type="float" office:value="149338" calcext:value-type="float">
            <text:p>149338</text:p>
          </table:table-cell>
          <table:table-cell office:value-type="float" office:value="20476" calcext:value-type="float">
            <text:p>20476</text:p>
          </table:table-cell>
          <table:table-cell office:value-type="float" office:value="70" calcext:value-type="float">
            <text:p>70</text:p>
          </table:table-cell>
          <table:table-cell office:value-type="float" office:value="36943" calcext:value-type="float">
            <text:p>36943</text:p>
          </table:table-cell>
          <table:table-cell office:value-type="float" office:value="2585574" calcext:value-type="float">
            <text:p>2585574</text:p>
          </table:table-cell>
          <table:table-cell office:value-type="float" office:value="61074" calcext:value-type="float">
            <text:p>61074</text:p>
          </table:table-cell>
          <table:table-cell office:value-type="float" office:value="47780" calcext:value-type="float">
            <text:p>4778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88" calcext:value-type="float">
            <text:p>581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7" calcext:value-type="float">
            <text:p>60587</text:p>
          </table:table-cell>
          <table:table-cell office:value-type="float" office:value="60095" calcext:value-type="float">
            <text:p>60095</text:p>
          </table:table-cell>
          <table:table-cell office:value-type="float" office:value="19" calcext:value-type="float">
            <text:p>19</text:p>
          </table:table-cell>
          <table:table-cell table:formula="of:=[.A3]-[.B3]" office:value-type="float" office:value="-711" calcext:value-type="float">
            <text:p>-711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-3110" calcext:value-type="float">
            <text:p>-3110</text:p>
          </table:table-cell>
          <table:table-cell table:formula="of:=[.A3]-[.E3]" office:value-type="float" office:value="-2618" calcext:value-type="float">
            <text:p>-2618</text:p>
          </table:table-cell>
          <table:table-cell office:value-type="string" calcext:value-type="string">
            <text:p>Rpi</text:p>
          </table:table-cell>
          <table:table-cell office:value-type="float" office:value="149339" calcext:value-type="float">
            <text:p>149339</text:p>
          </table:table-cell>
          <table:table-cell office:value-type="float" office:value="19805" calcext:value-type="float">
            <text:p>19805</text:p>
          </table:table-cell>
          <table:table-cell office:value-type="float" office:value="70" calcext:value-type="float">
            <text:p>70</text:p>
          </table:table-cell>
          <table:table-cell office:value-type="float" office:value="36580" calcext:value-type="float">
            <text:p>36580</text:p>
          </table:table-cell>
          <table:table-cell office:value-type="float" office:value="2560069" calcext:value-type="float">
            <text:p>2560069</text:p>
          </table:table-cell>
          <table:table-cell office:value-type="float" office:value="61074" calcext:value-type="float">
            <text:p>61074</text:p>
          </table:table-cell>
          <table:table-cell office:value-type="float" office:value="43745" calcext:value-type="float">
            <text:p>4374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41" calcext:value-type="float">
            <text:p>59541</text:p>
          </table:table-cell>
          <table:table-cell office:value-type="float" office:value="60484" calcext:value-type="float">
            <text:p>60484</text:p>
          </table:table-cell>
          <table:table-cell office:value-type="float" office:value="59023" calcext:value-type="float">
            <text:p>59023</text:p>
          </table:table-cell>
          <table:table-cell office:value-type="float" office:value="59789" calcext:value-type="float">
            <text:p>59789</text:p>
          </table:table-cell>
          <table:table-cell office:value-type="float" office:value="19" calcext:value-type="float">
            <text:p>19</text:p>
          </table:table-cell>
          <table:table-cell table:formula="of:=[.A4]-[.B4]" office:value-type="float" office:value="-2161" calcext:value-type="float">
            <text:p>-2161</text:p>
          </table:table-cell>
          <table:table-cell table:formula="of:=[.A4]-[.C4]" office:value-type="float" office:value="-3104" calcext:value-type="float">
            <text:p>-3104</text:p>
          </table:table-cell>
          <table:table-cell table:formula="of:=[.A4]-[.D4]" office:value-type="float" office:value="-1643" calcext:value-type="float">
            <text:p>-1643</text:p>
          </table:table-cell>
          <table:table-cell table:formula="of:=[.A4]-[.E4]" office:value-type="float" office:value="-2409" calcext:value-type="float">
            <text:p>-2409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926" calcext:value-type="float">
            <text:p>59926</text:p>
          </table:table-cell>
          <table:table-cell office:value-type="float" office:value="60713" calcext:value-type="float">
            <text:p>60713</text:p>
          </table:table-cell>
          <table:table-cell office:value-type="float" office:value="60034" calcext:value-type="float">
            <text:p>60034</text:p>
          </table:table-cell>
          <table:table-cell office:value-type="float" office:value="58932" calcext:value-type="float">
            <text:p>58932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-994" calcext:value-type="float">
            <text:p>-994</text:p>
          </table:table-cell>
          <table:table-cell table:formula="of:=[.A5]-[.C5]" office:value-type="float" office:value="-1781" calcext:value-type="float">
            <text:p>-1781</text:p>
          </table:table-cell>
          <table:table-cell table:formula="of:=[.A5]-[.D5]" office:value-type="float" office:value="-1102" calcext:value-type="float">
            <text:p>-1102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0.714672638888889" calcext:value-type="float">
            <text:p>0.714672638888889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60544" calcext:value-type="float">
            <text:p>60544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45" calcext:value-type="float">
            <text:p>-2845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903" calcext:value-type="float">
            <text:p>59903</text:p>
          </table:table-cell>
          <table:table-cell office:value-type="float" office:value="57494" calcext:value-type="float">
            <text:p>57494</text:p>
          </table:table-cell>
          <table:table-cell office:value-type="float" office:value="60479" calcext:value-type="float">
            <text:p>60479</text:p>
          </table:table-cell>
          <table:table-cell office:value-type="float" office:value="61439" calcext:value-type="float">
            <text:p>61439</text:p>
          </table:table-cell>
          <table:table-cell office:value-type="float" office:value="13" calcext:value-type="float">
            <text:p>13</text:p>
          </table:table-cell>
          <table:table-cell table:formula="of:=[.A7]-[.B7]" office:value-type="float" office:value="-1908" calcext:value-type="float">
            <text:p>-1908</text:p>
          </table:table-cell>
          <table:table-cell table:formula="of:=[.A7]-[.C7]" office:value-type="float" office:value="501" calcext:value-type="float">
            <text:p>501</text:p>
          </table:table-cell>
          <table:table-cell table:formula="of:=[.A7]-[.D7]" office:value-type="float" office:value="-2484" calcext:value-type="float">
            <text:p>-2484</text:p>
          </table:table-cell>
          <table:table-cell table:formula="of:=[.A7]-[.E7]" office:value-type="float" office:value="-3444" calcext:value-type="float">
            <text:p>-3444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29" calcext:value-type="float">
            <text:p>29</text:p>
          </table:table-cell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538" calcext:value-type="float">
            <text:p>-538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58912" calcext:value-type="float">
            <text:p>58912</text:p>
          </table:table-cell>
          <table:table-cell office:value-type="float" office:value="38" calcext:value-type="float">
            <text:p>38</text:p>
          </table:table-cell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164" calcext:value-type="float">
            <text:p>-11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60063" calcext:value-type="float">
            <text:p>60063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303" calcext:value-type="float">
            <text:p>-2303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15" calcext:value-type="float">
            <text:p>60415</text:p>
          </table:table-cell>
          <table:table-cell office:value-type="float" office:value="60417" calcext:value-type="float">
            <text:p>60417</text:p>
          </table:table-cell>
          <table:table-cell office:value-type="float" office:value="58138" calcext:value-type="float">
            <text:p>58138</text:p>
          </table:table-cell>
          <table:table-cell office:value-type="float" office:value="57484" calcext:value-type="float">
            <text:p>57484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-2931" calcext:value-type="float">
            <text:p>-2931</text:p>
          </table:table-cell>
          <table:table-cell table:formula="of:=[.A11]-[.C11]" office:value-type="float" office:value="-2933" calcext:value-type="float">
            <text:p>-2933</text:p>
          </table:table-cell>
          <table:table-cell table:formula="of:=[.A11]-[.D11]" office:value-type="float" office:value="-654" calcext:value-type="float">
            <text:p>-654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4" calcext:value-type="float">
            <text:p>58074</text:p>
          </table:table-cell>
          <table:table-cell office:value-type="float" office:value="59391" calcext:value-type="float">
            <text:p>59391</text:p>
          </table:table-cell>
          <table:table-cell office:value-type="float" office:value="58431" calcext:value-type="float">
            <text:p>58431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12]-[.B12]" office:value-type="float" office:value="-694" calcext:value-type="float">
            <text:p>-694</text:p>
          </table:table-cell>
          <table:table-cell table:formula="of:=[.A12]-[.C12]" office:value-type="float" office:value="-2011" calcext:value-type="float">
            <text:p>-2011</text:p>
          </table:table-cell>
          <table:table-cell table:formula="of:=[.A12]-[.D12]" office:value-type="float" office:value="-1051" calcext:value-type="float">
            <text:p>-1051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906" calcext:value-type="float">
            <text:p>57906</text:p>
          </table:table-cell>
          <table:table-cell office:value-type="float" office:value="58668" calcext:value-type="float">
            <text:p>58668</text:p>
          </table:table-cell>
          <table:table-cell office:value-type="float" office:value="58904" calcext:value-type="float">
            <text:p>58904</text:p>
          </table:table-cell>
          <table:table-cell office:value-type="float" office:value="59435" calcext:value-type="float">
            <text:p>59435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1529" calcext:value-type="float">
            <text:p>1529</text:p>
          </table:table-cell>
          <table:table-cell table:formula="of:=[.A13]-[.C13]" office:value-type="float" office:value="767" calcext:value-type="float">
            <text:p>767</text:p>
          </table:table-cell>
          <table:table-cell table:formula="of:=[.A13]-[.D13]" office:value-type="float" office:value="531" calcext:value-type="float">
            <text:p>531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53" calcext:value-type="float">
            <text:p>59953</text:p>
          </table:table-cell>
          <table:table-cell office:value-type="float" office:value="58897" calcext:value-type="float">
            <text:p>58897</text:p>
          </table:table-cell>
          <table:table-cell office:value-type="float" office:value="59999" calcext:value-type="float">
            <text:p>59999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2031" calcext:value-type="float">
            <text:p>-2031</text:p>
          </table:table-cell>
          <table:table-cell table:formula="of:=[.A14]-[.C14]" office:value-type="float" office:value="-975" calcext:value-type="float">
            <text:p>-975</text:p>
          </table:table-cell>
          <table:table-cell table:formula="of:=[.A14]-[.D14]" office:value-type="float" office:value="-2077" calcext:value-type="float">
            <text:p>-2077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59442" calcext:value-type="float">
            <text:p>59442</text:p>
          </table:table-cell>
          <table:table-cell office:value-type="float" office:value="29" calcext:value-type="float">
            <text:p>29</text:p>
          </table:table-cell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59" calcext:value-type="float">
            <text:p>-1659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58944" calcext:value-type="float">
            <text:p>58944</text:p>
          </table:table-cell>
          <table:table-cell office:value-type="float" office:value="61" calcext:value-type="float">
            <text:p>61</text:p>
          </table:table-cell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783" calcext:value-type="float">
            <text:p>-783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169" calcext:value-type="float">
            <text:p>60169</text:p>
          </table:table-cell>
          <table:table-cell office:value-type="float" office:value="58802" calcext:value-type="float">
            <text:p>58802</text:p>
          </table:table-cell>
          <table:table-cell office:value-type="float" office:value="60439" calcext:value-type="float">
            <text:p>60439</text:p>
          </table:table-cell>
          <table:table-cell office:value-type="float" office:value="60580" calcext:value-type="float">
            <text:p>60580</text:p>
          </table:table-cell>
          <table:table-cell office:value-type="float" office:value="9" calcext:value-type="float">
            <text:p>9</text:p>
          </table:table-cell>
          <table:table-cell table:formula="of:=[.A17]-[.B17]" office:value-type="float" office:value="-2684" calcext:value-type="float">
            <text:p>-2684</text:p>
          </table:table-cell>
          <table:table-cell table:formula="of:=[.A17]-[.C17]" office:value-type="float" office:value="-1317" calcext:value-type="float">
            <text:p>-1317</text:p>
          </table:table-cell>
          <table:table-cell table:formula="of:=[.A17]-[.D17]" office:value-type="float" office:value="-2954" calcext:value-type="float">
            <text:p>-2954</text:p>
          </table:table-cell>
          <table:table-cell table:formula="of:=[.A17]-[.E17]" office:value-type="float" office:value="-3095" calcext:value-type="float">
            <text:p>-309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60704" calcext:value-type="float">
            <text:p>60704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324" calcext:value-type="float">
            <text:p>-3324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60437" calcext:value-type="float">
            <text:p>60437</text:p>
          </table:table-cell>
          <table:table-cell office:value-type="float" office:value="14" calcext:value-type="float">
            <text:p>14</text:p>
          </table:table-cell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39" calcext:value-type="float">
            <text:p>-273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4" calcext:value-type="float">
            <text:p>58184</text:p>
          </table:table-cell>
          <table:table-cell office:value-type="float" office:value="58209" calcext:value-type="float">
            <text:p>58209</text:p>
          </table:table-cell>
          <table:table-cell office:value-type="float" office:value="59012" calcext:value-type="float">
            <text:p>59012</text:p>
          </table:table-cell>
          <table:table-cell office:value-type="float" office:value="57351" calcext:value-type="float">
            <text:p>57351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804" calcext:value-type="float">
            <text:p>-804</text:p>
          </table:table-cell>
          <table:table-cell table:formula="of:=[.A20]-[.C20]" office:value-type="float" office:value="-829" calcext:value-type="float">
            <text:p>-829</text:p>
          </table:table-cell>
          <table:table-cell table:formula="of:=[.A20]-[.D20]" office:value-type="float" office:value="-1632" calcext:value-type="float">
            <text:p>-1632</text:p>
          </table:table-cell>
          <table:table-cell table:formula="of:=[.A20]-[.E2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89" calcext:value-type="float">
            <text:p>5908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8" calcext:value-type="float">
            <text:p>8</text:p>
          </table:table-cell>
          <table:table-cell table:formula="of:=[.A21]-[.B21]" office:value-type="float" office:value="-544" calcext:value-type="float">
            <text:p>-544</text:p>
          </table:table-cell>
          <table:table-cell table:formula="of:=[.A21]-[.C21]" office:value-type="float" office:value="370" calcext:value-type="float">
            <text:p>370</text:p>
          </table:table-cell>
          <table:table-cell table:formula="of:=[.A21]-[.D21]" office:value-type="float" office:value="-334" calcext:value-type="float">
            <text:p>-334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97" calcext:value-type="float">
            <text:p>60597</text:p>
          </table:table-cell>
          <table:table-cell office:value-type="float" office:value="57599" calcext:value-type="float">
            <text:p>57599</text:p>
          </table:table-cell>
          <table:table-cell office:value-type="float" office:value="57733" calcext:value-type="float">
            <text:p>57733</text:p>
          </table:table-cell>
          <table:table-cell office:value-type="float" office:value="57741" calcext:value-type="float">
            <text:p>57741</text:p>
          </table:table-cell>
          <table:table-cell office:value-type="float" office:value="23" calcext:value-type="float">
            <text:p>23</text:p>
          </table:table-cell>
          <table:table-cell table:formula="of:=[.A22]-[.B22]" office:value-type="float" office:value="-2856" calcext:value-type="float">
            <text:p>-2856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8" calcext:value-type="float">
            <text:p>8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20" calcext:value-type="float">
            <text:p>59020</text:p>
          </table:table-cell>
          <table:table-cell office:value-type="float" office:value="59405" calcext:value-type="float">
            <text:p>5940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 table:formula="of:=[.A23]-[.B23]" office:value-type="float" office:value="-1291" calcext:value-type="float">
            <text:p>-1291</text:p>
          </table:table-cell>
          <table:table-cell table:formula="of:=[.A23]-[.C23]" office:value-type="float" office:value="-1676" calcext:value-type="float">
            <text:p>-1676</text:p>
          </table:table-cell>
          <table:table-cell table:formula="of:=[.A23]-[.D23]" office:value-type="float" office:value="-2686" calcext:value-type="float">
            <text:p>-268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85" calcext:value-type="float">
            <text:p>57985</text:p>
          </table:table-cell>
          <table:table-cell office:value-type="float" office:value="59911" calcext:value-type="float">
            <text:p>59911</text:p>
          </table:table-cell>
          <table:table-cell office:value-type="float" office:value="58981" calcext:value-type="float">
            <text:p>58981</text:p>
          </table:table-cell>
          <table:table-cell office:value-type="float" office:value="59541" calcext:value-type="float">
            <text:p>59541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254" calcext:value-type="float">
            <text:p>-254</text:p>
          </table:table-cell>
          <table:table-cell table:formula="of:=[.A24]-[.C24]" office:value-type="float" office:value="-2180" calcext:value-type="float">
            <text:p>-2180</text:p>
          </table:table-cell>
          <table:table-cell table:formula="of:=[.A24]-[.D24]" office:value-type="float" office:value="-1250" calcext:value-type="float">
            <text:p>-1250</text:p>
          </table:table-cell>
          <table:table-cell table:formula="of:=[.A24]-[.E24]" office:value-type="float" office:value="-1810" calcext:value-type="float">
            <text:p>-181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7" calcext:value-type="float">
            <text:p>57967</text:p>
          </table:table-cell>
          <table:table-cell office:value-type="float" office:value="57855" calcext:value-type="float">
            <text:p>57855</text:p>
          </table:table-cell>
          <table:table-cell office:value-type="float" office:value="60161" calcext:value-type="float">
            <text:p>60161</text:p>
          </table:table-cell>
          <table:table-cell office:value-type="float" office:value="60447" calcext:value-type="float">
            <text:p>60447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587" calcext:value-type="float">
            <text:p>-587</text:p>
          </table:table-cell>
          <table:table-cell table:formula="of:=[.A25]-[.C25]" office:value-type="float" office:value="-475" calcext:value-type="float">
            <text:p>-475</text:p>
          </table:table-cell>
          <table:table-cell table:formula="of:=[.A25]-[.D25]" office:value-type="float" office:value="-2781" calcext:value-type="float">
            <text:p>-2781</text:p>
          </table:table-cell>
          <table:table-cell table:formula="of:=[.A25]-[.E25]" office:value-type="float" office:value="-3067" calcext:value-type="float">
            <text:p>-3067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60575" calcext:value-type="float">
            <text:p>60575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873" calcext:value-type="float">
            <text:p>-2873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28" calcext:value-type="float">
            <text:p>58028</text:p>
          </table:table-cell>
          <table:table-cell office:value-type="float" office:value="60511" calcext:value-type="float">
            <text:p>60511</text:p>
          </table:table-cell>
          <table:table-cell office:value-type="float" office:value="57961" calcext:value-type="float">
            <text:p>57961</text:p>
          </table:table-cell>
          <table:table-cell office:value-type="float" office:value="57476" calcext:value-type="float">
            <text:p>57476</text:p>
          </table:table-cell>
          <table:table-cell office:value-type="float" office:value="44" calcext:value-type="float">
            <text:p>44</text:p>
          </table:table-cell>
          <table:table-cell table:formula="of:=[.A27]-[.B27]" office:value-type="float" office:value="-552" calcext:value-type="float">
            <text:p>-552</text:p>
          </table:table-cell>
          <table:table-cell table:formula="of:=[.A27]-[.C27]" office:value-type="float" office:value="-3035" calcext:value-type="float">
            <text:p>-3035</text:p>
          </table:table-cell>
          <table:table-cell table:formula="of:=[.A27]-[.D27]" office:value-type="float" office:value="-485" calcext:value-type="float">
            <text:p>-485</text:p>
          </table:table-cell>
          <table:table-cell table:formula="of:=[.A27]-[.E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7" calcext:value-type="float">
            <text:p>58927</text:p>
          </table:table-cell>
          <table:table-cell office:value-type="float" office:value="58443" calcext:value-type="float">
            <text:p>58443</text:p>
          </table:table-cell>
          <table:table-cell office:value-type="float" office:value="59434" calcext:value-type="float">
            <text:p>59434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 table:formula="of:=[.A28]-[.B28]" office:value-type="float" office:value="-1547" calcext:value-type="float">
            <text:p>-1547</text:p>
          </table:table-cell>
          <table:table-cell table:formula="of:=[.A28]-[.C28]" office:value-type="float" office:value="-1063" calcext:value-type="float">
            <text:p>-1063</text:p>
          </table:table-cell>
          <table:table-cell table:formula="of:=[.A28]-[.D28]" office:value-type="float" office:value="-2054" calcext:value-type="float">
            <text:p>-2054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58802" calcext:value-type="float">
            <text:p>58802</text:p>
          </table:table-cell>
          <table:table-cell office:value-type="float" office:value="11" calcext:value-type="float">
            <text:p>11</text:p>
          </table:table-cell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919" calcext:value-type="float">
            <text:p>91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62" calcext:value-type="float">
            <text:p>58962</text:p>
          </table:table-cell>
          <table:table-cell office:value-type="float" office:value="58977" calcext:value-type="float">
            <text:p>58977</text:p>
          </table:table-cell>
          <table:table-cell office:value-type="float" office:value="60805" calcext:value-type="float">
            <text:p>60805</text:p>
          </table:table-cell>
          <table:table-cell office:value-type="float" office:value="59016" calcext:value-type="float">
            <text:p>59016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1265" calcext:value-type="float">
            <text:p>-1265</text:p>
          </table:table-cell>
          <table:table-cell table:formula="of:=[.A30]-[.C30]" office:value-type="float" office:value="-1280" calcext:value-type="float">
            <text:p>-1280</text:p>
          </table:table-cell>
          <table:table-cell table:formula="of:=[.A30]-[.D30]" office:value-type="float" office:value="-3108" calcext:value-type="float">
            <text:p>-3108</text:p>
          </table:table-cell>
          <table:table-cell table:formula="of:=[.A30]-[.E30]" office:value-type="float" office:value="-1319" calcext:value-type="float">
            <text:p>-1319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21" calcext:value-type="float">
            <text:p>57921</text:p>
          </table:table-cell>
          <table:table-cell office:value-type="float" office:value="58735" calcext:value-type="float">
            <text:p>58735</text:p>
          </table:table-cell>
          <table:table-cell office:value-type="float" office:value="59030" calcext:value-type="float">
            <text:p>59030</text:p>
          </table:table-cell>
          <table:table-cell office:value-type="float" office:value="57773" calcext:value-type="float">
            <text:p>57773</text:p>
          </table:table-cell>
          <table:table-cell office:value-type="float" office:value="9" calcext:value-type="float">
            <text:p>9</text:p>
          </table:table-cell>
          <table:table-cell table:formula="of:=[.A31]-[.B31]" office:value-type="float" office:value="-148" calcext:value-type="float">
            <text:p>-148</text:p>
          </table:table-cell>
          <table:table-cell table:formula="of:=[.A31]-[.C31]" office:value-type="float" office:value="-962" calcext:value-type="float">
            <text:p>-962</text:p>
          </table:table-cell>
          <table:table-cell table:formula="of:=[.A31]-[.D31]" office:value-type="float" office:value="-1257" calcext:value-type="float">
            <text:p>-1257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53" calcext:value-type="float">
            <text:p>59653</text:p>
          </table:table-cell>
          <table:table-cell office:value-type="float" office:value="60589" calcext:value-type="float">
            <text:p>60589</text:p>
          </table:table-cell>
          <table:table-cell office:value-type="float" office:value="60760" calcext:value-type="float">
            <text:p>60760</text:p>
          </table:table-cell>
          <table:table-cell office:value-type="float" office:value="58148" calcext:value-type="float">
            <text:p>58148</text:p>
          </table:table-cell>
          <table:table-cell office:value-type="float" office:value="49" calcext:value-type="float">
            <text:p>49</text:p>
          </table:table-cell>
          <table:table-cell table:formula="of:=[.A32]-[.B32]" office:value-type="float" office:value="-1505" calcext:value-type="float">
            <text:p>-1505</text:p>
          </table:table-cell>
          <table:table-cell table:formula="of:=[.A32]-[.C32]" office:value-type="float" office:value="-2441" calcext:value-type="float">
            <text:p>-2441</text:p>
          </table:table-cell>
          <table:table-cell table:formula="of:=[.A32]-[.D32]" office:value-type="float" office:value="-2612" calcext:value-type="float">
            <text:p>-261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5" calcext:value-type="float">
            <text:p>59905</text:p>
          </table:table-cell>
          <table:table-cell office:value-type="float" office:value="59784" calcext:value-type="float">
            <text:p>59784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7" calcext:value-type="float">
            <text:p>57697</text:p>
          </table:table-cell>
          <table:table-cell office:value-type="float" office:value="8" calcext:value-type="float">
            <text:p>8</text:p>
          </table:table-cell>
          <table:table-cell table:formula="of:=[.A33]-[.B33]" office:value-type="float" office:value="-2208" calcext:value-type="float">
            <text:p>-2208</text:p>
          </table:table-cell>
          <table:table-cell table:formula="of:=[.A33]-[.C33]" office:value-type="float" office:value="-2087" calcext:value-type="float">
            <text:p>-2087</text:p>
          </table:table-cell>
          <table:table-cell table:formula="of:=[.A33]-[.D33]" office:value-type="float" office:value="-670" calcext:value-type="float">
            <text:p>-670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41" calcext:value-type="float">
            <text:p>-294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57535" calcext:value-type="float">
            <text:p>57535</text:p>
          </table:table-cell>
          <table:table-cell office:value-type="float" office:value="57667" calcext:value-type="float">
            <text:p>57667</text:p>
          </table:table-cell>
          <table:table-cell office:value-type="float" office:value="58163" calcext:value-type="float">
            <text:p>58163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30" calcext:value-type="float">
            <text:p>-130</text:p>
          </table:table-cell>
          <table:table-cell table:formula="of:=[.A35]-[.C35]" office:value-type="float" office:value="-155" calcext:value-type="float">
            <text:p>-155</text:p>
          </table:table-cell>
          <table:table-cell table:formula="of:=[.A35]-[.D35]" office:value-type="float" office:value="-287" calcext:value-type="float">
            <text:p>-287</text:p>
          </table:table-cell>
          <table:table-cell table:formula="of:=[.A35]-[.E35]" office:value-type="float" office:value="-783" calcext:value-type="float">
            <text:p>-783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805" calcext:value-type="float">
            <text:p>58805</text:p>
          </table:table-cell>
          <table:table-cell office:value-type="float" office:value="57865" calcext:value-type="float">
            <text:p>57865</text:p>
          </table:table-cell>
          <table:table-cell office:value-type="float" office:value="57655" calcext:value-type="float">
            <text:p>57655</text:p>
          </table:table-cell>
          <table:table-cell office:value-type="float" office:value="58465" calcext:value-type="float">
            <text:p>58465</text:p>
          </table:table-cell>
          <table:table-cell office:value-type="float" office:value="16" calcext:value-type="float">
            <text:p>16</text:p>
          </table:table-cell>
          <table:table-cell table:formula="of:=[.A36]-[.B36]" office:value-type="float" office:value="-1110" calcext:value-type="float">
            <text:p>-1110</text:p>
          </table:table-cell>
          <table:table-cell table:formula="of:=[.A36]-[.C36]" office:value-type="float" office:value="-170" calcext:value-type="float">
            <text:p>-170</text:p>
          </table:table-cell>
          <table:table-cell table:formula="of:=[.A36]-[.D36]" office:value-type="float" office:value="40" calcext:value-type="float">
            <text:p>40</text:p>
          </table:table-cell>
          <table:table-cell table:formula="of:=[.A36]-[.E36]" office:value-type="float" office:value="-770" calcext:value-type="float">
            <text:p>-77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57990" calcext:value-type="float">
            <text:p>57990</text:p>
          </table:table-cell>
          <table:table-cell office:value-type="float" office:value="60840" calcext:value-type="float">
            <text:p>60840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37]-[.B37]" office:value-type="float" office:value="-1755" calcext:value-type="float">
            <text:p>-1755</text:p>
          </table:table-cell>
          <table:table-cell table:formula="of:=[.A37]-[.C37]" office:value-type="float" office:value="-610" calcext:value-type="float">
            <text:p>-610</text:p>
          </table:table-cell>
          <table:table-cell table:formula="of:=[.A37]-[.D37]" office:value-type="float" office:value="-3460" calcext:value-type="float">
            <text:p>-346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58789" calcext:value-type="float">
            <text:p>58789</text:p>
          </table:table-cell>
          <table:table-cell office:value-type="float" office:value="21" calcext:value-type="float">
            <text:p>21</text:p>
          </table:table-cell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44" calcext:value-type="float">
            <text:p>-244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95" calcext:value-type="float">
            <text:p>58895</text:p>
          </table:table-cell>
          <table:table-cell office:value-type="float" office:value="59464" calcext:value-type="float">
            <text:p>59464</text:p>
          </table:table-cell>
          <table:table-cell office:value-type="float" office:value="59456" calcext:value-type="float">
            <text:p>59456</text:p>
          </table:table-cell>
          <table:table-cell office:value-type="float" office:value="57905" calcext:value-type="float">
            <text:p>57905</text:p>
          </table:table-cell>
          <table:table-cell office:value-type="float" office:value="20" calcext:value-type="float">
            <text:p>20</text:p>
          </table:table-cell>
          <table:table-cell table:formula="of:=[.A39]-[.B39]" office:value-type="float" office:value="-990" calcext:value-type="float">
            <text:p>-990</text:p>
          </table:table-cell>
          <table:table-cell table:formula="of:=[.A39]-[.C39]" office:value-type="float" office:value="-1559" calcext:value-type="float">
            <text:p>-1559</text:p>
          </table:table-cell>
          <table:table-cell table:formula="of:=[.A39]-[.D39]" office:value-type="float" office:value="-1551" calcext:value-type="float">
            <text:p>-1551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02" calcext:value-type="float">
            <text:p>58002</text:p>
          </table:table-cell>
          <table:table-cell office:value-type="float" office:value="58892" calcext:value-type="float">
            <text:p>58892</text:p>
          </table:table-cell>
          <table:table-cell office:value-type="float" office:value="60587" calcext:value-type="float">
            <text:p>60587</text:p>
          </table:table-cell>
          <table:table-cell office:value-type="float" office:value="57707" calcext:value-type="float">
            <text:p>57707</text:p>
          </table:table-cell>
          <table:table-cell office:value-type="float" office:value="44" calcext:value-type="float">
            <text:p>44</text:p>
          </table:table-cell>
          <table:table-cell table:formula="of:=[.A40]-[.B40]" office:value-type="float" office:value="-295" calcext:value-type="float">
            <text:p>-295</text:p>
          </table:table-cell>
          <table:table-cell table:formula="of:=[.A40]-[.C40]" office:value-type="float" office:value="-1185" calcext:value-type="float">
            <text:p>-1185</text:p>
          </table:table-cell>
          <table:table-cell table:formula="of:=[.A40]-[.D40]" office:value-type="float" office:value="-2880" calcext:value-type="float">
            <text:p>-2880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58902" calcext:value-type="float">
            <text:p>58902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formula="of:=[.A41]-[.E41]" office:value-type="float" office:value="-1509" calcext:value-type="float">
            <text:p>-150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1425" calcext:value-type="float">
            <text:p>-1425</text:p>
          </table:table-cell>
          <table:table-cell table:formula="of:=[.A42]-[.C42]" office:value-type="float" office:value="-2316" calcext:value-type="float">
            <text:p>-231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547" calcext:value-type="float">
            <text:p>-3547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03" calcext:value-type="float">
            <text:p>59603</text:p>
          </table:table-cell>
          <table:table-cell office:value-type="float" office:value="59479" calcext:value-type="float">
            <text:p>59479</text:p>
          </table:table-cell>
          <table:table-cell office:value-type="float" office:value="57861" calcext:value-type="float">
            <text:p>57861</text:p>
          </table:table-cell>
          <table:table-cell office:value-type="float" office:value="59647" calcext:value-type="float">
            <text:p>59647</text:p>
          </table:table-cell>
          <table:table-cell office:value-type="float" office:value="7" calcext:value-type="float">
            <text:p>7</text:p>
          </table:table-cell>
          <table:table-cell table:formula="of:=[.A43]-[.B43]" office:value-type="float" office:value="-649" calcext:value-type="float">
            <text:p>-649</text:p>
          </table:table-cell>
          <table:table-cell table:formula="of:=[.A43]-[.C43]" office:value-type="float" office:value="-525" calcext:value-type="float">
            <text:p>-525</text:p>
          </table:table-cell>
          <table:table-cell table:formula="of:=[.A43]-[.D43]" office:value-type="float" office:value="1093" calcext:value-type="float">
            <text:p>1093</text:p>
          </table:table-cell>
          <table:table-cell table:formula="of:=[.A43]-[.E43]" office:value-type="float" office:value="-693" calcext:value-type="float">
            <text:p>-69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1" calcext:value-type="float">
            <text:p>59461</text:p>
          </table:table-cell>
          <table:table-cell office:value-type="float" office:value="60565" calcext:value-type="float">
            <text:p>60565</text:p>
          </table:table-cell>
          <table:table-cell office:value-type="float" office:value="60512" calcext:value-type="float">
            <text:p>60512</text:p>
          </table:table-cell>
          <table:table-cell office:value-type="float" office:value="57964" calcext:value-type="float">
            <text:p>57964</text:p>
          </table:table-cell>
          <table:table-cell office:value-type="float" office:value="2" calcext:value-type="float">
            <text:p>2</text:p>
          </table:table-cell>
          <table:table-cell table:formula="of:=[.A44]-[.B44]" office:value-type="float" office:value="-2081" calcext:value-type="float">
            <text:p>-2081</text:p>
          </table:table-cell>
          <table:table-cell table:formula="of:=[.A44]-[.C44]" office:value-type="float" office:value="-3185" calcext:value-type="float">
            <text:p>-3185</text:p>
          </table:table-cell>
          <table:table-cell table:formula="of:=[.A44]-[.D44]" office:value-type="float" office:value="-3132" calcext:value-type="float">
            <text:p>-3132</text:p>
          </table:table-cell>
          <table:table-cell table:formula="of:=[.A44]-[.E44]" office:value-type="float" office:value="-584" calcext:value-type="float">
            <text:p>-584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10" calcext:value-type="float">
            <text:p>60010</text:p>
          </table:table-cell>
          <table:table-cell office:value-type="float" office:value="28" calcext:value-type="float">
            <text:p>28</text:p>
          </table:table-cell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353" calcext:value-type="float">
            <text:p>-1353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58660" calcext:value-type="float">
            <text:p>58660</text:p>
          </table:table-cell>
          <table:table-cell office:value-type="float" office:value="28" calcext:value-type="float">
            <text:p>28</text:p>
          </table:table-cell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85" calcext:value-type="float">
            <text:p>-1185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57651" calcext:value-type="float">
            <text:p>57651</text:p>
          </table:table-cell>
          <table:table-cell office:value-type="float" office:value="33" calcext:value-type="float">
            <text:p>33</text:p>
          </table:table-cell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58" calcext:value-type="float">
            <text:p>-25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01" calcext:value-type="float">
            <text:p>-3101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01" calcext:value-type="float">
            <text:p>58401</text:p>
          </table:table-cell>
          <table:table-cell office:value-type="float" office:value="58632" calcext:value-type="float">
            <text:p>58632</text:p>
          </table:table-cell>
          <table:table-cell office:value-type="float" office:value="57903" calcext:value-type="float">
            <text:p>57903</text:p>
          </table:table-cell>
          <table:table-cell office:value-type="float" office:value="57702" calcext:value-type="float">
            <text:p>57702</text:p>
          </table:table-cell>
          <table:table-cell office:value-type="float" office:value="30" calcext:value-type="float">
            <text:p>30</text:p>
          </table:table-cell>
          <table:table-cell table:formula="of:=[.A49]-[.B49]" office:value-type="float" office:value="-699" calcext:value-type="float">
            <text:p>-699</text:p>
          </table:table-cell>
          <table:table-cell table:formula="of:=[.A49]-[.C49]" office:value-type="float" office:value="-930" calcext:value-type="float">
            <text:p>-930</text:p>
          </table:table-cell>
          <table:table-cell table:formula="of:=[.A49]-[.D49]" office:value-type="float" office:value="-201" calcext:value-type="float">
            <text:p>-201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77" calcext:value-type="float">
            <text:p>57377</text:p>
          </table:table-cell>
          <table:table-cell office:value-type="float" office:value="59519" calcext:value-type="float">
            <text:p>59519</text:p>
          </table:table-cell>
          <table:table-cell office:value-type="float" office:value="57599" calcext:value-type="float">
            <text:p>57599</text:p>
          </table:table-cell>
          <table:table-cell office:value-type="float" office:value="57476" calcext:value-type="float">
            <text:p>57476</text:p>
          </table:table-cell>
          <table:table-cell office:value-type="float" office:value="39" calcext:value-type="float">
            <text:p>39</text:p>
          </table:table-cell>
          <table:table-cell table:formula="of:=[.A50]-[.B50]" office:value-type="float" office:value="99" calcext:value-type="float">
            <text:p>99</text:p>
          </table:table-cell>
          <table:table-cell table:formula="of:=[.A50]-[.C50]" office:value-type="float" office:value="-2043" calcext:value-type="float">
            <text:p>-2043</text:p>
          </table:table-cell>
          <table:table-cell table:formula="of:=[.A50]-[.D50]" office:value-type="float" office:value="-123" calcext:value-type="float">
            <text:p>-12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1" calcext:value-type="float">
            <text:p>60821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41" calcext:value-type="float">
            <text:p>-3441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73" calcext:value-type="float">
            <text:p>58673</text:p>
          </table:table-cell>
          <table:table-cell office:value-type="float" office:value="59391" calcext:value-type="float">
            <text:p>59391</text:p>
          </table:table-cell>
          <table:table-cell office:value-type="float" office:value="57990" calcext:value-type="float">
            <text:p>57990</text:p>
          </table:table-cell>
          <table:table-cell office:value-type="float" office:value="58779" calcext:value-type="float">
            <text:p>58779</text:p>
          </table:table-cell>
          <table:table-cell office:value-type="float" office:value="30" calcext:value-type="float">
            <text:p>30</text:p>
          </table:table-cell>
          <table:table-cell table:formula="of:=[.A52]-[.B52]" office:value-type="float" office:value="106" calcext:value-type="float">
            <text:p>106</text:p>
          </table:table-cell>
          <table:table-cell table:formula="of:=[.A52]-[.C52]" office:value-type="float" office:value="-612" calcext:value-type="float">
            <text:p>-612</text:p>
          </table:table-cell>
          <table:table-cell table:formula="of:=[.A52]-[.D52]" office:value-type="float" office:value="789" calcext:value-type="float">
            <text:p>789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57752" calcext:value-type="float">
            <text:p>57752</text:p>
          </table:table-cell>
          <table:table-cell office:value-type="float" office:value="44" calcext:value-type="float">
            <text:p>44</text:p>
          </table:table-cell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52" calcext:value-type="float">
            <text:p>-52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51" calcext:value-type="float">
            <text:p>57651</text:p>
          </table:table-cell>
          <table:table-cell office:value-type="float" office:value="57695" calcext:value-type="float">
            <text:p>57695</text:p>
          </table:table-cell>
          <table:table-cell office:value-type="float" office:value="58441" calcext:value-type="float">
            <text:p>58441</text:p>
          </table:table-cell>
          <table:table-cell office:value-type="float" office:value="57707" calcext:value-type="float">
            <text:p>57707</text:p>
          </table:table-cell>
          <table:table-cell office:value-type="float" office:value="5" calcext:value-type="float">
            <text:p>5</text:p>
          </table:table-cell>
          <table:table-cell table:formula="of:=[.A54]-[.B54]" office:value-type="float" office:value="56" calcext:value-type="float">
            <text:p>56</text:p>
          </table:table-cell>
          <table:table-cell table:formula="of:=[.A54]-[.C54]" office:value-type="float" office:value="12" calcext:value-type="float">
            <text:p>12</text:p>
          </table:table-cell>
          <table:table-cell table:formula="of:=[.A54]-[.D54]" office:value-type="float" office:value="-734" calcext:value-type="float">
            <text:p>-734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069" calcext:value-type="float">
            <text:p>58069</text:p>
          </table:table-cell>
          <table:table-cell office:value-type="float" office:value="59087" calcext:value-type="float">
            <text:p>59087</text:p>
          </table:table-cell>
          <table:table-cell office:value-type="float" office:value="58547" calcext:value-type="float">
            <text:p>58547</text:p>
          </table:table-cell>
          <table:table-cell office:value-type="float" office:value="57735" calcext:value-type="float">
            <text:p>57735</text:p>
          </table:table-cell>
          <table:table-cell office:value-type="float" office:value="20" calcext:value-type="float">
            <text:p>20</text:p>
          </table:table-cell>
          <table:table-cell table:formula="of:=[.A55]-[.B55]" office:value-type="float" office:value="-334" calcext:value-type="float">
            <text:p>-334</text:p>
          </table:table-cell>
          <table:table-cell table:formula="of:=[.A55]-[.C55]" office:value-type="float" office:value="-1352" calcext:value-type="float">
            <text:p>-1352</text:p>
          </table:table-cell>
          <table:table-cell table:formula="of:=[.A55]-[.D55]" office:value-type="float" office:value="-812" calcext:value-type="float">
            <text:p>-812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53" calcext:value-type="float">
            <text:p>59953</text:p>
          </table:table-cell>
          <table:table-cell office:value-type="float" office:value="58157" calcext:value-type="float">
            <text:p>58157</text:p>
          </table:table-cell>
          <table:table-cell office:value-type="float" office:value="58694" calcext:value-type="float">
            <text:p>58694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2573" calcext:value-type="float">
            <text:p>-2573</text:p>
          </table:table-cell>
          <table:table-cell table:formula="of:=[.A56]-[.C56]" office:value-type="float" office:value="-777" calcext:value-type="float">
            <text:p>-777</text:p>
          </table:table-cell>
          <table:table-cell table:formula="of:=[.A56]-[.D56]" office:value-type="float" office:value="-1314" calcext:value-type="float">
            <text:p>-1314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92" calcext:value-type="float">
            <text:p>59092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43" calcext:value-type="float">
            <text:p>-443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95" calcext:value-type="float">
            <text:p>60095</text:p>
          </table:table-cell>
          <table:table-cell office:value-type="float" office:value="57872" calcext:value-type="float">
            <text:p>57872</text:p>
          </table:table-cell>
          <table:table-cell office:value-type="float" office:value="58175" calcext:value-type="float">
            <text:p>58175</text:p>
          </table:table-cell>
          <table:table-cell office:value-type="float" office:value="60708" calcext:value-type="float">
            <text:p>60708</text:p>
          </table:table-cell>
          <table:table-cell office:value-type="float" office:value="4" calcext:value-type="float">
            <text:p>4</text:p>
          </table:table-cell>
          <table:table-cell table:formula="of:=[.A58]-[.B58]" office:value-type="float" office:value="-1920" calcext:value-type="float">
            <text:p>-1920</text:p>
          </table:table-cell>
          <table:table-cell table:formula="of:=[.A58]-[.C58]" office:value-type="float" office:value="303" calcext:value-type="float">
            <text:p>303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533" calcext:value-type="float">
            <text:p>-2533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11" calcext:value-type="float">
            <text:p>59711</text:p>
          </table:table-cell>
          <table:table-cell office:value-type="float" office:value="58058" calcext:value-type="float">
            <text:p>58058</text:p>
          </table:table-cell>
          <table:table-cell office:value-type="float" office:value="60268" calcext:value-type="float">
            <text:p>60268</text:p>
          </table:table-cell>
          <table:table-cell office:value-type="float" office:value="57882" calcext:value-type="float">
            <text:p>57882</text:p>
          </table:table-cell>
          <table:table-cell office:value-type="float" office:value="9" calcext:value-type="float">
            <text:p>9</text:p>
          </table:table-cell>
          <table:table-cell table:formula="of:=[.A59]-[.B59]" office:value-type="float" office:value="-1977" calcext:value-type="float">
            <text:p>-1977</text:p>
          </table:table-cell>
          <table:table-cell table:formula="of:=[.A59]-[.C59]" office:value-type="float" office:value="-324" calcext:value-type="float">
            <text:p>-324</text:p>
          </table:table-cell>
          <table:table-cell table:formula="of:=[.A59]-[.D59]" office:value-type="float" office:value="-2534" calcext:value-type="float">
            <text:p>-2534</text:p>
          </table:table-cell>
          <table:table-cell table:formula="of:=[.A59]-[.E59]" office:value-type="float" office:value="-148" calcext:value-type="float">
            <text:p>-148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623" calcext:value-type="float">
            <text:p>58623</text:p>
          </table:table-cell>
          <table:table-cell office:value-type="float" office:value="59745" calcext:value-type="float">
            <text:p>59745</text:p>
          </table:table-cell>
          <table:table-cell office:value-type="float" office:value="58879" calcext:value-type="float">
            <text:p>58879</text:p>
          </table:table-cell>
          <table:table-cell office:value-type="float" office:value="57909" calcext:value-type="float">
            <text:p>57909</text:p>
          </table:table-cell>
          <table:table-cell office:value-type="float" office:value="7" calcext:value-type="float">
            <text:p>7</text:p>
          </table:table-cell>
          <table:table-cell table:formula="of:=[.A60]-[.B60]" office:value-type="float" office:value="-463" calcext:value-type="float">
            <text:p>-463</text:p>
          </table:table-cell>
          <table:table-cell table:formula="of:=[.A60]-[.C60]" office:value-type="float" office:value="-1585" calcext:value-type="float">
            <text:p>-1585</text:p>
          </table:table-cell>
          <table:table-cell table:formula="of:=[.A60]-[.D60]" office:value-type="float" office:value="-719" calcext:value-type="float">
            <text:p>-719</text:p>
          </table:table-cell>
          <table:table-cell table:formula="of:=[.A60]-[.E60]"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10" calcext:value-type="float">
            <text:p>58410</text:p>
          </table:table-cell>
          <table:table-cell office:value-type="float" office:value="57535" calcext:value-type="float">
            <text:p>57535</text:p>
          </table:table-cell>
          <table:table-cell office:value-type="float" office:value="57996" calcext:value-type="float">
            <text:p>57996</text:p>
          </table:table-cell>
          <table:table-cell office:value-type="float" office:value="59559" calcext:value-type="float">
            <text:p>59559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1056" calcext:value-type="float">
            <text:p>-1056</text:p>
          </table:table-cell>
          <table:table-cell table:formula="of:=[.A61]-[.C61]" office:value-type="float" office:value="-181" calcext:value-type="float">
            <text:p>-181</text:p>
          </table:table-cell>
          <table:table-cell table:formula="of:=[.A61]-[.D61]" office:value-type="float" office:value="-642" calcext:value-type="float">
            <text:p>-642</text:p>
          </table:table-cell>
          <table:table-cell table:formula="of:=[.A61]-[.E61]" office:value-type="float" office:value="-2205" calcext:value-type="float">
            <text:p>-220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84" calcext:value-type="float">
            <text:p>57984</text:p>
          </table:table-cell>
          <table:table-cell office:value-type="float" office:value="59777" calcext:value-type="float">
            <text:p>59777</text:p>
          </table:table-cell>
          <table:table-cell office:value-type="float" office:value="58779" calcext:value-type="float">
            <text:p>58779</text:p>
          </table:table-cell>
          <table:table-cell office:value-type="float" office:value="59745" calcext:value-type="float">
            <text:p>59745</text:p>
          </table:table-cell>
          <table:table-cell office:value-type="float" office:value="40" calcext:value-type="float">
            <text:p>40</text:p>
          </table:table-cell>
          <table:table-cell table:formula="of:=[.A62]-[.B62]" office:value-type="float" office:value="795" calcext:value-type="float">
            <text:p>795</text:p>
          </table:table-cell>
          <table:table-cell table:formula="of:=[.A62]-[.C62]" office:value-type="float" office:value="-998" calcext:value-type="float">
            <text:p>-998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966" calcext:value-type="float">
            <text:p>-966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903" calcext:value-type="float">
            <text:p>59903</text:p>
          </table:table-cell>
          <table:table-cell office:value-type="float" office:value="57647" calcext:value-type="float">
            <text:p>57647</text:p>
          </table:table-cell>
          <table:table-cell office:value-type="float" office:value="58367" calcext:value-type="float">
            <text:p>58367</text:p>
          </table:table-cell>
          <table:table-cell office:value-type="float" office:value="58498" calcext:value-type="float">
            <text:p>58498</text:p>
          </table:table-cell>
          <table:table-cell office:value-type="float" office:value="8" calcext:value-type="float">
            <text:p>8</text:p>
          </table:table-cell>
          <table:table-cell table:formula="of:=[.A63]-[.B63]" office:value-type="float" office:value="-182" calcext:value-type="float">
            <text:p>-182</text:p>
          </table:table-cell>
          <table:table-cell table:formula="of:=[.A63]-[.C63]" office:value-type="float" office:value="2074" calcext:value-type="float">
            <text:p>2074</text:p>
          </table:table-cell>
          <table:table-cell table:formula="of:=[.A63]-[.D63]" office:value-type="float" office:value="1354" calcext:value-type="float">
            <text:p>1354</text:p>
          </table:table-cell>
          <table:table-cell table:formula="of:=[.A63]-[.E63]" office:value-type="float" office:value="1223" calcext:value-type="float">
            <text:p>1223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845" calcext:value-type="float">
            <text:p>60845</text:p>
          </table:table-cell>
          <table:table-cell office:value-type="float" office:value="60178" calcext:value-type="float">
            <text:p>60178</text:p>
          </table:table-cell>
          <table:table-cell office:value-type="float" office:value="59939" calcext:value-type="float">
            <text:p>59939</text:p>
          </table:table-cell>
          <table:table-cell office:value-type="float" office:value="57493" calcext:value-type="float">
            <text:p>57493</text:p>
          </table:table-cell>
          <table:table-cell office:value-type="float" office:value="33" calcext:value-type="float">
            <text:p>33</text:p>
          </table:table-cell>
          <table:table-cell table:formula="of:=[.A64]-[.B64]" office:value-type="float" office:value="-3352" calcext:value-type="float">
            <text:p>-3352</text:p>
          </table:table-cell>
          <table:table-cell table:formula="of:=[.A64]-[.C64]" office:value-type="float" office:value="-2685" calcext:value-type="float">
            <text:p>-2685</text:p>
          </table:table-cell>
          <table:table-cell table:formula="of:=[.A64]-[.D64]" office:value-type="float" office:value="-2446" calcext:value-type="float">
            <text:p>-2446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58" calcext:value-type="float">
            <text:p>59058</text:p>
          </table:table-cell>
          <table:table-cell office:value-type="float" office:value="58135" calcext:value-type="float">
            <text:p>58135</text:p>
          </table:table-cell>
          <table:table-cell office:value-type="float" office:value="57380" calcext:value-type="float">
            <text:p>57380</text:p>
          </table:table-cell>
          <table:table-cell office:value-type="float" office:value="57892" calcext:value-type="float">
            <text:p>57892</text:p>
          </table:table-cell>
          <table:table-cell office:value-type="float" office:value="57" calcext:value-type="float">
            <text:p>57</text:p>
          </table:table-cell>
          <table:table-cell table:formula="of:=[.A65]-[.B65]" office:value-type="float" office:value="-1678" calcext:value-type="float">
            <text:p>-1678</text:p>
          </table:table-cell>
          <table:table-cell table:formula="of:=[.A65]-[.C65]" office:value-type="float" office:value="-755" calcext:value-type="float">
            <text:p>-75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512" calcext:value-type="float">
            <text:p>-512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804" calcext:value-type="float">
            <text:p>60804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507" calcext:value-type="float">
            <text:p>58507</text:p>
          </table:table-cell>
          <table:table-cell office:value-type="float" office:value="30" calcext:value-type="float">
            <text:p>30</text:p>
          </table:table-cell>
          <table:table-cell table:formula="of:=[.A66]-[.B66]" office:value-type="float" office:value="-3405" calcext:value-type="float">
            <text:p>-3405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108" calcext:value-type="float">
            <text:p>-110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75" calcext:value-type="float">
            <text:p>58075</text:p>
          </table:table-cell>
          <table:table-cell office:value-type="float" office:value="59945" calcext:value-type="float">
            <text:p>59945</text:p>
          </table:table-cell>
          <table:table-cell office:value-type="float" office:value="60596" calcext:value-type="float">
            <text:p>60596</text:p>
          </table:table-cell>
          <table:table-cell office:value-type="float" office:value="60927" calcext:value-type="float">
            <text:p>60927</text:p>
          </table:table-cell>
          <table:table-cell office:value-type="float" office:value="16" calcext:value-type="float">
            <text:p>16</text:p>
          </table:table-cell>
          <table:table-cell table:formula="of:=[.A67]-[.B67]" office:value-type="float" office:value="-678" calcext:value-type="float">
            <text:p>-678</text:p>
          </table:table-cell>
          <table:table-cell table:formula="of:=[.A67]-[.C67]" office:value-type="float" office:value="-2548" calcext:value-type="float">
            <text:p>-2548</text:p>
          </table:table-cell>
          <table:table-cell table:formula="of:=[.A67]-[.D67]" office:value-type="float" office:value="-3199" calcext:value-type="float">
            <text:p>-3199</text:p>
          </table:table-cell>
          <table:table-cell table:formula="of:=[.A67]-[.E67]" office:value-type="float" office:value="-3530" calcext:value-type="float">
            <text:p>-353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74" calcext:value-type="float">
            <text:p>59674</text:p>
          </table:table-cell>
          <table:table-cell office:value-type="float" office:value="57999" calcext:value-type="float">
            <text:p>57999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8" calcext:value-type="float">
            <text:p>57398</text:p>
          </table:table-cell>
          <table:table-cell office:value-type="float" office:value="11" calcext:value-type="float">
            <text:p>11</text:p>
          </table:table-cell>
          <table:table-cell table:formula="of:=[.A68]-[.B68]" office:value-type="float" office:value="-2276" calcext:value-type="float">
            <text:p>-2276</text:p>
          </table:table-cell>
          <table:table-cell table:formula="of:=[.A68]-[.C68]" office:value-type="float" office:value="-601" calcext:value-type="float">
            <text:p>-601</text:p>
          </table:table-cell>
          <table:table-cell table:formula="of:=[.A68]-[.D68]" office:value-type="float" office:value="-4041" calcext:value-type="float">
            <text:p>-4041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960" calcext:value-type="float">
            <text:p>57960</text:p>
          </table:table-cell>
          <table:table-cell office:value-type="float" office:value="60490" calcext:value-type="float">
            <text:p>60490</text:p>
          </table:table-cell>
          <table:table-cell office:value-type="float" office:value="57999" calcext:value-type="float">
            <text:p>57999</text:p>
          </table:table-cell>
          <table:table-cell office:value-type="float" office:value="57413" calcext:value-type="float">
            <text:p>57413</text:p>
          </table:table-cell>
          <table:table-cell office:value-type="float" office:value="4" calcext:value-type="float">
            <text:p>4</text:p>
          </table:table-cell>
          <table:table-cell table:formula="of:=[.A69]-[.B69]" office:value-type="float" office:value="-547" calcext:value-type="float">
            <text:p>-547</text:p>
          </table:table-cell>
          <table:table-cell table:formula="of:=[.A69]-[.C69]" office:value-type="float" office:value="-3077" calcext:value-type="float">
            <text:p>-3077</text:p>
          </table:table-cell>
          <table:table-cell table:formula="of:=[.A69]-[.D69]" office:value-type="float" office:value="-586" calcext:value-type="float">
            <text:p>-586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66" calcext:value-type="float">
            <text:p>59666</text:p>
          </table:table-cell>
          <table:table-cell office:value-type="float" office:value="57879" calcext:value-type="float">
            <text:p>57879</text:p>
          </table:table-cell>
          <table:table-cell office:value-type="float" office:value="58372" calcext:value-type="float">
            <text:p>58372</text:p>
          </table:table-cell>
          <table:table-cell office:value-type="float" office:value="58799" calcext:value-type="float">
            <text:p>58799</text:p>
          </table:table-cell>
          <table:table-cell office:value-type="float" office:value="5" calcext:value-type="float">
            <text:p>5</text:p>
          </table:table-cell>
          <table:table-cell table:formula="of:=[.A70]-[.B70]" office:value-type="float" office:value="-2312" calcext:value-type="float">
            <text:p>-2312</text:p>
          </table:table-cell>
          <table:table-cell table:formula="of:=[.A70]-[.C70]" office:value-type="float" office:value="-525" calcext:value-type="float">
            <text:p>-525</text:p>
          </table:table-cell>
          <table:table-cell table:formula="of:=[.A70]-[.D70]" office:value-type="float" office:value="-1018" calcext:value-type="float">
            <text:p>-1018</text:p>
          </table:table-cell>
          <table:table-cell table:formula="of:=[.A70]-[.E70]" office:value-type="float" office:value="-1445" calcext:value-type="float">
            <text:p>-1445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759" calcext:value-type="float">
            <text:p>57759</text:p>
          </table:table-cell>
          <table:table-cell office:value-type="float" office:value="58661" calcext:value-type="float">
            <text:p>58661</text:p>
          </table:table-cell>
          <table:table-cell office:value-type="float" office:value="59538" calcext:value-type="float">
            <text:p>59538</text:p>
          </table:table-cell>
          <table:table-cell office:value-type="float" office:value="61439" calcext:value-type="float">
            <text:p>61439</text:p>
          </table:table-cell>
          <table:table-cell office:value-type="float" office:value="4" calcext:value-type="float">
            <text:p>4</text:p>
          </table:table-cell>
          <table:table-cell table:formula="of:=[.A71]-[.B71]" office:value-type="float" office:value="3680" calcext:value-type="float">
            <text:p>3680</text:p>
          </table:table-cell>
          <table:table-cell table:formula="of:=[.A71]-[.C71]" office:value-type="float" office:value="2778" calcext:value-type="float">
            <text:p>2778</text:p>
          </table:table-cell>
          <table:table-cell table:formula="of:=[.A71]-[.D71]" office:value-type="float" office:value="1901" calcext:value-type="float">
            <text:p>1901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4" calcext:value-type="float">
            <text:p>24</text:p>
          </table:table-cell>
          <table:table-cell table:style-name="ce5" table:formula="of:=COUNTIF([.J2:.J71];0)" office:value-type="float" office:value="27" calcext:value-type="float">
            <text:p>27</text:p>
          </table:table-cell>
          <table:table-cell table:formula="of:=SUM([.G73:.J73])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42857142857143" calcext:value-type="float">
            <text:p>0.342857142857143</text:p>
          </table:table-cell>
          <table:table-cell table:number-columns-repeated="9"/>
        </table:table-row>
      </table:table>
      <table:table table:name="ReadingStep=8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55" calcext:value-type="float">
            <text:p>58755</text:p>
          </table:table-cell>
          <table:table-cell office:value-type="float" office:value="57857" calcext:value-type="float">
            <text:p>57857</text:p>
          </table:table-cell>
          <table:table-cell office:value-type="float" office:value="60437" calcext:value-type="float">
            <text:p>60437</text:p>
          </table:table-cell>
          <table:table-cell office:value-type="float" office:value="58688" calcext:value-type="float">
            <text:p>58688</text:p>
          </table:table-cell>
          <table:table-cell office:value-type="float" office:value="9" calcext:value-type="float">
            <text:p>9</text:p>
          </table:table-cell>
          <table:table-cell table:formula="of:=[.A2]-[.B2]" office:value-type="float" office:value="-67" calcext:value-type="float">
            <text:p>-67</text:p>
          </table:table-cell>
          <table:table-cell table:formula="of:=[.A2]-[.C2]" office:value-type="float" office:value="831" calcext:value-type="float">
            <text:p>831</text:p>
          </table:table-cell>
          <table:table-cell table:formula="of:=[.A2]-[.D2]" office:value-type="float" office:value="-1749" calcext:value-type="float">
            <text:p>-1749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BB</text:p>
          </table:table-cell>
          <table:table-cell office:value-type="float" office:value="141585" calcext:value-type="float">
            <text:p>141585</text:p>
          </table:table-cell>
          <table:table-cell office:value-type="float" office:value="17483" calcext:value-type="float">
            <text:p>17483</text:p>
          </table:table-cell>
          <table:table-cell office:value-type="float" office:value="70" calcext:value-type="float">
            <text:p>70</text:p>
          </table:table-cell>
          <table:table-cell office:value-type="float" office:value="25672" calcext:value-type="float">
            <text:p>25672</text:p>
          </table:table-cell>
          <table:table-cell office:value-type="float" office:value="1796743" calcext:value-type="float">
            <text:p>1796743</text:p>
          </table:table-cell>
          <table:table-cell office:value-type="float" office:value="42602" calcext:value-type="float">
            <text:p>426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77" calcext:value-type="float">
            <text:p>59077</text:p>
          </table:table-cell>
          <table:table-cell office:value-type="float" office:value="60511" calcext:value-type="float">
            <text:p>60511</text:p>
          </table:table-cell>
          <table:table-cell office:value-type="float" office:value="60096" calcext:value-type="float">
            <text:p>60096</text:p>
          </table:table-cell>
          <table:table-cell office:value-type="float" office:value="57477" calcext:value-type="float">
            <text:p>57477</text:p>
          </table:table-cell>
          <table:table-cell office:value-type="float" office:value="36" calcext:value-type="float">
            <text:p>36</text:p>
          </table:table-cell>
          <table:table-cell table:formula="of:=[.A3]-[.B3]" office:value-type="float" office:value="-1600" calcext:value-type="float">
            <text:p>-1600</text:p>
          </table:table-cell>
          <table:table-cell table:formula="of:=[.A3]-[.C3]" office:value-type="float" office:value="-3034" calcext:value-type="float">
            <text:p>-3034</text:p>
          </table:table-cell>
          <table:table-cell table:formula="of:=[.A3]-[.D3]" office:value-type="float" office:value="-2619" calcext:value-type="float">
            <text:p>-2619</text:p>
          </table:table-cell>
          <table:table-cell table:formula="of:=[.A3]-[.E3]" office:value-type="float" office:value="0" calcext:value-type="float">
            <text:p>0</text:p>
          </table:table-cell>
          <table:table-cell office:value-type="string" calcext:value-type="string">
            <text:p>Rpi</text:p>
          </table:table-cell>
          <table:table-cell office:value-type="float" office:value="141585" calcext:value-type="float">
            <text:p>141585</text:p>
          </table:table-cell>
          <table:table-cell office:value-type="float" office:value="17417" calcext:value-type="float">
            <text:p>17417</text:p>
          </table:table-cell>
          <table:table-cell office:value-type="float" office:value="70" calcext:value-type="float">
            <text:p>70</text:p>
          </table:table-cell>
          <table:table-cell office:value-type="float" office:value="25641" calcext:value-type="float">
            <text:p>25641</text:p>
          </table:table-cell>
          <table:table-cell office:value-type="float" office:value="1794660" calcext:value-type="float">
            <text:p>1794660</text:p>
          </table:table-cell>
          <table:table-cell office:value-type="float" office:value="42602" calcext:value-type="float">
            <text:p>426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58649" calcext:value-type="float">
            <text:p>5864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5" calcext:value-type="float">
            <text:p>60825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795" calcext:value-type="float">
            <text:p>-795</text:p>
          </table:table-cell>
          <table:table-cell table:formula="of:=[.A4]-[.C4]" office:value-type="float" office:value="-1269" calcext:value-type="float">
            <text:p>-126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445" calcext:value-type="float">
            <text:p>-3445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956" calcext:value-type="float">
            <text:p>58956</text:p>
          </table:table-cell>
          <table:table-cell office:value-type="float" office:value="59903" calcext:value-type="float">
            <text:p>59903</text:p>
          </table:table-cell>
          <table:table-cell office:value-type="float" office:value="61439" calcext:value-type="float">
            <text:p>61439</text:p>
          </table:table-cell>
          <table:table-cell office:value-type="float" office:value="60822" calcext:value-type="float">
            <text:p>60822</text:p>
          </table:table-cell>
          <table:table-cell office:value-type="float" office:value="33" calcext:value-type="float">
            <text:p>33</text:p>
          </table:table-cell>
          <table:table-cell table:formula="of:=[.A5]-[.B5]" office:value-type="float" office:value="-24" calcext:value-type="float">
            <text:p>-24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-2507" calcext:value-type="float">
            <text:p>-2507</text:p>
          </table:table-cell>
          <table:table-cell table:formula="of:=[.A5]-[.E5]" office:value-type="float" office:value="-1890" calcext:value-type="float">
            <text:p>-1890</text:p>
          </table:table-cell>
          <table:table-cell table:number-columns-repeated="5"/>
          <table:table-cell table:formula="of:=AVERAGE([.P2];[.P3])/3600/1000" office:value-type="float" office:value="0.498805972222222" calcext:value-type="float">
            <text:p>0.498805972222222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35" calcext:value-type="float">
            <text:p>59435</text:p>
          </table:table-cell>
          <table:table-cell office:value-type="float" office:value="58799" calcext:value-type="float">
            <text:p>58799</text:p>
          </table:table-cell>
          <table:table-cell office:value-type="float" office:value="57699" calcext:value-type="float">
            <text:p>57699</text:p>
          </table:table-cell>
          <table:table-cell office:value-type="float" office:value="58658" calcext:value-type="float">
            <text:p>58658</text:p>
          </table:table-cell>
          <table:table-cell office:value-type="float" office:value="13" calcext:value-type="float">
            <text:p>13</text:p>
          </table:table-cell>
          <table:table-cell table:formula="of:=[.A6]-[.B6]" office:value-type="float" office:value="-1736" calcext:value-type="float">
            <text:p>-1736</text:p>
          </table:table-cell>
          <table:table-cell table:formula="of:=[.A6]-[.C6]" office:value-type="float" office:value="-1100" calcext:value-type="float">
            <text:p>-1100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959" calcext:value-type="float">
            <text:p>-959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44" calcext:value-type="float">
            <text:p>58944</text:p>
          </table:table-cell>
          <table:table-cell office:value-type="float" office:value="57695" calcext:value-type="float">
            <text:p>57695</text:p>
          </table:table-cell>
          <table:table-cell office:value-type="float" office:value="59976" calcext:value-type="float">
            <text:p>59976</text:p>
          </table:table-cell>
          <table:table-cell office:value-type="float" office:value="58111" calcext:value-type="float">
            <text:p>58111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949" calcext:value-type="float">
            <text:p>-949</text:p>
          </table:table-cell>
          <table:table-cell table:formula="of:=[.A7]-[.C7]" office:value-type="float" office:value="300" calcext:value-type="float">
            <text:p>300</text:p>
          </table:table-cell>
          <table:table-cell table:formula="of:=[.A7]-[.D7]" office:value-type="float" office:value="-1981" calcext:value-type="float">
            <text:p>-1981</text:p>
          </table:table-cell>
          <table:table-cell table:formula="of:=[.A7]-[.E7]" office:value-type="float" office:value="-116" calcext:value-type="float">
            <text:p>-116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46" calcext:value-type="float">
            <text:p>57546</text:p>
          </table:table-cell>
          <table:table-cell office:value-type="float" office:value="60826" calcext:value-type="float">
            <text:p>60826</text:p>
          </table:table-cell>
          <table:table-cell office:value-type="float" office:value="57701" calcext:value-type="float">
            <text:p>57701</text:p>
          </table:table-cell>
          <table:table-cell office:value-type="float" office:value="57689" calcext:value-type="float">
            <text:p>57689</text:p>
          </table:table-cell>
          <table:table-cell office:value-type="float" office:value="24" calcext:value-type="float">
            <text:p>24</text:p>
          </table:table-cell>
          <table:table-cell table:formula="of:=[.A8]-[.B8]" office:value-type="float" office:value="155" calcext:value-type="float">
            <text:p>155</text:p>
          </table:table-cell>
          <table:table-cell table:formula="of:=[.A8]-[.C8]" office:value-type="float" office:value="-3125" calcext:value-type="float">
            <text:p>-3125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92" calcext:value-type="float">
            <text:p>57892</text:p>
          </table:table-cell>
          <table:table-cell office:value-type="float" office:value="59903" calcext:value-type="float">
            <text:p>59903</text:p>
          </table:table-cell>
          <table:table-cell office:value-type="float" office:value="57429" calcext:value-type="float">
            <text:p>57429</text:p>
          </table:table-cell>
          <table:table-cell office:value-type="float" office:value="59468" calcext:value-type="float">
            <text:p>59468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-144" calcext:value-type="float">
            <text:p>-144</text:p>
          </table:table-cell>
          <table:table-cell table:formula="of:=[.A9]-[.C9]" office:value-type="float" office:value="-2155" calcext:value-type="float">
            <text:p>-2155</text:p>
          </table:table-cell>
          <table:table-cell table:formula="of:=[.A9]-[.D9]" office:value-type="float" office:value="319" calcext:value-type="float">
            <text:p>319</text:p>
          </table:table-cell>
          <table:table-cell table:formula="of:=[.A9]-[.E9]" office:value-type="float" office:value="-1720" calcext:value-type="float">
            <text:p>-1720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777" calcext:value-type="float">
            <text:p>58777</text:p>
          </table:table-cell>
          <table:table-cell office:value-type="float" office:value="60800" calcext:value-type="float">
            <text:p>60800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29" calcext:value-type="float">
            <text:p>29</text:p>
          </table:table-cell>
          <table:table-cell table:formula="of:=[.A10]-[.B10]" office:value-type="float" office:value="-1017" calcext:value-type="float">
            <text:p>-1017</text:p>
          </table:table-cell>
          <table:table-cell table:formula="of:=[.A10]-[.C10]" office:value-type="float" office:value="-3040" calcext:value-type="float">
            <text:p>-3040</text:p>
          </table:table-cell>
          <table:table-cell table:formula="of:=[.A10]-[.D10]" office:value-type="float" office:value="-2143" calcext:value-type="float">
            <text:p>-2143</text:p>
          </table:table-cell>
          <table:table-cell table:formula="of:=[.A10]-[.E10]" office:value-type="float" office:value="-1927" calcext:value-type="float">
            <text:p>-1927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8" calcext:value-type="float">
            <text:p>60738</text:p>
          </table:table-cell>
          <table:table-cell office:value-type="float" office:value="57881" calcext:value-type="float">
            <text:p>57881</text:p>
          </table:table-cell>
          <table:table-cell office:value-type="float" office:value="59478" calcext:value-type="float">
            <text:p>59478</text:p>
          </table:table-cell>
          <table:table-cell office:value-type="float" office:value="60777" calcext:value-type="float">
            <text:p>60777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3254" calcext:value-type="float">
            <text:p>-3254</text:p>
          </table:table-cell>
          <table:table-cell table:formula="of:=[.A11]-[.C11]" office:value-type="float" office:value="-397" calcext:value-type="float">
            <text:p>-397</text:p>
          </table:table-cell>
          <table:table-cell table:formula="of:=[.A11]-[.D11]" office:value-type="float" office:value="-1994" calcext:value-type="float">
            <text:p>-1994</text:p>
          </table:table-cell>
          <table:table-cell table:formula="of:=[.A11]-[.E11]" office:value-type="float" office:value="-3293" calcext:value-type="float">
            <text:p>-329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2" calcext:value-type="float">
            <text:p>58502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374" calcext:value-type="float">
            <text:p>-374</text:p>
          </table:table-cell>
          <table:table-cell table:formula="of:=[.A12]-[.C12]" office:value-type="float" office:value="-659" calcext:value-type="float">
            <text:p>-659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31" calcext:value-type="float">
            <text:p>59531</text:p>
          </table:table-cell>
          <table:table-cell office:value-type="float" office:value="58897" calcext:value-type="float">
            <text:p>58897</text:p>
          </table:table-cell>
          <table:table-cell office:value-type="float" office:value="59435" calcext:value-type="float">
            <text:p>59435</text:p>
          </table:table-cell>
          <table:table-cell office:value-type="float" office:value="60561" calcext:value-type="float">
            <text:p>6056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96" calcext:value-type="float">
            <text:p>-96</text:p>
          </table:table-cell>
          <table:table-cell table:formula="of:=[.A13]-[.C13]" office:value-type="float" office:value="538" calcext:value-type="float">
            <text:p>538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126" calcext:value-type="float">
            <text:p>-112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947" calcext:value-type="float">
            <text:p>57947</text:p>
          </table:table-cell>
          <table:table-cell office:value-type="float" office:value="59775" calcext:value-type="float">
            <text:p>59775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-25" calcext:value-type="float">
            <text:p>-25</text:p>
          </table:table-cell>
          <table:table-cell table:formula="of:=[.A14]-[.C14]" office:value-type="float" office:value="-1853" calcext:value-type="float">
            <text:p>-1853</text:p>
          </table:table-cell>
          <table:table-cell table:formula="of:=[.A14]-[.D14]" office:value-type="float" office:value="-3517" calcext:value-type="float">
            <text:p>-3517</text:p>
          </table:table-cell>
          <table:table-cell table:formula="of:=[.A14]-[.E14]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671" calcext:value-type="float">
            <text:p>60671</text:p>
          </table:table-cell>
          <table:table-cell office:value-type="float" office:value="59912" calcext:value-type="float">
            <text:p>59912</text:p>
          </table:table-cell>
          <table:table-cell office:value-type="float" office:value="60227" calcext:value-type="float">
            <text:p>60227</text:p>
          </table:table-cell>
          <table:table-cell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15]-[.B15]" office:value-type="float" office:value="-2888" calcext:value-type="float">
            <text:p>-2888</text:p>
          </table:table-cell>
          <table:table-cell table:formula="of:=[.A15]-[.C15]" office:value-type="float" office:value="-2129" calcext:value-type="float">
            <text:p>-2129</text:p>
          </table:table-cell>
          <table:table-cell table:formula="of:=[.A15]-[.D15]" office:value-type="float" office:value="-2444" calcext:value-type="float">
            <text:p>-2444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91" calcext:value-type="float">
            <text:p>58891</text:p>
          </table:table-cell>
          <table:table-cell office:value-type="float" office:value="58659" calcext:value-type="float">
            <text:p>58659</text:p>
          </table:table-cell>
          <table:table-cell office:value-type="float" office:value="60719" calcext:value-type="float">
            <text:p>60719</text:p>
          </table:table-cell>
          <table:table-cell office:value-type="float" office:value="58161" calcext:value-type="float">
            <text:p>58161</text:p>
          </table:table-cell>
          <table:table-cell office:value-type="float" office:value="27" calcext:value-type="float">
            <text:p>27</text:p>
          </table:table-cell>
          <table:table-cell table:formula="of:=[.A16]-[.B16]" office:value-type="float" office:value="-730" calcext:value-type="float">
            <text:p>-730</text:p>
          </table:table-cell>
          <table:table-cell table:formula="of:=[.A16]-[.C16]" office:value-type="float" office:value="-498" calcext:value-type="float">
            <text:p>-498</text:p>
          </table:table-cell>
          <table:table-cell table:formula="of:=[.A16]-[.D16]" office:value-type="float" office:value="-2558" calcext:value-type="float">
            <text:p>-2558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933" calcext:value-type="float">
            <text:p>57933</text:p>
          </table:table-cell>
          <table:table-cell office:value-type="float" office:value="59431" calcext:value-type="float">
            <text:p>59431</text:p>
          </table:table-cell>
          <table:table-cell office:value-type="float" office:value="58176" calcext:value-type="float">
            <text:p>58176</text:p>
          </table:table-cell>
          <table:table-cell office:value-type="float" office:value="59538" calcext:value-type="float">
            <text:p>59538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448" calcext:value-type="float">
            <text:p>-448</text:p>
          </table:table-cell>
          <table:table-cell table:formula="of:=[.A17]-[.C17]" office:value-type="float" office:value="-1946" calcext:value-type="float">
            <text:p>-1946</text:p>
          </table:table-cell>
          <table:table-cell table:formula="of:=[.A17]-[.D17]" office:value-type="float" office:value="-691" calcext:value-type="float">
            <text:p>-691</text:p>
          </table:table-cell>
          <table:table-cell table:formula="of:=[.A17]-[.E17]" office:value-type="float" office:value="-2053" calcext:value-type="float">
            <text:p>-205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60287" calcext:value-type="float">
            <text:p>60287</text:p>
          </table:table-cell>
          <table:table-cell office:value-type="float" office:value="26" calcext:value-type="float">
            <text:p>26</text:p>
          </table:table-cell>
          <table:table-cell table:formula="of:=[.A18]-[.B18]" office:value-type="float" office:value="-251" calcext:value-type="float">
            <text:p>-251</text:p>
          </table:table-cell>
          <table:table-cell table:formula="of:=[.A18]-[.C18]" office:value-type="float" office:value="-1185" calcext:value-type="float">
            <text:p>-1185</text:p>
          </table:table-cell>
          <table:table-cell table:formula="of:=[.A18]-[.D18]" office:value-type="float" office:value="-2309" calcext:value-type="float">
            <text:p>-2309</text:p>
          </table:table-cell>
          <table:table-cell table:formula="of:=[.A18]-[.E18]" office:value-type="float" office:value="-2907" calcext:value-type="float">
            <text:p>-2907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696" calcext:value-type="float">
            <text:p>57696</text:p>
          </table:table-cell>
          <table:table-cell office:value-type="float" office:value="61439" calcext:value-type="float">
            <text:p>61439</text:p>
          </table:table-cell>
          <table:table-cell office:value-type="float" office:value="58567" calcext:value-type="float">
            <text:p>58567</text:p>
          </table:table-cell>
          <table:table-cell office:value-type="float" office:value="59434" calcext:value-type="float">
            <text:p>59434</text:p>
          </table:table-cell>
          <table:table-cell office:value-type="float" office:value="24" calcext:value-type="float">
            <text:p>24</text:p>
          </table:table-cell>
          <table:table-cell table:formula="of:=[.A19]-[.B19]" office:value-type="float" office:value="2" calcext:value-type="float">
            <text:p>2</text:p>
          </table:table-cell>
          <table:table-cell table:formula="of:=[.A19]-[.C19]" office:value-type="float" office:value="-3741" calcext:value-type="float">
            <text:p>-3741</text:p>
          </table:table-cell>
          <table:table-cell table:formula="of:=[.A19]-[.D19]" office:value-type="float" office:value="-869" calcext:value-type="float">
            <text:p>-869</text:p>
          </table:table-cell>
          <table:table-cell table:formula="of:=[.A19]-[.E19]" office:value-type="float" office:value="-1736" calcext:value-type="float">
            <text:p>-173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60271" calcext:value-type="float">
            <text:p>60271</text:p>
          </table:table-cell>
          <table:table-cell office:value-type="float" office:value="57371" calcext:value-type="float">
            <text:p>57371</text:p>
          </table:table-cell>
          <table:table-cell office:value-type="float" office:value="58692" calcext:value-type="float">
            <text:p>58692</text:p>
          </table:table-cell>
          <table:table-cell office:value-type="float" office:value="31" calcext:value-type="float">
            <text:p>31</text:p>
          </table:table-cell>
          <table:table-cell table:formula="of:=[.A20]-[.B20]" office:value-type="float" office:value="-987" calcext:value-type="float">
            <text:p>-987</text:p>
          </table:table-cell>
          <table:table-cell table:formula="of:=[.A20]-[.C20]" office:value-type="float" office:value="-2891" calcext:value-type="float">
            <text:p>-2891</text:p>
          </table:table-cell>
          <table:table-cell table:formula="of:=[.A20]-[.D20]" office:value-type="float" office:value="9" calcext:value-type="float">
            <text:p>9</text:p>
          </table:table-cell>
          <table:table-cell table:formula="of:=[.A20]-[.E20]" office:value-type="float" office:value="-1312" calcext:value-type="float">
            <text:p>-1312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964" calcext:value-type="float">
            <text:p>57964</text:p>
          </table:table-cell>
          <table:table-cell office:value-type="float" office:value="60209" calcext:value-type="float">
            <text:p>60209</text:p>
          </table:table-cell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581" calcext:value-type="float">
            <text:p>581</text:p>
          </table:table-cell>
          <table:table-cell table:formula="of:=[.A21]-[.C21]" office:value-type="float" office:value="-1664" calcext:value-type="float">
            <text:p>-166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846" calcext:value-type="float">
            <text:p>-846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64" calcext:value-type="float">
            <text:p>60064</text:p>
          </table:table-cell>
          <table:table-cell office:value-type="float" office:value="58137" calcext:value-type="float">
            <text:p>58137</text:p>
          </table:table-cell>
          <table:table-cell office:value-type="float" office:value="60747" calcext:value-type="float">
            <text:p>60747</text:p>
          </table:table-cell>
          <table:table-cell office:value-type="float" office:value="57361" calcext:value-type="float">
            <text:p>57361</text:p>
          </table:table-cell>
          <table:table-cell office:value-type="float" office:value="12" calcext:value-type="float">
            <text:p>12</text:p>
          </table:table-cell>
          <table:table-cell table:formula="of:=[.A22]-[.B22]" office:value-type="float" office:value="-2323" calcext:value-type="float">
            <text:p>-2323</text:p>
          </table:table-cell>
          <table:table-cell table:formula="of:=[.A22]-[.C22]" office:value-type="float" office:value="-396" calcext:value-type="float">
            <text:p>-396</text:p>
          </table:table-cell>
          <table:table-cell table:formula="of:=[.A22]-[.D22]" office:value-type="float" office:value="-3006" calcext:value-type="float">
            <text:p>-3006</text:p>
          </table:table-cell>
          <table:table-cell table:formula="of:=[.A22]-[.E22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01" calcext:value-type="float">
            <text:p>59401</text:p>
          </table:table-cell>
          <table:table-cell office:value-type="float" office:value="59017" calcext:value-type="float">
            <text:p>590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825" calcext:value-type="float">
            <text:p>60825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-1672" calcext:value-type="float">
            <text:p>-1672</text:p>
          </table:table-cell>
          <table:table-cell table:formula="of:=[.A23]-[.C23]" office:value-type="float" office:value="-1288" calcext:value-type="float">
            <text:p>-1288</text:p>
          </table:table-cell>
          <table:table-cell table:formula="of:=[.A23]-[.D23]" office:value-type="float" office:value="34" calcext:value-type="float">
            <text:p>34</text:p>
          </table:table-cell>
          <table:table-cell table:formula="of:=[.A23]-[.E23]" office:value-type="float" office:value="-3096" calcext:value-type="float">
            <text:p>-3096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59695" calcext:value-type="float">
            <text:p>59695</text:p>
          </table:table-cell>
          <table:table-cell office:value-type="float" office:value="57503" calcext:value-type="float">
            <text:p>57503</text:p>
          </table:table-cell>
          <table:table-cell office:value-type="float" office:value="57731" calcext:value-type="float">
            <text:p>57731</text:p>
          </table:table-cell>
          <table:table-cell office:value-type="float" office:value="4" calcext:value-type="float">
            <text:p>4</text:p>
          </table:table-cell>
          <table:table-cell table:formula="of:=[.A24]-[.B24]" office:value-type="float" office:value="-813" calcext:value-type="float">
            <text:p>-813</text:p>
          </table:table-cell>
          <table:table-cell table:formula="of:=[.A24]-[.C24]" office:value-type="float" office:value="-1964" calcext:value-type="float">
            <text:p>-1964</text:p>
          </table:table-cell>
          <table:table-cell table:formula="of:=[.A24]-[.D24]" office:value-type="float" office:value="228" calcext:value-type="float">
            <text:p>228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85" calcext:value-type="float">
            <text:p>60485</text:p>
          </table:table-cell>
          <table:table-cell office:value-type="float" office:value="58147" calcext:value-type="float">
            <text:p>58147</text:p>
          </table:table-cell>
          <table:table-cell office:value-type="float" office:value="57380" calcext:value-type="float">
            <text:p>57380</text:p>
          </table:table-cell>
          <table:table-cell office:value-type="float" office:value="58979" calcext:value-type="float">
            <text:p>58979</text:p>
          </table:table-cell>
          <table:table-cell office:value-type="float" office:value="9" calcext:value-type="float">
            <text:p>9</text:p>
          </table:table-cell>
          <table:table-cell table:formula="of:=[.A25]-[.B25]" office:value-type="float" office:value="-3105" calcext:value-type="float">
            <text:p>-3105</text:p>
          </table:table-cell>
          <table:table-cell table:formula="of:=[.A25]-[.C25]" office:value-type="float" office:value="-767" calcext:value-type="float">
            <text:p>-76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599" calcext:value-type="float">
            <text:p>-1599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615" calcext:value-type="float">
            <text:p>57615</text:p>
          </table:table-cell>
          <table:table-cell office:value-type="float" office:value="15" calcext:value-type="float">
            <text:p>15</text:p>
          </table:table-cell>
          <table:table-cell table:formula="of:=[.A26]-[.B26]" office:value-type="float" office:value="-324" calcext:value-type="float">
            <text:p>-324</text:p>
          </table:table-cell>
          <table:table-cell table:formula="of:=[.A26]-[.C26]" office:value-type="float" office:value="-158" calcext:value-type="float">
            <text:p>-15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60738" calcext:value-type="float">
            <text:p>60738</text:p>
          </table:table-cell>
          <table:table-cell office:value-type="float" office:value="43" calcext:value-type="float">
            <text:p>43</text:p>
          </table:table-cell>
          <table:table-cell table:formula="of:=[.A27]-[.B27]" office:value-type="float" office:value="-300" calcext:value-type="float">
            <text:p>-300</text:p>
          </table:table-cell>
          <table:table-cell table:formula="of:=[.A27]-[.C27]" office:value-type="float" office:value="-1151" calcext:value-type="float">
            <text:p>-1151</text:p>
          </table:table-cell>
          <table:table-cell table:formula="of:=[.A27]-[.D27]" office:value-type="float" office:value="-1168" calcext:value-type="float">
            <text:p>-1168</text:p>
          </table:table-cell>
          <table:table-cell table:formula="of:=[.A27]-[.E27]" office:value-type="float" office:value="-3262" calcext:value-type="float">
            <text:p>-326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57359" calcext:value-type="float">
            <text:p>57359</text:p>
          </table:table-cell>
          <table:table-cell office:value-type="float" office:value="9" calcext:value-type="float">
            <text:p>9</text:p>
          </table:table-cell>
          <table:table-cell table:formula="of:=[.A28]-[.B28]" office:value-type="float" office:value="-644" calcext:value-type="float">
            <text:p>-644</text:p>
          </table:table-cell>
          <table:table-cell table:formula="of:=[.A28]-[.C28]" office:value-type="float" office:value="-31" calcext:value-type="float">
            <text:p>-31</text:p>
          </table:table-cell>
          <table:table-cell table:formula="of:=[.A28]-[.D28]" office:value-type="float" office:value="-2033" calcext:value-type="float">
            <text:p>-2033</text:p>
          </table:table-cell>
          <table:table-cell table:formula="of:=[.A28]-[.E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39" calcext:value-type="float">
            <text:p>57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2282" calcext:value-type="float">
            <text:p>2282</text:p>
          </table:table-cell>
          <table:table-cell table:formula="of:=[.A29]-[.C29]" office:value-type="float" office:value="2019" calcext:value-type="float">
            <text:p>2019</text:p>
          </table:table-cell>
          <table:table-cell table:formula="of:=[.A29]-[.D29]" office:value-type="float" office:value="2204" calcext:value-type="float">
            <text:p>2204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43" calcext:value-type="float">
            <text:p>58943</text:p>
          </table:table-cell>
          <table:table-cell office:value-type="float" office:value="57754" calcext:value-type="float">
            <text:p>57754</text:p>
          </table:table-cell>
          <table:table-cell office:value-type="float" office:value="57697" calcext:value-type="float">
            <text:p>57697</text:p>
          </table:table-cell>
          <table:table-cell office:value-type="float" office:value="57445" calcext:value-type="float">
            <text:p>57445</text:p>
          </table:table-cell>
          <table:table-cell office:value-type="float" office:value="21" calcext:value-type="float">
            <text:p>21</text:p>
          </table:table-cell>
          <table:table-cell table:formula="of:=[.A30]-[.B30]" office:value-type="float" office:value="-1246" calcext:value-type="float">
            <text:p>-1246</text:p>
          </table:table-cell>
          <table:table-cell table:formula="of:=[.A30]-[.C30]" office:value-type="float" office:value="-57" calcext:value-type="float">
            <text:p>-57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947" calcext:value-type="float">
            <text:p>58947</text:p>
          </table:table-cell>
          <table:table-cell office:value-type="float" office:value="58649" calcext:value-type="float">
            <text:p>58649</text:p>
          </table:table-cell>
          <table:table-cell office:value-type="float" office:value="57695" calcext:value-type="float">
            <text:p>57695</text:p>
          </table:table-cell>
          <table:table-cell office:value-type="float" office:value="57773" calcext:value-type="float">
            <text:p>57773</text:p>
          </table:table-cell>
          <table:table-cell office:value-type="float" office:value="28" calcext:value-type="float">
            <text:p>28</text:p>
          </table:table-cell>
          <table:table-cell table:formula="of:=[.A31]-[.B31]" office:value-type="float" office:value="-1174" calcext:value-type="float">
            <text:p>-1174</text:p>
          </table:table-cell>
          <table:table-cell table:formula="of:=[.A31]-[.C31]" office:value-type="float" office:value="-876" calcext:value-type="float">
            <text:p>-876</text:p>
          </table:table-cell>
          <table:table-cell table:formula="of:=[.A31]-[.D31]" office:value-type="float" office:value="78" calcext:value-type="float">
            <text:p>78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771" calcext:value-type="float">
            <text:p>58771</text:p>
          </table:table-cell>
          <table:table-cell office:value-type="float" office:value="58697" calcext:value-type="float">
            <text:p>58697</text:p>
          </table:table-cell>
          <table:table-cell office:value-type="float" office:value="57523" calcext:value-type="float">
            <text:p>57523</text:p>
          </table:table-cell>
          <table:table-cell office:value-type="float" office:value="58148" calcext:value-type="float">
            <text:p>58148</text:p>
          </table:table-cell>
          <table:table-cell office:value-type="float" office:value="14" calcext:value-type="float">
            <text:p>14</text:p>
          </table:table-cell>
          <table:table-cell table:formula="of:=[.A32]-[.B32]" office:value-type="float" office:value="-623" calcext:value-type="float">
            <text:p>-623</text:p>
          </table:table-cell>
          <table:table-cell table:formula="of:=[.A32]-[.C32]" office:value-type="float" office:value="-549" calcext:value-type="float">
            <text:p>-549</text:p>
          </table:table-cell>
          <table:table-cell table:formula="of:=[.A32]-[.D32]" office:value-type="float" office:value="625" calcext:value-type="float">
            <text:p>625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5" calcext:value-type="float">
            <text:p>57855</text:p>
          </table:table-cell>
          <table:table-cell office:value-type="float" office:value="58815" calcext:value-type="float">
            <text:p>58815</text:p>
          </table:table-cell>
          <table:table-cell office:value-type="float" office:value="59817" calcext:value-type="float">
            <text:p>59817</text:p>
          </table:table-cell>
          <table:table-cell office:value-type="float" office:value="57471" calcext:value-type="float">
            <text:p>57471</text:p>
          </table:table-cell>
          <table:table-cell office:value-type="float" office:value="2" calcext:value-type="float">
            <text:p>2</text:p>
          </table:table-cell>
          <table:table-cell table:formula="of:=[.A33]-[.B33]" office:value-type="float" office:value="-158" calcext:value-type="float">
            <text:p>-158</text:p>
          </table:table-cell>
          <table:table-cell table:formula="of:=[.A33]-[.C33]" office:value-type="float" office:value="-1118" calcext:value-type="float">
            <text:p>-1118</text:p>
          </table:table-cell>
          <table:table-cell table:formula="of:=[.A33]-[.D33]" office:value-type="float" office:value="-2120" calcext:value-type="float">
            <text:p>-2120</text:p>
          </table:table-cell>
          <table:table-cell table:formula="of:=[.A33]-[.E33]"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562" calcext:value-type="float">
            <text:p>59562</text:p>
          </table:table-cell>
          <table:table-cell office:value-type="float" office:value="57695" calcext:value-type="float">
            <text:p>57695</text:p>
          </table:table-cell>
          <table:table-cell office:value-type="float" office:value="59907" calcext:value-type="float">
            <text:p>59907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34]-[.B34]" office:value-type="float" office:value="-1864" calcext:value-type="float">
            <text:p>-1864</text:p>
          </table:table-cell>
          <table:table-cell table:formula="of:=[.A34]-[.C34]" office:value-type="float" office:value="3" calcext:value-type="float">
            <text:p>3</text:p>
          </table:table-cell>
          <table:table-cell table:formula="of:=[.A34]-[.D34]" office:value-type="float" office:value="-2209" calcext:value-type="float">
            <text:p>-2209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2" calcext:value-type="float">
            <text:p>58502</text:p>
          </table:table-cell>
          <table:table-cell office:value-type="float" office:value="12" calcext:value-type="float">
            <text:p>12</text:p>
          </table:table-cell>
          <table:table-cell table:formula="of:=[.A35]-[.B35]" office:value-type="float" office:value="-374" calcext:value-type="float">
            <text:p>-374</text:p>
          </table:table-cell>
          <table:table-cell table:formula="of:=[.A35]-[.C35]" office:value-type="float" office:value="-659" calcext:value-type="float">
            <text:p>-65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952" calcext:value-type="float">
            <text:p>59952</text:p>
          </table:table-cell>
          <table:table-cell office:value-type="float" office:value="57741" calcext:value-type="float">
            <text:p>57741</text:p>
          </table:table-cell>
          <table:table-cell office:value-type="float" office:value="57695" calcext:value-type="float">
            <text:p>57695</text:p>
          </table:table-cell>
          <table:table-cell office:value-type="float" office:value="58213" calcext:value-type="float">
            <text:p>58213</text:p>
          </table:table-cell>
          <table:table-cell office:value-type="float" office:value="28" calcext:value-type="float">
            <text:p>28</text:p>
          </table:table-cell>
          <table:table-cell table:formula="of:=[.A36]-[.B36]" office:value-type="float" office:value="-2257" calcext:value-type="float">
            <text:p>-2257</text:p>
          </table:table-cell>
          <table:table-cell table:formula="of:=[.A36]-[.C36]" office:value-type="float" office:value="-46" calcext:value-type="float">
            <text:p>-4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518" calcext:value-type="float">
            <text:p>-51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3" calcext:value-type="float">
            <text:p>58113</text:p>
          </table:table-cell>
          <table:table-cell office:value-type="float" office:value="57644" calcext:value-type="float">
            <text:p>57644</text:p>
          </table:table-cell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5" calcext:value-type="float">
            <text:p>55</text:p>
          </table:table-cell>
          <table:table-cell table:formula="of:=[.A37]-[.B37]" office:value-type="float" office:value="-733" calcext:value-type="float">
            <text:p>-733</text:p>
          </table:table-cell>
          <table:table-cell table:formula="of:=[.A37]-[.C37]" office:value-type="float" office:value="-264" calcext:value-type="float">
            <text:p>-264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55" calcext:value-type="float">
            <text:p>-155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64" calcext:value-type="float">
            <text:p>58464</text:p>
          </table:table-cell>
          <table:table-cell office:value-type="float" office:value="58964" calcext:value-type="float">
            <text:p>58964</text:p>
          </table:table-cell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18" calcext:value-type="float">
            <text:p>18</text:p>
          </table:table-cell>
          <table:table-cell table:formula="of:=[.A38]-[.B38]" office:value-type="float" office:value="81" calcext:value-type="float">
            <text:p>81</text:p>
          </table:table-cell>
          <table:table-cell table:formula="of:=[.A38]-[.C38]" office:value-type="float" office:value="-419" calcext:value-type="float">
            <text:p>-419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846" calcext:value-type="float">
            <text:p>-846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608" calcext:value-type="float">
            <text:p>59608</text:p>
          </table:table-cell>
          <table:table-cell office:value-type="float" office:value="57375" calcext:value-type="float">
            <text:p>57375</text:p>
          </table:table-cell>
          <table:table-cell office:value-type="float" office:value="57963" calcext:value-type="float">
            <text:p>57963</text:p>
          </table:table-cell>
          <table:table-cell office:value-type="float" office:value="57905" calcext:value-type="float">
            <text:p>57905</text:p>
          </table:table-cell>
          <table:table-cell office:value-type="float" office:value="29" calcext:value-type="float">
            <text:p>29</text:p>
          </table:table-cell>
          <table:table-cell table:formula="of:=[.A39]-[.B39]" office:value-type="float" office:value="-1703" calcext:value-type="float">
            <text:p>-1703</text:p>
          </table:table-cell>
          <table:table-cell table:formula="of:=[.A39]-[.C39]" office:value-type="float" office:value="530" calcext:value-type="float">
            <text:p>530</text:p>
          </table:table-cell>
          <table:table-cell table:formula="of:=[.A39]-[.D39]" office:value-type="float" office:value="-58" calcext:value-type="float">
            <text:p>-58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17" calcext:value-type="float">
            <text:p>57417</text:p>
          </table:table-cell>
          <table:table-cell office:value-type="float" office:value="57791" calcext:value-type="float">
            <text:p>57791</text:p>
          </table:table-cell>
          <table:table-cell office:value-type="float" office:value="57618" calcext:value-type="float">
            <text:p>57618</text:p>
          </table:table-cell>
          <table:table-cell office:value-type="float" office:value="57551" calcext:value-type="float">
            <text:p>57551</text:p>
          </table:table-cell>
          <table:table-cell office:value-type="float" office:value="37" calcext:value-type="float">
            <text:p>37</text:p>
          </table:table-cell>
          <table:table-cell table:formula="of:=[.A40]-[.B40]" office:value-type="float" office:value="290" calcext:value-type="float">
            <text:p>290</text:p>
          </table:table-cell>
          <table:table-cell table:formula="of:=[.A40]-[.C40]" office:value-type="float" office:value="-84" calcext:value-type="float">
            <text:p>-84</text:p>
          </table:table-cell>
          <table:table-cell table:formula="of:=[.A40]-[.D40]" office:value-type="float" office:value="89" calcext:value-type="float">
            <text:p>89</text:p>
          </table:table-cell>
          <table:table-cell table:formula="of:=[.A40]-[.E40]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32" calcext:value-type="float">
            <text:p>60432</text:p>
          </table:table-cell>
          <table:table-cell office:value-type="float" office:value="57428" calcext:value-type="float">
            <text:p>57428</text:p>
          </table:table-cell>
          <table:table-cell office:value-type="float" office:value="57855" calcext:value-type="float">
            <text:p>57855</text:p>
          </table:table-cell>
          <table:table-cell office:value-type="float" office:value="57393" calcext:value-type="float">
            <text:p>57393</text:p>
          </table:table-cell>
          <table:table-cell office:value-type="float" office:value="7" calcext:value-type="float">
            <text:p>7</text:p>
          </table:table-cell>
          <table:table-cell table:formula="of:=[.A41]-[.B41]" office:value-type="float" office:value="-3039" calcext:value-type="float">
            <text:p>-3039</text:p>
          </table:table-cell>
          <table:table-cell table:formula="of:=[.A41]-[.C41]" office:value-type="float" office:value="-35" calcext:value-type="float">
            <text:p>-35</text:p>
          </table:table-cell>
          <table:table-cell table:formula="of:=[.A41]-[.D41]" office:value-type="float" office:value="-462" calcext:value-type="float">
            <text:p>-462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38" calcext:value-type="float">
            <text:p>60738</text:p>
          </table:table-cell>
          <table:table-cell office:value-type="float" office:value="58073" calcext:value-type="float">
            <text:p>58073</text:p>
          </table:table-cell>
          <table:table-cell office:value-type="float" office:value="59545" calcext:value-type="float">
            <text:p>59545</text:p>
          </table:table-cell>
          <table:table-cell office:value-type="float" office:value="57380" calcext:value-type="float">
            <text:p>57380</text:p>
          </table:table-cell>
          <table:table-cell office:value-type="float" office:value="47" calcext:value-type="float">
            <text:p>47</text:p>
          </table:table-cell>
          <table:table-cell table:formula="of:=[.A42]-[.B42]" office:value-type="float" office:value="-3358" calcext:value-type="float">
            <text:p>-3358</text:p>
          </table:table-cell>
          <table:table-cell table:formula="of:=[.A42]-[.C42]" office:value-type="float" office:value="-693" calcext:value-type="float">
            <text:p>-693</text:p>
          </table:table-cell>
          <table:table-cell table:formula="of:=[.A42]-[.D42]" office:value-type="float" office:value="-2165" calcext:value-type="float">
            <text:p>-2165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590" calcext:value-type="float">
            <text:p>59590</text:p>
          </table:table-cell>
          <table:table-cell office:value-type="float" office:value="57365" calcext:value-type="float">
            <text:p>57365</text:p>
          </table:table-cell>
          <table:table-cell office:value-type="float" office:value="57494" calcext:value-type="float">
            <text:p>57494</text:p>
          </table:table-cell>
          <table:table-cell office:value-type="float" office:value="59012" calcext:value-type="float">
            <text:p>59012</text:p>
          </table:table-cell>
          <table:table-cell office:value-type="float" office:value="28" calcext:value-type="float">
            <text:p>28</text:p>
          </table:table-cell>
          <table:table-cell table:formula="of:=[.A43]-[.B43]" office:value-type="float" office:value="-636" calcext:value-type="float">
            <text:p>-636</text:p>
          </table:table-cell>
          <table:table-cell table:formula="of:=[.A43]-[.C43]" office:value-type="float" office:value="1589" calcext:value-type="float">
            <text:p>1589</text:p>
          </table:table-cell>
          <table:table-cell table:formula="of:=[.A43]-[.D43]" office:value-type="float" office:value="1460" calcext:value-type="float">
            <text:p>1460</text:p>
          </table:table-cell>
          <table:table-cell table:formula="of:=[.A43]-[.E43]" office:value-type="float" office:value="-58" calcext:value-type="float">
            <text:p>-5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60287" calcext:value-type="float">
            <text:p>60287</text:p>
          </table:table-cell>
          <table:table-cell office:value-type="float" office:value="26" calcext:value-type="float">
            <text:p>26</text:p>
          </table:table-cell>
          <table:table-cell table:formula="of:=[.A44]-[.B44]" office:value-type="float" office:value="-251" calcext:value-type="float">
            <text:p>-251</text:p>
          </table:table-cell>
          <table:table-cell table:formula="of:=[.A44]-[.C44]" office:value-type="float" office:value="-1185" calcext:value-type="float">
            <text:p>-1185</text:p>
          </table:table-cell>
          <table:table-cell table:formula="of:=[.A44]-[.D44]" office:value-type="float" office:value="-2309" calcext:value-type="float">
            <text:p>-2309</text:p>
          </table:table-cell>
          <table:table-cell table:formula="of:=[.A44]-[.E44]" office:value-type="float" office:value="-2907" calcext:value-type="float">
            <text:p>-2907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077" calcext:value-type="float">
            <text:p>60077</text:p>
          </table:table-cell>
          <table:table-cell office:value-type="float" office:value="59776" calcext:value-type="float">
            <text:p>59776</text:p>
          </table:table-cell>
          <table:table-cell office:value-type="float" office:value="58657" calcext:value-type="float">
            <text:p>58657</text:p>
          </table:table-cell>
          <table:table-cell office:value-type="float" office:value="60415" calcext:value-type="float">
            <text:p>60415</text:p>
          </table:table-cell>
          <table:table-cell office:value-type="float" office:value="43" calcext:value-type="float">
            <text:p>43</text:p>
          </table:table-cell>
          <table:table-cell table:formula="of:=[.A45]-[.B45]" office:value-type="float" office:value="-1420" calcext:value-type="float">
            <text:p>-1420</text:p>
          </table:table-cell>
          <table:table-cell table:formula="of:=[.A45]-[.C45]" office:value-type="float" office:value="-1119" calcext:value-type="float">
            <text:p>-111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758" calcext:value-type="float">
            <text:p>-1758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727" calcext:value-type="float">
            <text:p>57727</text:p>
          </table:table-cell>
          <table:table-cell office:value-type="float" office:value="58777" calcext:value-type="float">
            <text:p>58777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 table:formula="of:=[.A46]-[.B46]" office:value-type="float" office:value="-252" calcext:value-type="float">
            <text:p>-252</text:p>
          </table:table-cell>
          <table:table-cell table:formula="of:=[.A46]-[.C46]" office:value-type="float" office:value="-1302" calcext:value-type="float">
            <text:p>-1302</text:p>
          </table:table-cell>
          <table:table-cell table:formula="of:=[.A46]-[.D46]" office:value-type="float" office:value="-3964" calcext:value-type="float">
            <text:p>-3964</text:p>
          </table:table-cell>
          <table:table-cell table:formula="of:=[.A46]-[.E46]" office:value-type="float" office:value="-220" calcext:value-type="float">
            <text:p>-22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72" calcext:value-type="float">
            <text:p>58372</text:p>
          </table:table-cell>
          <table:table-cell office:value-type="float" office:value="59659" calcext:value-type="float">
            <text:p>59659</text:p>
          </table:table-cell>
          <table:table-cell office:value-type="float" office:value="57393" calcext:value-type="float">
            <text:p>57393</text:p>
          </table:table-cell>
          <table:table-cell office:value-type="float" office:value="58696" calcext:value-type="float">
            <text:p>58696</text:p>
          </table:table-cell>
          <table:table-cell office:value-type="float" office:value="14" calcext:value-type="float">
            <text:p>14</text:p>
          </table:table-cell>
          <table:table-cell table:formula="of:=[.A47]-[.B47]" office:value-type="float" office:value="-979" calcext:value-type="float">
            <text:p>-979</text:p>
          </table:table-cell>
          <table:table-cell table:formula="of:=[.A47]-[.C47]" office:value-type="float" office:value="-2266" calcext:value-type="float">
            <text:p>-226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303" calcext:value-type="float">
            <text:p>-130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76" calcext:value-type="float">
            <text:p>57676</text:p>
          </table:table-cell>
          <table:table-cell office:value-type="float" office:value="59080" calcext:value-type="float">
            <text:p>59080</text:p>
          </table:table-cell>
          <table:table-cell office:value-type="float" office:value="59909" calcext:value-type="float">
            <text:p>59909</text:p>
          </table:table-cell>
          <table:table-cell office:value-type="float" office:value="60251" calcext:value-type="float">
            <text:p>60251</text:p>
          </table:table-cell>
          <table:table-cell office:value-type="float" office:value="7" calcext:value-type="float">
            <text:p>7</text:p>
          </table:table-cell>
          <table:table-cell table:formula="of:=[.A48]-[.B48]" office:value-type="float" office:value="-296" calcext:value-type="float">
            <text:p>-296</text:p>
          </table:table-cell>
          <table:table-cell table:formula="of:=[.A48]-[.C48]" office:value-type="float" office:value="-1700" calcext:value-type="float">
            <text:p>-1700</text:p>
          </table:table-cell>
          <table:table-cell table:formula="of:=[.A48]-[.D48]" office:value-type="float" office:value="-2529" calcext:value-type="float">
            <text:p>-2529</text:p>
          </table:table-cell>
          <table:table-cell table:formula="of:=[.A48]-[.E48]" office:value-type="float" office:value="-2871" calcext:value-type="float">
            <text:p>-2871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615" calcext:value-type="float">
            <text:p>57615</text:p>
          </table:table-cell>
          <table:table-cell office:value-type="float" office:value="15" calcext:value-type="float">
            <text:p>15</text:p>
          </table:table-cell>
          <table:table-cell table:formula="of:=[.A49]-[.B49]" office:value-type="float" office:value="-324" calcext:value-type="float">
            <text:p>-324</text:p>
          </table:table-cell>
          <table:table-cell table:formula="of:=[.A49]-[.C49]" office:value-type="float" office:value="-158" calcext:value-type="float">
            <text:p>-15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60738" calcext:value-type="float">
            <text:p>60738</text:p>
          </table:table-cell>
          <table:table-cell office:value-type="float" office:value="43" calcext:value-type="float">
            <text:p>43</text:p>
          </table:table-cell>
          <table:table-cell table:formula="of:=[.A50]-[.B50]" office:value-type="float" office:value="-300" calcext:value-type="float">
            <text:p>-300</text:p>
          </table:table-cell>
          <table:table-cell table:formula="of:=[.A50]-[.C50]" office:value-type="float" office:value="-1151" calcext:value-type="float">
            <text:p>-1151</text:p>
          </table:table-cell>
          <table:table-cell table:formula="of:=[.A50]-[.D50]" office:value-type="float" office:value="-1168" calcext:value-type="float">
            <text:p>-1168</text:p>
          </table:table-cell>
          <table:table-cell table:formula="of:=[.A50]-[.E50]" office:value-type="float" office:value="-3262" calcext:value-type="float">
            <text:p>-326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57359" calcext:value-type="float">
            <text:p>57359</text:p>
          </table:table-cell>
          <table:table-cell office:value-type="float" office:value="9" calcext:value-type="float">
            <text:p>9</text:p>
          </table:table-cell>
          <table:table-cell table:formula="of:=[.A51]-[.B51]" office:value-type="float" office:value="-644" calcext:value-type="float">
            <text:p>-644</text:p>
          </table:table-cell>
          <table:table-cell table:formula="of:=[.A51]-[.C51]" office:value-type="float" office:value="-31" calcext:value-type="float">
            <text:p>-31</text:p>
          </table:table-cell>
          <table:table-cell table:formula="of:=[.A51]-[.D51]" office:value-type="float" office:value="-2033" calcext:value-type="float">
            <text:p>-2033</text:p>
          </table:table-cell>
          <table:table-cell table:formula="of:=[.A51]-[.E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71" calcext:value-type="float">
            <text:p>60471</text:p>
          </table:table-cell>
          <table:table-cell office:value-type="float" office:value="60104" calcext:value-type="float">
            <text:p>60104</text:p>
          </table:table-cell>
          <table:table-cell office:value-type="float" office:value="59391" calcext:value-type="float">
            <text:p>59391</text:p>
          </table:table-cell>
          <table:table-cell office:value-type="float" office:value="60596" calcext:value-type="float">
            <text:p>60596</text:p>
          </table:table-cell>
          <table:table-cell office:value-type="float" office:value="1" calcext:value-type="float">
            <text:p>1</text:p>
          </table:table-cell>
          <table:table-cell table:formula="of:=[.A52]-[.B52]" office:value-type="float" office:value="-1692" calcext:value-type="float">
            <text:p>-1692</text:p>
          </table:table-cell>
          <table:table-cell table:formula="of:=[.A52]-[.C52]" office:value-type="float" office:value="-1325" calcext:value-type="float">
            <text:p>-1325</text:p>
          </table:table-cell>
          <table:table-cell table:formula="of:=[.A52]-[.D52]" office:value-type="float" office:value="-612" calcext:value-type="float">
            <text:p>-612</text:p>
          </table:table-cell>
          <table:table-cell table:formula="of:=[.A52]-[.E52]" office:value-type="float" office:value="-1817" calcext:value-type="float">
            <text:p>-1817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160" calcext:value-type="float">
            <text:p>60160</text:p>
          </table:table-cell>
          <table:table-cell office:value-type="float" office:value="59080" calcext:value-type="float">
            <text:p>59080</text:p>
          </table:table-cell>
          <table:table-cell office:value-type="float" office:value="57700" calcext:value-type="float">
            <text:p>57700</text:p>
          </table:table-cell>
          <table:table-cell office:value-type="float" office:value="59903" calcext:value-type="float">
            <text:p>59903</text:p>
          </table:table-cell>
          <table:table-cell office:value-type="float" office:value="40" calcext:value-type="float">
            <text:p>40</text:p>
          </table:table-cell>
          <table:table-cell table:formula="of:=[.A53]-[.B53]" office:value-type="float" office:value="-2460" calcext:value-type="float">
            <text:p>-2460</text:p>
          </table:table-cell>
          <table:table-cell table:formula="of:=[.A53]-[.C53]" office:value-type="float" office:value="-1380" calcext:value-type="float">
            <text:p>-1380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203" calcext:value-type="float">
            <text:p>-2203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673" calcext:value-type="float">
            <text:p>60673</text:p>
          </table:table-cell>
          <table:table-cell office:value-type="float" office:value="60209" calcext:value-type="float">
            <text:p>60209</text:p>
          </table:table-cell>
          <table:table-cell office:value-type="float" office:value="57695" calcext:value-type="float">
            <text:p>57695</text:p>
          </table:table-cell>
          <table:table-cell office:value-type="float" office:value="58217" calcext:value-type="float">
            <text:p>58217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-2966" calcext:value-type="float">
            <text:p>-2966</text:p>
          </table:table-cell>
          <table:table-cell table:formula="of:=[.A54]-[.C54]" office:value-type="float" office:value="-2502" calcext:value-type="float">
            <text:p>-2502</text:p>
          </table:table-cell>
          <table:table-cell table:formula="of:=[.A54]-[.D54]" office:value-type="float" office:value="12" calcext:value-type="float">
            <text:p>12</text:p>
          </table:table-cell>
          <table:table-cell table:formula="of:=[.A54]-[.E54]" office:value-type="float" office:value="-510" calcext:value-type="float">
            <text:p>-51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556" calcext:value-type="float">
            <text:p>60556</text:p>
          </table:table-cell>
          <table:table-cell office:value-type="float" office:value="58987" calcext:value-type="float">
            <text:p>58987</text:p>
          </table:table-cell>
          <table:table-cell office:value-type="float" office:value="57434" calcext:value-type="float">
            <text:p>57434</text:p>
          </table:table-cell>
          <table:table-cell office:value-type="float" office:value="57735" calcext:value-type="float">
            <text:p>57735</text:p>
          </table:table-cell>
          <table:table-cell office:value-type="float" office:value="39" calcext:value-type="float">
            <text:p>39</text:p>
          </table:table-cell>
          <table:table-cell table:formula="of:=[.A55]-[.B55]" office:value-type="float" office:value="-2821" calcext:value-type="float">
            <text:p>-2821</text:p>
          </table:table-cell>
          <table:table-cell table:formula="of:=[.A55]-[.C55]" office:value-type="float" office:value="-1252" calcext:value-type="float">
            <text:p>-1252</text:p>
          </table:table-cell>
          <table:table-cell table:formula="of:=[.A55]-[.D55]" office:value-type="float" office:value="301" calcext:value-type="float">
            <text:p>301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0" calcext:value-type="float">
            <text:p>58800</text:p>
          </table:table-cell>
          <table:table-cell office:value-type="float" office:value="59444" calcext:value-type="float">
            <text:p>59444</text:p>
          </table:table-cell>
          <table:table-cell office:value-type="float" office:value="57344" calcext:value-type="float">
            <text:p>57344</text:p>
          </table:table-cell>
          <table:table-cell office:value-type="float" office:value="58423" calcext:value-type="float">
            <text:p>58423</text:p>
          </table:table-cell>
          <table:table-cell office:value-type="float" office:value="24" calcext:value-type="float">
            <text:p>24</text:p>
          </table:table-cell>
          <table:table-cell table:formula="of:=[.A56]-[.B56]" office:value-type="float" office:value="-1420" calcext:value-type="float">
            <text:p>-1420</text:p>
          </table:table-cell>
          <table:table-cell table:formula="of:=[.A56]-[.C56]" office:value-type="float" office:value="-2064" calcext:value-type="float">
            <text:p>-2064</text:p>
          </table:table-cell>
          <table:table-cell table:formula="of:=[.A56]-[.D56]" office:value-type="float" office:value="36" calcext:value-type="float">
            <text:p>36</text:p>
          </table:table-cell>
          <table:table-cell table:formula="of:=[.A56]-[.E56]" office:value-type="float" office:value="-1043" calcext:value-type="float">
            <text:p>-1043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432" calcext:value-type="float">
            <text:p>58432</text:p>
          </table:table-cell>
          <table:table-cell office:value-type="float" office:value="59721" calcext:value-type="float">
            <text:p>59721</text:p>
          </table:table-cell>
          <table:table-cell office:value-type="float" office:value="60807" calcext:value-type="float">
            <text:p>60807</text:p>
          </table:table-cell>
          <table:table-cell office:value-type="float" office:value="59779" calcext:value-type="float">
            <text:p>59779</text:p>
          </table:table-cell>
          <table:table-cell office:value-type="float" office:value="20" calcext:value-type="float">
            <text:p>20</text:p>
          </table:table-cell>
          <table:table-cell table:formula="of:=[.A57]-[.B57]" office:value-type="float" office:value="217" calcext:value-type="float">
            <text:p>217</text:p>
          </table:table-cell>
          <table:table-cell table:formula="of:=[.A57]-[.C57]" office:value-type="float" office:value="-1072" calcext:value-type="float">
            <text:p>-1072</text:p>
          </table:table-cell>
          <table:table-cell table:formula="of:=[.A57]-[.D57]" office:value-type="float" office:value="-2158" calcext:value-type="float">
            <text:p>-2158</text:p>
          </table:table-cell>
          <table:table-cell table:formula="of:=[.A57]-[.E57]" office:value-type="float" office:value="-1130" calcext:value-type="float">
            <text:p>-113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447" calcext:value-type="float">
            <text:p>60447</text:p>
          </table:table-cell>
          <table:table-cell office:value-type="float" office:value="58898" calcext:value-type="float">
            <text:p>58898</text:p>
          </table:table-cell>
          <table:table-cell office:value-type="float" office:value="57695" calcext:value-type="float">
            <text:p>57695</text:p>
          </table:table-cell>
          <table:table-cell office:value-type="float" office:value="60743" calcext:value-type="float">
            <text:p>60743</text:p>
          </table:table-cell>
          <table:table-cell office:value-type="float" office:value="28" calcext:value-type="float">
            <text:p>28</text:p>
          </table:table-cell>
          <table:table-cell table:formula="of:=[.A58]-[.B58]" office:value-type="float" office:value="-2272" calcext:value-type="float">
            <text:p>-2272</text:p>
          </table:table-cell>
          <table:table-cell table:formula="of:=[.A58]-[.C58]" office:value-type="float" office:value="-723" calcext:value-type="float">
            <text:p>-723</text:p>
          </table:table-cell>
          <table:table-cell table:formula="of:=[.A58]-[.D58]" office:value-type="float" office:value="480" calcext:value-type="float">
            <text:p>480</text:p>
          </table:table-cell>
          <table:table-cell table:formula="of:=[.A58]-[.E58]" office:value-type="float" office:value="-2568" calcext:value-type="float">
            <text:p>-2568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426" calcext:value-type="float">
            <text:p>59426</text:p>
          </table:table-cell>
          <table:table-cell office:value-type="float" office:value="60681" calcext:value-type="float">
            <text:p>60681</text:p>
          </table:table-cell>
          <table:table-cell office:value-type="float" office:value="59792" calcext:value-type="float">
            <text:p>59792</text:p>
          </table:table-cell>
          <table:table-cell office:value-type="float" office:value="58703" calcext:value-type="float">
            <text:p>58703</text:p>
          </table:table-cell>
          <table:table-cell office:value-type="float" office:value="12" calcext:value-type="float">
            <text:p>12</text:p>
          </table:table-cell>
          <table:table-cell table:formula="of:=[.A59]-[.B59]" office:value-type="float" office:value="-1692" calcext:value-type="float">
            <text:p>-1692</text:p>
          </table:table-cell>
          <table:table-cell table:formula="of:=[.A59]-[.C59]" office:value-type="float" office:value="-2947" calcext:value-type="float">
            <text:p>-2947</text:p>
          </table:table-cell>
          <table:table-cell table:formula="of:=[.A59]-[.D59]" office:value-type="float" office:value="-2058" calcext:value-type="float">
            <text:p>-2058</text:p>
          </table:table-cell>
          <table:table-cell table:formula="of:=[.A59]-[.E59]" office:value-type="float" office:value="-969" calcext:value-type="float">
            <text:p>-969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660" calcext:value-type="float">
            <text:p>59660</text:p>
          </table:table-cell>
          <table:table-cell office:value-type="float" office:value="58451" calcext:value-type="float">
            <text:p>58451</text:p>
          </table:table-cell>
          <table:table-cell office:value-type="float" office:value="60101" calcext:value-type="float">
            <text:p>60101</text:p>
          </table:table-cell>
          <table:table-cell office:value-type="float" office:value="57360" calcext:value-type="float">
            <text:p>57360</text:p>
          </table:table-cell>
          <table:table-cell office:value-type="float" office:value="25" calcext:value-type="float">
            <text:p>25</text:p>
          </table:table-cell>
          <table:table-cell table:formula="of:=[.A60]-[.B60]" office:value-type="float" office:value="-1500" calcext:value-type="float">
            <text:p>-1500</text:p>
          </table:table-cell>
          <table:table-cell table:formula="of:=[.A60]-[.C60]" office:value-type="float" office:value="-291" calcext:value-type="float">
            <text:p>-291</text:p>
          </table:table-cell>
          <table:table-cell table:formula="of:=[.A60]-[.D60]" office:value-type="float" office:value="-1941" calcext:value-type="float">
            <text:p>-1941</text:p>
          </table:table-cell>
          <table:table-cell table:formula="of:=[.A60]-[.E60]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587" calcext:value-type="float">
            <text:p>60587</text:p>
          </table:table-cell>
          <table:table-cell office:value-type="float" office:value="59793" calcext:value-type="float">
            <text:p>59793</text:p>
          </table:table-cell>
          <table:table-cell office:value-type="float" office:value="57495" calcext:value-type="float">
            <text:p>57495</text:p>
          </table:table-cell>
          <table:table-cell office:value-type="float" office:value="57354" calcext:value-type="float">
            <text:p>57354</text:p>
          </table:table-cell>
          <table:table-cell office:value-type="float" office:value="2" calcext:value-type="float">
            <text:p>2</text:p>
          </table:table-cell>
          <table:table-cell table:formula="of:=[.A61]-[.B61]" office:value-type="float" office:value="-3233" calcext:value-type="float">
            <text:p>-3233</text:p>
          </table:table-cell>
          <table:table-cell table:formula="of:=[.A61]-[.C61]" office:value-type="float" office:value="-2439" calcext:value-type="float">
            <text:p>-2439</text:p>
          </table:table-cell>
          <table:table-cell table:formula="of:=[.A61]-[.D61]" office:value-type="float" office:value="-141" calcext:value-type="float">
            <text:p>-141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76" calcext:value-type="float">
            <text:p>57776</text:p>
          </table:table-cell>
          <table:table-cell office:value-type="float" office:value="58923" calcext:value-type="float">
            <text:p>58923</text:p>
          </table:table-cell>
          <table:table-cell office:value-type="float" office:value="58779" calcext:value-type="float">
            <text:p>58779</text:p>
          </table:table-cell>
          <table:table-cell office:value-type="float" office:value="59043" calcext:value-type="float">
            <text:p>59043</text:p>
          </table:table-cell>
          <table:table-cell office:value-type="float" office:value="1" calcext:value-type="float">
            <text:p>1</text:p>
          </table:table-cell>
          <table:table-cell table:formula="of:=[.A62]-[.B62]" office:value-type="float" office:value="1003" calcext:value-type="float">
            <text:p>1003</text:p>
          </table:table-cell>
          <table:table-cell table:formula="of:=[.A62]-[.C62]" office:value-type="float" office:value="-144" calcext:value-type="float">
            <text:p>-144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264" calcext:value-type="float">
            <text:p>-264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820" calcext:value-type="float">
            <text:p>59820</text:p>
          </table:table-cell>
          <table:table-cell office:value-type="float" office:value="58511" calcext:value-type="float">
            <text:p>58511</text:p>
          </table:table-cell>
          <table:table-cell office:value-type="float" office:value="59721" calcext:value-type="float">
            <text:p>59721</text:p>
          </table:table-cell>
          <table:table-cell office:value-type="float" office:value="60927" calcext:value-type="float">
            <text:p>60927</text:p>
          </table:table-cell>
          <table:table-cell office:value-type="float" office:value="58" calcext:value-type="float">
            <text:p>58</text:p>
          </table:table-cell>
          <table:table-cell table:formula="of:=[.A63]-[.B63]" office:value-type="float" office:value="-99" calcext:value-type="float">
            <text:p>-99</text:p>
          </table:table-cell>
          <table:table-cell table:formula="of:=[.A63]-[.C63]" office:value-type="float" office:value="1210" calcext:value-type="float">
            <text:p>1210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1206" calcext:value-type="float">
            <text:p>-1206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02" calcext:value-type="float">
            <text:p>60502</text:p>
          </table:table-cell>
          <table:table-cell office:value-type="float" office:value="58188" calcext:value-type="float">
            <text:p>58188</text:p>
          </table:table-cell>
          <table:table-cell office:value-type="float" office:value="57991" calcext:value-type="float">
            <text:p>57991</text:p>
          </table:table-cell>
          <table:table-cell office:value-type="float" office:value="59424" calcext:value-type="float">
            <text:p>59424</text:p>
          </table:table-cell>
          <table:table-cell office:value-type="float" office:value="1" calcext:value-type="float">
            <text:p>1</text:p>
          </table:table-cell>
          <table:table-cell table:formula="of:=[.A64]-[.B64]" office:value-type="float" office:value="-3009" calcext:value-type="float">
            <text:p>-3009</text:p>
          </table:table-cell>
          <table:table-cell table:formula="of:=[.A64]-[.C64]" office:value-type="float" office:value="-695" calcext:value-type="float">
            <text:p>-695</text:p>
          </table:table-cell>
          <table:table-cell table:formula="of:=[.A64]-[.D64]" office:value-type="float" office:value="-498" calcext:value-type="float">
            <text:p>-498</text:p>
          </table:table-cell>
          <table:table-cell table:formula="of:=[.A64]-[.E64]" office:value-type="float" office:value="-1931" calcext:value-type="float">
            <text:p>-193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8" calcext:value-type="float">
            <text:p>58668</text:p>
          </table:table-cell>
          <table:table-cell office:value-type="float" office:value="58699" calcext:value-type="float">
            <text:p>58699</text:p>
          </table:table-cell>
          <table:table-cell office:value-type="float" office:value="60736" calcext:value-type="float">
            <text:p>60736</text:p>
          </table:table-cell>
          <table:table-cell office:value-type="float" office:value="57368" calcext:value-type="float">
            <text:p>57368</text:p>
          </table:table-cell>
          <table:table-cell office:value-type="float" office:value="23" calcext:value-type="float">
            <text:p>23</text:p>
          </table:table-cell>
          <table:table-cell table:formula="of:=[.A65]-[.B65]" office:value-type="float" office:value="-1288" calcext:value-type="float">
            <text:p>-1288</text:p>
          </table:table-cell>
          <table:table-cell table:formula="of:=[.A65]-[.C65]" office:value-type="float" office:value="-1319" calcext:value-type="float">
            <text:p>-1319</text:p>
          </table:table-cell>
          <table:table-cell table:formula="of:=[.A65]-[.D65]" office:value-type="float" office:value="-3356" calcext:value-type="float">
            <text:p>-3356</text:p>
          </table:table-cell>
          <table:table-cell table:formula="of:=[.A65]-[.E65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367" calcext:value-type="float">
            <text:p>58367</text:p>
          </table:table-cell>
          <table:table-cell office:value-type="float" office:value="59489" calcext:value-type="float">
            <text:p>59489</text:p>
          </table:table-cell>
          <table:table-cell office:value-type="float" office:value="59968" calcext:value-type="float">
            <text:p>59968</text:p>
          </table:table-cell>
          <table:table-cell office:value-type="float" office:value="57399" calcext:value-type="float">
            <text:p>57399</text:p>
          </table:table-cell>
          <table:table-cell office:value-type="float" office:value="7" calcext:value-type="float">
            <text:p>7</text:p>
          </table:table-cell>
          <table:table-cell table:formula="of:=[.A66]-[.B66]" office:value-type="float" office:value="-968" calcext:value-type="float">
            <text:p>-968</text:p>
          </table:table-cell>
          <table:table-cell table:formula="of:=[.A66]-[.C66]" office:value-type="float" office:value="-2090" calcext:value-type="float">
            <text:p>-2090</text:p>
          </table:table-cell>
          <table:table-cell table:formula="of:=[.A66]-[.D66]" office:value-type="float" office:value="-2569" calcext:value-type="float">
            <text:p>-2569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931" calcext:value-type="float">
            <text:p>599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888" calcext:value-type="float">
            <text:p>57888</text:p>
          </table:table-cell>
          <table:table-cell office:value-type="float" office:value="57397" calcext:value-type="float">
            <text:p>57397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2534" calcext:value-type="float">
            <text:p>-2534</text:p>
          </table:table-cell>
          <table:table-cell table:formula="of:=[.A67]-[.C67]" office:value-type="float" office:value="-298" calcext:value-type="float">
            <text:p>-298</text:p>
          </table:table-cell>
          <table:table-cell table:formula="of:=[.A67]-[.D67]" office:value-type="float" office:value="-491" calcext:value-type="float">
            <text:p>-491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393" calcext:value-type="float">
            <text:p>59393</text:p>
          </table:table-cell>
          <table:table-cell office:value-type="float" office:value="59565" calcext:value-type="float">
            <text:p>59565</text:p>
          </table:table-cell>
          <table:table-cell office:value-type="float" office:value="58911" calcext:value-type="float">
            <text:p>58911</text:p>
          </table:table-cell>
          <table:table-cell office:value-type="float" office:value="60432" calcext:value-type="float">
            <text:p>60432</text:p>
          </table:table-cell>
          <table:table-cell office:value-type="float" office:value="28" calcext:value-type="float">
            <text:p>28</text:p>
          </table:table-cell>
          <table:table-cell table:formula="of:=[.A68]-[.B68]" office:value-type="float" office:value="-1995" calcext:value-type="float">
            <text:p>-1995</text:p>
          </table:table-cell>
          <table:table-cell table:formula="of:=[.A68]-[.C68]" office:value-type="float" office:value="-2167" calcext:value-type="float">
            <text:p>-2167</text:p>
          </table:table-cell>
          <table:table-cell table:formula="of:=[.A68]-[.D68]" office:value-type="float" office:value="-1513" calcext:value-type="float">
            <text:p>-1513</text:p>
          </table:table-cell>
          <table:table-cell table:formula="of:=[.A68]-[.E68]" office:value-type="float" office:value="-3034" calcext:value-type="float">
            <text:p>-3034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834" calcext:value-type="float">
            <text:p>60834</text:p>
          </table:table-cell>
          <table:table-cell office:value-type="float" office:value="60708" calcext:value-type="float">
            <text:p>60708</text:p>
          </table:table-cell>
          <table:table-cell office:value-type="float" office:value="58751" calcext:value-type="float">
            <text:p>58751</text:p>
          </table:table-cell>
          <table:table-cell office:value-type="float" office:value="57413" calcext:value-type="float">
            <text:p>57413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3421" calcext:value-type="float">
            <text:p>-3421</text:p>
          </table:table-cell>
          <table:table-cell table:formula="of:=[.A69]-[.C69]" office:value-type="float" office:value="-3295" calcext:value-type="float">
            <text:p>-3295</text:p>
          </table:table-cell>
          <table:table-cell table:formula="of:=[.A69]-[.D69]" office:value-type="float" office:value="-1338" calcext:value-type="float">
            <text:p>-1338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948" calcext:value-type="float">
            <text:p>59948</text:p>
          </table:table-cell>
          <table:table-cell office:value-type="float" office:value="58980" calcext:value-type="float">
            <text:p>58980</text:p>
          </table:table-cell>
          <table:table-cell office:value-type="float" office:value="58435" calcext:value-type="float">
            <text:p>58435</text:p>
          </table:table-cell>
          <table:table-cell office:value-type="float" office:value="57375" calcext:value-type="float">
            <text:p>57375</text:p>
          </table:table-cell>
          <table:table-cell office:value-type="float" office:value="22" calcext:value-type="float">
            <text:p>22</text:p>
          </table:table-cell>
          <table:table-cell table:formula="of:=[.A70]-[.B70]" office:value-type="float" office:value="-2594" calcext:value-type="float">
            <text:p>-2594</text:p>
          </table:table-cell>
          <table:table-cell table:formula="of:=[.A70]-[.C70]" office:value-type="float" office:value="-1626" calcext:value-type="float">
            <text:p>-1626</text:p>
          </table:table-cell>
          <table:table-cell table:formula="of:=[.A70]-[.D70]" office:value-type="float" office:value="-1081" calcext:value-type="float">
            <text:p>-1081</text:p>
          </table:table-cell>
          <table:table-cell table:formula="of:=[.A70]-[.E70]"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639" calcext:value-type="float">
            <text:p>57639</text:p>
          </table:table-cell>
          <table:table-cell office:value-type="float" office:value="59443" calcext:value-type="float">
            <text:p>59443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3800" calcext:value-type="float">
            <text:p>3800</text:p>
          </table:table-cell>
          <table:table-cell table:formula="of:=[.A71]-[.C71]" office:value-type="float" office:value="1996" calcext:value-type="float">
            <text:p>1996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744" calcext:value-type="float">
            <text:p>3744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0" calcext:value-type="float">
            <text:p>20</text:p>
          </table:table-cell>
          <table:table-cell table:style-name="ce5" table:formula="of:=COUNTIF([.J2:.J71];0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285714285714286" calcext:value-type="float">
            <text:p>0.285714285714286</text:p>
          </table:table-cell>
          <table:table-cell table:number-columns-repeated="9"/>
        </table:table-row>
      </table:table>
      <table:table table:name="ReadingStep=66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101" calcext:value-type="float">
            <text:p>60101</text:p>
          </table:table-cell>
          <table:table-cell office:value-type="float" office:value="57921" calcext:value-type="float">
            <text:p>57921</text:p>
          </table:table-cell>
          <table:table-cell office:value-type="float" office:value="60171" calcext:value-type="float">
            <text:p>60171</text:p>
          </table:table-cell>
          <table:table-cell office:value-type="float" office:value="57526" calcext:value-type="float">
            <text:p>57526</text:p>
          </table:table-cell>
          <table:table-cell office:value-type="float" office:value="40" calcext:value-type="float">
            <text:p>40</text:p>
          </table:table-cell>
          <table:table-cell table:formula="of:=[.A2]-[.B2]" office:value-type="float" office:value="-1413" calcext:value-type="float">
            <text:p>-1413</text:p>
          </table:table-cell>
          <table:table-cell table:formula="of:=[.A2]-[.C2]" office:value-type="float" office:value="767" calcext:value-type="float">
            <text:p>767</text:p>
          </table:table-cell>
          <table:table-cell table:formula="of:=[.A2]-[.D2]" office:value-type="float" office:value="-1483" calcext:value-type="float">
            <text:p>-1483</text:p>
          </table:table-cell>
          <table:table-cell table:formula="of:=[.A2]-[.E2]" office:value-type="float" office:value="1162" calcext:value-type="float">
            <text:p>1162</text:p>
          </table:table-cell>
          <table:table-cell office:value-type="string" calcext:value-type="string">
            <text:p>BBB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330" calcext:value-type="float">
            <text:p>16330</text:p>
          </table:table-cell>
          <table:table-cell office:value-type="float" office:value="70" calcext:value-type="float">
            <text:p>70</text:p>
          </table:table-cell>
          <table:table-cell office:value-type="float" office:value="22920" calcext:value-type="float">
            <text:p>22920</text:p>
          </table:table-cell>
          <table:table-cell office:value-type="float" office:value="1604021" calcext:value-type="float">
            <text:p>1604021</text:p>
          </table:table-cell>
          <table:table-cell office:value-type="float" office:value="38282" calcext:value-type="float">
            <text:p>38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665" calcext:value-type="float">
            <text:p>5866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37" calcext:value-type="float">
            <text:p>57737</text:p>
          </table:table-cell>
          <table:table-cell office:value-type="float" office:value="58495" calcext:value-type="float">
            <text:p>58495</text:p>
          </table:table-cell>
          <table:table-cell office:value-type="float" office:value="30" calcext:value-type="float">
            <text:p>30</text:p>
          </table:table-cell>
          <table:table-cell table:formula="of:=[.A3]-[.B3]" office:value-type="float" office:value="-1188" calcext:value-type="float">
            <text:p>-1188</text:p>
          </table:table-cell>
          <table:table-cell table:formula="of:=[.A3]-[.C3]" office:value-type="float" office:value="-2938" calcext:value-type="float">
            <text:p>-2938</text:p>
          </table:table-cell>
          <table:table-cell table:formula="of:=[.A3]-[.D3]" office:value-type="float" office:value="-260" calcext:value-type="float">
            <text:p>-260</text:p>
          </table:table-cell>
          <table:table-cell table:formula="of:=[.A3]-[.E3]" office:value-type="float" office:value="-1018" calcext:value-type="float">
            <text:p>-1018</text:p>
          </table:table-cell>
          <table:table-cell office:value-type="string" calcext:value-type="string">
            <text:p>Rpi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285" calcext:value-type="float">
            <text:p>16285</text:p>
          </table:table-cell>
          <table:table-cell office:value-type="float" office:value="70" calcext:value-type="float">
            <text:p>70</text:p>
          </table:table-cell>
          <table:table-cell office:value-type="float" office:value="22896" calcext:value-type="float">
            <text:p>22896</text:p>
          </table:table-cell>
          <table:table-cell office:value-type="float" office:value="1602456" calcext:value-type="float">
            <text:p>1602456</text:p>
          </table:table-cell>
          <table:table-cell office:value-type="float" office:value="38282" calcext:value-type="float">
            <text:p>38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7" calcext:value-type="float">
            <text:p>57987</text:p>
          </table:table-cell>
          <table:table-cell office:value-type="float" office:value="59474" calcext:value-type="float">
            <text:p>59474</text:p>
          </table:table-cell>
          <table:table-cell office:value-type="float" office:value="57380" calcext:value-type="float">
            <text:p>57380</text:p>
          </table:table-cell>
          <table:table-cell office:value-type="float" office:value="58804" calcext:value-type="float">
            <text:p>58804</text:p>
          </table:table-cell>
          <table:table-cell office:value-type="float" office:value="12" calcext:value-type="float">
            <text:p>12</text:p>
          </table:table-cell>
          <table:table-cell table:formula="of:=[.A4]-[.B4]" office:value-type="float" office:value="-607" calcext:value-type="float">
            <text:p>-607</text:p>
          </table:table-cell>
          <table:table-cell table:formula="of:=[.A4]-[.C4]" office:value-type="float" office:value="-2094" calcext:value-type="float">
            <text:p>-209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1424" calcext:value-type="float">
            <text:p>-1424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52" calcext:value-type="float">
            <text:p>60452</text:p>
          </table:table-cell>
          <table:table-cell office:value-type="float" office:value="60853" calcext:value-type="float">
            <text:p>60853</text:p>
          </table:table-cell>
          <table:table-cell office:value-type="float" office:value="58932" calcext:value-type="float">
            <text:p>58932</text:p>
          </table:table-cell>
          <table:table-cell office:value-type="float" office:value="60776" calcext:value-type="float">
            <text:p>60776</text:p>
          </table:table-cell>
          <table:table-cell office:value-type="float" office:value="22" calcext:value-type="float">
            <text:p>22</text:p>
          </table:table-cell>
          <table:table-cell table:formula="of:=[.A5]-[.B5]" office:value-type="float" office:value="-1520" calcext:value-type="float">
            <text:p>-1520</text:p>
          </table:table-cell>
          <table:table-cell table:formula="of:=[.A5]-[.C5]" office:value-type="float" office:value="-1921" calcext:value-type="float">
            <text:p>-192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844" calcext:value-type="float">
            <text:p>-1844</text:p>
          </table:table-cell>
          <table:table-cell table:number-columns-repeated="5"/>
          <table:table-cell table:formula="of:=AVERAGE([.P2];[.P3])/3600/1000" office:value-type="float" office:value="0.445344027777778" calcext:value-type="float">
            <text:p>0.445344027777778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460" calcext:value-type="float">
            <text:p>60460</text:p>
          </table:table-cell>
          <table:table-cell office:value-type="float" office:value="57556" calcext:value-type="float">
            <text:p>57556</text:p>
          </table:table-cell>
          <table:table-cell office:value-type="float" office:value="60244" calcext:value-type="float">
            <text:p>60244</text:p>
          </table:table-cell>
          <table:table-cell office:value-type="float" office:value="58539" calcext:value-type="float">
            <text:p>58539</text:p>
          </table:table-cell>
          <table:table-cell office:value-type="float" office:value="51" calcext:value-type="float">
            <text:p>51</text:p>
          </table:table-cell>
          <table:table-cell table:formula="of:=[.A6]-[.B6]" office:value-type="float" office:value="-2761" calcext:value-type="float">
            <text:p>-2761</text:p>
          </table:table-cell>
          <table:table-cell table:formula="of:=[.A6]-[.C6]" office:value-type="float" office:value="143" calcext:value-type="float">
            <text:p>143</text:p>
          </table:table-cell>
          <table:table-cell table:formula="of:=[.A6]-[.D6]" office:value-type="float" office:value="-2545" calcext:value-type="float">
            <text:p>-2545</text:p>
          </table:table-cell>
          <table:table-cell table:formula="of:=[.A6]-[.E6]" office:value-type="float" office:value="-840" calcext:value-type="float">
            <text:p>-84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690" calcext:value-type="float">
            <text:p>58690</text:p>
          </table:table-cell>
          <table:table-cell office:value-type="float" office:value="59093" calcext:value-type="float">
            <text:p>59093</text:p>
          </table:table-cell>
          <table:table-cell office:value-type="float" office:value="57995" calcext:value-type="float">
            <text:p>57995</text:p>
          </table:table-cell>
          <table:table-cell office:value-type="float" office:value="60548" calcext:value-type="float">
            <text:p>60548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695" calcext:value-type="float">
            <text:p>-695</text:p>
          </table:table-cell>
          <table:table-cell table:formula="of:=[.A7]-[.C7]" office:value-type="float" office:value="-1098" calcext:value-type="float">
            <text:p>-109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553" calcext:value-type="float">
            <text:p>-255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33" calcext:value-type="float">
            <text:p>57633</text:p>
          </table:table-cell>
          <table:table-cell office:value-type="float" office:value="57732" calcext:value-type="float">
            <text:p>57732</text:p>
          </table:table-cell>
          <table:table-cell office:value-type="float" office:value="57701" calcext:value-type="float">
            <text:p>57701</text:p>
          </table:table-cell>
          <table:table-cell office:value-type="float" office:value="57620" calcext:value-type="float">
            <text:p>57620</text:p>
          </table:table-cell>
          <table:table-cell office:value-type="float" office:value="24" calcext:value-type="float">
            <text:p>24</text:p>
          </table:table-cell>
          <table:table-cell table:formula="of:=[.A8]-[.B8]" office:value-type="float" office:value="68" calcext:value-type="float">
            <text:p>68</text:p>
          </table:table-cell>
          <table:table-cell table:formula="of:=[.A8]-[.C8]" office:value-type="float" office:value="-31" calcext:value-type="float">
            <text:p>-31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60" calcext:value-type="float">
            <text:p>57360</text:p>
          </table:table-cell>
          <table:table-cell office:value-type="float" office:value="57671" calcext:value-type="float">
            <text:p>57671</text:p>
          </table:table-cell>
          <table:table-cell office:value-type="float" office:value="57893" calcext:value-type="float">
            <text:p>57893</text:p>
          </table:table-cell>
          <table:table-cell office:value-type="float" office:value="59060" calcext:value-type="float">
            <text:p>59060</text:p>
          </table:table-cell>
          <table:table-cell office:value-type="float" office:value="61" calcext:value-type="float">
            <text:p>61</text:p>
          </table:table-cell>
          <table:table-cell table:formula="of:=[.A9]-[.B9]" office:value-type="float" office:value="388" calcext:value-type="float">
            <text:p>388</text:p>
          </table:table-cell>
          <table:table-cell table:formula="of:=[.A9]-[.C9]" office:value-type="float" office:value="77" calcext:value-type="float">
            <text:p>77</text:p>
          </table:table-cell>
          <table:table-cell table:formula="of:=[.A9]-[.D9]" office:value-type="float" office:value="-145" calcext:value-type="float">
            <text:p>-145</text:p>
          </table:table-cell>
          <table:table-cell table:formula="of:=[.A9]-[.E9]" office:value-type="float" office:value="-1312" calcext:value-type="float">
            <text:p>-1312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83" calcext:value-type="float">
            <text:p>59583</text:p>
          </table:table-cell>
          <table:table-cell office:value-type="float" office:value="60431" calcext:value-type="float">
            <text:p>60431</text:p>
          </table:table-cell>
          <table:table-cell office:value-type="float" office:value="57760" calcext:value-type="float">
            <text:p>57760</text:p>
          </table:table-cell>
          <table:table-cell office:value-type="float" office:value="59810" calcext:value-type="float">
            <text:p>59810</text:p>
          </table:table-cell>
          <table:table-cell office:value-type="float" office:value="65" calcext:value-type="float">
            <text:p>65</text:p>
          </table:table-cell>
          <table:table-cell table:formula="of:=[.A10]-[.B10]" office:value-type="float" office:value="-1823" calcext:value-type="float">
            <text:p>-1823</text:p>
          </table:table-cell>
          <table:table-cell table:formula="of:=[.A10]-[.C10]" office:value-type="float" office:value="-2671" calcext:value-type="float">
            <text:p>-2671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50" calcext:value-type="float">
            <text:p>-2050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054" calcext:value-type="float">
            <text:p>58054</text:p>
          </table:table-cell>
          <table:table-cell office:value-type="float" office:value="60682" calcext:value-type="float">
            <text:p>60682</text:p>
          </table:table-cell>
          <table:table-cell office:value-type="float" office:value="59135" calcext:value-type="float">
            <text:p>59135</text:p>
          </table:table-cell>
          <table:table-cell office:value-type="float" office:value="57484" calcext:value-type="float">
            <text:p>57484</text:p>
          </table:table-cell>
          <table:table-cell office:value-type="float" office:value="79" calcext:value-type="float">
            <text:p>79</text:p>
          </table:table-cell>
          <table:table-cell table:formula="of:=[.A11]-[.B11]" office:value-type="float" office:value="-570" calcext:value-type="float">
            <text:p>-570</text:p>
          </table:table-cell>
          <table:table-cell table:formula="of:=[.A11]-[.C11]" office:value-type="float" office:value="-3198" calcext:value-type="float">
            <text:p>-3198</text:p>
          </table:table-cell>
          <table:table-cell table:formula="of:=[.A11]-[.D11]" office:value-type="float" office:value="-1651" calcext:value-type="float">
            <text:p>-1651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59817" calcext:value-type="float">
            <text:p>59817</text:p>
          </table:table-cell>
          <table:table-cell office:value-type="float" office:value="57653" calcext:value-type="float">
            <text:p>57653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2395" calcext:value-type="float">
            <text:p>-2395</text:p>
          </table:table-cell>
          <table:table-cell table:formula="of:=[.A12]-[.C12]" office:value-type="float" office:value="-2437" calcext:value-type="float">
            <text:p>-2437</text:p>
          </table:table-cell>
          <table:table-cell table:formula="of:=[.A12]-[.D12]" office:value-type="float" office:value="-273" calcext:value-type="float">
            <text:p>-273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388" calcext:value-type="float">
            <text:p>5738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7" calcext:value-type="float">
            <text:p>57507</text:p>
          </table:table-cell>
          <table:table-cell office:value-type="float" office:value="60575" calcext:value-type="float">
            <text:p>60575</text:p>
          </table:table-cell>
          <table:table-cell office:value-type="float" office:value="1" calcext:value-type="float">
            <text:p>1</text:p>
          </table:table-cell>
          <table:table-cell table:formula="of:=[.A13]-[.B13]" office:value-type="float" office:value="2047" calcext:value-type="float">
            <text:p>2047</text:p>
          </table:table-cell>
          <table:table-cell table:formula="of:=[.A13]-[.C13]" office:value-type="float" office:value="-2004" calcext:value-type="float">
            <text:p>-2004</text:p>
          </table:table-cell>
          <table:table-cell table:formula="of:=[.A13]-[.D13]" office:value-type="float" office:value="1928" calcext:value-type="float">
            <text:p>1928</text:p>
          </table:table-cell>
          <table:table-cell table:formula="of:=[.A13]-[.E13]" office:value-type="float" office:value="-1140" calcext:value-type="float">
            <text:p>-114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727" calcext:value-type="float">
            <text:p>60727</text:p>
          </table:table-cell>
          <table:table-cell office:value-type="float" office:value="58905" calcext:value-type="float">
            <text:p>58905</text:p>
          </table:table-cell>
          <table:table-cell office:value-type="float" office:value="58986" calcext:value-type="float">
            <text:p>58986</text:p>
          </table:table-cell>
          <table:table-cell office:value-type="float" office:value="60035" calcext:value-type="float">
            <text:p>60035</text:p>
          </table:table-cell>
          <table:table-cell office:value-type="float" office:value="14" calcext:value-type="float">
            <text:p>14</text:p>
          </table:table-cell>
          <table:table-cell table:formula="of:=[.A14]-[.B14]" office:value-type="float" office:value="-2805" calcext:value-type="float">
            <text:p>-2805</text:p>
          </table:table-cell>
          <table:table-cell table:formula="of:=[.A14]-[.C14]" office:value-type="float" office:value="-983" calcext:value-type="float">
            <text:p>-983</text:p>
          </table:table-cell>
          <table:table-cell table:formula="of:=[.A14]-[.D14]" office:value-type="float" office:value="-1064" calcext:value-type="float">
            <text:p>-1064</text:p>
          </table:table-cell>
          <table:table-cell table:formula="of:=[.A14]-[.E14]" office:value-type="float" office:value="-2113" calcext:value-type="float">
            <text:p>-2113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388" calcext:value-type="float">
            <text:p>58388</text:p>
          </table:table-cell>
          <table:table-cell office:value-type="float" office:value="57377" calcext:value-type="float">
            <text:p>57377</text:p>
          </table:table-cell>
          <table:table-cell office:value-type="float" office:value="57783" calcext:value-type="float">
            <text:p>57783</text:p>
          </table:table-cell>
          <table:table-cell office:value-type="float" office:value="57548" calcext:value-type="float">
            <text:p>57548</text:p>
          </table:table-cell>
          <table:table-cell office:value-type="float" office:value="52" calcext:value-type="float">
            <text:p>52</text:p>
          </table:table-cell>
          <table:table-cell table:formula="of:=[.A15]-[.B15]" office:value-type="float" office:value="-605" calcext:value-type="float">
            <text:p>-605</text:p>
          </table:table-cell>
          <table:table-cell table:formula="of:=[.A15]-[.C15]" office:value-type="float" office:value="406" calcext:value-type="float">
            <text:p>40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94" calcext:value-type="float">
            <text:p>5959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99" calcext:value-type="float">
            <text:p>57599</text:p>
          </table:table-cell>
          <table:table-cell office:value-type="float" office:value="57899" calcext:value-type="float">
            <text:p>57899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1433" calcext:value-type="float">
            <text:p>-1433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562" calcext:value-type="float">
            <text:p>562</text:p>
          </table:table-cell>
          <table:table-cell table:formula="of:=[.A16]-[.E16]"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552" calcext:value-type="float">
            <text:p>59552</text:p>
          </table:table-cell>
          <table:table-cell office:value-type="float" office:value="58218" calcext:value-type="float">
            <text:p>58218</text:p>
          </table:table-cell>
          <table:table-cell office:value-type="float" office:value="57485" calcext:value-type="float">
            <text:p>57485</text:p>
          </table:table-cell>
          <table:table-cell office:value-type="float" office:value="58582" calcext:value-type="float">
            <text:p>58582</text:p>
          </table:table-cell>
          <table:table-cell office:value-type="float" office:value="60" calcext:value-type="float">
            <text:p>60</text:p>
          </table:table-cell>
          <table:table-cell table:formula="of:=[.A17]-[.B17]" office:value-type="float" office:value="-2067" calcext:value-type="float">
            <text:p>-2067</text:p>
          </table:table-cell>
          <table:table-cell table:formula="of:=[.A17]-[.C17]" office:value-type="float" office:value="-733" calcext:value-type="float">
            <text:p>-733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097" calcext:value-type="float">
            <text:p>-109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74" calcext:value-type="float">
            <text:p>59974</text:p>
          </table:table-cell>
          <table:table-cell office:value-type="float" office:value="59780" calcext:value-type="float">
            <text:p>59780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2" calcext:value-type="float">
            <text:p>57672</text:p>
          </table:table-cell>
          <table:table-cell office:value-type="float" office:value="39" calcext:value-type="float">
            <text:p>39</text:p>
          </table:table-cell>
          <table:table-cell table:formula="of:=[.A18]-[.B18]" office:value-type="float" office:value="-2594" calcext:value-type="float">
            <text:p>-2594</text:p>
          </table:table-cell>
          <table:table-cell table:formula="of:=[.A18]-[.C18]" office:value-type="float" office:value="-2400" calcext:value-type="float">
            <text:p>-2400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92" calcext:value-type="float">
            <text:p>-29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80" calcext:value-type="float">
            <text:p>60480</text:p>
          </table:table-cell>
          <table:table-cell office:value-type="float" office:value="60227" calcext:value-type="float">
            <text:p>60227</text:p>
          </table:table-cell>
          <table:table-cell office:value-type="float" office:value="59053" calcext:value-type="float">
            <text:p>59053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2782" calcext:value-type="float">
            <text:p>-2782</text:p>
          </table:table-cell>
          <table:table-cell table:formula="of:=[.A19]-[.C19]" office:value-type="float" office:value="-2529" calcext:value-type="float">
            <text:p>-2529</text:p>
          </table:table-cell>
          <table:table-cell table:formula="of:=[.A19]-[.D19]" office:value-type="float" office:value="-1355" calcext:value-type="float">
            <text:p>-1355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4" calcext:value-type="float">
            <text:p>60584</text:p>
          </table:table-cell>
          <table:table-cell office:value-type="float" office:value="57610" calcext:value-type="float">
            <text:p>57610</text:p>
          </table:table-cell>
          <table:table-cell office:value-type="float" office:value="57383" calcext:value-type="float">
            <text:p>57383</text:p>
          </table:table-cell>
          <table:table-cell office:value-type="float" office:value="59923" calcext:value-type="float">
            <text:p>59923</text:p>
          </table:table-cell>
          <table:table-cell office:value-type="float" office:value="13" calcext:value-type="float">
            <text:p>13</text:p>
          </table:table-cell>
          <table:table-cell table:formula="of:=[.A20]-[.B20]" office:value-type="float" office:value="-3204" calcext:value-type="float">
            <text:p>-3204</text:p>
          </table:table-cell>
          <table:table-cell table:formula="of:=[.A20]-[.C20]" office:value-type="float" office:value="-230" calcext:value-type="float">
            <text:p>-230</text:p>
          </table:table-cell>
          <table:table-cell table:formula="of:=[.A20]-[.D20]" office:value-type="float" office:value="-3" calcext:value-type="float">
            <text:p>-3</text:p>
          </table:table-cell>
          <table:table-cell table:formula="of:=[.A20]-[.E20]" office:value-type="float" office:value="-2543" calcext:value-type="float">
            <text:p>-254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23" calcext:value-type="float">
            <text:p>58423</text:p>
          </table:table-cell>
          <table:table-cell office:value-type="float" office:value="57421" calcext:value-type="float">
            <text:p>57421</text:p>
          </table:table-cell>
          <table:table-cell office:value-type="float" office:value="57863" calcext:value-type="float">
            <text:p>57863</text:p>
          </table:table-cell>
          <table:table-cell office:value-type="float" office:value="58545" calcext:value-type="float">
            <text:p>58545</text:p>
          </table:table-cell>
          <table:table-cell office:value-type="float" office:value="62" calcext:value-type="float">
            <text:p>62</text:p>
          </table:table-cell>
          <table:table-cell table:formula="of:=[.A21]-[.B21]" office:value-type="float" office:value="122" calcext:value-type="float">
            <text:p>122</text:p>
          </table:table-cell>
          <table:table-cell table:formula="of:=[.A21]-[.C21]" office:value-type="float" office:value="1124" calcext:value-type="float">
            <text:p>1124</text:p>
          </table:table-cell>
          <table:table-cell table:formula="of:=[.A21]-[.D21]" office:value-type="float" office:value="682" calcext:value-type="float">
            <text:p>682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9" calcext:value-type="float">
            <text:p>59019</text:p>
          </table:table-cell>
          <table:table-cell office:value-type="float" office:value="57642" calcext:value-type="float">
            <text:p>57642</text:p>
          </table:table-cell>
          <table:table-cell office:value-type="float" office:value="61439" calcext:value-type="float">
            <text:p>61439</text:p>
          </table:table-cell>
          <table:table-cell office:value-type="float" office:value="57765" calcext:value-type="float">
            <text:p>57765</text:p>
          </table:table-cell>
          <table:table-cell office:value-type="float" office:value="9" calcext:value-type="float">
            <text:p>9</text:p>
          </table:table-cell>
          <table:table-cell table:formula="of:=[.A22]-[.B22]" office:value-type="float" office:value="-1278" calcext:value-type="float">
            <text:p>-1278</text:p>
          </table:table-cell>
          <table:table-cell table:formula="of:=[.A22]-[.C22]" office:value-type="float" office:value="99" calcext:value-type="float">
            <text:p>99</text:p>
          </table:table-cell>
          <table:table-cell table:formula="of:=[.A22]-[.D22]" office:value-type="float" office:value="-3698" calcext:value-type="float">
            <text:p>-3698</text:p>
          </table:table-cell>
          <table:table-cell table:formula="of:=[.A22]-[.E22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414" calcext:value-type="float">
            <text:p>57414</text:p>
          </table:table-cell>
          <table:table-cell office:value-type="float" office:value="57652" calcext:value-type="float">
            <text:p>57652</text:p>
          </table:table-cell>
          <table:table-cell office:value-type="float" office:value="57729" calcext:value-type="float">
            <text:p>57729</text:p>
          </table:table-cell>
          <table:table-cell office:value-type="float" office:value="58913" calcext:value-type="float">
            <text:p>58913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315" calcext:value-type="float">
            <text:p>315</text:p>
          </table:table-cell>
          <table:table-cell table:formula="of:=[.A23]-[.C23]" office:value-type="float" office:value="77" calcext:value-type="float">
            <text:p>77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184" calcext:value-type="float">
            <text:p>-11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8661" calcext:value-type="float">
            <text:p>58661</text:p>
          </table:table-cell>
          <table:table-cell office:value-type="float" office:value="59032" calcext:value-type="float">
            <text:p>59032</text:p>
          </table:table-cell>
          <table:table-cell office:value-type="float" office:value="58768" calcext:value-type="float">
            <text:p>58768</text:p>
          </table:table-cell>
          <table:table-cell office:value-type="float" office:value="52" calcext:value-type="float">
            <text:p>52</text:p>
          </table:table-cell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-930" calcext:value-type="float">
            <text:p>-930</text:p>
          </table:table-cell>
          <table:table-cell table:formula="of:=[.A24]-[.D24]" office:value-type="float" office:value="-1301" calcext:value-type="float">
            <text:p>-1301</text:p>
          </table:table-cell>
          <table:table-cell table:formula="of:=[.A24]-[.E24]" office:value-type="float" office:value="-1037" calcext:value-type="float">
            <text:p>-103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60105" calcext:value-type="float">
            <text:p>60105</text:p>
          </table:table-cell>
          <table:table-cell office:value-type="float" office:value="57600" calcext:value-type="float">
            <text:p>57600</text:p>
          </table:table-cell>
          <table:table-cell office:value-type="float" office:value="58679" calcext:value-type="float">
            <text:p>58679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-997" calcext:value-type="float">
            <text:p>-997</text:p>
          </table:table-cell>
          <table:table-cell table:formula="of:=[.A25]-[.C25]" office:value-type="float" office:value="-2725" calcext:value-type="float">
            <text:p>-2725</text:p>
          </table:table-cell>
          <table:table-cell table:formula="of:=[.A25]-[.D25]" office:value-type="float" office:value="-220" calcext:value-type="float">
            <text:p>-220</text:p>
          </table:table-cell>
          <table:table-cell table:formula="of:=[.A25]-[.E25]" office:value-type="float" office:value="-1299" calcext:value-type="float">
            <text:p>-1299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3" calcext:value-type="float">
            <text:p>57513</text:p>
          </table:table-cell>
          <table:table-cell office:value-type="float" office:value="58517" calcext:value-type="float">
            <text:p>58517</text:p>
          </table:table-cell>
          <table:table-cell office:value-type="float" office:value="58111" calcext:value-type="float">
            <text:p>58111</text:p>
          </table:table-cell>
          <table:table-cell office:value-type="float" office:value="57391" calcext:value-type="float">
            <text:p>57391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189" calcext:value-type="float">
            <text:p>189</text:p>
          </table:table-cell>
          <table:table-cell table:formula="of:=[.A26]-[.C26]" office:value-type="float" office:value="-815" calcext:value-type="float">
            <text:p>-815</text:p>
          </table:table-cell>
          <table:table-cell table:formula="of:=[.A26]-[.D26]" office:value-type="float" office:value="-409" calcext:value-type="float">
            <text:p>-409</text:p>
          </table:table-cell>
          <table:table-cell table:formula="of:=[.A26]-[.E26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54" calcext:value-type="float">
            <text:p>58754</text:p>
          </table:table-cell>
          <table:table-cell office:value-type="float" office:value="57647" calcext:value-type="float">
            <text:p>57647</text:p>
          </table:table-cell>
          <table:table-cell office:value-type="float" office:value="60593" calcext:value-type="float">
            <text:p>60593</text:p>
          </table:table-cell>
          <table:table-cell office:value-type="float" office:value="60783" calcext:value-type="float">
            <text:p>60783</text:p>
          </table:table-cell>
          <table:table-cell office:value-type="float" office:value="11" calcext:value-type="float">
            <text:p>11</text:p>
          </table:table-cell>
          <table:table-cell table:formula="of:=[.A27]-[.B27]" office:value-type="float" office:value="-1278" calcext:value-type="float">
            <text:p>-1278</text:p>
          </table:table-cell>
          <table:table-cell table:formula="of:=[.A27]-[.C27]" office:value-type="float" office:value="-171" calcext:value-type="float">
            <text:p>-171</text:p>
          </table:table-cell>
          <table:table-cell table:formula="of:=[.A27]-[.D27]" office:value-type="float" office:value="-3117" calcext:value-type="float">
            <text:p>-3117</text:p>
          </table:table-cell>
          <table:table-cell table:formula="of:=[.A27]-[.E27]" office:value-type="float" office:value="-3307" calcext:value-type="float">
            <text:p>-330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6" calcext:value-type="float">
            <text:p>58166</text:p>
          </table:table-cell>
          <table:table-cell office:value-type="float" office:value="60441" calcext:value-type="float">
            <text:p>60441</text:p>
          </table:table-cell>
          <table:table-cell office:value-type="float" office:value="60761" calcext:value-type="float">
            <text:p>60761</text:p>
          </table:table-cell>
          <table:table-cell office:value-type="float" office:value="58703" calcext:value-type="float">
            <text:p>58703</text:p>
          </table:table-cell>
          <table:table-cell office:value-type="float" office:value="19" calcext:value-type="float">
            <text:p>19</text:p>
          </table:table-cell>
          <table:table-cell table:formula="of:=[.A28]-[.B28]" office:value-type="float" office:value="-786" calcext:value-type="float">
            <text:p>-786</text:p>
          </table:table-cell>
          <table:table-cell table:formula="of:=[.A28]-[.C28]" office:value-type="float" office:value="-3061" calcext:value-type="float">
            <text:p>-3061</text:p>
          </table:table-cell>
          <table:table-cell table:formula="of:=[.A28]-[.D28]" office:value-type="float" office:value="-3381" calcext:value-type="float">
            <text:p>-3381</text:p>
          </table:table-cell>
          <table:table-cell table:formula="of:=[.A28]-[.E28]" office:value-type="float" office:value="-1323" calcext:value-type="float">
            <text:p>-1323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72" calcext:value-type="float">
            <text:p>58072</text:p>
          </table:table-cell>
          <table:table-cell office:value-type="float" office:value="59914" calcext:value-type="float">
            <text:p>59914</text:p>
          </table:table-cell>
          <table:table-cell office:value-type="float" office:value="59560" calcext:value-type="float">
            <text:p>59560</text:p>
          </table:table-cell>
          <table:table-cell office:value-type="float" office:value="59721" calcext:value-type="float">
            <text:p>59721</text:p>
          </table:table-cell>
          <table:table-cell office:value-type="float" office:value="60" calcext:value-type="float">
            <text:p>60</text:p>
          </table:table-cell>
          <table:table-cell table:formula="of:=[.A29]-[.B29]" office:value-type="float" office:value="1649" calcext:value-type="float">
            <text:p>1649</text:p>
          </table:table-cell>
          <table:table-cell table:formula="of:=[.A29]-[.C29]" office:value-type="float" office:value="-193" calcext:value-type="float">
            <text:p>-193</text:p>
          </table:table-cell>
          <table:table-cell table:formula="of:=[.A29]-[.D29]" office:value-type="float" office:value="161" calcext:value-type="float">
            <text:p>161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59718" calcext:value-type="float">
            <text:p>59718</text:p>
          </table:table-cell>
          <table:table-cell office:value-type="float" office:value="59047" calcext:value-type="float">
            <text:p>59047</text:p>
          </table:table-cell>
          <table:table-cell office:value-type="float" office:value="60287" calcext:value-type="float">
            <text:p>60287</text:p>
          </table:table-cell>
          <table:table-cell office:value-type="float" office:value="30" calcext:value-type="float">
            <text:p>30</text:p>
          </table:table-cell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2021" calcext:value-type="float">
            <text:p>-2021</text:p>
          </table:table-cell>
          <table:table-cell table:formula="of:=[.A30]-[.D30]" office:value-type="float" office:value="-1350" calcext:value-type="float">
            <text:p>-1350</text:p>
          </table:table-cell>
          <table:table-cell table:formula="of:=[.A30]-[.E30]" office:value-type="float" office:value="-2590" calcext:value-type="float">
            <text:p>-259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92" calcext:value-type="float">
            <text:p>57892</text:p>
          </table:table-cell>
          <table:table-cell office:value-type="float" office:value="57861" calcext:value-type="float">
            <text:p>57861</text:p>
          </table:table-cell>
          <table:table-cell office:value-type="float" office:value="57349" calcext:value-type="float">
            <text:p>57349</text:p>
          </table:table-cell>
          <table:table-cell office:value-type="float" office:value="59987" calcext:value-type="float">
            <text:p>59987</text:p>
          </table:table-cell>
          <table:table-cell office:value-type="float" office:value="7" calcext:value-type="float">
            <text:p>7</text:p>
          </table:table-cell>
          <table:table-cell table:formula="of:=[.A31]-[.B31]" office:value-type="float" office:value="-119" calcext:value-type="float">
            <text:p>-119</text:p>
          </table:table-cell>
          <table:table-cell table:formula="of:=[.A31]-[.C31]" office:value-type="float" office:value="-88" calcext:value-type="float">
            <text:p>-88</text:p>
          </table:table-cell>
          <table:table-cell table:formula="of:=[.A31]-[.D31]" office:value-type="float" office:value="424" calcext:value-type="float">
            <text:p>424</text:p>
          </table:table-cell>
          <table:table-cell table:formula="of:=[.A31]-[.E31]" office:value-type="float" office:value="-2214" calcext:value-type="float">
            <text:p>-2214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27" calcext:value-type="float">
            <text:p>60727</text:p>
          </table:table-cell>
          <table:table-cell office:value-type="float" office:value="59655" calcext:value-type="float">
            <text:p>59655</text:p>
          </table:table-cell>
          <table:table-cell office:value-type="float" office:value="58148" calcext:value-type="float">
            <text:p>58148</text:p>
          </table:table-cell>
          <table:table-cell office:value-type="float" office:value="59977" calcext:value-type="float">
            <text:p>59977</text:p>
          </table:table-cell>
          <table:table-cell office:value-type="float" office:value="61" calcext:value-type="float">
            <text:p>61</text:p>
          </table:table-cell>
          <table:table-cell table:formula="of:=[.A32]-[.B32]" office:value-type="float" office:value="-2579" calcext:value-type="float">
            <text:p>-2579</text:p>
          </table:table-cell>
          <table:table-cell table:formula="of:=[.A32]-[.C32]" office:value-type="float" office:value="-1507" calcext:value-type="float">
            <text:p>-150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829" calcext:value-type="float">
            <text:p>-182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6" calcext:value-type="float">
            <text:p>58376</text:p>
          </table:table-cell>
          <table:table-cell office:value-type="float" office:value="60186" calcext:value-type="float">
            <text:p>60186</text:p>
          </table:table-cell>
          <table:table-cell office:value-type="float" office:value="57765" calcext:value-type="float">
            <text:p>57765</text:p>
          </table:table-cell>
          <table:table-cell office:value-type="float" office:value="60006" calcext:value-type="float">
            <text:p>60006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-679" calcext:value-type="float">
            <text:p>-679</text:p>
          </table:table-cell>
          <table:table-cell table:formula="of:=[.A33]-[.C33]" office:value-type="float" office:value="-2489" calcext:value-type="float">
            <text:p>-2489</text:p>
          </table:table-cell>
          <table:table-cell table:formula="of:=[.A33]-[.D33]" office:value-type="float" office:value="-68" calcext:value-type="float">
            <text:p>-68</text:p>
          </table:table-cell>
          <table:table-cell table:formula="of:=[.A33]-[.E33]" office:value-type="float" office:value="-2309" calcext:value-type="float">
            <text:p>-230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43" calcext:value-type="float">
            <text:p>58443</text:p>
          </table:table-cell>
          <table:table-cell office:value-type="float" office:value="59404" calcext:value-type="float">
            <text:p>59404</text:p>
          </table:table-cell>
          <table:table-cell office:value-type="float" office:value="60722" calcext:value-type="float">
            <text:p>60722</text:p>
          </table:table-cell>
          <table:table-cell office:value-type="float" office:value="60268" calcext:value-type="float">
            <text:p>60268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745" calcext:value-type="float">
            <text:p>-745</text:p>
          </table:table-cell>
          <table:table-cell table:formula="of:=[.A34]-[.C34]" office:value-type="float" office:value="-1706" calcext:value-type="float">
            <text:p>-1706</text:p>
          </table:table-cell>
          <table:table-cell table:formula="of:=[.A34]-[.D34]" office:value-type="float" office:value="-3024" calcext:value-type="float">
            <text:p>-3024</text:p>
          </table:table-cell>
          <table:table-cell table:formula="of:=[.A34]-[.E34]" office:value-type="float" office:value="-2570" calcext:value-type="float">
            <text:p>-257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59029" calcext:value-type="float">
            <text:p>59029</text:p>
          </table:table-cell>
          <table:table-cell office:value-type="float" office:value="60264" calcext:value-type="float">
            <text:p>60264</text:p>
          </table:table-cell>
          <table:table-cell office:value-type="float" office:value="58039" calcext:value-type="float">
            <text:p>58039</text:p>
          </table:table-cell>
          <table:table-cell office:value-type="float" office:value="39" calcext:value-type="float">
            <text:p>39</text:p>
          </table:table-cell>
          <table:table-cell table:formula="of:=[.A35]-[.B35]" office:value-type="float" office:value="-2294" calcext:value-type="float">
            <text:p>-2294</text:p>
          </table:table-cell>
          <table:table-cell table:formula="of:=[.A35]-[.C35]" office:value-type="float" office:value="-1649" calcext:value-type="float">
            <text:p>-1649</text:p>
          </table:table-cell>
          <table:table-cell table:formula="of:=[.A35]-[.D35]" office:value-type="float" office:value="-2884" calcext:value-type="float">
            <text:p>-2884</text:p>
          </table:table-cell>
          <table:table-cell table:formula="of:=[.A35]-[.E35]" office:value-type="float" office:value="-659" calcext:value-type="float">
            <text:p>-659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176" calcext:value-type="float">
            <text:p>58176</text:p>
          </table:table-cell>
          <table:table-cell office:value-type="float" office:value="60698" calcext:value-type="float">
            <text:p>60698</text:p>
          </table:table-cell>
          <table:table-cell office:value-type="float" office:value="59909" calcext:value-type="float">
            <text:p>59909</text:p>
          </table:table-cell>
          <table:table-cell office:value-type="float" office:value="58891" calcext:value-type="float">
            <text:p>58891</text:p>
          </table:table-cell>
          <table:table-cell office:value-type="float" office:value="7" calcext:value-type="float">
            <text:p>7</text:p>
          </table:table-cell>
          <table:table-cell table:formula="of:=[.A36]-[.B36]" office:value-type="float" office:value="-481" calcext:value-type="float">
            <text:p>-481</text:p>
          </table:table-cell>
          <table:table-cell table:formula="of:=[.A36]-[.C36]" office:value-type="float" office:value="-3003" calcext:value-type="float">
            <text:p>-3003</text:p>
          </table:table-cell>
          <table:table-cell table:formula="of:=[.A36]-[.D36]" office:value-type="float" office:value="-2214" calcext:value-type="float">
            <text:p>-2214</text:p>
          </table:table-cell>
          <table:table-cell table:formula="of:=[.A36]-[.E36]" office:value-type="float" office:value="-1196" calcext:value-type="float">
            <text:p>-119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44" calcext:value-type="float">
            <text:p>57644</text:p>
          </table:table-cell>
          <table:table-cell office:value-type="float" office:value="60066" calcext:value-type="float">
            <text:p>60066</text:p>
          </table:table-cell>
          <table:table-cell office:value-type="float" office:value="58537" calcext:value-type="float">
            <text:p>58537</text:p>
          </table:table-cell>
          <table:table-cell office:value-type="float" office:value="59519" calcext:value-type="float">
            <text:p>59519</text:p>
          </table:table-cell>
          <table:table-cell office:value-type="float" office:value="10" calcext:value-type="float">
            <text:p>10</text:p>
          </table:table-cell>
          <table:table-cell table:formula="of:=[.A37]-[.B37]" office:value-type="float" office:value="-264" calcext:value-type="float">
            <text:p>-264</text:p>
          </table:table-cell>
          <table:table-cell table:formula="of:=[.A37]-[.C37]" office:value-type="float" office:value="-2686" calcext:value-type="float">
            <text:p>-2686</text:p>
          </table:table-cell>
          <table:table-cell table:formula="of:=[.A37]-[.D37]" office:value-type="float" office:value="-1157" calcext:value-type="float">
            <text:p>-1157</text:p>
          </table:table-cell>
          <table:table-cell table:formula="of:=[.A37]-[.E37]" office:value-type="float" office:value="-2139" calcext:value-type="float">
            <text:p>-2139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33" calcext:value-type="float">
            <text:p>60833</text:p>
          </table:table-cell>
          <table:table-cell office:value-type="float" office:value="59584" calcext:value-type="float">
            <text:p>59584</text:p>
          </table:table-cell>
          <table:table-cell office:value-type="float" office:value="57632" calcext:value-type="float">
            <text:p>57632</text:p>
          </table:table-cell>
          <table:table-cell office:value-type="float" office:value="58412" calcext:value-type="float">
            <text:p>58412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-2288" calcext:value-type="float">
            <text:p>-2288</text:p>
          </table:table-cell>
          <table:table-cell table:formula="of:=[.A38]-[.C38]" office:value-type="float" office:value="-1039" calcext:value-type="float">
            <text:p>-1039</text:p>
          </table:table-cell>
          <table:table-cell table:formula="of:=[.A38]-[.D38]" office:value-type="float" office:value="913" calcext:value-type="float">
            <text:p>913</text:p>
          </table:table-cell>
          <table:table-cell table:formula="of:=[.A38]-[.E38]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88" calcext:value-type="float">
            <text:p>58688</text:p>
          </table:table-cell>
          <table:table-cell office:value-type="float" office:value="60807" calcext:value-type="float">
            <text:p>60807</text:p>
          </table:table-cell>
          <table:table-cell office:value-type="float" office:value="57677" calcext:value-type="float">
            <text:p>57677</text:p>
          </table:table-cell>
          <table:table-cell office:value-type="float" office:value="57905" calcext:value-type="float">
            <text:p>57905</text:p>
          </table:table-cell>
          <table:table-cell office:value-type="float" office:value="61" calcext:value-type="float">
            <text:p>61</text:p>
          </table:table-cell>
          <table:table-cell table:formula="of:=[.A39]-[.B39]" office:value-type="float" office:value="-783" calcext:value-type="float">
            <text:p>-783</text:p>
          </table:table-cell>
          <table:table-cell table:formula="of:=[.A39]-[.C39]" office:value-type="float" office:value="-2902" calcext:value-type="float">
            <text:p>-2902</text:p>
          </table:table-cell>
          <table:table-cell table:formula="of:=[.A39]-[.D39]" office:value-type="float" office:value="228" calcext:value-type="float">
            <text:p>228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8" calcext:value-type="float">
            <text:p>60208</text:p>
          </table:table-cell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57450" calcext:value-type="float">
            <text:p>57450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501" calcext:value-type="float">
            <text:p>-250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-2199" calcext:value-type="float">
            <text:p>-2199</text:p>
          </table:table-cell>
          <table:table-cell table:formula="of:=[.A40]-[.E40]"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50" calcext:value-type="float">
            <text:p>60450</text:p>
          </table:table-cell>
          <table:table-cell office:value-type="float" office:value="59460" calcext:value-type="float">
            <text:p>59460</text:p>
          </table:table-cell>
          <table:table-cell office:value-type="float" office:value="60050" calcext:value-type="float">
            <text:p>60050</text:p>
          </table:table-cell>
          <table:table-cell office:value-type="float" office:value="57393" calcext:value-type="float">
            <text:p>57393</text:p>
          </table:table-cell>
          <table:table-cell office:value-type="float" office:value="16" calcext:value-type="float">
            <text:p>16</text:p>
          </table:table-cell>
          <table:table-cell table:formula="of:=[.A41]-[.B41]" office:value-type="float" office:value="-3057" calcext:value-type="float">
            <text:p>-3057</text:p>
          </table:table-cell>
          <table:table-cell table:formula="of:=[.A41]-[.C41]" office:value-type="float" office:value="-2067" calcext:value-type="float">
            <text:p>-2067</text:p>
          </table:table-cell>
          <table:table-cell table:formula="of:=[.A41]-[.D41]" office:value-type="float" office:value="-2657" calcext:value-type="float">
            <text:p>-2657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1" calcext:value-type="float">
            <text:p>60181</text:p>
          </table:table-cell>
          <table:table-cell office:value-type="float" office:value="58066" calcext:value-type="float">
            <text:p>58066</text:p>
          </table:table-cell>
          <table:table-cell office:value-type="float" office:value="57380" calcext:value-type="float">
            <text:p>57380</text:p>
          </table:table-cell>
          <table:table-cell office:value-type="float" office:value="60607" calcext:value-type="float">
            <text:p>60607</text:p>
          </table:table-cell>
          <table:table-cell office:value-type="float" office:value="55" calcext:value-type="float">
            <text:p>55</text:p>
          </table:table-cell>
          <table:table-cell table:formula="of:=[.A42]-[.B42]" office:value-type="float" office:value="-2801" calcext:value-type="float">
            <text:p>-2801</text:p>
          </table:table-cell>
          <table:table-cell table:formula="of:=[.A42]-[.C42]" office:value-type="float" office:value="-686" calcext:value-type="float">
            <text:p>-68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227" calcext:value-type="float">
            <text:p>-3227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12" calcext:value-type="float">
            <text:p>59012</text:p>
          </table:table-cell>
          <table:table-cell office:value-type="float" office:value="57411" calcext:value-type="float">
            <text:p>57411</text:p>
          </table:table-cell>
          <table:table-cell office:value-type="float" office:value="58954" calcext:value-type="float">
            <text:p>58954</text:p>
          </table:table-cell>
          <table:table-cell office:value-type="float" office:value="60722" calcext:value-type="float">
            <text:p>60722</text:p>
          </table:table-cell>
          <table:table-cell office:value-type="float" office:value="22" calcext:value-type="float">
            <text:p>22</text:p>
          </table:table-cell>
          <table:table-cell table:formula="of:=[.A43]-[.B43]" office:value-type="float" office:value="-58" calcext:value-type="float">
            <text:p>-58</text:p>
          </table:table-cell>
          <table:table-cell table:formula="of:=[.A43]-[.C43]" office:value-type="float" office:value="1543" calcext:value-type="float">
            <text:p>154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768" calcext:value-type="float">
            <text:p>-176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2" calcext:value-type="float">
            <text:p>60772</text:p>
          </table:table-cell>
          <table:table-cell office:value-type="float" office:value="58143" calcext:value-type="float">
            <text:p>58143</text:p>
          </table:table-cell>
          <table:table-cell office:value-type="float" office:value="58367" calcext:value-type="float">
            <text:p>58367</text:p>
          </table:table-cell>
          <table:table-cell office:value-type="float" office:value="60723" calcext:value-type="float">
            <text:p>60723</text:p>
          </table:table-cell>
          <table:table-cell office:value-type="float" office:value="33" calcext:value-type="float">
            <text:p>33</text:p>
          </table:table-cell>
          <table:table-cell table:formula="of:=[.A44]-[.B44]" office:value-type="float" office:value="-3392" calcext:value-type="float">
            <text:p>-3392</text:p>
          </table:table-cell>
          <table:table-cell table:formula="of:=[.A44]-[.C44]" office:value-type="float" office:value="-763" calcext:value-type="float">
            <text:p>-763</text:p>
          </table:table-cell>
          <table:table-cell table:formula="of:=[.A44]-[.D44]" office:value-type="float" office:value="-987" calcext:value-type="float">
            <text:p>-987</text:p>
          </table:table-cell>
          <table:table-cell table:formula="of:=[.A44]-[.E44]" office:value-type="float" office:value="-3343" calcext:value-type="float">
            <text:p>-3343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450" calcext:value-type="float">
            <text:p>58450</text:p>
          </table:table-cell>
          <table:table-cell office:value-type="float" office:value="59587" calcext:value-type="float">
            <text:p>59587</text:p>
          </table:table-cell>
          <table:table-cell office:value-type="float" office:value="58657" calcext:value-type="float">
            <text:p>58657</text:p>
          </table:table-cell>
          <table:table-cell office:value-type="float" office:value="59779" calcext:value-type="float">
            <text:p>59779</text:p>
          </table:table-cell>
          <table:table-cell office:value-type="float" office:value="79" calcext:value-type="float">
            <text:p>79</text:p>
          </table:table-cell>
          <table:table-cell table:formula="of:=[.A45]-[.B45]" office:value-type="float" office:value="207" calcext:value-type="float">
            <text:p>207</text:p>
          </table:table-cell>
          <table:table-cell table:formula="of:=[.A45]-[.C45]" office:value-type="float" office:value="-930" calcext:value-type="float">
            <text:p>-93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99" calcext:value-type="float">
            <text:p>60799</text:p>
          </table:table-cell>
          <table:table-cell office:value-type="float" office:value="58498" calcext:value-type="float">
            <text:p>58498</text:p>
          </table:table-cell>
          <table:table-cell office:value-type="float" office:value="57878" calcext:value-type="float">
            <text:p>57878</text:p>
          </table:table-cell>
          <table:table-cell office:value-type="float" office:value="58479" calcext:value-type="float">
            <text:p>58479</text:p>
          </table:table-cell>
          <table:table-cell office:value-type="float" office:value="62" calcext:value-type="float">
            <text:p>62</text:p>
          </table:table-cell>
          <table:table-cell table:formula="of:=[.A46]-[.B46]" office:value-type="float" office:value="-3324" calcext:value-type="float">
            <text:p>-3324</text:p>
          </table:table-cell>
          <table:table-cell table:formula="of:=[.A46]-[.C46]" office:value-type="float" office:value="-1023" calcext:value-type="float">
            <text:p>-1023</text:p>
          </table:table-cell>
          <table:table-cell table:formula="of:=[.A46]-[.D46]" office:value-type="float" office:value="-403" calcext:value-type="float">
            <text:p>-403</text:p>
          </table:table-cell>
          <table:table-cell table:formula="of:=[.A46]-[.E46]" office:value-type="float" office:value="-1004" calcext:value-type="float">
            <text:p>-1004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6" calcext:value-type="float">
            <text:p>58536</text:p>
          </table:table-cell>
          <table:table-cell office:value-type="float" office:value="58751" calcext:value-type="float">
            <text:p>5875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93" calcext:value-type="float">
            <text:p>57393</text:p>
          </table:table-cell>
          <table:table-cell office:value-type="float" office:value="34" calcext:value-type="float">
            <text:p>34</text:p>
          </table:table-cell>
          <table:table-cell table:formula="of:=[.A47]-[.B47]" office:value-type="float" office:value="-1143" calcext:value-type="float">
            <text:p>-1143</text:p>
          </table:table-cell>
          <table:table-cell table:formula="of:=[.A47]-[.C47]" office:value-type="float" office:value="-1358" calcext:value-type="float">
            <text:p>-1358</text:p>
          </table:table-cell>
          <table:table-cell table:formula="of:=[.A47]-[.D47]" office:value-type="float" office:value="-1998" calcext:value-type="float">
            <text:p>-199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968" calcext:value-type="float">
            <text:p>59968</text:p>
          </table:table-cell>
          <table:table-cell office:value-type="float" office:value="60591" calcext:value-type="float">
            <text:p>60591</text:p>
          </table:table-cell>
          <table:table-cell office:value-type="float" office:value="57380" calcext:value-type="float">
            <text:p>57380</text:p>
          </table:table-cell>
          <table:table-cell office:value-type="float" office:value="52" calcext:value-type="float">
            <text:p>52</text:p>
          </table:table-cell>
          <table:table-cell table:formula="of:=[.A48]-[.B48]" office:value-type="float" office:value="-2564" calcext:value-type="float">
            <text:p>-2564</text:p>
          </table:table-cell>
          <table:table-cell table:formula="of:=[.A48]-[.C48]" office:value-type="float" office:value="-2588" calcext:value-type="float">
            <text:p>-2588</text:p>
          </table:table-cell>
          <table:table-cell table:formula="of:=[.A48]-[.D48]" office:value-type="float" office:value="-3211" calcext:value-type="float">
            <text:p>-3211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348" calcext:value-type="float">
            <text:p>57348</text:p>
          </table:table-cell>
          <table:table-cell office:value-type="float" office:value="58008" calcext:value-type="float">
            <text:p>58008</text:p>
          </table:table-cell>
          <table:table-cell office:value-type="float" office:value="60673" calcext:value-type="float">
            <text:p>60673</text:p>
          </table:table-cell>
          <table:table-cell office:value-type="float" office:value="27" calcext:value-type="float">
            <text:p>27</text:p>
          </table:table-cell>
          <table:table-cell table:formula="of:=[.A49]-[.B49]" office:value-type="float" office:value="103" calcext:value-type="float">
            <text:p>103</text:p>
          </table:table-cell>
          <table:table-cell table:formula="of:=[.A49]-[.C49]" office:value-type="float" office:value="354" calcext:value-type="float">
            <text:p>354</text:p>
          </table:table-cell>
          <table:table-cell table:formula="of:=[.A49]-[.D49]" office:value-type="float" office:value="-306" calcext:value-type="float">
            <text:p>-306</text:p>
          </table:table-cell>
          <table:table-cell table:formula="of:=[.A49]-[.E49]" office:value-type="float" office:value="-2971" calcext:value-type="float">
            <text:p>-297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77" calcext:value-type="float">
            <text:p>58377</text:p>
          </table:table-cell>
          <table:table-cell office:value-type="float" office:value="59703" calcext:value-type="float">
            <text:p>59703</text:p>
          </table:table-cell>
          <table:table-cell office:value-type="float" office:value="57476" calcext:value-type="float">
            <text:p>57476</text:p>
          </table:table-cell>
          <table:table-cell office:value-type="float" office:value="57448" calcext:value-type="float">
            <text:p>57448</text:p>
          </table:table-cell>
          <table:table-cell office:value-type="float" office:value="49" calcext:value-type="float">
            <text:p>49</text:p>
          </table:table-cell>
          <table:table-cell table:formula="of:=[.A50]-[.B50]" office:value-type="float" office:value="-901" calcext:value-type="float">
            <text:p>-901</text:p>
          </table:table-cell>
          <table:table-cell table:formula="of:=[.A50]-[.C50]" office:value-type="float" office:value="-2227" calcext:value-type="float">
            <text:p>-2227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33" calcext:value-type="float">
            <text:p>58933</text:p>
          </table:table-cell>
          <table:table-cell office:value-type="float" office:value="58059" calcext:value-type="float">
            <text:p>58059</text:p>
          </table:table-cell>
          <table:table-cell office:value-type="float" office:value="58047" calcext:value-type="float">
            <text:p>58047</text:p>
          </table:table-cell>
          <table:table-cell office:value-type="float" office:value="59428" calcext:value-type="float">
            <text:p>59428</text:p>
          </table:table-cell>
          <table:table-cell office:value-type="float" office:value="14" calcext:value-type="float">
            <text:p>14</text:p>
          </table:table-cell>
          <table:table-cell table:formula="of:=[.A51]-[.B51]" office:value-type="float" office:value="-1553" calcext:value-type="float">
            <text:p>-1553</text:p>
          </table:table-cell>
          <table:table-cell table:formula="of:=[.A51]-[.C51]" office:value-type="float" office:value="-679" calcext:value-type="float">
            <text:p>-679</text:p>
          </table:table-cell>
          <table:table-cell table:formula="of:=[.A51]-[.D51]" office:value-type="float" office:value="-667" calcext:value-type="float">
            <text:p>-667</text:p>
          </table:table-cell>
          <table:table-cell table:formula="of:=[.A51]-[.E51]" office:value-type="float" office:value="-2048" calcext:value-type="float">
            <text:p>-2048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03" calcext:value-type="float">
            <text:p>60203</text:p>
          </table:table-cell>
          <table:table-cell office:value-type="float" office:value="57611" calcext:value-type="float">
            <text:p>57611</text:p>
          </table:table-cell>
          <table:table-cell office:value-type="float" office:value="58879" calcext:value-type="float">
            <text:p>58879</text:p>
          </table:table-cell>
          <table:table-cell office:value-type="float" office:value="60506" calcext:value-type="float">
            <text:p>60506</text:p>
          </table:table-cell>
          <table:table-cell office:value-type="float" office:value="8" calcext:value-type="float">
            <text:p>8</text:p>
          </table:table-cell>
          <table:table-cell table:formula="of:=[.A52]-[.B52]" office:value-type="float" office:value="-1424" calcext:value-type="float">
            <text:p>-1424</text:p>
          </table:table-cell>
          <table:table-cell table:formula="of:=[.A52]-[.C52]" office:value-type="float" office:value="1168" calcext:value-type="float">
            <text:p>1168</text:p>
          </table:table-cell>
          <table:table-cell table:formula="of:=[.A52]-[.D52]" office:value-type="float" office:value="-100" calcext:value-type="float">
            <text:p>-100</text:p>
          </table:table-cell>
          <table:table-cell table:formula="of:=[.A52]-[.E52]" office:value-type="float" office:value="-1727" calcext:value-type="float">
            <text:p>-1727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06" calcext:value-type="float">
            <text:p>59606</text:p>
          </table:table-cell>
          <table:table-cell office:value-type="float" office:value="57514" calcext:value-type="float">
            <text:p>57514</text:p>
          </table:table-cell>
          <table:table-cell office:value-type="float" office:value="57523" calcext:value-type="float">
            <text:p>57523</text:p>
          </table:table-cell>
          <table:table-cell office:value-type="float" office:value="57700" calcext:value-type="float">
            <text:p>57700</text:p>
          </table:table-cell>
          <table:table-cell office:value-type="float" office:value="30" calcext:value-type="float">
            <text:p>30</text:p>
          </table:table-cell>
          <table:table-cell table:formula="of:=[.A53]-[.B53]" office:value-type="float" office:value="-1906" calcext:value-type="float">
            <text:p>-1906</text:p>
          </table:table-cell>
          <table:table-cell table:formula="of:=[.A53]-[.C53]" office:value-type="float" office:value="186" calcext:value-type="float">
            <text:p>186</text:p>
          </table:table-cell>
          <table:table-cell table:formula="of:=[.A53]-[.D53]" office:value-type="float" office:value="177" calcext:value-type="float">
            <text:p>17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8" calcext:value-type="float">
            <text:p>57618</text:p>
          </table:table-cell>
          <table:table-cell office:value-type="float" office:value="58047" calcext:value-type="float">
            <text:p>58047</text:p>
          </table:table-cell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17" calcext:value-type="float">
            <text:p>17</text:p>
          </table:table-cell>
          <table:table-cell table:formula="of:=[.A54]-[.B54]" office:value-type="float" office:value="89" calcext:value-type="float">
            <text:p>89</text:p>
          </table:table-cell>
          <table:table-cell table:formula="of:=[.A54]-[.C54]" office:value-type="float" office:value="-340" calcext:value-type="float">
            <text:p>-340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660" calcext:value-type="float">
            <text:p>-66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947" calcext:value-type="float">
            <text:p>59947</text:p>
          </table:table-cell>
          <table:table-cell office:value-type="float" office:value="58473" calcext:value-type="float">
            <text:p>58473</text:p>
          </table:table-cell>
          <table:table-cell office:value-type="float" office:value="58959" calcext:value-type="float">
            <text:p>58959</text:p>
          </table:table-cell>
          <table:table-cell office:value-type="float" office:value="57527" calcext:value-type="float">
            <text:p>57527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-2212" calcext:value-type="float">
            <text:p>-2212</text:p>
          </table:table-cell>
          <table:table-cell table:formula="of:=[.A55]-[.C55]" office:value-type="float" office:value="-738" calcext:value-type="float">
            <text:p>-738</text:p>
          </table:table-cell>
          <table:table-cell table:formula="of:=[.A55]-[.D55]" office:value-type="float" office:value="-1224" calcext:value-type="float">
            <text:p>-1224</text:p>
          </table:table-cell>
          <table:table-cell table:formula="of:=[.A55]-[.E55]"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59812" calcext:value-type="float">
            <text:p>59812</text:p>
          </table:table-cell>
          <table:table-cell office:value-type="float" office:value="59391" calcext:value-type="float">
            <text:p>59391</text:p>
          </table:table-cell>
          <table:table-cell office:value-type="float" office:value="57513" calcext:value-type="float">
            <text:p>57513</text:p>
          </table:table-cell>
          <table:table-cell office:value-type="float" office:value="2" calcext:value-type="float">
            <text:p>2</text:p>
          </table:table-cell>
          <table:table-cell table:formula="of:=[.A56]-[.B56]" office:value-type="float" office:value="-1024" calcext:value-type="float">
            <text:p>-1024</text:p>
          </table:table-cell>
          <table:table-cell table:formula="of:=[.A56]-[.C56]" office:value-type="float" office:value="-2432" calcext:value-type="float">
            <text:p>-2432</text:p>
          </table:table-cell>
          <table:table-cell table:formula="of:=[.A56]-[.D56]" office:value-type="float" office:value="-2011" calcext:value-type="float">
            <text:p>-2011</text:p>
          </table:table-cell>
          <table:table-cell table:formula="of:=[.A56]-[.E56]" office:value-type="float" office:value="-133" calcext:value-type="float">
            <text:p>-133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4" calcext:value-type="float">
            <text:p>59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9418" calcext:value-type="float">
            <text:p>59418</text:p>
          </table:table-cell>
          <table:table-cell office:value-type="float" office:value="58649" calcext:value-type="float">
            <text:p>58649</text:p>
          </table:table-cell>
          <table:table-cell office:value-type="float" office:value="39" calcext:value-type="float">
            <text:p>39</text:p>
          </table:table-cell>
          <table:table-cell table:formula="of:=[.A57]-[.B57]" office:value-type="float" office:value="-1295" calcext:value-type="float">
            <text:p>-1295</text:p>
          </table:table-cell>
          <table:table-cell table:formula="of:=[.A57]-[.C57]" office:value-type="float" office:value="1279" calcext:value-type="float">
            <text:p>1279</text:p>
          </table:table-cell>
          <table:table-cell table:formula="of:=[.A57]-[.D57]" office:value-type="float" office:value="-769" calcext:value-type="float">
            <text:p>-769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9" calcext:value-type="float">
            <text:p>58149</text:p>
          </table:table-cell>
          <table:table-cell office:value-type="float" office:value="58945" calcext:value-type="float">
            <text:p>58945</text:p>
          </table:table-cell>
          <table:table-cell office:value-type="float" office:value="57498" calcext:value-type="float">
            <text:p>57498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158" calcext:value-type="float">
            <text:p>158</text:p>
          </table:table-cell>
          <table:table-cell table:formula="of:=[.A58]-[.C58]" office:value-type="float" office:value="26" calcext:value-type="float">
            <text:p>26</text:p>
          </table:table-cell>
          <table:table-cell table:formula="of:=[.A58]-[.D58]" office:value-type="float" office:value="-770" calcext:value-type="float">
            <text:p>-770</text:p>
          </table:table-cell>
          <table:table-cell table:formula="of:=[.A58]-[.E58]" office:value-type="float" office:value="677" calcext:value-type="float">
            <text:p>677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525" calcext:value-type="float">
            <text:p>57525</text:p>
          </table:table-cell>
          <table:table-cell office:value-type="float" office:value="58800" calcext:value-type="float">
            <text:p>58800</text:p>
          </table:table-cell>
          <table:table-cell office:value-type="float" office:value="57734" calcext:value-type="float">
            <text:p>57734</text:p>
          </table:table-cell>
          <table:table-cell office:value-type="float" office:value="59074" calcext:value-type="float">
            <text:p>59074</text:p>
          </table:table-cell>
          <table:table-cell office:value-type="float" office:value="58" calcext:value-type="float">
            <text:p>58</text:p>
          </table:table-cell>
          <table:table-cell table:formula="of:=[.A59]-[.B59]" office:value-type="float" office:value="209" calcext:value-type="float">
            <text:p>209</text:p>
          </table:table-cell>
          <table:table-cell table:formula="of:=[.A59]-[.C59]" office:value-type="float" office:value="-1066" calcext:value-type="float">
            <text:p>-106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340" calcext:value-type="float">
            <text:p>-134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538" calcext:value-type="float">
            <text:p>57538</text:p>
          </table:table-cell>
          <table:table-cell office:value-type="float" office:value="58959" calcext:value-type="float">
            <text:p>58959</text:p>
          </table:table-cell>
          <table:table-cell office:value-type="float" office:value="57985" calcext:value-type="float">
            <text:p>57985</text:p>
          </table:table-cell>
          <table:table-cell office:value-type="float" office:value="60816" calcext:value-type="float">
            <text:p>60816</text:p>
          </table:table-cell>
          <table:table-cell office:value-type="float" office:value="5" calcext:value-type="float">
            <text:p>5</text:p>
          </table:table-cell>
          <table:table-cell table:formula="of:=[.A60]-[.B60]" office:value-type="float" office:value="622" calcext:value-type="float">
            <text:p>622</text:p>
          </table:table-cell>
          <table:table-cell table:formula="of:=[.A60]-[.C60]" office:value-type="float" office:value="-799" calcext:value-type="float">
            <text:p>-799</text:p>
          </table:table-cell>
          <table:table-cell table:formula="of:=[.A60]-[.D60]" office:value-type="float" office:value="175" calcext:value-type="float">
            <text:p>175</text:p>
          </table:table-cell>
          <table:table-cell table:formula="of:=[.A60]-[.E60]" office:value-type="float" office:value="-2656" calcext:value-type="float">
            <text:p>-265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21" calcext:value-type="float">
            <text:p>58421</text:p>
          </table:table-cell>
          <table:table-cell office:value-type="float" office:value="58111" calcext:value-type="float">
            <text:p>58111</text:p>
          </table:table-cell>
          <table:table-cell office:value-type="float" office:value="57354" calcext:value-type="float">
            <text:p>57354</text:p>
          </table:table-cell>
          <table:table-cell office:value-type="float" office:value="57407" calcext:value-type="float">
            <text:p>57407</text:p>
          </table:table-cell>
          <table:table-cell office:value-type="float" office:value="12" calcext:value-type="float">
            <text:p>12</text:p>
          </table:table-cell>
          <table:table-cell table:formula="of:=[.A61]-[.B61]" office:value-type="float" office:value="-1067" calcext:value-type="float">
            <text:p>-1067</text:p>
          </table:table-cell>
          <table:table-cell table:formula="of:=[.A61]-[.C61]" office:value-type="float" office:value="-757" calcext:value-type="float">
            <text:p>-75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53" calcext:value-type="float">
            <text:p>-5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52" calcext:value-type="float">
            <text:p>57752</text:p>
          </table:table-cell>
          <table:table-cell office:value-type="float" office:value="59656" calcext:value-type="float">
            <text:p>59656</text:p>
          </table:table-cell>
          <table:table-cell office:value-type="float" office:value="57471" calcext:value-type="float">
            <text:p>57471</text:p>
          </table:table-cell>
          <table:table-cell office:value-type="float" office:value="58779" calcext:value-type="float">
            <text:p>58779</text:p>
          </table:table-cell>
          <table:table-cell office:value-type="float" office:value="6" calcext:value-type="float">
            <text:p>6</text:p>
          </table:table-cell>
          <table:table-cell table:formula="of:=[.A62]-[.B62]" office:value-type="float" office:value="1027" calcext:value-type="float">
            <text:p>1027</text:p>
          </table:table-cell>
          <table:table-cell table:formula="of:=[.A62]-[.C62]" office:value-type="float" office:value="-877" calcext:value-type="float">
            <text:p>-877</text:p>
          </table:table-cell>
          <table:table-cell table:formula="of:=[.A62]-[.D62]" office:value-type="float" office:value="1308" calcext:value-type="float">
            <text:p>1308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68" calcext:value-type="float">
            <text:p>60568</text:p>
          </table:table-cell>
          <table:table-cell office:value-type="float" office:value="60821" calcext:value-type="float">
            <text:p>60821</text:p>
          </table:table-cell>
          <table:table-cell office:value-type="float" office:value="57869" calcext:value-type="float">
            <text:p>57869</text:p>
          </table:table-cell>
          <table:table-cell office:value-type="float" office:value="58765" calcext:value-type="float">
            <text:p>58765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-847" calcext:value-type="float">
            <text:p>-847</text:p>
          </table:table-cell>
          <table:table-cell table:formula="of:=[.A63]-[.C63]" office:value-type="float" office:value="-1100" calcext:value-type="float">
            <text:p>-1100</text:p>
          </table:table-cell>
          <table:table-cell table:formula="of:=[.A63]-[.D63]" office:value-type="float" office:value="1852" calcext:value-type="float">
            <text:p>1852</text:p>
          </table:table-cell>
          <table:table-cell table:formula="of:=[.A63]-[.E63]" office:value-type="float" office:value="956" calcext:value-type="float">
            <text:p>956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35" calcext:value-type="float">
            <text:p>57535</text:p>
          </table:table-cell>
          <table:table-cell office:value-type="float" office:value="59481" calcext:value-type="float">
            <text:p>59481</text:p>
          </table:table-cell>
          <table:table-cell office:value-type="float" office:value="57493" calcext:value-type="float">
            <text:p>57493</text:p>
          </table:table-cell>
          <table:table-cell office:value-type="float" office:value="59668" calcext:value-type="float">
            <text:p>59668</text:p>
          </table:table-cell>
          <table:table-cell office:value-type="float" office:value="60" calcext:value-type="float">
            <text:p>60</text:p>
          </table:table-cell>
          <table:table-cell table:formula="of:=[.A64]-[.B64]" office:value-type="float" office:value="-42" calcext:value-type="float">
            <text:p>-42</text:p>
          </table:table-cell>
          <table:table-cell table:formula="of:=[.A64]-[.C64]" office:value-type="float" office:value="-1988" calcext:value-type="float">
            <text:p>-198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75" calcext:value-type="float">
            <text:p>-21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8656" calcext:value-type="float">
            <text:p>58656</text:p>
          </table:table-cell>
          <table:table-cell office:value-type="float" office:value="57855" calcext:value-type="float">
            <text:p>57855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65]-[.B65]" office:value-type="float" office:value="-3061" calcext:value-type="float">
            <text:p>-3061</text:p>
          </table:table-cell>
          <table:table-cell table:formula="of:=[.A65]-[.C65]" office:value-type="float" office:value="-1276" calcext:value-type="float">
            <text:p>-1276</text:p>
          </table:table-cell>
          <table:table-cell table:formula="of:=[.A65]-[.D65]" office:value-type="float" office:value="-475" calcext:value-type="float">
            <text:p>-475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603" calcext:value-type="float">
            <text:p>57603</text:p>
          </table:table-cell>
          <table:table-cell office:value-type="float" office:value="58807" calcext:value-type="float">
            <text:p>58807</text:p>
          </table:table-cell>
          <table:table-cell office:value-type="float" office:value="57399" calcext:value-type="float">
            <text:p>57399</text:p>
          </table:table-cell>
          <table:table-cell office:value-type="float" office:value="59007" calcext:value-type="float">
            <text:p>59007</text:p>
          </table:table-cell>
          <table:table-cell office:value-type="float" office:value="12" calcext:value-type="float">
            <text:p>12</text:p>
          </table:table-cell>
          <table:table-cell table:formula="of:=[.A66]-[.B66]" office:value-type="float" office:value="-204" calcext:value-type="float">
            <text:p>-204</text:p>
          </table:table-cell>
          <table:table-cell table:formula="of:=[.A66]-[.C66]" office:value-type="float" office:value="-1408" calcext:value-type="float">
            <text:p>-1408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59" calcext:value-type="float">
            <text:p>60059</text:p>
          </table:table-cell>
          <table:table-cell office:value-type="float" office:value="59391" calcext:value-type="float">
            <text:p>59391</text:p>
          </table:table-cell>
          <table:table-cell office:value-type="float" office:value="60415" calcext:value-type="float">
            <text:p>60415</text:p>
          </table:table-cell>
          <table:table-cell office:value-type="float" office:value="57397" calcext:value-type="float">
            <text:p>57397</text:p>
          </table:table-cell>
          <table:table-cell office:value-type="float" office:value="9" calcext:value-type="float">
            <text:p>9</text:p>
          </table:table-cell>
          <table:table-cell table:formula="of:=[.A67]-[.B67]" office:value-type="float" office:value="-2662" calcext:value-type="float">
            <text:p>-2662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3018" calcext:value-type="float">
            <text:p>-301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069" calcext:value-type="float">
            <text:p>58069</text:p>
          </table:table-cell>
          <table:table-cell office:value-type="float" office:value="58951" calcext:value-type="float">
            <text:p>58951</text:p>
          </table:table-cell>
          <table:table-cell office:value-type="float" office:value="57398" calcext:value-type="float">
            <text:p>57398</text:p>
          </table:table-cell>
          <table:table-cell office:value-type="float" office:value="57375" calcext:value-type="float">
            <text:p>57375</text:p>
          </table:table-cell>
          <table:table-cell office:value-type="float" office:value="36" calcext:value-type="float">
            <text:p>36</text:p>
          </table:table-cell>
          <table:table-cell table:formula="of:=[.A68]-[.B68]" office:value-type="float" office:value="-671" calcext:value-type="float">
            <text:p>-671</text:p>
          </table:table-cell>
          <table:table-cell table:formula="of:=[.A68]-[.C68]" office:value-type="float" office:value="-1553" calcext:value-type="float">
            <text:p>-155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554" calcext:value-type="float">
            <text:p>57554</text:p>
          </table:table-cell>
          <table:table-cell office:value-type="float" office:value="58496" calcext:value-type="float">
            <text:p>58496</text:p>
          </table:table-cell>
          <table:table-cell office:value-type="float" office:value="57413" calcext:value-type="float">
            <text:p>57413</text:p>
          </table:table-cell>
          <table:table-cell office:value-type="float" office:value="57643" calcext:value-type="float">
            <text:p>57643</text:p>
          </table:table-cell>
          <table:table-cell office:value-type="float" office:value="12" calcext:value-type="float">
            <text:p>12</text:p>
          </table:table-cell>
          <table:table-cell table:formula="of:=[.A69]-[.B69]" office:value-type="float" office:value="-141" calcext:value-type="float">
            <text:p>-141</text:p>
          </table:table-cell>
          <table:table-cell table:formula="of:=[.A69]-[.C69]" office:value-type="float" office:value="-1083" calcext:value-type="float">
            <text:p>-108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0" calcext:value-type="float">
            <text:p>-23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91" calcext:value-type="float">
            <text:p>58191</text:p>
          </table:table-cell>
          <table:table-cell office:value-type="float" office:value="58127" calcext:value-type="float">
            <text:p>58127</text:p>
          </table:table-cell>
          <table:table-cell office:value-type="float" office:value="59904" calcext:value-type="float">
            <text:p>59904</text:p>
          </table:table-cell>
          <table:table-cell office:value-type="float" office:value="57354" calcext:value-type="float">
            <text:p>57354</text:p>
          </table:table-cell>
          <table:table-cell office:value-type="float" office:value="4" calcext:value-type="float">
            <text:p>4</text:p>
          </table:table-cell>
          <table:table-cell table:formula="of:=[.A70]-[.B70]" office:value-type="float" office:value="-837" calcext:value-type="float">
            <text:p>-837</text:p>
          </table:table-cell>
          <table:table-cell table:formula="of:=[.A70]-[.C70]" office:value-type="float" office:value="-773" calcext:value-type="float">
            <text:p>-773</text:p>
          </table:table-cell>
          <table:table-cell table:formula="of:=[.A70]-[.D70]" office:value-type="float" office:value="-2550" calcext:value-type="float">
            <text:p>-255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634" calcext:value-type="float">
            <text:p>58634</text:p>
          </table:table-cell>
          <table:table-cell office:value-type="float" office:value="58885" calcext:value-type="float">
            <text:p>58885</text:p>
          </table:table-cell>
          <table:table-cell office:value-type="float" office:value="60031" calcext:value-type="float">
            <text:p>60031</text:p>
          </table:table-cell>
          <table:table-cell office:value-type="float" office:value="58641" calcext:value-type="float">
            <text:p>58641</text:p>
          </table:table-cell>
          <table:table-cell office:value-type="float" office:value="22" calcext:value-type="float">
            <text:p>22</text:p>
          </table:table-cell>
          <table:table-cell table:formula="of:=[.A71]-[.B71]" office:value-type="float" office:value="2805" calcext:value-type="float">
            <text:p>2805</text:p>
          </table:table-cell>
          <table:table-cell table:formula="of:=[.A71]-[.C71]" office:value-type="float" office:value="2554" calcext:value-type="float">
            <text:p>2554</text:p>
          </table:table-cell>
          <table:table-cell table:formula="of:=[.A71]-[.D71]" office:value-type="float" office:value="1408" calcext:value-type="float">
            <text:p>1408</text:p>
          </table:table-cell>
          <table:table-cell table:formula="of:=[.A71]-[.E71]" office:value-type="float" office:value="2798" calcext:value-type="float">
            <text:p>279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1" calcext:value-type="float">
            <text:p>21</text:p>
          </table:table-cell>
          <table:table-cell table:style-name="ce5" table:formula="of:=COUNTIF([.J2:.J71];0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" calcext:value-type="float">
            <text:p>0.3</text:p>
          </table:table-cell>
          <table:table-cell table:number-columns-repeated="9"/>
        </table:table-row>
      </table:table>
      <table:table table:name="ReadingStep=5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57663" calcext:value-type="float">
            <text:p>57663</text:p>
          </table:table-cell>
          <table:table-cell office:value-type="float" office:value="58213" calcext:value-type="float">
            <text:p>582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]-[.B2]" office:value-type="float" office:value="929" calcext:value-type="float">
            <text:p>929</text:p>
          </table:table-cell>
          <table:table-cell table:formula="of:=[.A2]-[.C2]" office:value-type="float" office:value="1025" calcext:value-type="float">
            <text:p>1025</text:p>
          </table:table-cell>
          <table:table-cell table:formula="of:=[.A2]-[.D2]" office:value-type="float" office:value="475" calcext:value-type="float">
            <text:p>475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43736" calcext:value-type="float">
            <text:p>143736</text:p>
          </table:table-cell>
          <table:table-cell office:value-type="float" office:value="15035" calcext:value-type="float">
            <text:p>15035</text:p>
          </table:table-cell>
          <table:table-cell office:value-type="float" office:value="70" calcext:value-type="float">
            <text:p>70</text:p>
          </table:table-cell>
          <table:table-cell office:value-type="float" office:value="18667" calcext:value-type="float">
            <text:p>18667</text:p>
          </table:table-cell>
          <table:table-cell office:value-type="float" office:value="1306328" calcext:value-type="float">
            <text:p>1306328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84" calcext:value-type="float">
            <text:p>57684</text:p>
          </table:table-cell>
          <table:table-cell office:value-type="float" office:value="59423" calcext:value-type="float">
            <text:p>59423</text:p>
          </table:table-cell>
          <table:table-cell office:value-type="float" office:value="57477" calcext:value-type="float">
            <text:p>5747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]-[.B3]" office:value-type="float" office:value="-207" calcext:value-type="float">
            <text:p>-207</text:p>
          </table:table-cell>
          <table:table-cell table:formula="of:=[.A3]-[.C3]" office:value-type="float" office:value="-1946" calcext:value-type="float">
            <text:p>-1946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43736" calcext:value-type="float">
            <text:p>143736</text:p>
          </table:table-cell>
          <table:table-cell office:value-type="float" office:value="14965" calcext:value-type="float">
            <text:p>14965</text:p>
          </table:table-cell>
          <table:table-cell office:value-type="float" office:value="70" calcext:value-type="float">
            <text:p>70</text:p>
          </table:table-cell>
          <table:table-cell office:value-type="float" office:value="18639" calcext:value-type="float">
            <text:p>18639</text:p>
          </table:table-cell>
          <table:table-cell office:value-type="float" office:value="1304442" calcext:value-type="float">
            <text:p>130444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9" calcext:value-type="float">
            <text:p>60689</text:p>
          </table:table-cell>
          <table:table-cell office:value-type="float" office:value="58419" calcext:value-type="float">
            <text:p>58419</text:p>
          </table:table-cell>
          <table:table-cell office:value-type="float" office:value="59007" calcext:value-type="float">
            <text:p>590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]-[.B4]" office:value-type="float" office:value="-3309" calcext:value-type="float">
            <text:p>-3309</text:p>
          </table:table-cell>
          <table:table-cell table:formula="of:=[.A4]-[.C4]" office:value-type="float" office:value="-1039" calcext:value-type="float">
            <text:p>-1039</text:p>
          </table:table-cell>
          <table:table-cell table:formula="of:=[.A4]-[.D4]" office:value-type="float" office:value="-1627" calcext:value-type="float">
            <text:p>-162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640" calcext:value-type="float">
            <text:p>5864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29" calcext:value-type="float">
            <text:p>574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292" calcext:value-type="float">
            <text:p>292</text:p>
          </table:table-cell>
          <table:table-cell table:formula="of:=[.A5]-[.C5]" office:value-type="float" office:value="1077" calcext:value-type="float">
            <text:p>1077</text:p>
          </table:table-cell>
          <table:table-cell table:formula="of:=[.A5]-[.D5]" office:value-type="float" office:value="1503" calcext:value-type="float">
            <text:p>1503</text:p>
          </table:table-cell>
          <table:table-cell table:number-columns-repeated="6"/>
          <table:table-cell table:formula="of:=AVERAGE([.P2];[.P3])/3600/1000" office:value-type="float" office:value="0.362606944444444" calcext:value-type="float">
            <text:p>0.362606944444444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30" calcext:value-type="float">
            <text:p>5743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269" calcext:value-type="float">
            <text:p>269</text:p>
          </table:table-cell>
          <table:table-cell table:formula="of:=[.A6]-[.C6]" office:value-type="float" office:value="-1692" calcext:value-type="float">
            <text:p>-1692</text:p>
          </table:table-cell>
          <table:table-cell table:formula="of:=[.A6]-[.D6]" office:value-type="float" office:value="-2524" calcext:value-type="float">
            <text:p>-252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115" calcext:value-type="float">
            <text:p>60115</text:p>
          </table:table-cell>
          <table:table-cell office:value-type="float" office:value="59957" calcext:value-type="float">
            <text:p>59957</text:p>
          </table:table-cell>
          <table:table-cell office:value-type="float" office:value="57507" calcext:value-type="float">
            <text:p>5750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2120" calcext:value-type="float">
            <text:p>-2120</text:p>
          </table:table-cell>
          <table:table-cell table:formula="of:=[.A7]-[.C7]" office:value-type="float" office:value="-1962" calcext:value-type="float">
            <text:p>-1962</text:p>
          </table:table-cell>
          <table:table-cell table:formula="of:=[.A7]-[.D7]"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4" calcext:value-type="float">
            <text:p>59594</text:p>
          </table:table-cell>
          <table:table-cell office:value-type="float" office:value="60554" calcext:value-type="float">
            <text:p>60554</text:p>
          </table:table-cell>
          <table:table-cell office:value-type="float" office:value="59787" calcext:value-type="float">
            <text:p>5978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8]-[.B8]" office:value-type="float" office:value="-1893" calcext:value-type="float">
            <text:p>-1893</text:p>
          </table:table-cell>
          <table:table-cell table:formula="of:=[.A8]-[.C8]" office:value-type="float" office:value="-2853" calcext:value-type="float">
            <text:p>-2853</text:p>
          </table:table-cell>
          <table:table-cell table:formula="of:=[.A8]-[.D8]" office:value-type="float" office:value="-2086" calcext:value-type="float">
            <text:p>-2086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7" calcext:value-type="float">
            <text:p>60417</text:p>
          </table:table-cell>
          <table:table-cell office:value-type="float" office:value="58785" calcext:value-type="float">
            <text:p>58785</text:p>
          </table:table-cell>
          <table:table-cell office:value-type="float" office:value="57748" calcext:value-type="float">
            <text:p>5774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9]-[.B9]" office:value-type="float" office:value="-2669" calcext:value-type="float">
            <text:p>-2669</text:p>
          </table:table-cell>
          <table:table-cell table:formula="of:=[.A9]-[.C9]" office:value-type="float" office:value="-1037" calcext:value-type="float">
            <text:p>-103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20" calcext:value-type="float">
            <text:p>60420</text:p>
          </table:table-cell>
          <table:table-cell office:value-type="float" office:value="58119" calcext:value-type="float">
            <text:p>58119</text:p>
          </table:table-cell>
          <table:table-cell office:value-type="float" office:value="58933" calcext:value-type="float">
            <text:p>5893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-[.B10]" office:value-type="float" office:value="-2660" calcext:value-type="float">
            <text:p>-2660</text:p>
          </table:table-cell>
          <table:table-cell table:formula="of:=[.A10]-[.C10]" office:value-type="float" office:value="-359" calcext:value-type="float">
            <text:p>-359</text:p>
          </table:table-cell>
          <table:table-cell table:formula="of:=[.A10]-[.D10]" office:value-type="float" office:value="-1173" calcext:value-type="float">
            <text:p>-1173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2" calcext:value-type="float">
            <text:p>59402</text:p>
          </table:table-cell>
          <table:table-cell office:value-type="float" office:value="59398" calcext:value-type="float">
            <text:p>59398</text:p>
          </table:table-cell>
          <table:table-cell office:value-type="float" office:value="59824" calcext:value-type="float">
            <text:p>598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]-[.B11]" office:value-type="float" office:value="-1918" calcext:value-type="float">
            <text:p>-1918</text:p>
          </table:table-cell>
          <table:table-cell table:formula="of:=[.A11]-[.C11]" office:value-type="float" office:value="-1914" calcext:value-type="float">
            <text:p>-1914</text:p>
          </table:table-cell>
          <table:table-cell table:formula="of:=[.A11]-[.D11]" office:value-type="float" office:value="-2340" calcext:value-type="float">
            <text:p>-23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9919" calcext:value-type="float">
            <text:p>59919</text:p>
          </table:table-cell>
          <table:table-cell office:value-type="float" office:value="60527" calcext:value-type="float">
            <text:p>6052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12]-[.B12]" office:value-type="float" office:value="-32" calcext:value-type="float">
            <text:p>-32</text:p>
          </table:table-cell>
          <table:table-cell table:formula="of:=[.A12]-[.C12]" office:value-type="float" office:value="-2539" calcext:value-type="float">
            <text:p>-2539</text:p>
          </table:table-cell>
          <table:table-cell table:formula="of:=[.A12]-[.D12]" office:value-type="float" office:value="-3147" calcext:value-type="float">
            <text:p>-3147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55" calcext:value-type="float">
            <text:p>59655</text:p>
          </table:table-cell>
          <table:table-cell office:value-type="float" office:value="60001" calcext:value-type="float">
            <text:p>60001</text:p>
          </table:table-cell>
          <table:table-cell office:value-type="float" office:value="60466" calcext:value-type="float">
            <text:p>604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3]-[.B13]" office:value-type="float" office:value="-220" calcext:value-type="float">
            <text:p>-220</text:p>
          </table:table-cell>
          <table:table-cell table:formula="of:=[.A13]-[.C13]" office:value-type="float" office:value="-566" calcext:value-type="float">
            <text:p>-566</text:p>
          </table:table-cell>
          <table:table-cell table:formula="of:=[.A13]-[.D13]" office:value-type="float" office:value="-1031" calcext:value-type="float">
            <text:p>-103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535" calcext:value-type="float">
            <text:p>57535</text:p>
          </table:table-cell>
          <table:table-cell office:value-type="float" office:value="60097" calcext:value-type="float">
            <text:p>60097</text:p>
          </table:table-cell>
          <table:table-cell office:value-type="float" office:value="60071" calcext:value-type="float">
            <text:p>600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387" calcext:value-type="float">
            <text:p>387</text:p>
          </table:table-cell>
          <table:table-cell table:formula="of:=[.A14]-[.C14]" office:value-type="float" office:value="-2175" calcext:value-type="float">
            <text:p>-2175</text:p>
          </table:table-cell>
          <table:table-cell table:formula="of:=[.A14]-[.D14]" office:value-type="float" office:value="-2149" calcext:value-type="float">
            <text:p>-2149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64" calcext:value-type="float">
            <text:p>60064</text:p>
          </table:table-cell>
          <table:table-cell office:value-type="float" office:value="59056" calcext:value-type="float">
            <text:p>59056</text:p>
          </table:table-cell>
          <table:table-cell office:value-type="float" office:value="57783" calcext:value-type="float">
            <text:p>5778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15]-[.B15]" office:value-type="float" office:value="-2281" calcext:value-type="float">
            <text:p>-2281</text:p>
          </table:table-cell>
          <table:table-cell table:formula="of:=[.A15]-[.C15]" office:value-type="float" office:value="-1273" calcext:value-type="float">
            <text:p>-127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40" calcext:value-type="float">
            <text:p>60740</text:p>
          </table:table-cell>
          <table:table-cell office:value-type="float" office:value="60429" calcext:value-type="float">
            <text:p>60429</text:p>
          </table:table-cell>
          <table:table-cell office:value-type="float" office:value="58146" calcext:value-type="float">
            <text:p>5814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6]-[.B16]" office:value-type="float" office:value="-2579" calcext:value-type="float">
            <text:p>-2579</text:p>
          </table:table-cell>
          <table:table-cell table:formula="of:=[.A16]-[.C16]" office:value-type="float" office:value="-2268" calcext:value-type="float">
            <text:p>-2268</text:p>
          </table:table-cell>
          <table:table-cell table:formula="of:=[.A16]-[.D16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055" calcext:value-type="float">
            <text:p>58055</text:p>
          </table:table-cell>
          <table:table-cell office:value-type="float" office:value="57395" calcext:value-type="float">
            <text:p>57395</text:p>
          </table:table-cell>
          <table:table-cell office:value-type="float" office:value="57893" calcext:value-type="float">
            <text:p>5789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7]-[.B17]" office:value-type="float" office:value="-570" calcext:value-type="float">
            <text:p>-570</text:p>
          </table:table-cell>
          <table:table-cell table:formula="of:=[.A17]-[.C17]" office:value-type="float" office:value="90" calcext:value-type="float">
            <text:p>90</text:p>
          </table:table-cell>
          <table:table-cell table:formula="of:=[.A17]-[.D17]" office:value-type="float" office:value="-408" calcext:value-type="float">
            <text:p>-40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0" calcext:value-type="float">
            <text:p>57540</text:p>
          </table:table-cell>
          <table:table-cell office:value-type="float" office:value="58796" calcext:value-type="float">
            <text:p>58796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B18]" office:value-type="float" office:value="-160" calcext:value-type="float">
            <text:p>-160</text:p>
          </table:table-cell>
          <table:table-cell table:formula="of:=[.A18]-[.C18]" office:value-type="float" office:value="-1416" calcext:value-type="float">
            <text:p>-1416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6" calcext:value-type="float">
            <text:p>59926</text:p>
          </table:table-cell>
          <table:table-cell office:value-type="float" office:value="59747" calcext:value-type="float">
            <text:p>59747</text:p>
          </table:table-cell>
          <table:table-cell office:value-type="float" office:value="57760" calcext:value-type="float">
            <text:p>577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9]-[.B19]" office:value-type="float" office:value="-2228" calcext:value-type="float">
            <text:p>-2228</text:p>
          </table:table-cell>
          <table:table-cell table:formula="of:=[.A19]-[.C19]" office:value-type="float" office:value="-2049" calcext:value-type="float">
            <text:p>-2049</text:p>
          </table:table-cell>
          <table:table-cell table:formula="of:=[.A19]-[.D19]" office:value-type="float" office:value="-62" calcext:value-type="float">
            <text:p>-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5" calcext:value-type="float">
            <text:p>60675</text:p>
          </table:table-cell>
          <table:table-cell office:value-type="float" office:value="60555" calcext:value-type="float">
            <text:p>60555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0]-[.B20]" office:value-type="float" office:value="-3295" calcext:value-type="float">
            <text:p>-3295</text:p>
          </table:table-cell>
          <table:table-cell table:formula="of:=[.A20]-[.C20]" office:value-type="float" office:value="-3175" calcext:value-type="float">
            <text:p>-3175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31" calcext:value-type="float">
            <text:p>59931</text:p>
          </table:table-cell>
          <table:table-cell office:value-type="float" office:value="60675" calcext:value-type="float">
            <text:p>60675</text:p>
          </table:table-cell>
          <table:table-cell office:value-type="float" office:value="58944" calcext:value-type="float">
            <text:p>5894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-1386" calcext:value-type="float">
            <text:p>-1386</text:p>
          </table:table-cell>
          <table:table-cell table:formula="of:=[.A21]-[.C21]" office:value-type="float" office:value="-2130" calcext:value-type="float">
            <text:p>-2130</text:p>
          </table:table-cell>
          <table:table-cell table:formula="of:=[.A21]-[.D21]" office:value-type="float" office:value="-399" calcext:value-type="float">
            <text:p>-399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73" calcext:value-type="float">
            <text:p>57873</text:p>
          </table:table-cell>
          <table:table-cell office:value-type="float" office:value="59057" calcext:value-type="float">
            <text:p>59057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2]-[.B22]" office:value-type="float" office:value="-132" calcext:value-type="float">
            <text:p>-132</text:p>
          </table:table-cell>
          <table:table-cell table:formula="of:=[.A22]-[.C22]" office:value-type="float" office:value="-1316" calcext:value-type="float">
            <text:p>-1316</text:p>
          </table:table-cell>
          <table:table-cell table:formula="of:=[.A22]-[.D22]" office:value-type="float" office:value="-1650" calcext:value-type="float">
            <text:p>-165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1" calcext:value-type="float">
            <text:p>59941</text:p>
          </table:table-cell>
          <table:table-cell office:value-type="float" office:value="58439" calcext:value-type="float">
            <text:p>58439</text:p>
          </table:table-cell>
          <table:table-cell office:value-type="float" office:value="60123" calcext:value-type="float">
            <text:p>6012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]-[.B23]" office:value-type="float" office:value="-2212" calcext:value-type="float">
            <text:p>-2212</text:p>
          </table:table-cell>
          <table:table-cell table:formula="of:=[.A23]-[.C23]" office:value-type="float" office:value="-710" calcext:value-type="float">
            <text:p>-710</text:p>
          </table:table-cell>
          <table:table-cell table:formula="of:=[.A23]-[.D23]" office:value-type="float" office:value="-2394" calcext:value-type="float">
            <text:p>-2394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754" calcext:value-type="float">
            <text:p>58754</text:p>
          </table:table-cell>
          <table:table-cell office:value-type="float" office:value="58056" calcext:value-type="float">
            <text:p>58056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4]-[.B24]" office:value-type="float" office:value="-1023" calcext:value-type="float">
            <text:p>-1023</text:p>
          </table:table-cell>
          <table:table-cell table:formula="of:=[.A24]-[.C24]" office:value-type="float" office:value="-325" calcext:value-type="float">
            <text:p>-325</text:p>
          </table:table-cell>
          <table:table-cell table:formula="of:=[.A24]-[.D24]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4" calcext:value-type="float">
            <text:p>58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7858" calcext:value-type="float">
            <text:p>5785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5]-[.B25]" office:value-type="float" office:value="-1564" calcext:value-type="float">
            <text:p>-1564</text:p>
          </table:table-cell>
          <table:table-cell table:formula="of:=[.A25]-[.C25]" office:value-type="float" office:value="10" calcext:value-type="float">
            <text:p>10</text:p>
          </table:table-cell>
          <table:table-cell table:formula="of:=[.A25]-[.D25]" office:value-type="float" office:value="-478" calcext:value-type="float">
            <text:p>-478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210" calcext:value-type="float">
            <text:p>58210</text:p>
          </table:table-cell>
          <table:table-cell office:value-type="float" office:value="58367" calcext:value-type="float">
            <text:p>58367</text:p>
          </table:table-cell>
          <table:table-cell office:value-type="float" office:value="60431" calcext:value-type="float">
            <text:p>604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-[.B26]" office:value-type="float" office:value="-508" calcext:value-type="float">
            <text:p>-508</text:p>
          </table:table-cell>
          <table:table-cell table:formula="of:=[.A26]-[.C26]" office:value-type="float" office:value="-665" calcext:value-type="float">
            <text:p>-665</text:p>
          </table:table-cell>
          <table:table-cell table:formula="of:=[.A26]-[.D26]" office:value-type="float" office:value="-2729" calcext:value-type="float">
            <text:p>-272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57352" calcext:value-type="float">
            <text:p>57352</text:p>
          </table:table-cell>
          <table:table-cell office:value-type="float" office:value="60614" calcext:value-type="float">
            <text:p>6061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7]-[.B27]" office:value-type="float" office:value="-1019" calcext:value-type="float">
            <text:p>-1019</text:p>
          </table:table-cell>
          <table:table-cell table:formula="of:=[.A27]-[.C27]" office:value-type="float" office:value="124" calcext:value-type="float">
            <text:p>124</text:p>
          </table:table-cell>
          <table:table-cell table:formula="of:=[.A27]-[.D27]" office:value-type="float" office:value="-3138" calcext:value-type="float">
            <text:p>-313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37" calcext:value-type="float">
            <text:p>57937</text:p>
          </table:table-cell>
          <table:table-cell office:value-type="float" office:value="58411" calcext:value-type="float">
            <text:p>58411</text:p>
          </table:table-cell>
          <table:table-cell office:value-type="float" office:value="60716" calcext:value-type="float">
            <text:p>607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8]-[.B28]" office:value-type="float" office:value="-557" calcext:value-type="float">
            <text:p>-557</text:p>
          </table:table-cell>
          <table:table-cell table:formula="of:=[.A28]-[.C28]" office:value-type="float" office:value="-1031" calcext:value-type="float">
            <text:p>-1031</text:p>
          </table:table-cell>
          <table:table-cell table:formula="of:=[.A28]-[.D28]" office:value-type="float" office:value="-3336" calcext:value-type="float">
            <text:p>-3336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37" calcext:value-type="float">
            <text:p>58537</text:p>
          </table:table-cell>
          <table:table-cell office:value-type="float" office:value="57889" calcext:value-type="float">
            <text:p>57889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9]-[.B29]" office:value-type="float" office:value="1184" calcext:value-type="float">
            <text:p>1184</text:p>
          </table:table-cell>
          <table:table-cell table:formula="of:=[.A29]-[.C29]" office:value-type="float" office:value="1832" calcext:value-type="float">
            <text:p>1832</text:p>
          </table:table-cell>
          <table:table-cell table:formula="of:=[.A29]-[.D29]" office:value-type="float" office:value="2154" calcext:value-type="float">
            <text:p>215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29" calcext:value-type="float">
            <text:p>57929</text:p>
          </table:table-cell>
          <table:table-cell office:value-type="float" office:value="57375" calcext:value-type="float">
            <text:p>57375</text:p>
          </table:table-cell>
          <table:table-cell office:value-type="float" office:value="58687" calcext:value-type="float">
            <text:p>586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0]-[.B30]" office:value-type="float" office:value="-232" calcext:value-type="float">
            <text:p>-232</text:p>
          </table:table-cell>
          <table:table-cell table:formula="of:=[.A30]-[.C30]" office:value-type="float" office:value="322" calcext:value-type="float">
            <text:p>322</text:p>
          </table:table-cell>
          <table:table-cell table:formula="of:=[.A30]-[.D30]" office:value-type="float" office:value="-990" calcext:value-type="float">
            <text:p>-99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62" calcext:value-type="float">
            <text:p>57562</text:p>
          </table:table-cell>
          <table:table-cell office:value-type="float" office:value="59810" calcext:value-type="float">
            <text:p>59810</text:p>
          </table:table-cell>
          <table:table-cell office:value-type="float" office:value="59986" calcext:value-type="float">
            <text:p>5998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1]-[.B31]" office:value-type="float" office:value="211" calcext:value-type="float">
            <text:p>211</text:p>
          </table:table-cell>
          <table:table-cell table:formula="of:=[.A31]-[.C31]" office:value-type="float" office:value="-2037" calcext:value-type="float">
            <text:p>-2037</text:p>
          </table:table-cell>
          <table:table-cell table:formula="of:=[.A31]-[.D31]" office:value-type="float" office:value="-2213" calcext:value-type="float">
            <text:p>-221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020" calcext:value-type="float">
            <text:p>59020</text:p>
          </table:table-cell>
          <table:table-cell office:value-type="float" office:value="58183" calcext:value-type="float">
            <text:p>58183</text:p>
          </table:table-cell>
          <table:table-cell office:value-type="float" office:value="57474" calcext:value-type="float">
            <text:p>5747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2]-[.B32]" office:value-type="float" office:value="-872" calcext:value-type="float">
            <text:p>-872</text:p>
          </table:table-cell>
          <table:table-cell table:formula="of:=[.A32]-[.C32]" office:value-type="float" office:value="-35" calcext:value-type="float">
            <text:p>-35</text:p>
          </table:table-cell>
          <table:table-cell table:formula="of:=[.A32]-[.D32]"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2" calcext:value-type="float">
            <text:p>57352</text:p>
          </table:table-cell>
          <table:table-cell office:value-type="float" office:value="60546" calcext:value-type="float">
            <text:p>60546</text:p>
          </table:table-cell>
          <table:table-cell office:value-type="float" office:value="57858" calcext:value-type="float">
            <text:p>5785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345" calcext:value-type="float">
            <text:p>345</text:p>
          </table:table-cell>
          <table:table-cell table:formula="of:=[.A33]-[.C33]" office:value-type="float" office:value="-2849" calcext:value-type="float">
            <text:p>-2849</text:p>
          </table:table-cell>
          <table:table-cell table:formula="of:=[.A33]-[.D33]" office:value-type="float" office:value="-161" calcext:value-type="float">
            <text:p>-161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92" calcext:value-type="float">
            <text:p>58392</text:p>
          </table:table-cell>
          <table:table-cell office:value-type="float" office:value="58432" calcext:value-type="float">
            <text:p>58432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4]-[.B34]" office:value-type="float" office:value="-694" calcext:value-type="float">
            <text:p>-694</text:p>
          </table:table-cell>
          <table:table-cell table:formula="of:=[.A34]-[.C34]" office:value-type="float" office:value="-734" calcext:value-type="float">
            <text:p>-734</text:p>
          </table:table-cell>
          <table:table-cell table:formula="of:=[.A34]-[.D34]"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2" calcext:value-type="float">
            <text:p>57602</text:p>
          </table:table-cell>
          <table:table-cell office:value-type="float" office:value="59712" calcext:value-type="float">
            <text:p>59712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5]-[.B35]" office:value-type="float" office:value="-222" calcext:value-type="float">
            <text:p>-222</text:p>
          </table:table-cell>
          <table:table-cell table:formula="of:=[.A35]-[.C35]" office:value-type="float" office:value="-2332" calcext:value-type="float">
            <text:p>-2332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450" calcext:value-type="float">
            <text:p>57450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6]-[.B36]" office:value-type="float" office:value="245" calcext:value-type="float">
            <text:p>245</text:p>
          </table:table-cell>
          <table:table-cell table:formula="of:=[.A36]-[.C36]" office:value-type="float" office:value="-2739" calcext:value-type="float">
            <text:p>-2739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7" calcext:value-type="float">
            <text:p>60067</text:p>
          </table:table-cell>
          <table:table-cell office:value-type="float" office:value="59391" calcext:value-type="float">
            <text:p>59391</text:p>
          </table:table-cell>
          <table:table-cell office:value-type="float" office:value="57472" calcext:value-type="float">
            <text:p>5747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2687" calcext:value-type="float">
            <text:p>-2687</text:p>
          </table:table-cell>
          <table:table-cell table:formula="of:=[.A37]-[.C37]" office:value-type="float" office:value="-2011" calcext:value-type="float">
            <text:p>-2011</text:p>
          </table:table-cell>
          <table:table-cell table:formula="of:=[.A37]-[.D37]"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4" calcext:value-type="float">
            <text:p>5858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87" calcext:value-type="float">
            <text:p>586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-39" calcext:value-type="float">
            <text:p>-39</text:p>
          </table:table-cell>
          <table:table-cell table:formula="of:=[.A38]-[.C38]" office:value-type="float" office:value="-2894" calcext:value-type="float">
            <text:p>-2894</text:p>
          </table:table-cell>
          <table:table-cell table:formula="of:=[.A38]-[.D38]" office:value-type="float" office:value="-142" calcext:value-type="float">
            <text:p>-142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1" calcext:value-type="float">
            <text:p>6058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9]-[.B39]" office:value-type="float" office:value="561" calcext:value-type="float">
            <text:p>561</text:p>
          </table:table-cell>
          <table:table-cell table:formula="of:=[.A39]-[.C39]" office:value-type="float" office:value="-3534" calcext:value-type="float">
            <text:p>-3534</text:p>
          </table:table-cell>
          <table:table-cell table:formula="of:=[.A39]-[.D39]" office:value-type="float" office:value="-2676" calcext:value-type="float">
            <text:p>-2676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5" calcext:value-type="float">
            <text:p>57495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7" calcext:value-type="float">
            <text:p>5736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0]-[.B40]" office:value-type="float" office:value="212" calcext:value-type="float">
            <text:p>212</text:p>
          </table:table-cell>
          <table:table-cell table:formula="of:=[.A40]-[.C40]" office:value-type="float" office:value="5" calcext:value-type="float">
            <text:p>5</text:p>
          </table:table-cell>
          <table:table-cell table:formula="of:=[.A40]-[.D40]"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47" calcext:value-type="float">
            <text:p>5764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41]-[.B41]" office:value-type="float" office:value="-254" calcext:value-type="float">
            <text:p>-254</text:p>
          </table:table-cell>
          <table:table-cell table:formula="of:=[.A41]-[.C41]" office:value-type="float" office:value="-2033" calcext:value-type="float">
            <text:p>-2033</text:p>
          </table:table-cell>
          <table:table-cell table:formula="of:=[.A41]-[.D41]" office:value-type="float" office:value="-174" calcext:value-type="float">
            <text:p>-17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4" calcext:value-type="float">
            <text:p>60524</text:p>
          </table:table-cell>
          <table:table-cell office:value-type="float" office:value="59695" calcext:value-type="float">
            <text:p>59695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]-[.B42]" office:value-type="float" office:value="-3144" calcext:value-type="float">
            <text:p>-3144</text:p>
          </table:table-cell>
          <table:table-cell table:formula="of:=[.A42]-[.C42]" office:value-type="float" office:value="-2315" calcext:value-type="float">
            <text:p>-2315</text:p>
          </table:table-cell>
          <table:table-cell table:formula="of:=[.A42]-[.D42]" office:value-type="float" office:value="-1627" calcext:value-type="float">
            <text:p>-1627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00" calcext:value-type="float">
            <text:p>60000</text:p>
          </table:table-cell>
          <table:table-cell office:value-type="float" office:value="57499" calcext:value-type="float">
            <text:p>57499</text:p>
          </table:table-cell>
          <table:table-cell office:value-type="float" office:value="58202" calcext:value-type="float">
            <text:p>5820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3]-[.B43]" office:value-type="float" office:value="-1046" calcext:value-type="float">
            <text:p>-1046</text:p>
          </table:table-cell>
          <table:table-cell table:formula="of:=[.A43]-[.C43]" office:value-type="float" office:value="1455" calcext:value-type="float">
            <text:p>1455</text:p>
          </table:table-cell>
          <table:table-cell table:formula="of:=[.A43]-[.D43]"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2" calcext:value-type="float">
            <text:p>60592</text:p>
          </table:table-cell>
          <table:table-cell office:value-type="float" office:value="59429" calcext:value-type="float">
            <text:p>5942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4]-[.B44]" office:value-type="float" office:value="-3212" calcext:value-type="float">
            <text:p>-3212</text:p>
          </table:table-cell>
          <table:table-cell table:formula="of:=[.A44]-[.C44]" office:value-type="float" office:value="-2049" calcext:value-type="float">
            <text:p>-2049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58188" calcext:value-type="float">
            <text:p>58188</text:p>
          </table:table-cell>
          <table:table-cell office:value-type="float" office:value="59983" calcext:value-type="float">
            <text:p>5998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45]-[.B45]" office:value-type="float" office:value="-1503" calcext:value-type="float">
            <text:p>-1503</text:p>
          </table:table-cell>
          <table:table-cell table:formula="of:=[.A45]-[.C45]" office:value-type="float" office:value="469" calcext:value-type="float">
            <text:p>469</text:p>
          </table:table-cell>
          <table:table-cell table:formula="of:=[.A45]-[.D45]" office:value-type="float" office:value="-1326" calcext:value-type="float">
            <text:p>-1326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56" calcext:value-type="float">
            <text:p>59956</text:p>
          </table:table-cell>
          <table:table-cell office:value-type="float" office:value="58416" calcext:value-type="float">
            <text:p>58416</text:p>
          </table:table-cell>
          <table:table-cell office:value-type="float" office:value="58050" calcext:value-type="float">
            <text:p>580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6]-[.B46]" office:value-type="float" office:value="-2481" calcext:value-type="float">
            <text:p>-2481</text:p>
          </table:table-cell>
          <table:table-cell table:formula="of:=[.A46]-[.C46]" office:value-type="float" office:value="-941" calcext:value-type="float">
            <text:p>-941</text:p>
          </table:table-cell>
          <table:table-cell table:formula="of:=[.A46]-[.D46]" office:value-type="float" office:value="-575" calcext:value-type="float">
            <text:p>-575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36" calcext:value-type="float">
            <text:p>59736</text:p>
          </table:table-cell>
          <table:table-cell office:value-type="float" office:value="59429" calcext:value-type="float">
            <text:p>59429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7]-[.B47]" office:value-type="float" office:value="-2343" calcext:value-type="float">
            <text:p>-2343</text:p>
          </table:table-cell>
          <table:table-cell table:formula="of:=[.A47]-[.C47]" office:value-type="float" office:value="-2036" calcext:value-type="float">
            <text:p>-2036</text:p>
          </table:table-cell>
          <table:table-cell table:formula="of:=[.A47]-[.D47]" office:value-type="float" office:value="-1486" calcext:value-type="float">
            <text:p>-14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2" calcext:value-type="float">
            <text:p>59392</text:p>
          </table:table-cell>
          <table:table-cell office:value-type="float" office:value="58385" calcext:value-type="float">
            <text:p>58385</text:p>
          </table:table-cell>
          <table:table-cell office:value-type="float" office:value="59016" calcext:value-type="float">
            <text:p>5901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48]-[.B48]" office:value-type="float" office:value="-2012" calcext:value-type="float">
            <text:p>-2012</text:p>
          </table:table-cell>
          <table:table-cell table:formula="of:=[.A48]-[.C48]" office:value-type="float" office:value="-1005" calcext:value-type="float">
            <text:p>-1005</text:p>
          </table:table-cell>
          <table:table-cell table:formula="of:=[.A48]-[.D48]" office:value-type="float" office:value="-1636" calcext:value-type="float">
            <text:p>-1636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17" calcext:value-type="float">
            <text:p>58117</text:p>
          </table:table-cell>
          <table:table-cell office:value-type="float" office:value="57967" calcext:value-type="float">
            <text:p>57967</text:p>
          </table:table-cell>
          <table:table-cell office:value-type="float" office:value="58882" calcext:value-type="float">
            <text:p>5888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9]-[.B49]" office:value-type="float" office:value="-415" calcext:value-type="float">
            <text:p>-415</text:p>
          </table:table-cell>
          <table:table-cell table:formula="of:=[.A49]-[.C49]" office:value-type="float" office:value="-265" calcext:value-type="float">
            <text:p>-265</text:p>
          </table:table-cell>
          <table:table-cell table:formula="of:=[.A49]-[.D49]" office:value-type="float" office:value="-1180" calcext:value-type="float">
            <text:p>-118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59531" calcext:value-type="float">
            <text:p>59531</text:p>
          </table:table-cell>
          <table:table-cell office:value-type="float" office:value="58539" calcext:value-type="float">
            <text:p>5853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0]-[.B50]" office:value-type="float" office:value="-891" calcext:value-type="float">
            <text:p>-891</text:p>
          </table:table-cell>
          <table:table-cell table:formula="of:=[.A50]-[.C50]" office:value-type="float" office:value="-2055" calcext:value-type="float">
            <text:p>-2055</text:p>
          </table:table-cell>
          <table:table-cell table:formula="of:=[.A50]-[.D50]" office:value-type="float" office:value="-1063" calcext:value-type="float">
            <text:p>-10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8" calcext:value-type="float">
            <text:p>59528</text:p>
          </table:table-cell>
          <table:table-cell office:value-type="float" office:value="58802" calcext:value-type="float">
            <text:p>58802</text:p>
          </table:table-cell>
          <table:table-cell office:value-type="float" office:value="58952" calcext:value-type="float">
            <text:p>5895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1]-[.B51]" office:value-type="float" office:value="-2148" calcext:value-type="float">
            <text:p>-2148</text:p>
          </table:table-cell>
          <table:table-cell table:formula="of:=[.A51]-[.C51]" office:value-type="float" office:value="-1422" calcext:value-type="float">
            <text:p>-1422</text:p>
          </table:table-cell>
          <table:table-cell table:formula="of:=[.A51]-[.D51]" office:value-type="float" office:value="-1572" calcext:value-type="float">
            <text:p>-1572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05" calcext:value-type="float">
            <text:p>59405</text:p>
          </table:table-cell>
          <table:table-cell office:value-type="float" office:value="58949" calcext:value-type="float">
            <text:p>58949</text:p>
          </table:table-cell>
          <table:table-cell office:value-type="float" office:value="58779" calcext:value-type="float">
            <text:p>5877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52]-[.B52]" office:value-type="float" office:value="-626" calcext:value-type="float">
            <text:p>-626</text:p>
          </table:table-cell>
          <table:table-cell table:formula="of:=[.A52]-[.C52]" office:value-type="float" office:value="-170" calcext:value-type="float">
            <text:p>-170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66" calcext:value-type="float">
            <text:p>59666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0" calcext:value-type="float">
            <text:p>577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53]-[.B53]" office:value-type="float" office:value="-1966" calcext:value-type="float">
            <text:p>-1966</text:p>
          </table:table-cell>
          <table:table-cell table:formula="of:=[.A53]-[.C53]" office:value-type="float" office:value="-2331" calcext:value-type="float">
            <text:p>-2331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827" calcext:value-type="float">
            <text:p>60827</text:p>
          </table:table-cell>
          <table:table-cell office:value-type="float" office:value="57990" calcext:value-type="float">
            <text:p>57990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4]-[.B54]" office:value-type="float" office:value="-3120" calcext:value-type="float">
            <text:p>-3120</text:p>
          </table:table-cell>
          <table:table-cell table:formula="of:=[.A54]-[.C54]" office:value-type="float" office:value="-283" calcext:value-type="float">
            <text:p>-283</text:p>
          </table:table-cell>
          <table:table-cell table:formula="of:=[.A54]-[.D54]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389" calcext:value-type="float">
            <text:p>58389</text:p>
          </table:table-cell>
          <table:table-cell office:value-type="float" office:value="58581" calcext:value-type="float">
            <text:p>58581</text:p>
          </table:table-cell>
          <table:table-cell office:value-type="float" office:value="60059" calcext:value-type="float">
            <text:p>6005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5]-[.B55]" office:value-type="float" office:value="-654" calcext:value-type="float">
            <text:p>-654</text:p>
          </table:table-cell>
          <table:table-cell table:formula="of:=[.A55]-[.C55]" office:value-type="float" office:value="-846" calcext:value-type="float">
            <text:p>-846</text:p>
          </table:table-cell>
          <table:table-cell table:formula="of:=[.A55]-[.D55]" office:value-type="float" office:value="-2324" calcext:value-type="float">
            <text:p>-232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216" calcext:value-type="float">
            <text:p>58216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6]-[.B56]" office:value-type="float" office:value="-92" calcext:value-type="float">
            <text:p>-92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0" calcext:value-type="float">
            <text:p>59780</text:p>
          </table:table-cell>
          <table:table-cell office:value-type="float" office:value="58160" calcext:value-type="float">
            <text:p>58160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7]-[.B57]" office:value-type="float" office:value="-1131" calcext:value-type="float">
            <text:p>-1131</text:p>
          </table:table-cell>
          <table:table-cell table:formula="of:=[.A57]-[.C57]" office:value-type="float" office:value="489" calcext:value-type="float">
            <text:p>489</text:p>
          </table:table-cell>
          <table:table-cell table:formula="of:=[.A57]-[.D57]" office:value-type="float" office:value="-1766" calcext:value-type="float">
            <text:p>-1766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51" calcext:value-type="float">
            <text:p>57551</text:p>
          </table:table-cell>
          <table:table-cell office:value-type="float" office:value="60113" calcext:value-type="float">
            <text:p>60113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8]-[.B58]" office:value-type="float" office:value="624" calcext:value-type="float">
            <text:p>624</text:p>
          </table:table-cell>
          <table:table-cell table:formula="of:=[.A58]-[.C58]" office:value-type="float" office:value="-1938" calcext:value-type="float">
            <text:p>-1938</text:p>
          </table:table-cell>
          <table:table-cell table:formula="of:=[.A58]-[.D58]"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63" calcext:value-type="float">
            <text:p>60063</text:p>
          </table:table-cell>
          <table:table-cell office:value-type="float" office:value="57611" calcext:value-type="float">
            <text:p>57611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9]-[.B59]" office:value-type="float" office:value="-2329" calcext:value-type="float">
            <text:p>-2329</text:p>
          </table:table-cell>
          <table:table-cell table:formula="of:=[.A59]-[.C59]" office:value-type="float" office:value="123" calcext:value-type="float">
            <text:p>123</text:p>
          </table:table-cell>
          <table:table-cell table:formula="of:=[.A59]-[.D59]"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96" calcext:value-type="float">
            <text:p>59596</text:p>
          </table:table-cell>
          <table:table-cell office:value-type="float" office:value="60555" calcext:value-type="float">
            <text:p>60555</text:p>
          </table:table-cell>
          <table:table-cell office:value-type="float" office:value="60163" calcext:value-type="float">
            <text:p>6016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-1436" calcext:value-type="float">
            <text:p>-1436</text:p>
          </table:table-cell>
          <table:table-cell table:formula="of:=[.A60]-[.C60]" office:value-type="float" office:value="-2395" calcext:value-type="float">
            <text:p>-2395</text:p>
          </table:table-cell>
          <table:table-cell table:formula="of:=[.A60]-[.D60]" office:value-type="float" office:value="-2003" calcext:value-type="float">
            <text:p>-200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47" calcext:value-type="float">
            <text:p>59647</text:p>
          </table:table-cell>
          <table:table-cell office:value-type="float" office:value="59828" calcext:value-type="float">
            <text:p>59828</text:p>
          </table:table-cell>
          <table:table-cell office:value-type="float" office:value="57354" calcext:value-type="float">
            <text:p>5735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1]-[.B61]" office:value-type="float" office:value="-2293" calcext:value-type="float">
            <text:p>-2293</text:p>
          </table:table-cell>
          <table:table-cell table:formula="of:=[.A61]-[.C61]" office:value-type="float" office:value="-2474" calcext:value-type="float">
            <text:p>-2474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7" calcext:value-type="float">
            <text:p>60587</text:p>
          </table:table-cell>
          <table:table-cell office:value-type="float" office:value="60704" calcext:value-type="float">
            <text:p>60704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-[.B62]" office:value-type="float" office:value="-1808" calcext:value-type="float">
            <text:p>-1808</text:p>
          </table:table-cell>
          <table:table-cell table:formula="of:=[.A62]-[.C62]" office:value-type="float" office:value="-1925" calcext:value-type="float">
            <text:p>-1925</text:p>
          </table:table-cell>
          <table:table-cell table:formula="of:=[.A62]-[.D62]"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438" calcext:value-type="float">
            <text:p>60438</text:p>
          </table:table-cell>
          <table:table-cell office:value-type="float" office:value="57449" calcext:value-type="float">
            <text:p>57449</text:p>
          </table:table-cell>
          <table:table-cell office:value-type="float" office:value="60803" calcext:value-type="float">
            <text:p>6080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3]-[.B63]" office:value-type="float" office:value="-717" calcext:value-type="float">
            <text:p>-717</text:p>
          </table:table-cell>
          <table:table-cell table:formula="of:=[.A63]-[.C63]" office:value-type="float" office:value="2272" calcext:value-type="float">
            <text:p>2272</text:p>
          </table:table-cell>
          <table:table-cell table:formula="of:=[.A63]-[.D63]" office:value-type="float" office:value="-1082" calcext:value-type="float">
            <text:p>-1082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37" calcext:value-type="float">
            <text:p>595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493" calcext:value-type="float">
            <text:p>5749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4]-[.B64]" office:value-type="float" office:value="-2044" calcext:value-type="float">
            <text:p>-2044</text:p>
          </table:table-cell>
          <table:table-cell table:formula="of:=[.A64]-[.C64]" office:value-type="float" office:value="-2485" calcext:value-type="float">
            <text:p>-2485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769" calcext:value-type="float">
            <text:p>57769</text:p>
          </table:table-cell>
          <table:table-cell office:value-type="float" office:value="57727" calcext:value-type="float">
            <text:p>577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5]-[.B65]" office:value-type="float" office:value="-1151" calcext:value-type="float">
            <text:p>-1151</text:p>
          </table:table-cell>
          <table:table-cell table:formula="of:=[.A65]-[.C65]" office:value-type="float" office:value="-389" calcext:value-type="float">
            <text:p>-389</text:p>
          </table:table-cell>
          <table:table-cell table:formula="of:=[.A65]-[.D65]" office:value-type="float" office:value="-347" calcext:value-type="float">
            <text:p>-347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52" calcext:value-type="float">
            <text:p>57352</text:p>
          </table:table-cell>
          <table:table-cell office:value-type="float" office:value="59443" calcext:value-type="float">
            <text:p>59443</text:p>
          </table:table-cell>
          <table:table-cell office:value-type="float" office:value="57860" calcext:value-type="float">
            <text:p>578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6]-[.B66]" office:value-type="float" office:value="47" calcext:value-type="float">
            <text:p>47</text:p>
          </table:table-cell>
          <table:table-cell table:formula="of:=[.A66]-[.C66]" office:value-type="float" office:value="-2044" calcext:value-type="float">
            <text:p>-2044</text:p>
          </table:table-cell>
          <table:table-cell table:formula="of:=[.A66]-[.D66]" office:value-type="float" office:value="-461" calcext:value-type="float">
            <text:p>-461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01" calcext:value-type="float">
            <text:p>58001</text:p>
          </table:table-cell>
          <table:table-cell office:value-type="float" office:value="58495" calcext:value-type="float">
            <text:p>58495</text:p>
          </table:table-cell>
          <table:table-cell office:value-type="float" office:value="59905" calcext:value-type="float">
            <text:p>5990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7]-[.B67]" office:value-type="float" office:value="-604" calcext:value-type="float">
            <text:p>-604</text:p>
          </table:table-cell>
          <table:table-cell table:formula="of:=[.A67]-[.C67]" office:value-type="float" office:value="-1098" calcext:value-type="float">
            <text:p>-1098</text:p>
          </table:table-cell>
          <table:table-cell table:formula="of:=[.A67]-[.D67]" office:value-type="float" office:value="-2508" calcext:value-type="float">
            <text:p>-250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18" calcext:value-type="float">
            <text:p>58518</text:p>
          </table:table-cell>
          <table:table-cell office:value-type="float" office:value="60588" calcext:value-type="float">
            <text:p>60588</text:p>
          </table:table-cell>
          <table:table-cell office:value-type="float" office:value="58218" calcext:value-type="float">
            <text:p>582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8]-[.B68]" office:value-type="float" office:value="-1120" calcext:value-type="float">
            <text:p>-1120</text:p>
          </table:table-cell>
          <table:table-cell table:formula="of:=[.A68]-[.C68]" office:value-type="float" office:value="-3190" calcext:value-type="float">
            <text:p>-3190</text:p>
          </table:table-cell>
          <table:table-cell table:formula="of:=[.A68]-[.D68]" office:value-type="float" office:value="-820" calcext:value-type="float">
            <text:p>-82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083" calcext:value-type="float">
            <text:p>59083</text:p>
          </table:table-cell>
          <table:table-cell office:value-type="float" office:value="58499" calcext:value-type="float">
            <text:p>58499</text:p>
          </table:table-cell>
          <table:table-cell office:value-type="float" office:value="58695" calcext:value-type="float">
            <text:p>58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670" calcext:value-type="float">
            <text:p>-1670</text:p>
          </table:table-cell>
          <table:table-cell table:formula="of:=[.A69]-[.C69]" office:value-type="float" office:value="-1086" calcext:value-type="float">
            <text:p>-1086</text:p>
          </table:table-cell>
          <table:table-cell table:formula="of:=[.A69]-[.D69]" office:value-type="float" office:value="-1282" calcext:value-type="float">
            <text:p>-128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367" calcext:value-type="float">
            <text:p>58367</text:p>
          </table:table-cell>
          <table:table-cell office:value-type="float" office:value="59803" calcext:value-type="float">
            <text:p>59803</text:p>
          </table:table-cell>
          <table:table-cell office:value-type="float" office:value="58912" calcext:value-type="float">
            <text:p>5891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70]-[.B70]" office:value-type="float" office:value="-1013" calcext:value-type="float">
            <text:p>-1013</text:p>
          </table:table-cell>
          <table:table-cell table:formula="of:=[.A70]-[.C70]" office:value-type="float" office:value="-2449" calcext:value-type="float">
            <text:p>-2449</text:p>
          </table:table-cell>
          <table:table-cell table:formula="of:=[.A70]-[.D70]" office:value-type="float" office:value="-1558" calcext:value-type="float">
            <text:p>-1558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4" calcext:value-type="float">
            <text:p>60044</text:p>
          </table:table-cell>
          <table:table-cell office:value-type="float" office:value="58567" calcext:value-type="float">
            <text:p>58567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71]-[.B71]" office:value-type="float" office:value="1395" calcext:value-type="float">
            <text:p>1395</text:p>
          </table:table-cell>
          <table:table-cell table:formula="of:=[.A71]-[.C71]" office:value-type="float" office:value="2872" calcext:value-type="float">
            <text:p>2872</text:p>
          </table:table-cell>
          <table:table-cell table:formula="of:=[.A71]-[.D71]" office:value-type="float" office:value="3872" calcext:value-type="float">
            <text:p>387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71428571428571" calcext:value-type="float">
            <text:p>0.171428571428571</text:p>
          </table:table-cell>
          <table:table-cell table:number-columns-repeated="7"/>
        </table:table-row>
      </table:table>
      <table:table table:name="ReadingStep=5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562" calcext:value-type="float">
            <text:p>57562</text:p>
          </table:table-cell>
          <table:table-cell office:value-type="float" office:value="59787" calcext:value-type="float">
            <text:p>5978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]-[.B2]" office:value-type="float" office:value="1126" calcext:value-type="float">
            <text:p>1126</text:p>
          </table:table-cell>
          <table:table-cell table:formula="of:=[.A2]-[.C2]" office:value-type="float" office:value="-1099" calcext:value-type="float">
            <text:p>-1099</text:p>
          </table:table-cell>
          <table:table-cell table:formula="of:=[.A2]-[.D2]" office:value-type="float" office:value="-1791" calcext:value-type="float">
            <text:p>-1791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658" calcext:value-type="float">
            <text:p>14658</text:p>
          </table:table-cell>
          <table:table-cell office:value-type="float" office:value="70" calcext:value-type="float">
            <text:p>70</text:p>
          </table:table-cell>
          <table:table-cell office:value-type="float" office:value="15914" calcext:value-type="float">
            <text:p>15914</text:p>
          </table:table-cell>
          <table:table-cell office:value-type="float" office:value="1113824" calcext:value-type="float">
            <text:p>111382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595" calcext:value-type="float">
            <text:p>14595</text:p>
          </table:table-cell>
          <table:table-cell office:value-type="float" office:value="70" calcext:value-type="float">
            <text:p>70</text:p>
          </table:table-cell>
          <table:table-cell office:value-type="float" office:value="15887" calcext:value-type="float">
            <text:p>15887</text:p>
          </table:table-cell>
          <table:table-cell office:value-type="float" office:value="1112147" calcext:value-type="float">
            <text:p>111214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1" calcext:value-type="float">
            <text:p>60241</text:p>
          </table:table-cell>
          <table:table-cell office:value-type="float" office:value="61439" calcext:value-type="float">
            <text:p>61439</text:p>
          </table:table-cell>
          <table:table-cell office:value-type="float" office:value="59967" calcext:value-type="float">
            <text:p>5996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2861" calcext:value-type="float">
            <text:p>-2861</text:p>
          </table:table-cell>
          <table:table-cell table:formula="of:=[.A4]-[.C4]" office:value-type="float" office:value="-4059" calcext:value-type="float">
            <text:p>-4059</text:p>
          </table:table-cell>
          <table:table-cell table:formula="of:=[.A4]-[.D4]" office:value-type="float" office:value="-2587" calcext:value-type="float">
            <text:p>-258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387" calcext:value-type="float">
            <text:p>57387</text:p>
          </table:table-cell>
          <table:table-cell office:value-type="float" office:value="58037" calcext:value-type="float">
            <text:p>58037</text:p>
          </table:table-cell>
          <table:table-cell office:value-type="float" office:value="57855" calcext:value-type="float">
            <text:p>578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]-[.B5]" office:value-type="float" office:value="1545" calcext:value-type="float">
            <text:p>1545</text:p>
          </table:table-cell>
          <table:table-cell table:formula="of:=[.A5]-[.C5]" office:value-type="float" office:value="895" calcext:value-type="float">
            <text:p>895</text:p>
          </table:table-cell>
          <table:table-cell table:formula="of:=[.A5]-[.D5]" office:value-type="float" office:value="1077" calcext:value-type="float">
            <text:p>1077</text:p>
          </table:table-cell>
          <table:table-cell table:number-columns-repeated="6"/>
          <table:table-cell table:formula="of:=AVERAGE([.P2];[.P3])/3600/1000" office:value-type="float" office:value="0.309162638888889" calcext:value-type="float">
            <text:p>0.30916263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239" calcext:value-type="float">
            <text:p>58239</text:p>
          </table:table-cell>
          <table:table-cell office:value-type="float" office:value="58899" calcext:value-type="float">
            <text:p>58899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-540" calcext:value-type="float">
            <text:p>-540</text:p>
          </table:table-cell>
          <table:table-cell table:formula="of:=[.A6]-[.C6]" office:value-type="float" office:value="-1200" calcext:value-type="float">
            <text:p>-1200</text:p>
          </table:table-cell>
          <table:table-cell table:formula="of:=[.A6]-[.D6]" office:value-type="float" office:value="-2780" calcext:value-type="float">
            <text:p>-278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8678" calcext:value-type="float">
            <text:p>58678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-683" calcext:value-type="float">
            <text:p>-683</text:p>
          </table:table-cell>
          <table:table-cell table:formula="of:=[.A7]-[.D7]" office:value-type="float" office:value="-2484" calcext:value-type="float">
            <text:p>-2484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791" calcext:value-type="float">
            <text:p>59791</text:p>
          </table:table-cell>
          <table:table-cell office:value-type="float" office:value="60056" calcext:value-type="float">
            <text:p>60056</text:p>
          </table:table-cell>
          <table:table-cell office:value-type="float" office:value="59911" calcext:value-type="float">
            <text:p>599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]-[.B8]" office:value-type="float" office:value="-2090" calcext:value-type="float">
            <text:p>-2090</text:p>
          </table:table-cell>
          <table:table-cell table:formula="of:=[.A8]-[.C8]" office:value-type="float" office:value="-2355" calcext:value-type="float">
            <text:p>-2355</text:p>
          </table:table-cell>
          <table:table-cell table:formula="of:=[.A8]-[.D8]" office:value-type="float" office:value="-2210" calcext:value-type="float">
            <text:p>-221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59" calcext:value-type="float">
            <text:p>58559</text:p>
          </table:table-cell>
          <table:table-cell office:value-type="float" office:value="58962" calcext:value-type="float">
            <text:p>5896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9]-[.B9]" office:value-type="float" office:value="-811" calcext:value-type="float">
            <text:p>-811</text:p>
          </table:table-cell>
          <table:table-cell table:formula="of:=[.A9]-[.C9]" office:value-type="float" office:value="-1214" calcext:value-type="float">
            <text:p>-1214</text:p>
          </table:table-cell>
          <table:table-cell table:formula="of:=[.A9]-[.D9]" office:value-type="float" office:value="-2731" calcext:value-type="float">
            <text:p>-273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48" calcext:value-type="float">
            <text:p>57348</text:p>
          </table:table-cell>
          <table:table-cell office:value-type="float" office:value="60820" calcext:value-type="float">
            <text:p>60820</text:p>
          </table:table-cell>
          <table:table-cell office:value-type="float" office:value="59526" calcext:value-type="float">
            <text:p>5952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0]-[.B10]" office:value-type="float" office:value="412" calcext:value-type="float">
            <text:p>412</text:p>
          </table:table-cell>
          <table:table-cell table:formula="of:=[.A10]-[.C10]" office:value-type="float" office:value="-3060" calcext:value-type="float">
            <text:p>-3060</text:p>
          </table:table-cell>
          <table:table-cell table:formula="of:=[.A10]-[.D10]" office:value-type="float" office:value="-1766" calcext:value-type="float">
            <text:p>-1766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53" calcext:value-type="float">
            <text:p>57953</text:p>
          </table:table-cell>
          <table:table-cell office:value-type="float" office:value="59491" calcext:value-type="float">
            <text:p>59491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1]-[.B11]" office:value-type="float" office:value="-469" calcext:value-type="float">
            <text:p>-469</text:p>
          </table:table-cell>
          <table:table-cell table:formula="of:=[.A11]-[.C11]" office:value-type="float" office:value="-2007" calcext:value-type="float">
            <text:p>-2007</text:p>
          </table:table-cell>
          <table:table-cell table:formula="of:=[.A11]-[.D11]" office:value-type="float" office:value="-2995" calcext:value-type="float">
            <text:p>-299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5" calcext:value-type="float">
            <text:p>58655</text:p>
          </table:table-cell>
          <table:table-cell office:value-type="float" office:value="60545" calcext:value-type="float">
            <text:p>6054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2]-[.B12]" office:value-type="float" office:value="-1275" calcext:value-type="float">
            <text:p>-1275</text:p>
          </table:table-cell>
          <table:table-cell table:formula="of:=[.A12]-[.C12]" office:value-type="float" office:value="-3165" calcext:value-type="float">
            <text:p>-3165</text:p>
          </table:table-cell>
          <table:table-cell table:formula="of:=[.A12]-[.D12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84" calcext:value-type="float">
            <text:p>58184</text:p>
          </table:table-cell>
          <table:table-cell office:value-type="float" office:value="58472" calcext:value-type="float">
            <text:p>58472</text:p>
          </table:table-cell>
          <table:table-cell office:value-type="float" office:value="58529" calcext:value-type="float">
            <text:p>5852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2" calcext:value-type="float">
            <text:p>-262</text:p>
          </table:table-cell>
          <table:table-cell table:formula="of:=[.A14]-[.C14]" office:value-type="float" office:value="-550" calcext:value-type="float">
            <text:p>-550</text:p>
          </table:table-cell>
          <table:table-cell table:formula="of:=[.A14]-[.D14]" office:value-type="float" office:value="-607" calcext:value-type="float">
            <text:p>-60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88" calcext:value-type="float">
            <text:p>60488</text:p>
          </table:table-cell>
          <table:table-cell office:value-type="float" office:value="59391" calcext:value-type="float">
            <text:p>59391</text:p>
          </table:table-cell>
          <table:table-cell office:value-type="float" office:value="57599" calcext:value-type="float">
            <text:p>5759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2705" calcext:value-type="float">
            <text:p>-2705</text:p>
          </table:table-cell>
          <table:table-cell table:formula="of:=[.A15]-[.C15]" office:value-type="float" office:value="-1608" calcext:value-type="float">
            <text:p>-1608</text:p>
          </table:table-cell>
          <table:table-cell table:formula="of:=[.A15]-[.D15]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60" calcext:value-type="float">
            <text:p>59560</text:p>
          </table:table-cell>
          <table:table-cell office:value-type="float" office:value="57919" calcext:value-type="float">
            <text:p>57919</text:p>
          </table:table-cell>
          <table:table-cell office:value-type="float" office:value="59675" calcext:value-type="float">
            <text:p>596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-[.B16]" office:value-type="float" office:value="-1399" calcext:value-type="float">
            <text:p>-1399</text:p>
          </table:table-cell>
          <table:table-cell table:formula="of:=[.A16]-[.C16]" office:value-type="float" office:value="242" calcext:value-type="float">
            <text:p>242</text:p>
          </table:table-cell>
          <table:table-cell table:formula="of:=[.A16]-[.D16]" office:value-type="float" office:value="-1514" calcext:value-type="float">
            <text:p>-1514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088" calcext:value-type="float">
            <text:p>59088</text:p>
          </table:table-cell>
          <table:table-cell office:value-type="float" office:value="57755" calcext:value-type="float">
            <text:p>57755</text:p>
          </table:table-cell>
          <table:table-cell office:value-type="float" office:value="58677" calcext:value-type="float">
            <text:p>586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]-[.B17]" office:value-type="float" office:value="-1603" calcext:value-type="float">
            <text:p>-1603</text:p>
          </table:table-cell>
          <table:table-cell table:formula="of:=[.A17]-[.C17]" office:value-type="float" office:value="-270" calcext:value-type="float">
            <text:p>-270</text:p>
          </table:table-cell>
          <table:table-cell table:formula="of:=[.A17]-[.D17]" office:value-type="float" office:value="-1192" calcext:value-type="float">
            <text:p>-119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2" calcext:value-type="float">
            <text:p>57732</text:p>
          </table:table-cell>
          <table:table-cell office:value-type="float" office:value="57735" calcext:value-type="float">
            <text:p>57735</text:p>
          </table:table-cell>
          <table:table-cell office:value-type="float" office:value="57997" calcext:value-type="float">
            <text:p>5799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18]-[.B18]" office:value-type="float" office:value="-352" calcext:value-type="float">
            <text:p>-352</text:p>
          </table:table-cell>
          <table:table-cell table:formula="of:=[.A18]-[.C18]" office:value-type="float" office:value="-355" calcext:value-type="float">
            <text:p>-355</text:p>
          </table:table-cell>
          <table:table-cell table:formula="of:=[.A18]-[.D18]" office:value-type="float" office:value="-617" calcext:value-type="float">
            <text:p>-617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95" calcext:value-type="float">
            <text:p>59795</text:p>
          </table:table-cell>
          <table:table-cell office:value-type="float" office:value="57890" calcext:value-type="float">
            <text:p>5789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9]-[.B19]" office:value-type="float" office:value="-2097" calcext:value-type="float">
            <text:p>-2097</text:p>
          </table:table-cell>
          <table:table-cell table:formula="of:=[.A19]-[.C19]" office:value-type="float" office:value="-192" calcext:value-type="float">
            <text:p>-192</text:p>
          </table:table-cell>
          <table:table-cell table:formula="of:=[.A19]-[.D19]" office:value-type="float" office:value="-2781" calcext:value-type="float">
            <text:p>-278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9" calcext:value-type="float">
            <text:p>60059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-2679" calcext:value-type="float">
            <text:p>-2679</text:p>
          </table:table-cell>
          <table:table-cell table:formula="of:=[.A20]-[.C20]" office:value-type="float" office:value="-4059" calcext:value-type="float">
            <text:p>-4059</text:p>
          </table:table-cell>
          <table:table-cell table:formula="of:=[.A20]-[.D20]" office:value-type="float" office:value="-2011" calcext:value-type="float">
            <text:p>-201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76" calcext:value-type="float">
            <text:p>57376</text:p>
          </table:table-cell>
          <table:table-cell office:value-type="float" office:value="60085" calcext:value-type="float">
            <text:p>60085</text:p>
          </table:table-cell>
          <table:table-cell office:value-type="float" office:value="57505" calcext:value-type="float">
            <text:p>575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1169" calcext:value-type="float">
            <text:p>1169</text:p>
          </table:table-cell>
          <table:table-cell table:formula="of:=[.A21]-[.C21]" office:value-type="float" office:value="-1540" calcext:value-type="float">
            <text:p>-1540</text:p>
          </table:table-cell>
          <table:table-cell table:formula="of:=[.A21]-[.D21]"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8" calcext:value-type="float">
            <text:p>58468</text:p>
          </table:table-cell>
          <table:table-cell office:value-type="float" office:value="58885" calcext:value-type="float">
            <text:p>58885</text:p>
          </table:table-cell>
          <table:table-cell office:value-type="float" office:value="57418" calcext:value-type="float">
            <text:p>574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727" calcext:value-type="float">
            <text:p>-727</text:p>
          </table:table-cell>
          <table:table-cell table:formula="of:=[.A22]-[.C22]" office:value-type="float" office:value="-1144" calcext:value-type="float">
            <text:p>-1144</text:p>
          </table:table-cell>
          <table:table-cell table:formula="of:=[.A22]-[.D22]"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8160" calcext:value-type="float">
            <text:p>58160</text:p>
          </table:table-cell>
          <table:table-cell office:value-type="float" office:value="58646" calcext:value-type="float">
            <text:p>5864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431" calcext:value-type="float">
            <text:p>-431</text:p>
          </table:table-cell>
          <table:table-cell table:formula="of:=[.A23]-[.D23]" office:value-type="float" office:value="-917" calcext:value-type="float">
            <text:p>-917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9920" calcext:value-type="float">
            <text:p>59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4]-[.B24]" office:value-type="float" office:value="-3708" calcext:value-type="float">
            <text:p>-3708</text:p>
          </table:table-cell>
          <table:table-cell table:formula="of:=[.A24]-[.C24]" office:value-type="float" office:value="387" calcext:value-type="float">
            <text:p>387</text:p>
          </table:table-cell>
          <table:table-cell table:formula="of:=[.A24]-[.D24]" office:value-type="float" office:value="-2189" calcext:value-type="float">
            <text:p>-218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3" calcext:value-type="float">
            <text:p>59793</text:p>
          </table:table-cell>
          <table:table-cell office:value-type="float" office:value="58441" calcext:value-type="float">
            <text:p>58441</text:p>
          </table:table-cell>
          <table:table-cell office:value-type="float" office:value="57955" calcext:value-type="float">
            <text:p>5795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5]-[.B25]" office:value-type="float" office:value="-2413" calcext:value-type="float">
            <text:p>-2413</text:p>
          </table:table-cell>
          <table:table-cell table:formula="of:=[.A25]-[.C25]" office:value-type="float" office:value="-1061" calcext:value-type="float">
            <text:p>-1061</text:p>
          </table:table-cell>
          <table:table-cell table:formula="of:=[.A25]-[.D25]" office:value-type="float" office:value="-575" calcext:value-type="float">
            <text:p>-575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32" calcext:value-type="float">
            <text:p>58732</text:p>
          </table:table-cell>
          <table:table-cell office:value-type="float" office:value="60672" calcext:value-type="float">
            <text:p>60672</text:p>
          </table:table-cell>
          <table:table-cell office:value-type="float" office:value="57355" calcext:value-type="float">
            <text:p>573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7]-[.B27]" office:value-type="float" office:value="-1256" calcext:value-type="float">
            <text:p>-1256</text:p>
          </table:table-cell>
          <table:table-cell table:formula="of:=[.A27]-[.C27]" office:value-type="float" office:value="-3196" calcext:value-type="float">
            <text:p>-3196</text:p>
          </table:table-cell>
          <table:table-cell table:formula="of:=[.A27]-[.D27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7705" calcext:value-type="float">
            <text:p>5770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8]-[.B28]" office:value-type="float" office:value="-1499" calcext:value-type="float">
            <text:p>-1499</text:p>
          </table:table-cell>
          <table:table-cell table:formula="of:=[.A28]-[.C28]" office:value-type="float" office:value="-325" calcext:value-type="float">
            <text:p>-325</text:p>
          </table:table-cell>
          <table:table-cell table:formula="of:=[.A28]-[.D28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93" calcext:value-type="float">
            <text:p>58893</text:p>
          </table:table-cell>
          <table:table-cell office:value-type="float" office:value="58751" calcext:value-type="float">
            <text:p>58751</text:p>
          </table:table-cell>
          <table:table-cell office:value-type="float" office:value="58753" calcext:value-type="float">
            <text:p>5875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9]-[.B29]" office:value-type="float" office:value="828" calcext:value-type="float">
            <text:p>828</text:p>
          </table:table-cell>
          <table:table-cell table:formula="of:=[.A29]-[.C29]" office:value-type="float" office:value="970" calcext:value-type="float">
            <text:p>970</text:p>
          </table:table-cell>
          <table:table-cell table:formula="of:=[.A29]-[.D29]"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58112" calcext:value-type="float">
            <text:p>5811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415" calcext:value-type="float">
            <text:p>-415</text:p>
          </table:table-cell>
          <table:table-cell table:formula="of:=[.A30]-[.D30]" office:value-type="float" office:value="-2782" calcext:value-type="float">
            <text:p>-2782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882" calcext:value-type="float">
            <text:p>58882</text:p>
          </table:table-cell>
          <table:table-cell office:value-type="float" office:value="57664" calcext:value-type="float">
            <text:p>57664</text:p>
          </table:table-cell>
          <table:table-cell office:value-type="float" office:value="60836" calcext:value-type="float">
            <text:p>608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1]-[.B31]" office:value-type="float" office:value="-1109" calcext:value-type="float">
            <text:p>-1109</text:p>
          </table:table-cell>
          <table:table-cell table:formula="of:=[.A31]-[.C31]" office:value-type="float" office:value="109" calcext:value-type="float">
            <text:p>109</text:p>
          </table:table-cell>
          <table:table-cell table:formula="of:=[.A31]-[.D31]" office:value-type="float" office:value="-3063" calcext:value-type="float">
            <text:p>-306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2]-[.B32]" office:value-type="float" office:value="-1755" calcext:value-type="float">
            <text:p>-1755</text:p>
          </table:table-cell>
          <table:table-cell table:formula="of:=[.A32]-[.C32]" office:value-type="float" office:value="-1539" calcext:value-type="float">
            <text:p>-1539</text:p>
          </table:table-cell>
          <table:table-cell table:formula="of:=[.A32]-[.D32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699" calcext:value-type="float">
            <text:p>60699</text:p>
          </table:table-cell>
          <table:table-cell office:value-type="float" office:value="58978" calcext:value-type="float">
            <text:p>58978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3]-[.B33]" office:value-type="float" office:value="-3002" calcext:value-type="float">
            <text:p>-3002</text:p>
          </table:table-cell>
          <table:table-cell table:formula="of:=[.A33]-[.C33]" office:value-type="float" office:value="-1281" calcext:value-type="float">
            <text:p>-1281</text:p>
          </table:table-cell>
          <table:table-cell table:formula="of:=[.A33]-[.D33]" office:value-type="float" office:value="-3742" calcext:value-type="float">
            <text:p>-3742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8376" calcext:value-type="float">
            <text:p>5837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480" calcext:value-type="float">
            <text:p>-480</text:p>
          </table:table-cell>
          <table:table-cell table:formula="of:=[.A34]-[.C34]" office:value-type="float" office:value="-2" calcext:value-type="float">
            <text:p>-2</text:p>
          </table:table-cell>
          <table:table-cell table:formula="of:=[.A34]-[.D34]" office:value-type="float" office:value="-678" calcext:value-type="float">
            <text:p>-67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77" calcext:value-type="float">
            <text:p>58477</text:p>
          </table:table-cell>
          <table:table-cell office:value-type="float" office:value="57376" calcext:value-type="float">
            <text:p>57376</text:p>
          </table:table-cell>
          <table:table-cell office:value-type="float" office:value="57428" calcext:value-type="float">
            <text:p>5742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5]-[.B35]" office:value-type="float" office:value="-1097" calcext:value-type="float">
            <text:p>-1097</text:p>
          </table:table-cell>
          <table:table-cell table:formula="of:=[.A35]-[.C35]" office:value-type="float" office:value="4" calcext:value-type="float">
            <text:p>4</text:p>
          </table:table-cell>
          <table:table-cell table:formula="of:=[.A35]-[.D35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368" calcext:value-type="float">
            <text:p>58368</text:p>
          </table:table-cell>
          <table:table-cell office:value-type="float" office:value="61439" calcext:value-type="float">
            <text:p>61439</text:p>
          </table:table-cell>
          <table:table-cell office:value-type="float" office:value="58463" calcext:value-type="float">
            <text:p>5846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673" calcext:value-type="float">
            <text:p>-673</text:p>
          </table:table-cell>
          <table:table-cell table:formula="of:=[.A36]-[.C36]" office:value-type="float" office:value="-3744" calcext:value-type="float">
            <text:p>-3744</text:p>
          </table:table-cell>
          <table:table-cell table:formula="of:=[.A36]-[.D36]"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1" calcext:value-type="float">
            <text:p>58651</text:p>
          </table:table-cell>
          <table:table-cell office:value-type="float" office:value="60456" calcext:value-type="float">
            <text:p>60456</text:p>
          </table:table-cell>
          <table:table-cell office:value-type="float" office:value="60755" calcext:value-type="float">
            <text:p>6075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7]-[.B37]" office:value-type="float" office:value="-1271" calcext:value-type="float">
            <text:p>-1271</text:p>
          </table:table-cell>
          <table:table-cell table:formula="of:=[.A37]-[.C37]" office:value-type="float" office:value="-3076" calcext:value-type="float">
            <text:p>-3076</text:p>
          </table:table-cell>
          <table:table-cell table:formula="of:=[.A37]-[.D37]" office:value-type="float" office:value="-3375" calcext:value-type="float">
            <text:p>-3375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31" calcext:value-type="float">
            <text:p>57631</text:p>
          </table:table-cell>
          <table:table-cell office:value-type="float" office:value="57377" calcext:value-type="float">
            <text:p>5737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-[.B38]" office:value-type="float" office:value="914" calcext:value-type="float">
            <text:p>914</text:p>
          </table:table-cell>
          <table:table-cell table:formula="of:=[.A38]-[.C38]" office:value-type="float" office:value="1168" calcext:value-type="float">
            <text:p>1168</text:p>
          </table:table-cell>
          <table:table-cell table:formula="of:=[.A38]-[.D38]" office:value-type="float" office:value="-1934" calcext:value-type="float">
            <text:p>-1934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19" calcext:value-type="float">
            <text:p>60419</text:p>
          </table:table-cell>
          <table:table-cell office:value-type="float" office:value="60163" calcext:value-type="float">
            <text:p>60163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9]-[.B39]" office:value-type="float" office:value="-2514" calcext:value-type="float">
            <text:p>-2514</text:p>
          </table:table-cell>
          <table:table-cell table:formula="of:=[.A39]-[.C39]" office:value-type="float" office:value="-2258" calcext:value-type="float">
            <text:p>-2258</text:p>
          </table:table-cell>
          <table:table-cell table:formula="of:=[.A39]-[.D39]" office:value-type="float" office:value="-2574" calcext:value-type="float">
            <text:p>-257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94" calcext:value-type="float">
            <text:p>59794</text:p>
          </table:table-cell>
          <table:table-cell office:value-type="float" office:value="57516" calcext:value-type="float">
            <text:p>57516</text:p>
          </table:table-cell>
          <table:table-cell office:value-type="float" office:value="58378" calcext:value-type="float">
            <text:p>5837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401" calcext:value-type="float">
            <text:p>-2401</text:p>
          </table:table-cell>
          <table:table-cell table:formula="of:=[.A41]-[.C41]" office:value-type="float" office:value="-123" calcext:value-type="float">
            <text:p>-123</text:p>
          </table:table-cell>
          <table:table-cell table:formula="of:=[.A41]-[.D41]" office:value-type="float" office:value="-985" calcext:value-type="float">
            <text:p>-9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58571" calcext:value-type="float">
            <text:p>58571</text:p>
          </table:table-cell>
          <table:table-cell office:value-type="float" office:value="60549" calcext:value-type="float">
            <text:p>6054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995" calcext:value-type="float">
            <text:p>-995</text:p>
          </table:table-cell>
          <table:table-cell table:formula="of:=[.A44]-[.C44]" office:value-type="float" office:value="-1191" calcext:value-type="float">
            <text:p>-1191</text:p>
          </table:table-cell>
          <table:table-cell table:formula="of:=[.A44]-[.D44]" office:value-type="float" office:value="-3169" calcext:value-type="float">
            <text:p>-316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41" calcext:value-type="float">
            <text:p>57441</text:p>
          </table:table-cell>
          <table:table-cell office:value-type="float" office:value="58367" calcext:value-type="float">
            <text:p>58367</text:p>
          </table:table-cell>
          <table:table-cell office:value-type="float" office:value="59942" calcext:value-type="float">
            <text:p>5994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5]-[.B45]" office:value-type="float" office:value="1216" calcext:value-type="float">
            <text:p>1216</text:p>
          </table:table-cell>
          <table:table-cell table:formula="of:=[.A45]-[.C45]" office:value-type="float" office:value="290" calcext:value-type="float">
            <text:p>290</text:p>
          </table:table-cell>
          <table:table-cell table:formula="of:=[.A45]-[.D45]" office:value-type="float" office:value="-1285" calcext:value-type="float">
            <text:p>-1285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29" calcext:value-type="float">
            <text:p>59029</text:p>
          </table:table-cell>
          <table:table-cell office:value-type="float" office:value="60420" calcext:value-type="float">
            <text:p>60420</text:p>
          </table:table-cell>
          <table:table-cell office:value-type="float" office:value="59785" calcext:value-type="float">
            <text:p>597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6]-[.B46]" office:value-type="float" office:value="-1554" calcext:value-type="float">
            <text:p>-1554</text:p>
          </table:table-cell>
          <table:table-cell table:formula="of:=[.A46]-[.C46]" office:value-type="float" office:value="-2945" calcext:value-type="float">
            <text:p>-2945</text:p>
          </table:table-cell>
          <table:table-cell table:formula="of:=[.A46]-[.D46]" office:value-type="float" office:value="-2310" calcext:value-type="float">
            <text:p>-231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6" calcext:value-type="float">
            <text:p>58896</text:p>
          </table:table-cell>
          <table:table-cell office:value-type="float" office:value="60688" calcext:value-type="float">
            <text:p>60688</text:p>
          </table:table-cell>
          <table:table-cell office:value-type="float" office:value="57668" calcext:value-type="float">
            <text:p>5766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7]-[.B47]" office:value-type="float" office:value="-1503" calcext:value-type="float">
            <text:p>-1503</text:p>
          </table:table-cell>
          <table:table-cell table:formula="of:=[.A47]-[.C47]" office:value-type="float" office:value="-3295" calcext:value-type="float">
            <text:p>-3295</text:p>
          </table:table-cell>
          <table:table-cell table:formula="of:=[.A47]-[.D47]" office:value-type="float" office:value="-275" calcext:value-type="float">
            <text:p>-2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4" calcext:value-type="float">
            <text:p>5751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98" calcext:value-type="float">
            <text:p>586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9]-[.B49]" office:value-type="float" office:value="188" calcext:value-type="float">
            <text:p>188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-996" calcext:value-type="float">
            <text:p>-996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66" calcext:value-type="float">
            <text:p>57866</text:p>
          </table:table-cell>
          <table:table-cell office:value-type="float" office:value="60599" calcext:value-type="float">
            <text:p>60599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0]-[.B50]" office:value-type="float" office:value="-390" calcext:value-type="float">
            <text:p>-390</text:p>
          </table:table-cell>
          <table:table-cell table:formula="of:=[.A50]-[.C50]" office:value-type="float" office:value="-3123" calcext:value-type="float">
            <text:p>-3123</text:p>
          </table:table-cell>
          <table:table-cell table:formula="of:=[.A50]-[.D50]"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7" calcext:value-type="float">
            <text:p>58527</text:p>
          </table:table-cell>
          <table:table-cell office:value-type="float" office:value="58979" calcext:value-type="float">
            <text:p>58979</text:p>
          </table:table-cell>
          <table:table-cell office:value-type="float" office:value="58623" calcext:value-type="float">
            <text:p>586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1]-[.B51]" office:value-type="float" office:value="-1147" calcext:value-type="float">
            <text:p>-1147</text:p>
          </table:table-cell>
          <table:table-cell table:formula="of:=[.A51]-[.C51]" office:value-type="float" office:value="-1599" calcext:value-type="float">
            <text:p>-1599</text:p>
          </table:table-cell>
          <table:table-cell table:formula="of:=[.A51]-[.D51]" office:value-type="float" office:value="-1243" calcext:value-type="float">
            <text:p>-1243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31" calcext:value-type="float">
            <text:p>58931</text:p>
          </table:table-cell>
          <table:table-cell office:value-type="float" office:value="59756" calcext:value-type="float">
            <text:p>59756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2]-[.B52]" office:value-type="float" office:value="-152" calcext:value-type="float">
            <text:p>-152</text:p>
          </table:table-cell>
          <table:table-cell table:formula="of:=[.A52]-[.C52]" office:value-type="float" office:value="-977" calcext:value-type="float">
            <text:p>-977</text:p>
          </table:table-cell>
          <table:table-cell table:formula="of:=[.A52]-[.D52]" office:value-type="float" office:value="-1700" calcext:value-type="float">
            <text:p>-170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424" calcext:value-type="float">
            <text:p>57424</text:p>
          </table:table-cell>
          <table:table-cell office:value-type="float" office:value="58401" calcext:value-type="float">
            <text:p>58401</text:p>
          </table:table-cell>
          <table:table-cell office:value-type="float" office:value="57759" calcext:value-type="float">
            <text:p>57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3]-[.B53]" office:value-type="float" office:value="276" calcext:value-type="float">
            <text:p>276</text:p>
          </table:table-cell>
          <table:table-cell table:formula="of:=[.A53]-[.C53]" office:value-type="float" office:value="-701" calcext:value-type="float">
            <text:p>-701</text:p>
          </table:table-cell>
          <table:table-cell table:formula="of:=[.A53]-[.D53]"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60683" calcext:value-type="float">
            <text:p>60683</text:p>
          </table:table-cell>
          <table:table-cell office:value-type="float" office:value="58132" calcext:value-type="float">
            <text:p>581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4]-[.B54]" office:value-type="float" office:value="-660" calcext:value-type="float">
            <text:p>-660</text:p>
          </table:table-cell>
          <table:table-cell table:formula="of:=[.A54]-[.C54]" office:value-type="float" office:value="-2976" calcext:value-type="float">
            <text:p>-2976</text:p>
          </table:table-cell>
          <table:table-cell table:formula="of:=[.A54]-[.D54]" office:value-type="float" office:value="-425" calcext:value-type="float">
            <text:p>-425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493" calcext:value-type="float">
            <text:p>57493</text:p>
          </table:table-cell>
          <table:table-cell office:value-type="float" office:value="60441" calcext:value-type="float">
            <text:p>60441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242" calcext:value-type="float">
            <text:p>242</text:p>
          </table:table-cell>
          <table:table-cell table:formula="of:=[.A55]-[.C55]" office:value-type="float" office:value="-2706" calcext:value-type="float">
            <text:p>-2706</text:p>
          </table:table-cell>
          <table:table-cell table:formula="of:=[.A55]-[.D55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5" calcext:value-type="float">
            <text:p>59725</text:p>
          </table:table-cell>
          <table:table-cell office:value-type="float" office:value="58001" calcext:value-type="float">
            <text:p>58001</text:p>
          </table:table-cell>
          <table:table-cell office:value-type="float" office:value="60496" calcext:value-type="float">
            <text:p>6049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56]-[.B56]" office:value-type="float" office:value="-2345" calcext:value-type="float">
            <text:p>-2345</text:p>
          </table:table-cell>
          <table:table-cell table:formula="of:=[.A56]-[.C56]" office:value-type="float" office:value="-621" calcext:value-type="float">
            <text:p>-621</text:p>
          </table:table-cell>
          <table:table-cell table:formula="of:=[.A56]-[.D56]" office:value-type="float" office:value="-3116" calcext:value-type="float">
            <text:p>-3116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53" calcext:value-type="float">
            <text:p>57753</text:p>
          </table:table-cell>
          <table:table-cell office:value-type="float" office:value="58931" calcext:value-type="float">
            <text:p>58931</text:p>
          </table:table-cell>
          <table:table-cell office:value-type="float" office:value="58047" calcext:value-type="float">
            <text:p>580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7]-[.B57]" office:value-type="float" office:value="896" calcext:value-type="float">
            <text:p>896</text:p>
          </table:table-cell>
          <table:table-cell table:formula="of:=[.A57]-[.C57]" office:value-type="float" office:value="-282" calcext:value-type="float">
            <text:p>-282</text:p>
          </table:table-cell>
          <table:table-cell table:formula="of:=[.A57]-[.D57]"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12" calcext:value-type="float">
            <text:p>60012</text:p>
          </table:table-cell>
          <table:table-cell office:value-type="float" office:value="59823" calcext:value-type="float">
            <text:p>59823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9]-[.B59]" office:value-type="float" office:value="-2278" calcext:value-type="float">
            <text:p>-2278</text:p>
          </table:table-cell>
          <table:table-cell table:formula="of:=[.A59]-[.C59]" office:value-type="float" office:value="-2089" calcext:value-type="float">
            <text:p>-2089</text:p>
          </table:table-cell>
          <table:table-cell table:formula="of:=[.A59]-[.D59]" office:value-type="float" office:value="-1273" calcext:value-type="float">
            <text:p>-127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390" calcext:value-type="float">
            <text:p>58390</text:p>
          </table:table-cell>
          <table:table-cell office:value-type="float" office:value="57919" calcext:value-type="float">
            <text:p>5791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0]-[.B60]" office:value-type="float" office:value="727" calcext:value-type="float">
            <text:p>727</text:p>
          </table:table-cell>
          <table:table-cell table:formula="of:=[.A60]-[.C60]" office:value-type="float" office:value="-230" calcext:value-type="float">
            <text:p>-230</text:p>
          </table:table-cell>
          <table:table-cell table:formula="of:=[.A60]-[.D60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476" calcext:value-type="float">
            <text:p>5847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94" calcext:value-type="float">
            <text:p>-394</text:p>
          </table:table-cell>
          <table:table-cell table:formula="of:=[.A61]-[.C61]" office:value-type="float" office:value="-1122" calcext:value-type="float">
            <text:p>-1122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99" calcext:value-type="float">
            <text:p>57599</text:p>
          </table:table-cell>
          <table:table-cell office:value-type="float" office:value="60580" calcext:value-type="float">
            <text:p>60580</text:p>
          </table:table-cell>
          <table:table-cell office:value-type="float" office:value="60681" calcext:value-type="float">
            <text:p>6068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2]-[.B62]" office:value-type="float" office:value="1180" calcext:value-type="float">
            <text:p>1180</text:p>
          </table:table-cell>
          <table:table-cell table:formula="of:=[.A62]-[.C62]" office:value-type="float" office:value="-1801" calcext:value-type="float">
            <text:p>-1801</text:p>
          </table:table-cell>
          <table:table-cell table:formula="of:=[.A62]-[.D62]" office:value-type="float" office:value="-1902" calcext:value-type="float">
            <text:p>-1902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19" calcext:value-type="float">
            <text:p>59019</text:p>
          </table:table-cell>
          <table:table-cell office:value-type="float" office:value="57370" calcext:value-type="float">
            <text:p>57370</text:p>
          </table:table-cell>
          <table:table-cell office:value-type="float" office:value="58625" calcext:value-type="float">
            <text:p>586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63]-[.B63]" office:value-type="float" office:value="702" calcext:value-type="float">
            <text:p>702</text:p>
          </table:table-cell>
          <table:table-cell table:formula="of:=[.A63]-[.C63]" office:value-type="float" office:value="2351" calcext:value-type="float">
            <text:p>2351</text:p>
          </table:table-cell>
          <table:table-cell table:formula="of:=[.A63]-[.D63]" office:value-type="float" office:value="1096" calcext:value-type="float">
            <text:p>1096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77" calcext:value-type="float">
            <text:p>58177</text:p>
          </table:table-cell>
          <table:table-cell office:value-type="float" office:value="60682" calcext:value-type="float">
            <text:p>6068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4]-[.B64]" office:value-type="float" office:value="-684" calcext:value-type="float">
            <text:p>-684</text:p>
          </table:table-cell>
          <table:table-cell table:formula="of:=[.A64]-[.C64]" office:value-type="float" office:value="-3189" calcext:value-type="float">
            <text:p>-3189</text:p>
          </table:table-cell>
          <table:table-cell table:formula="of:=[.A64]-[.D64]" office:value-type="float" office:value="-2986" calcext:value-type="float">
            <text:p>-29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5" calcext:value-type="float">
            <text:p>59415</text:p>
          </table:table-cell>
          <table:table-cell office:value-type="float" office:value="58011" calcext:value-type="float">
            <text:p>58011</text:p>
          </table:table-cell>
          <table:table-cell office:value-type="float" office:value="59433" calcext:value-type="float">
            <text:p>594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035" calcext:value-type="float">
            <text:p>-2035</text:p>
          </table:table-cell>
          <table:table-cell table:formula="of:=[.A65]-[.C65]" office:value-type="float" office:value="-631" calcext:value-type="float">
            <text:p>-631</text:p>
          </table:table-cell>
          <table:table-cell table:formula="of:=[.A65]-[.D65]" office:value-type="float" office:value="-2053" calcext:value-type="float">
            <text:p>-2053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051" calcext:value-type="float">
            <text:p>58051</text:p>
          </table:table-cell>
          <table:table-cell office:value-type="float" office:value="59007" calcext:value-type="float">
            <text:p>59007</text:p>
          </table:table-cell>
          <table:table-cell office:value-type="float" office:value="59039" calcext:value-type="float">
            <text:p>590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652" calcext:value-type="float">
            <text:p>-652</text:p>
          </table:table-cell>
          <table:table-cell table:formula="of:=[.A66]-[.C66]" office:value-type="float" office:value="-1608" calcext:value-type="float">
            <text:p>-1608</text:p>
          </table:table-cell>
          <table:table-cell table:formula="of:=[.A66]-[.D66]" office:value-type="float" office:value="-1640" calcext:value-type="float">
            <text:p>-164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25" calcext:value-type="float">
            <text:p>57525</text:p>
          </table:table-cell>
          <table:table-cell office:value-type="float" office:value="59391" calcext:value-type="float">
            <text:p>59391</text:p>
          </table:table-cell>
          <table:table-cell office:value-type="float" office:value="59019" calcext:value-type="float">
            <text:p>590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7]-[.B67]" office:value-type="float" office:value="-128" calcext:value-type="float">
            <text:p>-128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1622" calcext:value-type="float">
            <text:p>-1622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48" calcext:value-type="float">
            <text:p>59648</text:p>
          </table:table-cell>
          <table:table-cell office:value-type="float" office:value="58623" calcext:value-type="float">
            <text:p>58623</text:p>
          </table:table-cell>
          <table:table-cell office:value-type="float" office:value="58455" calcext:value-type="float">
            <text:p>58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-[.B68]" office:value-type="float" office:value="-2250" calcext:value-type="float">
            <text:p>-2250</text:p>
          </table:table-cell>
          <table:table-cell table:formula="of:=[.A68]-[.C68]" office:value-type="float" office:value="-1225" calcext:value-type="float">
            <text:p>-1225</text:p>
          </table:table-cell>
          <table:table-cell table:formula="of:=[.A68]-[.D68]" office:value-type="float" office:value="-1057" calcext:value-type="float">
            <text:p>-1057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7474" calcext:value-type="float">
            <text:p>57474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08" calcext:value-type="float">
            <text:p>-2808</text:p>
          </table:table-cell>
          <table:table-cell table:formula="of:=[.A70]-[.C70]" office:value-type="float" office:value="-120" calcext:value-type="float">
            <text:p>-120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261" calcext:value-type="float">
            <text:p>60261</text:p>
          </table:table-cell>
          <table:table-cell office:value-type="float" office:value="59989" calcext:value-type="float">
            <text:p>59989</text:p>
          </table:table-cell>
          <table:table-cell office:value-type="float" office:value="60043" calcext:value-type="float">
            <text:p>6004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71]-[.B71]" office:value-type="float" office:value="1178" calcext:value-type="float">
            <text:p>1178</text:p>
          </table:table-cell>
          <table:table-cell table:formula="of:=[.A71]-[.C71]" office:value-type="float" office:value="1450" calcext:value-type="float">
            <text:p>1450</text:p>
          </table:table-cell>
          <table:table-cell table:formula="of:=[.A71]-[.D71]" office:value-type="float" office:value="1396" calcext:value-type="float">
            <text:p>1396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57142857142857" calcext:value-type="float">
            <text:p>0.1571428571428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07:48:52.47390006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42:59.497512832</meta:creation-date>
    <dc:date>2018-12-10T07:51:22.329004289</dc:date>
    <meta:editing-duration>PT11H54M47S</meta:editing-duration>
    <meta:editing-cycles>154</meta:editing-cycles>
    <meta:generator>LibreOffice/6.0.6.2$Linux_X86_64 LibreOffice_project/00m0$Build-2</meta:generator>
    <meta:document-statistic meta:table-count="11" meta:cell-count="7561" meta:object-count="0"/>
  </office:meta>
</office:document-meta>
</file>